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 Out of date -->
    <style:style style:name="s7" style:family="text" style:parent-style-name="Standard">
      <style:text-properties fo:color="#666600" style:text-line-through-style="solid" style:text-line-through-type="single" fo:font-weight="normal"/>
    </style:style>
    <!-- Comment -->
    <style:style style:name="s9" style:family="section">
      <style:section-properties fo:background-color="#f0f0f0"/>
    </style:style>
    <style:style style:family="text" style:name="s9">
      <style:text-properties fo:color="#353842" style:font-name="Times New Roman CYR" fo:font-size="12pt" fo:background-color="#f0f0f0"/>
    </style:style>
    <style:style style:family="paragraph" style:name="s9header" style:parent-style-name="s9">
      <style:text-properties fo:font-size="8pt"/>
    </style:style>
    <style:style style:name="s93" style:family="section">
      <style:section-properties fo:background-color="#FFF5AD"/>
    </style:style>
    <style:style style:name="s94" style:family="section">
      <style:section-properties fo:background-color="#f0f0f0"/>
    </style:style>
    <!-- Color selection -->
    <style:style style:family="text" style:name="s10">
      <style:text-properties fo:color="#26282f" fo:font-weight="bold"/>
    </style:style>
    <!-- Version info -->
    <style:style style:name="s22" style:family="section">
      <style:section-properties fo:background-color="#f0f0f0" fo:margin-left="0.3cm" fo:margin-right="0cm"/>
    </style:style>
    <style:style style:family="paragraph" style:name="s22header" style:parent-style-name="s22">
      <style:text-properties fo:font-size="8pt"/>
    </style:style>
    <!-- Necessary documents -->
    <style:style style:name="s45" style:family="section">
      <style:section-properties fo:background-color="#f0f0f0" fo:margin-left="0.74cm" fo:margin-right="0.74cm"/>
    </style:style>
    <!-- Who helps? -->
    <style:style style:name="s46" style:family="section">
      <style:section-properties fo:background-color="#f0f0f0" fo:margin-left="0.74cm" fo:margin-right="0.74cm"/>
    </style:style>
    <!-- Attention: dishonesty -->
    <style:style style:name="s47" style:family="section">
      <style:section-properties fo:background-color="#f0f0f0" fo:margin-left="0.74cm" fo:margin-right="0.74cm"/>
    </style:style>
    <!-- Attention: crime! -->
    <style:style style:name="s48" style:family="section">
      <style:section-properties fo:background-color="#f0f0f0" fo:margin-left="0.74cm" fo:margin-right="0.74cm"/>
    </style:style>
    <!-- Note -->
    <style:style style:name="s49" style:family="section">
      <style:section-properties fo:background-color="#f0f0f0" fo:margin-left="0.74cm" fo:margin-right="0.74cm"/>
    </style:style>
    <!-- Example -->
    <style:style style:name="s50" style:family="section">
      <style:section-properties fo:background-color="#f0f0f0" fo:margin-left="0.74cm" fo:margin-right="0.74cm"/>
    </style:style>
    <!-- Attention -->
    <style:style style:name="s68" style:family="section">
      <style:section-properties fo:background-color="#f0f0f0" fo:margin-left="0.74cm" fo:margin-right="0.74cm"/>
    </style:style>
    <!-- Special formula -->
    <style:style style:name="s74" style:family="section">
      <style:section-properties fo:background-color="#f0f0f0" fo:margin-left="0.74cm" fo:margin-right="0.74cm"/>
    </style:style>
    <!-- Changes info -->
    <style:style style:name="s52" style:family="section">
      <style:section-properties fo:background-color="#eaefed" fo:margin-left="0cm" fo:margin-right="0cm"/>
    </style:style>
    <style:style style:family="paragraph" style:name="s52header" style:parent-style-name="s52"/>
    <style:style style:name="s41" style:family="text">
      <style:text-properties fo:color="#000000" style:font-name="Arial" fo:background-color="#c1d7ff"/>
    </style:style>
    <style:style style:name="s42" style:family="text">
      <style:text-properties fo:color="#000000" style:font-name="Arial" fo:background-color="#c4c413"/>
    </style:style>
    <style:style style:name="lower" style:family="text">
      <style:text-properties style:text-position="sub 58%"/>
    </style:style>
    <style:style style:name="upper" style:family="text">
      <style:text-properties style:text-position="super 58%"/>
    </style:style>
    <style:style style:name="bold" style:family="text">
      <style:text-properties fo:font-weight="bold"/>
    </style:style>
    <style:style style:name="preformatted" style:family="text">
      <style:text-properties style:font-name="Courier New" fo:font-size="11pt"/>
    </style:style>
    <style:style style:name="fr1" style:family="graphic">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icon" style:family="graphic">
      <style:graphic-properties fo:border="none" style:mirror="none" fo:clip="rect(0cm, 0cm, 0cm, 0cm)" draw:luminance="0%" draw:contrast="0%" draw:red="0%" draw:green="0%" draw:blue="0%" draw:gamma="100%" draw:color-inversion="false" draw:image-opacity="100%" draw:color-mode="standard"/>
    </style:style>
    <style:style style:name="tiff" style:family="graphic">
      <style:graphic-properties style:vertical-pos="middle" style:vertical-rel="char" style:horizontal-pos="center" style:horizontal-rel="page" style:mirror="none" fo:clip="rect(0in, 0in, 0in, 0in)" draw:luminance="0%" draw:contrast="0%" draw:red="0%" draw:green="0%" draw:blue="0%" draw:gamma="100%" draw:color-inversion="false" draw:image-opacity="100%" draw:color-mode="standard"/>
    </style:style>
    <!-- prime -->
    <style:style style:family="paragraph" style:name="s777" style:parent-style-name="Heading">
      <style:paragraph-properties fo:text-align="left"/>
      <style:text-properties style:font-name="Times New Roman" fo:text-align="left" fo:font-size="20pt" fo:font-weight="normal" fo:language="ru" fo:country="RU"/>
    </style:style>
    <style:style style:family="paragraph" style:name="s778" style:parent-style-name="Heading">
      <style:paragraph-properties fo:text-align="left"/>
      <style:text-properties style:font-name="Times New Roman" fo:text-align="left" fo:background-color="#000000" fo:color="#ffffff" fo:font-size="12pt" fo:font-weight="normal" fo:language="ru" fo:country="RU"/>
    </style:style>
    <style:style style:family="paragraph" style:name="s779" style:parent-style-name="Heading">
      <style:paragraph-properties fo:text-align="left"/>
      <style:text-properties style:font-name="Times New Roman" fo:text-align="left" fo:font-size="14pt" fo:font-weight="bold" fo:language="ru" fo:country="RU"/>
    </style:style>
    <style:style style:family="paragraph" style:name="s780" style:parent-style-name="Heading">
      <style:paragraph-properties fo:text-align="left"/>
      <style:text-properties style:font-name="Times New Roman" fo:text-align="left" fo:font-size="12pt" fo:font-weight="normal" style:text-underline-type="single" fo:language="ru" fo:country="RU"/>
    </style:style>
    <!-- lists -->
    <style:style style:family="paragraph" style:name="s781" style:parent-style-name="Heading">
      <style:paragraph-properties fo:text-align="left"/>
      <style:text-properties fo:color="#ffffff" style:font-name="Times New Roman" fo:text-align="left" fo:font-size="16pt" fo:language="ru" fo:country="RU" fo:background-color="#2e2e2e"/>
    </style:style>
    <style:style style:family="paragraph" style:name="s782" style:parent-style-name="Heading">
      <style:paragraph-properties fo:text-align="left"/>
      <style:text-properties fo:color="#000000" style:text-underline-type="single" style:font-name="Times New Roman" fo:text-align="left" fo:font-size="20pt" fo:language="ru" fo:country="RU" fo:background-color="#ffffff"/>
    </style:style>
    <style:style style:family="paragraph" style:name="s84" style:parent-style-name="Standard">
      <style:paragraph-properties fo:text-align="left" fo:text-indent="0cm"/>
    </style:style>
    <style:style style:family="paragraph" style:name="s75" style:parent-style-name="Standard">
      <style:paragraph-properties fo:text-align="left" fo:text-indent="0cm"/>
      <style:text-properties fo:font-style="italic"/>
    </style:style>
    <!-- document changes style -->
    <style:style style:name="ChangesCell" style:family="table-cell">
      <style:table-cell-properties fo:padding-left="0.19cm" fo:padding-right="0.19cm"/>
    </style:style>
    <!-- Picture paragraph -->
    <style:style style:family="paragraph" style:name="image" style:parent-style-name="Heading">
      <style:paragraph-properties fo:text-indent="0cm"/>
    </style:style>
    <style:style style:name="TiffA4P" style:family="paragraph" style:parent-style-name="Standard" style:master-page-name="A4Portrait">
      <style:paragraph-properties fo:break-before="page" fo:text-indent="0cm" fo:margin-left="0cm" fo:margin-right="0cm" fo:margin-top="0cm" fo:margin-bottom="0cm"/>
    </style:style>
    <style:style style:name="TiffA4L" style:family="paragraph" style:parent-style-name="Standard" style:master-page-name="A4Landscape">
      <style:paragraph-properties fo:break-before="page" fo:text-indent="0cm" fo:margin-left="0cm" fo:margin-right="0cm" fo:margin-top="0cm" fo:margin-bottom="0cm"/>
    </style:style>
    <!-- Section break styles -->
    <!-- Page break style -->
    <style:style style:name="PB" style:family="paragraph" style:parent-style-name="Standard">
      <style:paragraph-properties fo:break-before="page"/>
    </style:style>
    <!-- Specific styles -->
    <style:style style:name="s16_fi0" style:family="paragraph" style:parent-style-name="s16">
      <style:paragraph-properties fo:text-indent="0mm"/>
    </style:style>
    <style:style style:name="s1_right_fi0" style:family="paragraph" style:parent-style-name="s1">
      <style:paragraph-properties fo:text-align="right" fo:text-indent="0mm"/>
    </style:style>
    <style:style style:name="s1_right_fi698" style:family="paragraph" style:parent-style-name="s1">
      <style:paragraph-properties fo:text-align="right" fo:text-indent="12mm"/>
    </style:style>
    <style:style style:name="s1_center_fi0" style:family="paragraph" style:parent-style-name="s1">
      <style:paragraph-properties fo:text-align="center" fo:text-indent="0mm"/>
    </style:style>
    <style:style style:name="s1_fi0" style:family="paragraph" style:parent-style-name="s1">
      <style:paragraph-properties fo:text-indent="0mm"/>
    </style:style>
    <style:style style:name="s2_preformatted11" style:family="paragraph" style:parent-style-name="s2">
      <style:text-properties style:font-name="Courier New" fo:font-family="'Courier New'" fo:font-size="11pt"/>
    </style:style>
    <!-- Table cells styles -->
    <style:style style:name="0" style:family="table-cell">
      <style:table-cell-properties style:vertical-align="top"/>
    </style:style>
    <!-- Table columns styles -->
    <style:style style:name="1126" style:family="table-column">
      <style:table-column-properties style:column-width="20mm"/>
    </style:style>
    <style:style style:name="1185" style:family="table-column">
      <style:table-column-properties style:column-width="21mm"/>
    </style:style>
    <style:style style:name="1524" style:family="table-column">
      <style:table-column-properties style:column-width="27mm"/>
    </style:style>
    <style:style style:name="3401" style:family="table-column">
      <style:table-column-properties style:column-width="60mm"/>
    </style:style>
    <style:style style:name="6803" style:family="table-column">
      <style:table-column-properties style:column-width="120mm"/>
    </style:style>
    <style:style style:name="7337" style:family="table-column">
      <style:table-column-properties style:column-width="129mm"/>
    </style:style>
    <style:style style:name="8802" style:family="table-column">
      <style:table-column-properties style:column-width="155mm"/>
    </style:style>
    <!-- Table styles -->
    <style:style style:name="rubber" style:family="table">
      <style:table-properties style:rel-width="100%" table:align="center"/>
    </style:style>
    <style:style style:name="9987" style:family="table">
      <style:table-properties style:width="176mm" table:align="left"/>
    </style:style>
    <style:style style:name="10204" style:family="table">
      <style:table-properties style:width="180mm" table:align="left"/>
    </style:style>
    <!-- Colored text styles -->
  </office:automatic-styles>
  <office:body>
    <office:text text:use-soft-page-breaks="true">
      <text:h text:outline-level="1" text:style-name="s3"><text:bookmark text:name="anchor0"/><text:a xlink:type="simple" xlink:href="http://ivo.garant.ru/document/redirect/403480268/0">Постановление Правительства РФ от 27 января 2022 г. № 60
"О мерах по информационному обеспечению контрактной системы в сфере закупок товаров, работ, услуг для обеспечения государственных и муниципальных нужд, по организации в ней документооборота, о внесении изменений в некоторые акты Правительства Российской Федерации и признании утратившими силу актов и отдельных положений актов Правительства Российской Федерации"</text:a></text:h>
      <text:p text:style-name="s52header">С изменениями и дополнениями от:</text:p>
      <text:p text:style-name="s52">31 октября, 9, 20, 31 декабря 2022 г., 16 августа 2023 г., 29 июня, 9, 23 декабря 2024 г., 18 февраля, 10 июня, 24 июля, 2 сентября, 28 ноября 2025 г.</text:p>
      <text:p text:style-name="s1"/>
      <text:p text:style-name="s22header">Информация об изменениях:</text:p>
      <text:p text:style-name="s22"><text:bookmark text:name="anchor10"/>Преамбула изменена с 16 ноября 2022 г. - <text:a xlink:type="simple" xlink:href="http://ivo.garant.ru/document/redirect/405672917/12010">Постановление</text:a> Правительства России от 31 октября 2022 г. № 1946</text:p>
      <text:p text:style-name="s22"><text:a xlink:type="simple" xlink:href="http://ivo.garant.ru/document/redirect/76810030/10">См. предыдущую редакцию</text:a></text:p>
      <text:p text:style-name="s1">Правительство Российской Федерации постановляет:</text:p>
      <text:p text:style-name="s1"><text:bookmark text:name="anchor1"/>1. Утвердить прилагаемые:</text:p>
      <text:p text:style-name="s1"><text:a xlink:type="simple" xlink:href="#anchor1000">Положение</text:a> о единой информационной системе в сфере закупок;</text:p>
      <text:p text:style-name="s1"><text:a xlink:type="simple" xlink:href="#anchor2000">Положение</text:a> о порядке формирования и размещения информации и документов в единой информационной системе в сфере закупок, о требованиях к их формам;</text:p>
      <text:p text:style-name="s1"><text:a xlink:type="simple" xlink:href="#anchor3000">Правила</text:a> регистрации участников закупок в единой информационной системе в сфере закупок и ведения единого реестра участников закупок (далее - Правила регистрации);</text:p>
      <text:p text:style-name="s1"><text:a xlink:type="simple" xlink:href="#anchor4000">Правила</text:a> ведения реестра жалоб, плановых и внеплановых проверок, принятых по ним решений и выданных предписаний, представлений, предусмотренных <text:a xlink:type="simple" xlink:href="http://ivo.garant.ru/document/redirect/70353464/0">Федеральным законом</text:a> "О контрактной системе в сфере закупок товаров, работ, услуг для обеспечения государственных и муниципальных нужд" (далее соответственно - Правила ведения реестра жалоб и проверок, Федеральный закон);</text:p>
      <text:p text:style-name="s1"><text:a xlink:type="simple" xlink:href="#anchor5000">Правила</text:a> ведения реестра контрактов, заключенных заказчиками (далее - Правила ведения реестра контрактов);</text:p>
      <text:p text:style-name="s1"><text:a xlink:type="simple" xlink:href="#anchor6000">единые требования</text:a> к региональным и муниципальным информационным системам в сфере закупок (далее - единые требования);</text:p>
      <text:p text:style-name="s1"><text:a xlink:type="simple" xlink:href="#anchor7000">Положение</text:a> об эксплуатации государственной информационной системы, предусмотренной частью 13 статьи 4 Федерального закона "О контрактной системе в сфере закупок товаров, работ, услуг для обеспечения государственных и муниципальных нужд" (далее - Положение об эксплуатации государственной информационной системы);</text:p>
      <text:p text:style-name="s1"><text:a xlink:type="simple" xlink:href="#anchor8000">изменения</text:a>, которые вносятся в акты Правительства Российской Федерации;</text:p>
      <text:p text:style-name="s1"><text:a xlink:type="simple" xlink:href="#anchor9000">перечень</text:a> утративших силу актов и отдельных положений актов Правительства Российской Федерации.</text:p>
      <text:p text:style-name="s1"><text:bookmark text:name="anchor2"/>2. Установить, что:</text:p>
      <text:p text:style-name="s1"><text:bookmark text:name="anchor21"/>а) до 1 апреля 2022 г. для регистрации в единой информационной системе в сфере закупок (далее - единая информационная система) юридического лица, иностранного юридического лица, аккредитованного филиала или представительства иностранного юридического лица наряду с информацией и документами, предусмотренными <text:a xlink:type="simple" xlink:href="#anchor3012">пунктом 12</text:a> Правил регистрации, также формируются копии учредительных документов юридического лица, для иностранного юридического лица - надлежащим образом заверенный перевод на русский язык учредительных документов такого иностранного юридического лица, для аккредитованного филиала или представительства иностранного юридического лица - надлежащим образом заверенный перевод на русский язык учредительных документов иностранного юридического лица, на основании решения которого создан такой филиал или открыто такое представительство;</text:p>
      <text:p text:style-name="s1"><text:bookmark text:name="anchor22"/>б) до 1 октября 2022 г. не применяются:</text:p>
      <text:p text:style-name="s1"><text:bookmark text:name="anchor221"/>положения <text:a xlink:type="simple" xlink:href="#anchor31227">Правил</text:a> регистрации, а также <text:a xlink:type="simple" xlink:href="http://ivo.garant.ru/document/redirect/71968598/4281">подпункта "а" пункта 28</text:a> дополнительных требований к операторам электронных площадок, операторам специализированных электронных площадок и функционированию электронных площадок, специализированных электронных площадок, утвержденных <text:a xlink:type="simple" xlink:href="http://ivo.garant.ru/document/redirect/71968598/0">постановлением</text:a> Правительства Российской Федерации от 8 июня 2018 г. № 656 "О требованиях к операторам электронных площадок, операторам специализированных электронных площадок, электронным площадкам, специализированным электронным площадкам и функционированию электронных площадок, специализированных электронных площадок, подтверждении соответствия таким требованиям, об утрате юридическим лицом статуса оператора электронной площадки, оператора специализированной электронной площадки" (в редакции настоящего постановления), касающиеся информации о нахождении юридического лица в процессе ликвидации, о ликвидации юридического лица, о признании его несостоятельным (банкротом), об открытии конкурсного производства, о признании физического лица, зарегистрированного в качестве индивидуального предпринимателя, банкротом, о решении о введении процедуры реализации его имущества;</text:p>
      <text:p text:style-name="s1"><text:bookmark text:name="anchor222"/>положения <text:a xlink:type="simple" xlink:href="#anchor51028">абзаца восьмого подпункта "б"</text:a>, <text:a xlink:type="simple" xlink:href="#anchor51089">абзацев девятого</text:a> (в части места поставки товара (при осуществлении закупки товара, в том числе поставляемого заказчику при выполнении закупаемых работ, оказании закупаемых услуг) и <text:a xlink:type="simple" xlink:href="#anchor510810">десятого</text:a> (в части места выполнения работы или оказания услуги) подпункта "з", <text:a xlink:type="simple" xlink:href="#anchor51014">подпунктов "о"</text:a> (в части информации о размере казначейского обеспечения обязательств), <text:a xlink:type="simple" xlink:href="#anchor51015">"п"</text:a>, и <text:a xlink:type="simple" xlink:href="#anchor51016">"р" пункта 10</text:a>, <text:a xlink:type="simple" xlink:href="#anchor51118">абзацев восьмого</text:a> и <text:a xlink:type="simple" xlink:href="#anchor51119">девятого подпункта "а"</text:a>, <text:a xlink:type="simple" xlink:href="#anchor51165">абзацев пятого</text:a> (в части документа, подтверждающего оплату неустойки (штрафа, пени) и <text:a xlink:type="simple" xlink:href="#anchor51168">восьмого подпункта "е" пункта 11</text:a>, <text:a xlink:type="simple" xlink:href="#anchor51315">абзаца пятого</text:a> (в части указания адреса страницы официального сайта в информационно-телекоммуникационной сети "Интернет", на которой размещено решение суда) подпункта "а" пункта 13, <text:a xlink:type="simple" xlink:href="#anchor51422">абзаца второго подпункта "б"</text:a> и <text:a xlink:type="simple" xlink:href="#anchor5148">подпункта "з" пункта 14</text:a> Правил ведения реестра контрактов;</text:p>
      <text:p text:style-name="s1"><text:bookmark text:name="anchor23"/>в) до 1 января 2023 г. информация, предусмотренная <text:a xlink:type="simple" xlink:href="#anchor4097">подпунктом "ж" пункта 9</text:a> Правил ведения реестра жалоб и проверок, формируется в отношении контракта или договора, предусмотренных <text:a xlink:type="simple" xlink:href="http://ivo.garant.ru/document/redirect/70353464/990272">частью 2<text:span text:style-name="upper"><text:span> 1</text:span></text:span> статьи 31</text:a> Федерального закона, заключенных по цене, соответствующей требованиям указанной части;</text:p>
      <text:p text:style-name="s22header">Информация об изменениях:</text:p>
      <text:p text:style-name="s22"><text:bookmark text:name="anchor24"/>Подпункт "г" изменен с 16 ноября 2022 г. - <text:a xlink:type="simple" xlink:href="http://ivo.garant.ru/document/redirect/405672917/12021">Постановление</text:a> Правительства России от 31 октября 2022 г. № 1946</text:p>
      <text:p text:style-name="s22"><text:a xlink:type="simple" xlink:href="http://ivo.garant.ru/document/redirect/76810030/24">См. предыдущую редакцию</text:a></text:p>
      <text:p text:style-name="s1">г) положения <text:a xlink:type="simple" xlink:href="#anchor51410">подпункта "к"</text:a> пункта 14 Правил ведения реестра контрактов применяются с 1 июля 2023 г. в отношении контрактов, заключенных заказчиками и лицами, указанными в <text:a xlink:type="simple" xlink:href="http://ivo.garant.ru/document/redirect/72826254/1201">подпунктах "а"</text:a>, <text:a xlink:type="simple" xlink:href="http://ivo.garant.ru/document/redirect/72826254/1202">"б"</text:a>, <text:a xlink:type="simple" xlink:href="http://ivo.garant.ru/document/redirect/72826254/1204">"г"</text:a> и <text:a xlink:type="simple" xlink:href="http://ivo.garant.ru/document/redirect/72826254/1205">"д" пункта 2</text:a> Положения о порядке формирования, утверждения планов-графиков закупок, внесения изменений в такие планы-графики, размещения планов-графиков закупок в единой информационной системе в сфере закупок, на официальном сайте такой системы в информационно-телекоммуникационной сети "Интернет", об особенностях включения информации в такие планы-графики и планирования закупок заказчиком, осуществляющим деятельность на территории иностранного государства, а также о требованиях к форме планов-графиков закупок, утвержденного <text:a xlink:type="simple" xlink:href="http://ivo.garant.ru/document/redirect/72826254/0">постановлением</text:a> Правительства Российской Федерации от 30 сентября 2019 г. № 1279 "О планах-графиках закупок и о признании утратившими силу отдельных решений Правительства Российской Федерации" (далее - Положение). В отношении контрактов, заключенных иными заказчиками, являющимися участниками системы казначейских платежей, положения подпункта "к" пункта 14 Правил ведения реестра контрактов применяются с 1 января 2024 г. До наступления предусмотренных настоящим подпунктом сроков информация об оплате, предусмотренная <text:a xlink:type="simple" xlink:href="#anchor5113">подпунктом "в" пункта 11</text:a> Правил ведения реестра контрактов, направляется в реестр контрактов, заключенных заказчиками, в порядке, установленном <text:a xlink:type="simple" xlink:href="#anchor5152">подпунктом "б" пункта 15</text:a> Правил ведения реестра контрактов;</text:p>
      <text:p text:style-name="s1"><text:bookmark text:name="anchor25"/>д) утратил силу с 9 июля 2024 г. - <text:a xlink:type="simple" xlink:href="http://ivo.garant.ru/document/redirect/409280486/10311">Постановление</text:a> Правительства России от 29 июня 2024 г. № 888</text:p>
      <text:p text:style-name="s22header">Информация об изменениях:</text:p>
      <text:p text:style-name="s22"><text:a xlink:type="simple" xlink:href="http://ivo.garant.ru/document/redirect/76840145/25">См. предыдущую редакцию</text:a></text:p>
      <text:p text:style-name="s22header">Информация об изменениях:</text:p>
      <text:p text:style-name="s22"><text:bookmark text:name="anchor26"/>Подпункт "е" изменен с 16 ноября 2022 г. - <text:a xlink:type="simple" xlink:href="http://ivo.garant.ru/document/redirect/405672917/120230">Постановление</text:a> Правительства России от 31 октября 2022 г. № 1946</text:p>
      <text:p text:style-name="s22"><text:a xlink:type="simple" xlink:href="http://ivo.garant.ru/document/redirect/76810030/26">См. предыдущую редакцию</text:a></text:p>
      <text:p text:style-name="s1">е) положения <text:a xlink:type="simple" xlink:href="#anchor5021">пункта 21</text:a> Правил ведения реестра контрактов (в части размещения идентификаторов на официальном сайте единой информационной системы в информационно-телекоммуникационной сети "Интернет") до 1 января 2023 г. не применяются;</text:p>
      <text:p text:style-name="s22header">Информация об изменениях:</text:p>
      <text:p text:style-name="s22"><text:bookmark text:name="anchor27"/>Подпункт "ж" изменен с 16 ноября 2022 г. - <text:a xlink:type="simple" xlink:href="http://ivo.garant.ru/document/redirect/405672917/120240">Постановление</text:a> Правительства России от 31 октября 2022 г. № 1946</text:p>
      <text:p text:style-name="s22"><text:a xlink:type="simple" xlink:href="http://ivo.garant.ru/document/redirect/76810030/27">См. предыдущую редакцию</text:a></text:p>
      <text:p text:style-name="s1">ж) положения <text:a xlink:type="simple" xlink:href="http://ivo.garant.ru/document/redirect/74503725/1024">пункта 24</text:a> Правил осуществления контроля, предусмотренного частями 5 и 5<text:span text:style-name="upper"><text:span> 1</text:span></text:span> статьи 99 Федерального закона "О контрактной системе в сфере закупок товаров, работ, услуг для обеспечения государственных и муниципальных нужд", утвержденных <text:a xlink:type="simple" xlink:href="http://ivo.garant.ru/document/redirect/74503725/0">постановлением</text:a> Правительства Российской Федерации от 6 августа 2020 г. № 1193 "О порядке осуществления контроля, предусмотренного частями 5 и 5<text:span text:style-name="upper"><text:span> 1</text:span></text:span> статьи 99 Федерального закона "О контрактной системе в сфере закупок товаров, работ, услуг для обеспечения государственных и муниципальных нужд", и об изменении и признании утратившими силу некоторых актов Правительства Российской Федерации" (в редакции настоящего постановления) (далее - Правила осуществления контроля), касающиеся случая заключения контракта с использованием единой информационной системы в соответствии с <text:a xlink:type="simple" xlink:href="http://ivo.garant.ru/document/redirect/70353464/93014">частью 14 статьи 93</text:a> Федерального закона, применяются с 1 апреля 2023 г.;</text:p>
      <text:p text:style-name="s22header">Информация об изменениях:</text:p>
      <text:p text:style-name="s22"><text:bookmark text:name="anchor28"/>Подпункт "з" изменен с 16 ноября 2022 г. - <text:a xlink:type="simple" xlink:href="http://ivo.garant.ru/document/redirect/405672917/12025">Постановление</text:a> Правительства России от 31 октября 2022 г. № 1946</text:p>
      <text:p text:style-name="s22"><text:a xlink:type="simple" xlink:href="http://ivo.garant.ru/document/redirect/76810030/28">См. предыдущую редакцию</text:a></text:p>
      <text:p text:style-name="s1">з) положения <text:a xlink:type="simple" xlink:href="#anchor51028">абзаца восьмого подпункта "б" пункта 10</text:a> и <text:a xlink:type="simple" xlink:href="#anchor5189">подпункта "и" пункта 18</text:a> Правил ведения реестра контрактов в отношении контрактов, заключенных заказчиками и лицами, указанными в <text:a xlink:type="simple" xlink:href="http://ivo.garant.ru/document/redirect/72826254/1206">подпунктах "е"</text:a>, <text:a xlink:type="simple" xlink:href="http://ivo.garant.ru/document/redirect/72826254/1207">"ж"</text:a>, <text:a xlink:type="simple" xlink:href="http://ivo.garant.ru/document/redirect/72826254/1209">"и"</text:a> и <text:a xlink:type="simple" xlink:href="http://ivo.garant.ru/document/redirect/72826254/1210">"к" пункта 2</text:a> Положения, применяются с 1 января 2024 г.;</text:p>
      <text:p text:style-name="s22header">Информация об изменениях:</text:p>
      <text:p text:style-name="s22"><text:bookmark text:name="anchor29"/>Подпункт "и" изменен с 16 ноября 2022 г. - <text:a xlink:type="simple" xlink:href="http://ivo.garant.ru/document/redirect/405672917/120260">Постановление</text:a> Правительства России от 31 октября 2022 г. № 1946</text:p>
      <text:p text:style-name="s22"><text:a xlink:type="simple" xlink:href="http://ivo.garant.ru/document/redirect/76810030/29">См. предыдущую редакцию</text:a></text:p>
      <text:p text:style-name="s1">и) положения <text:a xlink:type="simple" xlink:href="#anchor514113">абзаца третьего подпункта "к" пункта 14</text:a>, <text:a xlink:type="simple" xlink:href="#anchor5189">подпункта "и" пункта 18 </text:a>Правил ведения реестра контрактов применяются с 1 июля 2023 г.;</text:p>
      <text:p text:style-name="s22header">Информация об изменениях:</text:p>
      <text:p text:style-name="s22"><text:bookmark text:name="anchor210"/>Подпункт "к" изменен с 9 июля 2024 г. - <text:a xlink:type="simple" xlink:href="http://ivo.garant.ru/document/redirect/409280486/10312">Постановление</text:a> Правительства России от 29 июня 2024 г. № 888</text:p>
      <text:p text:style-name="s22"><text:a xlink:type="simple" xlink:href="http://ivo.garant.ru/document/redirect/76840145/210">См. предыдущую редакцию</text:a></text:p>
      <text:p text:style-name="s1">к) положения <text:a xlink:type="simple" xlink:href="#anchor51082">абзаца второго подпункта "з" пункта 10</text:a> Правил ведения реестра контрактов, касающиеся закупки по строительству, реконструкции, капитальному ремонту, сносу объекта капитального строительства, применяются с 1 января 2026 г.;</text:p>
      <text:p text:style-name="s1"><text:bookmark text:name="anchor211"/>л) положения <text:a xlink:type="simple" xlink:href="#anchor51152">абзаца второго подпункта "д" пункта 11</text:a> Правил ведения реестра контрактов в части включения информации на основании сведений, содержащихся в Едином государственном реестре юридических лиц, Едином государственном реестре индивидуальных предпринимателей, применяются с 1 января 2024 г.;</text:p>
      <text:p text:style-name="s22header">Информация об изменениях:</text:p>
      <text:p text:style-name="s22"><text:bookmark text:name="anchor212"/>Подпункт "м" изменен с 9 июля 2024 г. - <text:a xlink:type="simple" xlink:href="http://ivo.garant.ru/document/redirect/409280486/10313">Постановление</text:a> Правительства России от 29 июня 2024 г. № 888</text:p>
      <text:p text:style-name="s22"><text:a xlink:type="simple" xlink:href="http://ivo.garant.ru/document/redirect/76840145/212">См. предыдущую редакцию</text:a></text:p>
      <text:p text:style-name="s1">м) проверка, предусмотренная <text:a xlink:type="simple" xlink:href="#anchor5189">подпунктом "и" пункта 18</text:a> Правил ведения реестра контрактов, осуществляется:</text:p>
      <text:p text:style-name="s1"><text:bookmark text:name="anchor2121"/>с 1 июля 2023 г. в отношении контрактов, заключенных по результатам проведения электронных процедур, закрытых электронных процедур, извещения об осуществлении которых размещены в единой информационной системе, приглашения принять участие в которых направлены с 1 июля 2023 г. по 30 марта 2024 г., контрактов, заключенных с 1 июля 2023 г. по 31 декабря 2024 г. с единственным поставщиком (подрядчиком, исполнителем), а также изменений контрактов, заключенных по результатам проведения электронных процедур, закрытых электронных процедур, извещения об осуществлении которых размещены в единой информационной системе в сфере закупок, приглашения принять участие в которых направлены с 1 июля 2023 г. по 31 декабря 2024 г., контрактов, заключенных с 1 июля 2023 г. по 31 декабря 2024 г. с единственным поставщиком (подрядчиком, исполнителем), заказчиками и лицами, указанными в <text:a xlink:type="simple" xlink:href="http://ivo.garant.ru/document/redirect/72826254/1201">подпунктах "а"</text:a>, <text:a xlink:type="simple" xlink:href="http://ivo.garant.ru/document/redirect/72826254/1202">"б"</text:a>, <text:a xlink:type="simple" xlink:href="http://ivo.garant.ru/document/redirect/72826254/1204">"г"</text:a> и <text:a xlink:type="simple" xlink:href="http://ivo.garant.ru/document/redirect/72826254/1205">"д" пункта 2</text:a> Положения;</text:p>
      <text:p text:style-name="s1"><text:bookmark text:name="anchor2122"/>с 1 января 2024 г. в отношении контрактов, заключенных по результатам проведения электронных процедур, закрытых электронных процедур, извещения об осуществлении которых размещены в единой информационной системе в сфере закупок, приглашения принять участие в которых направлены с 1 января 2024 г. по 30 марта 2024 г., контрактов, заключенных с 1 января 2024 г. по 31 декабря 2024 г. с единственным поставщиком (подрядчиком, исполнителем), а также изменений контрактов, заключенных по результатам проведения электронных процедур, закрытых электронных процедур, извещения об осуществлении которых размещены в единой информационной системе в сфере закупок, приглашения принять участие в которых направлены с 1 января 2024 г. по 31 декабря 2024 г., контрактов, заключенных с 1 января 2024 г. по 31 декабря 2024 г. с единственным поставщиком (подрядчиком, исполнителем), заказчиками и лицами, указанными в <text:a xlink:type="simple" xlink:href="http://ivo.garant.ru/document/redirect/72826254/1206">подпунктах "е"</text:a>, <text:a xlink:type="simple" xlink:href="http://ivo.garant.ru/document/redirect/72826254/1207">"ж"</text:a>, <text:a xlink:type="simple" xlink:href="http://ivo.garant.ru/document/redirect/72826254/1209">"и"</text:a> и <text:a xlink:type="simple" xlink:href="http://ivo.garant.ru/document/redirect/72826254/1210">"к" пункта 2</text:a> Положения, в случае открытия таким заказчикам и лицам лицевых счетов в Федеральном казначействе;</text:p>
      <text:p text:style-name="s1">с 1 апреля 2024 г. в отношении контрактов, заключенных по результатам проведения запроса котировок в электронной форме, извещения об осуществлении которых размещены в единой информационной системе в сфере закупок с 1 апреля 2024 г., а также контрактов (изменений контрактов), заключенных с 1 января 2024 г. с единственным поставщиком (подрядчиком, исполнителем), за исключением контрактов, информация, содержащаяся в которых формируется с использованием единой информационной системы, заказчиками и лицами, указанными в <text:a xlink:type="simple" xlink:href="http://ivo.garant.ru/document/redirect/72826254/1201">подпунктах "а"</text:a>, <text:a xlink:type="simple" xlink:href="http://ivo.garant.ru/document/redirect/72826254/1202">"б"</text:a>, <text:a xlink:type="simple" xlink:href="http://ivo.garant.ru/document/redirect/72826254/1204">"г"</text:a> и <text:a xlink:type="simple" xlink:href="http://ivo.garant.ru/document/redirect/72826254/1205">"д" пункта 2</text:a> Положения, а также заказчиками и лицами, указанными в <text:a xlink:type="simple" xlink:href="http://ivo.garant.ru/document/redirect/72826254/1206">подпунктах "е"</text:a>, <text:a xlink:type="simple" xlink:href="http://ivo.garant.ru/document/redirect/72826254/1207">"ж"</text:a>, <text:a xlink:type="simple" xlink:href="http://ivo.garant.ru/document/redirect/72826254/1209">"и"</text:a> и <text:a xlink:type="simple" xlink:href="http://ivo.garant.ru/document/redirect/72826254/1210">"к" пункта 2</text:a> Положения, в случае открытия таким заказчикам и лицам лицевых счетов в Федеральном казначействе;</text:p>
      <text:p text:style-name="s1"><text:bookmark text:name="anchor2125"/>с 1 августа 2024 г. в отношении контрактов, заключенных по результатам закупок, предусмотренных <text:a xlink:type="simple" xlink:href="http://ivo.garant.ru/document/redirect/70353464/93012">частью 12 статьи 93</text:a> Федерального закона, извещения об осуществлении которых размещены в единой информационной системе в сфере закупок с 1 августа 2024 г.;</text:p>
      <text:p text:style-name="s22header">Информация об изменениях:</text:p>
      <text:p text:style-name="s22"><text:bookmark text:name="anchor213"/>Подпункт "н" изменен с 9 июля 2024 г. - <text:a xlink:type="simple" xlink:href="http://ivo.garant.ru/document/redirect/409280486/10314">Постановление</text:a> Правительства России от 29 июня 2024 г. № 888</text:p>
      <text:p text:style-name="s22"><text:a xlink:type="simple" xlink:href="http://ivo.garant.ru/document/redirect/76840145/213">См. предыдущую редакцию</text:a></text:p>
      <text:p text:style-name="s1">н) положения, касающиеся проверок, предусмотренных <text:a xlink:type="simple" xlink:href="http://ivo.garant.ru/document/redirect/74503725/1114">подпунктами "г"</text:a> и <text:a xlink:type="simple" xlink:href="http://ivo.garant.ru/document/redirect/74503725/1115">"д" пункта 11</text:a> Правил осуществления контроля, применяются:</text:p>
      <text:p text:style-name="s1"><text:bookmark text:name="anchor2131"/>с 1 июля 2023 г. в отношении объектов контроля, предусмотренных <text:a xlink:type="simple" xlink:href="http://ivo.garant.ru/document/redirect/74503725/1043">подпунктами "в"</text:a> и <text:a xlink:type="simple" xlink:href="http://ivo.garant.ru/document/redirect/74503725/1048">"з" пункта 4</text:a> Правил осуществления контроля, при осуществлении закупок заказчиками и лицами, указанными в <text:a xlink:type="simple" xlink:href="http://ivo.garant.ru/document/redirect/72826254/1201">подпунктах "а"</text:a>, <text:a xlink:type="simple" xlink:href="http://ivo.garant.ru/document/redirect/72826254/1202">"б"</text:a>, <text:a xlink:type="simple" xlink:href="http://ivo.garant.ru/document/redirect/72826254/1204">"г"</text:a> и <text:a xlink:type="simple" xlink:href="http://ivo.garant.ru/document/redirect/72826254/1205">"д" пункта 2</text:a> Положения;</text:p>
      <text:p text:style-name="s1"><text:bookmark text:name="anchor2132"/>с 1 января 2024 г. в отношении объектов контроля, предусмотренных <text:a xlink:type="simple" xlink:href="http://ivo.garant.ru/document/redirect/74503725/1043">подпунктами "в"</text:a> и <text:a xlink:type="simple" xlink:href="http://ivo.garant.ru/document/redirect/74503725/1048">"з" пункта 4</text:a> Правил осуществления контроля, при осуществлении закупок заказчиками и лицами, указанными в <text:a xlink:type="simple" xlink:href="http://ivo.garant.ru/document/redirect/72826254/1206">подпунктах "е"</text:a>, <text:a xlink:type="simple" xlink:href="http://ivo.garant.ru/document/redirect/72826254/1207">"ж"</text:a>, <text:a xlink:type="simple" xlink:href="http://ivo.garant.ru/document/redirect/72826254/1209">"и"</text:a> и <text:a xlink:type="simple" xlink:href="http://ivo.garant.ru/document/redirect/72826254/1210">"к" пункта 2</text:a> Положения, при условии наличия соглашений, предусмотренных <text:a xlink:type="simple" xlink:href="http://ivo.garant.ru/document/redirect/70353464/997">частью 7 статьи 99</text:a> Федерального закона;</text:p>
      <text:p text:style-name="s1"><text:bookmark text:name="anchor2134"/>с 1 апреля 2024 г. в отношении объекта контроля, предусмотренного <text:a xlink:type="simple" xlink:href="http://ivo.garant.ru/document/redirect/74503725/1046">подпунктом "е" пункта 4</text:a> Правил осуществления контроля, при осуществлении закупок с единственным поставщиком (подрядчиком, исполнителем) после 1 апреля 2024 г. или путем проведения электронных процедур, закрытых электронных процедур, извещения об осуществлении закупки (приглашения принять участие в определении поставщика, подрядчика, исполнителя) по которым размещены в единой информационной системе в сфере закупок после 1 апреля 2024 г., заказчиками и лицами, указанными в <text:a xlink:type="simple" xlink:href="http://ivo.garant.ru/document/redirect/72826254/1201">подпунктах "а"</text:a>, <text:a xlink:type="simple" xlink:href="http://ivo.garant.ru/document/redirect/72826254/1202">"б"</text:a>, <text:a xlink:type="simple" xlink:href="http://ivo.garant.ru/document/redirect/72826254/1204">"г"</text:a>, <text:a xlink:type="simple" xlink:href="http://ivo.garant.ru/document/redirect/72826254/1205">"д"</text:a>, а также заказчиками и лицами, указанными в <text:a xlink:type="simple" xlink:href="http://ivo.garant.ru/document/redirect/72826254/1206">подпунктах "е"</text:a>, <text:a xlink:type="simple" xlink:href="http://ivo.garant.ru/document/redirect/72826254/1207">"ж"</text:a>, <text:a xlink:type="simple" xlink:href="http://ivo.garant.ru/document/redirect/72826254/1209">"и"</text:a> и <text:a xlink:type="simple" xlink:href="http://ivo.garant.ru/document/redirect/72826254/1210">"к" пункта 2</text:a> Положения, при условии наличия соглашений, предусмотренных <text:a xlink:type="simple" xlink:href="http://ivo.garant.ru/document/redirect/70353464/997">частью 7 статьи 99</text:a> Федерального закона;</text:p>
      <text:p text:style-name="s1"><text:bookmark text:name="anchor2135"/>с 1 января 2025 г. в отношении объекта контроля, предусмотренного <text:a xlink:type="simple" xlink:href="http://ivo.garant.ru/document/redirect/74503725/1049">подпунктом "и" пункта 4</text:a> Правил осуществления контроля, в отношении контрактов, заключенных по результатам проведения электронных процедур, закрытых электронных процедур, извещения об осуществлении которых размещены в единой информационной системе в сфере закупок, приглашения принять участие в которых направлены с 1 января 2025 г., контрактов, заключенных с 1 января 2025 г. с единственным поставщиком (подрядчиком, исполнителем) заказчиками и лицами, указанными в <text:a xlink:type="simple" xlink:href="http://ivo.garant.ru/document/redirect/72826254/1201">подпунктах "а"</text:a>, <text:a xlink:type="simple" xlink:href="http://ivo.garant.ru/document/redirect/72826254/1202">"б"</text:a>, <text:a xlink:type="simple" xlink:href="http://ivo.garant.ru/document/redirect/72826254/1204">"г"</text:a>, <text:a xlink:type="simple" xlink:href="http://ivo.garant.ru/document/redirect/72826254/1205">"д"</text:a>, а также заказчиками и лицами, указанными в <text:a xlink:type="simple" xlink:href="http://ivo.garant.ru/document/redirect/72826254/1206">подпунктах "е"</text:a>, <text:a xlink:type="simple" xlink:href="http://ivo.garant.ru/document/redirect/72826254/1207">"ж"</text:a>, <text:a xlink:type="simple" xlink:href="http://ivo.garant.ru/document/redirect/72826254/1209">"и"</text:a> и <text:a xlink:type="simple" xlink:href="http://ivo.garant.ru/document/redirect/72826254/1210">"к" пункта 2</text:a> Положения, при условии наличия соглашений, предусмотренных <text:a xlink:type="simple" xlink:href="http://ivo.garant.ru/document/redirect/70353464/997">частью 7 статьи 99</text:a> Федерального закона;</text:p>
      <text:p text:style-name="s22header">Информация об изменениях:</text:p>
      <text:p text:style-name="s22"><text:bookmark text:name="anchor214"/>Пункт 2 дополнен подпунктом "о" с 16 ноября 2022 г. - <text:a xlink:type="simple" xlink:href="http://ivo.garant.ru/document/redirect/405672917/12029">Постановление</text:a> Правительства России от 31 октября 2022 г. № 1946</text:p>
      <text:p text:style-name="s1">о) решение заказчика или поставщика (подрядчика, исполнителя) об одностороннем отказе от исполнения контракта, заключенного по результатам проведения электронной процедуры, извещение об осуществлении закупки по которой размещено в единой информационной системе до 1 января 2022 г., формируется в единой информационной системе после включения в реестр контрактов, заключенных заказчиками, в соответствии с Правилами ведения реестра контрактов информации, предусмотренной <text:a xlink:type="simple" xlink:href="#anchor51015">подпунктом "п" пункта 10</text:a> Правил ведения реестра контрактов;</text:p>
      <text:p text:style-name="s22header">Информация об изменениях:</text:p>
      <text:p text:style-name="s22"><text:bookmark text:name="anchor215"/>Подпункт "п" изменен с 1 января 2025 г. - <text:a xlink:type="simple" xlink:href="http://ivo.garant.ru/document/redirect/411084786/10101">Постановление</text:a> Правительства России от 9 декабря 2024 г. № 1740</text:p>
      <text:p text:style-name="s22"><text:a xlink:type="simple" xlink:href="http://ivo.garant.ru/document/redirect/76845978/215">См. предыдущую редакцию</text:a></text:p>
      <text:p text:style-name="s1">п) информация о контрактах, заключенных при осуществлении закупок у единственного поставщика (подрядчика, исполнителя) в случаях, установленных в соответствии с <text:a xlink:type="simple" xlink:href="http://ivo.garant.ru/document/redirect/403620528/150021">частями 2<text:span text:style-name="upper"><text:span> 1</text:span></text:span> - 2<text:span text:style-name="upper"><text:span> 3</text:span></text:span> статьи 15</text:a> Федерального закона от 8 марта 2022 г. N 46-ФЗ "О внесении изменений в отдельные законодательные акты Российской Федерации", включается в реестр контрактов, заключенных заказчиками в порядке, установленном <text:a xlink:type="simple" xlink:href="#anchor5000">Правилами</text:a> ведения реестра контрактов для контракта, заключенного при осуществлении закупки в соответствии с <text:a xlink:type="simple" xlink:href="http://ivo.garant.ru/document/redirect/70353464/9312">пунктом 2 части 1 статьи 93</text:a> Федерального закона;</text:p>
      <text:p text:style-name="s22header">Информация об изменениях:</text:p>
      <text:p text:style-name="s22"><text:bookmark text:name="anchor216"/>Пункт 2 дополнен подпунктом "р" с 16 ноября 2022 г. - <text:a xlink:type="simple" xlink:href="http://ivo.garant.ru/document/redirect/405672917/12029">Постановление</text:a> Правительства России от 31 октября 2022 г. № 1946</text:p>
      <text:p text:style-name="s1">р) положения <text:a xlink:type="simple" xlink:href="#anchor51119">абзаца девятого подпункта "а" пункта 11</text:a> Правил ведения реестра контрактов применяются в отношении контрактов, информация и документы о заключении которых включены в реестр контрактов, заключенных заказчиками, с 1 октября 2022 г.;</text:p>
      <text:p text:style-name="s22header">Информация об изменениях:</text:p>
      <text:p text:style-name="s22"><text:bookmark text:name="anchor217"/>Пункт 2 дополнен подпунктом "с" с 20 января 2023 г. - <text:a xlink:type="simple" xlink:href="http://ivo.garant.ru/document/redirect/406197979/1003">Постановление</text:a> Правительства России от 31 декабря 2022 г. № 2559</text:p>
      <text:p text:style-name="s1">с) в отношении контрактов, заключенных при осуществлении закупок, предусмотренных <text:a xlink:type="simple" xlink:href="http://ivo.garant.ru/document/redirect/406197979/11">подпунктом "а" пункта 1</text:a> постановления Правительства Российской Федерации от 31 декабря 2022 г. N 2559 "О мерах по обеспечению режима военного положения и об особенностях планирования и осуществления закупок для обеспечения государственных нужд Донецкой Народной Республики, Луганской Народной Республики, Запорожской области, Херсонской области и муниципальных нужд муниципальных образований, находящихся на их территориях, и о внесении изменений в некоторые акты Правительства Российской Федерации":</text:p>
      <text:p text:style-name="s1">в единой информационной системе сторонам такого контракта предоставляется возможность формирования документов, предусмотренных <text:a xlink:type="simple" xlink:href="#anchor2510">подпунктами "к"</text:a> и <text:a xlink:type="simple" xlink:href="#anchor2511">"л" пункта 5</text:a> Положения о порядке формирования и размещения информации и документов в единой информационной системе в сфере закупок, о требованиях к их формам, утвержденного настоящим постановлением;</text:p>
      <text:p text:style-name="s1">информация и документы, включенные в реестр контрактов, заключенных заказчиками при осуществлении таких закупок, документы, предусмотренные <text:a xlink:type="simple" xlink:href="#anchor2510">подпунктами "к"</text:a> и <text:a xlink:type="simple" xlink:href="#anchor2511">"л" пункта 5</text:a> Положения о порядке формирования и размещения информации и документов в единой информационной системе в сфере закупок, о требованиях к их формам, утвержденного настоящим постановлением, не размещаются на официальном сайте единой информационной системы в информационно-телекоммуникационной сети "Интернет";</text:p>
      <text:p text:style-name="s1">в случае отсутствия возможности формирования информации и документов в единой информационной системе в связи с нарушением функционирования коммуникаций и связи предусмотренные Федеральным законом информация и документы направляются для включения в реестр контрактов, заключенных заказчиками, не позднее 5 рабочих дней, следующих за днем появления такой возможности;</text:p>
      <text:p text:style-name="s22header">Информация об изменениях:</text:p>
      <text:p text:style-name="s22"><text:bookmark text:name="anchor218"/>Пункт 2 дополнен подпунктом "т" с 20 января 2023 г. - <text:a xlink:type="simple" xlink:href="http://ivo.garant.ru/document/redirect/406197979/1003">Постановление</text:a> Правительства России от 31 декабря 2022 г. № 2559</text:p>
      <text:p text:style-name="s1">т) информация и документы, подлежащие включению в реестр контрактов, заключенных заказчиками, при исполнении контрактов, заключенных при осуществлении закупок в соответствии с <text:a xlink:type="simple" xlink:href="http://ivo.garant.ru/document/redirect/406197979/2">пунктом 2</text:a> постановления Правительства Российской Федерации от 31 декабря 2022 г. N 2559 "О мерах по обеспечению режима военного положения и об особенностях планирования и осуществления закупок для обеспечения государственных нужд Донецкой Народной Республики, Луганской Народной Республики, Запорожской области, Херсонской области и муниципальных нужд муниципальных образований, находящихся на их территориях, и о внесении изменений в некоторые акты Правительства Российской Федерации", направляются в федеральный орган исполнительной власти, осуществляющий правоприменительные функции по казначейскому обслуживанию исполнения бюджетов бюджетной системы Российской Федерации для проведения проверок, предусмотренных <text:a xlink:type="simple" xlink:href="#anchor5181">подпунктами "а"</text:a> и <text:a xlink:type="simple" xlink:href="#anchor5185">"д" - "и" пункта 18</text:a> Правил ведения реестра контрактов.</text:p>
      <text:p text:style-name="s1"><text:bookmark text:name="anchor3"/>3. Настоящее постановление вступает в силу со дня его <text:a xlink:type="simple" xlink:href="http://ivo.garant.ru/document/redirect/403480269/0">официального опубликования</text:a>, за исключением:</text:p>
      <text:p text:style-name="s1"><text:bookmark text:name="anchor31"/>а) <text:a xlink:type="simple" xlink:href="#anchor1020">пунктов 20 - 23</text:a> Положения о единой информационной системе, <text:a xlink:type="simple" xlink:href="#anchor71334">абзаца четвертого подпункта "в"</text:a> и <text:a xlink:type="simple" xlink:href="#anchor7136">подпункта "е" пункта 13</text:a> Положения об эксплуатации государственной информационной системы, которые вступают в силу с 1 апреля 2022 г.;</text:p>
      <text:p text:style-name="s1"><text:bookmark text:name="anchor32"/>б) <text:a xlink:type="simple" xlink:href="#anchor2512">подпункта "м" пункта 5</text:a>, <text:a xlink:type="simple" xlink:href="#anchor2007">пункта 7</text:a> Положения о порядке формирования и размещения информации и документов в единой информационной системе в сфере закупок, о требованиях к их формам, <text:a xlink:type="simple" xlink:href="#anchor6009">пункта 9</text:a> единых требований и <text:a xlink:type="simple" xlink:href="#anchor71337">абзаца седьмого подпункта "в" пункта 13</text:a> Положения о требованиях к эксплуатации государственной информационной системы, которые вступают в силу с 1 июля 2022 г.;</text:p>
      <text:p text:style-name="s1"><text:bookmark text:name="anchor33"/>в) <text:a xlink:type="simple" xlink:href="#anchor510106">абзаца шестого подпункта "а" пункта 10</text:a> Правил ведения реестра контрактов, который вступает в силу с 1 октября 2022 г.;</text:p>
      <text:p text:style-name="s22header">Информация об изменениях:</text:p>
      <text:p text:style-name="s22"><text:bookmark text:name="anchor34"/>Подпункт "г" изменен с 16 ноября 2022 г. - <text:a xlink:type="simple" xlink:href="http://ivo.garant.ru/document/redirect/405672917/12031">Постановление</text:a> Правительства России от 31 октября 2022 г. № 1946</text:p>
      <text:p text:style-name="s22"><text:a xlink:type="simple" xlink:href="http://ivo.garant.ru/document/redirect/76810030/34">См. предыдущую редакцию</text:a></text:p>
      <text:p text:style-name="s1">г) <text:a xlink:type="simple" xlink:href="#anchor7135">подпункт "д" пункта 13</text:a> Положения об эксплуатации государственной информационной системы и <text:a xlink:type="simple" xlink:href="#anchor807431">абзаца пятого подпункта "г" пункта 7</text:a> изменений, которые вносятся в акты Правительства Российской Федерации, утвержденных настоящим постановлением, которые вступают в силу с 1 января 2023 г.;</text:p>
      <text:p text:style-name="s22header">Информация об изменениях:</text:p>
      <text:p text:style-name="s22"><text:bookmark text:name="anchor35"/>Подпункт "д" изменен с 16 ноября 2022 г. - <text:a xlink:type="simple" xlink:href="http://ivo.garant.ru/document/redirect/405672917/12031">Постановление</text:a> Правительства России от 31 октября 2022 г. № 1946</text:p>
      <text:p text:style-name="s22"><text:a xlink:type="simple" xlink:href="http://ivo.garant.ru/document/redirect/76810030/35">См. предыдущую редакцию</text:a></text:p>
      <text:p text:style-name="s1">д) <text:a xlink:type="simple" xlink:href="#anchor71333">абзаца третьего подпункта "в" пункта 13</text:a> и <text:a xlink:type="simple" xlink:href="#anchor7172">подпунктов "б"</text:a> и <text:a xlink:type="simple" xlink:href="#anchor7173">"в" пункта 17</text:a> Положения об эксплуатации государственной информационной системы, которые вступают в силу с 1 апреля 2023 г.;</text:p>
      <text:p text:style-name="s22header">Информация об изменениях:</text:p>
      <text:p text:style-name="s22"><text:bookmark text:name="anchor36"/>Подпункт "е" изменен с 16 ноября 2022 г. - <text:a xlink:type="simple" xlink:href="http://ivo.garant.ru/document/redirect/405672917/12031">Постановление</text:a> Правительства России от 31 октября 2022 г. № 1946</text:p>
      <text:p text:style-name="s22"><text:a xlink:type="simple" xlink:href="http://ivo.garant.ru/document/redirect/76810030/36">См. предыдущую редакцию</text:a></text:p>
      <text:p text:style-name="s1">е) <text:a xlink:type="simple" xlink:href="#anchor13214">абзаца четвертого подпункта "а" пункта 32</text:a> Положения о единой информационной системе в сфере закупок, утвержденного настоящим постановлением, <text:a xlink:type="simple" xlink:href="#anchor6081">подпунктов "а"</text:a> и <text:a xlink:type="simple" xlink:href="#anchor6083">"в" пункта 8</text:a> единых требований, <text:a xlink:type="simple" xlink:href="#anchor71336">абзаца шестого подпункта "в" пункта 13</text:a> Положения об эксплуатации государственной информационной системы, <text:a xlink:type="simple" xlink:href="#anchor51553">абзаца третьего подпункта "д" пункта 15</text:a> Правил ведения реестра контрактов, которые вступают в силу с 1 июля 2023 г.;</text:p>
      <text:p text:style-name="s22header">Информация об изменениях:</text:p>
      <text:p text:style-name="s22"><text:bookmark text:name="anchor37"/>Пункт 3 дополнен подпунктом "ж" с 16 ноября 2022 г. - <text:a xlink:type="simple" xlink:href="http://ivo.garant.ru/document/redirect/405672917/12032">Постановление</text:a> Правительства России от 31 октября 2022 г. № 1946</text:p>
      <text:p text:style-name="s1">ж) <text:a xlink:type="simple" xlink:href="#anchor40952">абзацев второго - десятого подпункта "д" пункта 9</text:a>, <text:a xlink:type="simple" xlink:href="#anchor41914">абзаца четвертого подпункта "а"</text:a> (в части размещения обращений, предусмотренных <text:a xlink:type="simple" xlink:href="http://ivo.garant.ru/document/redirect/70353464/99154">пунктами 4</text:a> и <text:a xlink:type="simple" xlink:href="http://ivo.garant.ru/document/redirect/70353464/99155">5 части 15 статьи 99</text:a> Федерального закона), <text:a xlink:type="simple" xlink:href="#anchor41922">абзацев второго</text:a> (в части формирования и направления уведомления субъекта (субъектов) контроля о проведении внеплановой проверки с использованием единой информационной системы), <text:a xlink:type="simple" xlink:href="#anchor41923">третьего</text:a> (в части информации о возможности использования систем видео-конференц-связи) и <text:a xlink:type="simple" xlink:href="#anchor41924">четвертого подпункта "б"</text:a>, <text:a xlink:type="simple" xlink:href="#anchor41934">абзацев четвертого</text:a> (в части указания ссылки на размещенные в единой информационной системе протокол о признании участника закупки уклонившимся от заключения контракта или решение заказчика об одностороннем расторжении контракта) и <text:a xlink:type="simple" xlink:href="#anchor41937">седьмого</text:a> (в случае если обращение сформировано с использованием единой информационной системы) подпункта "в" пункта 19, <text:a xlink:type="simple" xlink:href="#anchor42315">абзацев пятого</text:a>, <text:a xlink:type="simple" xlink:href="#anchor42316">шестого</text:a> и <text:a xlink:type="simple" xlink:href="#anchor42318">восьмого подпункта "а" пункта 23</text:a> Правил ведения реестра жалоб и проверок, <text:a xlink:type="simple" xlink:href="#anchor11000">приложений N 1 - 3</text:a> к указанным Правилам, <text:a xlink:type="simple" xlink:href="#anchor51018">подпункта "т" пункта 10</text:a> Правил ведения реестра контрактов (в части заключения контракта с использованием единой информационной системы в соответствии с <text:a xlink:type="simple" xlink:href="http://ivo.garant.ru/document/redirect/70353464/93014">частью 14 статьи 93</text:a> Федерального закона), которые вступают в силу с 1 апреля 2024 г.</text:p>
      <text:p text:style-name="s1"/>
      <table:table table:name="10204" table:style-name="10204">
        <table:table-column table:style-name="6803"/>
        <table:table-column table:style-name="3401"/>
        <table:table-row>
          <table:table-cell>
            <text:p text:style-name="s16_fi0">Председатель Правительства
Российской Федерации</text:p>
          </table:table-cell>
          <table:table-cell>
            <text:p text:style-name="s1_right_fi0">М. Мишустин</text:p>
          </table:table-cell>
        </table:table-row>
      </table:table>
      <text:p text:style-name="s1"/>
      <text:p text:style-name="s1_right_fi698"><text:bookmark text:name="anchor1000"/><text:span text:style-name="s10">Утверждено</text:span></text:p>
      <text:p text:style-name="s1_right_fi698"><text:span text:style-name="s10"><text:a xlink:type="simple" xlink:href="#anchor0">постановлением</text:a> Правительства</text:span></text:p>
      <text:p text:style-name="s1_right_fi698"><text:span text:style-name="s10">Российской Федерации</text:span></text:p>
      <text:p text:style-name="s1_right_fi698"><text:span text:style-name="s10">от 27 января 2022 г. № 60</text:span></text:p>
      <text:p text:style-name="s1"/>
      <text:h text:outline-level="1" text:style-name="s3">Положение о единой информационной системе в сфере закупок</text:h>
      <text:p text:style-name="s52header">С изменениями и дополнениями от:</text:p>
      <text:p text:style-name="s52">31 октября, 9 декабря 2022 г., 16 августа 2023 г., 29 июня, 9, 23 декабря 2024 г.</text:p>
      <text:p text:style-name="s1"/>
      <text:h text:outline-level="1" text:style-name="s3"><text:bookmark text:name="anchor1100"/>I. Общие положения</text:h>
      <text:p text:style-name="s1"/>
      <text:p text:style-name="s1"><text:bookmark text:name="anchor1001"/>1. Настоящее Положение устанавливает порядок функционирования единой информационной системы в сфере закупок (далее - единая информационная система), предоставления из нее информации и документов, информационного взаимодействия единой информационной системы с иными информационными системами, а также требования к технологическим и лингвистическим средствам такой системы.</text:p>
      <text:p text:style-name="s1">Понятия, используемые в настоящих Правилах, соответствуют понятиям, принятым в <text:a xlink:type="simple" xlink:href="http://ivo.garant.ru/document/redirect/70353464/3">Федеральном законе</text:a> "О контрактной системе в сфере закупок товаров, работ, услуг для обеспечения государственных и муниципальных нужд" (далее - Федеральный закон).</text:p>
      <text:p text:style-name="s1"><text:bookmark text:name="anchor1002"/>2. Сведения, составляющие государственную тайну, не подлежат размещению в единой информационной системе.</text:p>
      <text:p text:style-name="s22header">Информация об изменениях:</text:p>
      <text:p text:style-name="s22"><text:bookmark text:name="anchor1003"/>Пункт 3 изменен с 16 ноября 2022 г. - <text:a xlink:type="simple" xlink:href="http://ivo.garant.ru/document/redirect/405672917/12041">Постановление</text:a> Правительства России от 31 октября 2022 г. № 1946</text:p>
      <text:p text:style-name="s22"><text:a xlink:type="simple" xlink:href="http://ivo.garant.ru/document/redirect/76810030/1003">См. предыдущую редакцию</text:a></text:p>
      <text:p text:style-name="s1">3. Информация, содержащаяся в единой информационной системе, размещается на официальном сайте единой информационной системы в информационно-телекоммуникационной сети "Интернет" (далее соответственно - официальный сайт, сеть "Интернет"), за исключением случаев, предусмотренных <text:a xlink:type="simple" xlink:href="http://ivo.garant.ru/document/redirect/70353464/0">федеральными законами</text:a> и принятыми в соответствии с ними нормативными правовыми актами.</text:p>
      <text:p text:style-name="s1"><text:bookmark text:name="anchor1004"/>4. Официальный сайт имеет доменное имя <text:a xlink:type="simple" xlink:href="https://zakupki.gov.ru">www.zakupki.gov.ru</text:a>, и доступ к нему осуществляется на безвозмездной основе.</text:p>
      <text:p text:style-name="s1"><text:bookmark text:name="anchor1005"/>5. Участниками единой информационной системы являются:</text:p>
      <text:p text:style-name="s1"><text:bookmark text:name="anchor1051"/>а) субъекты единой информационной системы - участники контрактной системы в сфере закупок, в том числе участники закупок, а также иные лица, использующие единую информационную систему для реализации своих функций и полномочий в соответствии с федеральными законами и принятыми в соответствии с ними нормативными правовыми актами;</text:p>
      <text:p text:style-name="s1"><text:bookmark text:name="anchor1052"/>б) пользователи официального сайта - физические и юридические лица, в том числе участники общественного обсуждения закупок, использующие официальный сайт.</text:p>
      <text:p text:style-name="s22header">Информация об изменениях:</text:p>
      <text:p text:style-name="s22"><text:bookmark text:name="anchor1006"/>Пункт 6 изменен с 16 ноября 2022 г. - <text:a xlink:type="simple" xlink:href="http://ivo.garant.ru/document/redirect/405672917/12042">Постановление</text:a> Правительства России от 31 октября 2022 г. № 1946</text:p>
      <text:p text:style-name="s22"><text:a xlink:type="simple" xlink:href="http://ivo.garant.ru/document/redirect/76810030/1006">См. предыдущую редакцию</text:a></text:p>
      <text:p text:style-name="s1">6. Федеральный орган исполнительной власти, определенный в соответствии с <text:a xlink:type="simple" xlink:href="http://ivo.garant.ru/document/redirect/70353464/406">частью 6 статьи 4</text:a> Федерального закона, обеспечивает обслуживание единой информационной системы, операторов региональных информационных систем в сфере закупок (по вопросам, предусмотренным <text:a xlink:type="simple" xlink:href="#anchor13214">абзацем четвертым подпункта "а" пункта 32</text:a> настоящего Положения) операторов корпоративных информационных систем, предусмотренных <text:a xlink:type="simple" xlink:href="http://ivo.garant.ru/document/redirect/12188083/422">частью 22 статьи 4</text:a> Федерального закона "О закупках товаров, работ, услуг отдельными видами юридических лиц" (далее - корпоративная информационная система в сфере закупок) (по вопросам, предусмотренным <text:a xlink:type="simple" xlink:href="http://ivo.garant.ru/document/redirect/405672917/13234">абзацем четвертым подпункта "в" пункта 32</text:a> настоящего Положения) непрерывно и круглосуточно, за исключением случаев проведения регламентных и технологических работ. Среднее время ожидания ответа на обращение участника единой информационной системы по телефону не должно превышать 5 минут.</text:p>
      <text:p text:style-name="s1"/>
      <text:h text:outline-level="1" text:style-name="s3"><text:bookmark text:name="anchor1200"/>II. Функционирование единой информационной системы, технологические и лингвистические средства единой информационной системы</text:h>
      <text:p text:style-name="s1"/>
      <text:p text:style-name="s1"><text:bookmark text:name="anchor1007"/>7. Единая информационная система в том числе во взаимодействии с иными информационными системами обеспечивает:</text:p>
      <text:p text:style-name="s1"><text:bookmark text:name="anchor1071"/>а) формирование и размещение информации и документов в соответствии с федеральными законами и принятыми в соответствии с ними нормативными правовыми актами, обработку, хранение и предоставление таких информации и документов в соответствии с настоящим Положением;</text:p>
      <text:p text:style-name="s1"><text:bookmark text:name="anchor1072"/>б) обмен электронными документами в случаях, предусмотренных федеральными законами и принятыми в соответствии с ними нормативными правовыми актами;</text:p>
      <text:p text:style-name="s1"><text:bookmark text:name="anchor1073"/>в) ведение реестров, предусмотренных <text:a xlink:type="simple" xlink:href="http://ivo.garant.ru/document/redirect/70353464/0">Федеральным законом</text:a> "О контрактной системе в сфере закупок товаров, работ, услуг для обеспечения государственных и муниципальных нужд" и <text:a xlink:type="simple" xlink:href="http://ivo.garant.ru/document/redirect/12188083/0">Федеральным законом</text:a> "О закупках товаров, работ, услуг отдельными видами юридических лиц";</text:p>
      <text:p text:style-name="s1"><text:bookmark text:name="anchor1074"/>г) формирование аналитической информации путем автоматизированной обработки информации и документов, размещенных в единой информационной системе, в том числе не подлежащих размещению на официальном сайте (далее - аналитическая информация), и предоставление такой информации в соответствии с настоящим Положением. Аналитическая информация может содержать информацию о вероятности допущения нарушений (далее - признаки нарушений) <text:a xlink:type="simple" xlink:href="http://ivo.garant.ru/document/redirect/70353464/2">законодательства</text:a> Российской Федерации и иных нормативных правовых актов о контрактной системе в сфере закупок товаров, работ, услуг для обеспечения государственных и муниципальных нужд;</text:p>
      <text:p text:style-name="s1"><text:bookmark text:name="anchor1075"/>д) использование для подписания электронных документов <text:a xlink:type="simple" xlink:href="http://ivo.garant.ru/document/redirect/12184522/21">электронной подписи</text:a>, вид которой предусмотрен <text:a xlink:type="simple" xlink:href="http://ivo.garant.ru/document/redirect/70353464/0">Федеральным законом</text:a> и <text:a xlink:type="simple" xlink:href="http://ivo.garant.ru/document/redirect/12188083/0">Федеральным законом</text:a> "О закупках товаров, работ, услуг отдельными видами юридических лиц", а также проверку сертификата ключа такой электронной подписи при подписании информации и документов в единой информационной системе;</text:p>
      <text:p text:style-name="s1"><text:bookmark text:name="anchor1076"/>е) осуществление контроля в сфере закупок в соответствии с <text:a xlink:type="simple" xlink:href="http://ivo.garant.ru/document/redirect/74503725/1000">Правилами</text:a> осуществления контроля, предусмотренного частями 5 и 5<text:span text:style-name="upper"><text:span> 1</text:span></text:span> статьи 99 Федерального закона "О контрактной системе в сфере закупок товаров, работ, услуг для обеспечения государственных и муниципальных нужд", утвержденными <text:a xlink:type="simple" xlink:href="http://ivo.garant.ru/document/redirect/74503725/0">постановлением</text:a> Правительства Российской Федерации от 6 августа 2020 г. № 1193 "О порядке осуществления контроля, предусмотренного частями 5 и 5<text:span text:style-name="upper"><text:span> 1</text:span></text:span> статьи 99 Федерального закона "О контрактной системе в сфере закупок товаров, работ, услуг для обеспечения государственных и муниципальных нужд", и об изменении и признании утратившими силу некоторых актов Правительства Российской Федерации";</text:p>
      <text:p text:style-name="s1"><text:bookmark text:name="anchor1077"/>ж) формирование и ведение каталога товаров, работ, услуг для обеспечения государственных и муниципальных нужд.</text:p>
      <text:p text:style-name="s1"><text:bookmark text:name="anchor1008"/>8. Технологические средства единой информационной системы должны обеспечивать:</text:p>
      <text:p text:style-name="s1"><text:bookmark text:name="anchor1081"/>а) реализацию предусмотренных в соответствии с федеральными законами и принятыми в соответствии с ними нормативными правовыми актами функций единой информационной системы;</text:p>
      <text:p text:style-name="s1"><text:bookmark text:name="anchor1082"/>б) круглосуточную непрерывную работу единой информационной системы, за исключением перерывов на регламентные и технологические работы, в соответствии с <text:a xlink:type="simple" xlink:href="http://ivo.garant.ru/document/redirect/196351/1000">требованиями</text:a> по обеспечению целостности, устойчивости функционирования и безопасности информационных систем общего пользования, предусмотренными <text:a xlink:type="simple" xlink:href="http://ivo.garant.ru/document/redirect/195593/0">постановлением</text:a> Правительства Российской Федерации от 18 мая 2009 г. № 424 "Об особенностях подключения федеральных государственных информационных систем к информационно-телекоммуникационным сетям";</text:p>
      <text:p text:style-name="s1"><text:bookmark text:name="anchor1083"/>в) информационное взаимодействие единой информационной системы с иными информационными системами;</text:p>
      <text:p text:style-name="s1"><text:bookmark text:name="anchor1084"/>г) защиту информации и документов, содержащихся в единой информационной системе, в соответствии с <text:a xlink:type="simple" xlink:href="http://ivo.garant.ru/document/redirect/12148555/16">законодательством</text:a> Российской Федерации в области защиты информации, включая <text:a xlink:type="simple" xlink:href="http://ivo.garant.ru/document/redirect/199541/1000">требования</text:a> о защите информации, содержащейся в системах общего пользования, предусмотренные <text:a xlink:type="simple" xlink:href="http://ivo.garant.ru/document/redirect/195593/0">постановлением</text:a> Правительства Российской Федерации от 18 мая 2009 г. № 424 "Об особенностях подключения федеральных государственных информационных систем к информационно-телекоммуникационным сетям";</text:p>
      <text:p text:style-name="s1"><text:bookmark text:name="anchor1085"/>д) автоматическую форматно-логическую проверку информации и документов, формируемых с использованием единой информационной системы;</text:p>
      <text:p text:style-name="s1"><text:bookmark text:name="anchor1086"/>е) унификацию состава операций по сбору, обработке и отображению информации и документов, размещаемых в единой информационной системе;</text:p>
      <text:p text:style-name="s1"><text:bookmark text:name="anchor1087"/>ж) ведение электронных журналов учета действий и операций, содержащих информацию о формировании, размещении, изменении, обмене и исключении информации и документов, с указанием времени выполнения таких действий и операций, а также осуществивших их субъектов единой информационной системы, в том числе при информационном взаимодействии с иными информационными системами;</text:p>
      <text:p text:style-name="s1"><text:bookmark text:name="anchor1088"/>з) ежедневное копирование на резервный материальный носитель, обеспечивающее возможность восстановления информации, документов и электронных журналов учета, предусмотренных <text:a xlink:type="simple" xlink:href="#anchor1087">подпунктом "ж"</text:a> настоящего пункта, в единой информационной системе;</text:p>
      <text:p text:style-name="s1"><text:bookmark text:name="anchor1089"/>и) хранение резервных материальных носителей, полученных в результате ежедневного копирования;</text:p>
      <text:p text:style-name="s1"><text:bookmark text:name="anchor1810"/>к) сохранение информации и документов, исключенных из единой информационной системы, без размещения их на официальном сайте;</text:p>
      <text:p text:style-name="s1"><text:bookmark text:name="anchor1811"/>л) единство справочников, реестров и классификаторов, используемых участниками единой информационной системы.</text:p>
      <text:p text:style-name="s1"><text:bookmark text:name="anchor1009"/>9. Технологические средства официального сайта должны обеспечивать:</text:p>
      <text:p text:style-name="s1"><text:bookmark text:name="anchor1091"/>а) круглосуточную непрерывную, за исключением перерывов на регламентные и технологические работы, доступность информации и документов, размещенных на официальном сайте, для получения, ознакомления и использования пользователями официального сайта;</text:p>
      <text:p text:style-name="s1"><text:bookmark text:name="anchor1092"/>б) отсутствие необходимости для ознакомления с информацией, размещенной на официальном сайте, применения пользователями официального сайта программного обеспечения, которое требует заключения лицензионного или иного соглашения с правообладателем такого программного обеспечения, если оно предусматривает взимание платы;</text:p>
      <text:p text:style-name="s1"><text:bookmark text:name="anchor1093"/>в) возможность участия пользователей официального сайта в проводимых на официальном сайте опросах и голосованиях, а также возможность просмотра ими результатов таких опросов и голосований (если при проведении опроса или голосования предусмотрена возможность просмотра его результатов);</text:p>
      <text:p text:style-name="s1"><text:bookmark text:name="anchor1094"/>г) возможность получения с официального сайта электронных сообщений об изменении информации, размещенной на официальном сайте;</text:p>
      <text:p text:style-name="s1"><text:bookmark text:name="anchor1095"/>д) учет посещаемости всех страниц официального сайта;</text:p>
      <text:p text:style-name="s1"><text:bookmark text:name="anchor1096"/>е) возможность поиска пользователями официального сайта текстовой информации и документов, размещенных на официальном сайте, по их реквизитам, наименованию, по фрагментам текста, за исключением возможности поиска текстовой информации в документах, сформированных в форме электронных образов бумажных документов;</text:p>
      <text:p text:style-name="s1"><text:bookmark text:name="anchor1097"/>ж) возможность размещения информации и документов в форме открытых данных, за исключением случаев, указанных в <text:a xlink:type="simple" xlink:href="#anchor1003">пункте 3</text:a> настоящего Положения;</text:p>
      <text:p text:style-name="s1"><text:bookmark text:name="anchor1098"/>з) возможность определения даты и времени размещения информации и документов, а также даты и времени их последнего изменения;</text:p>
      <text:p text:style-name="s1"><text:bookmark text:name="anchor1099"/>и) возможность пользования официальным сайтом с использованием сенсорных экранов;</text:p>
      <text:p text:style-name="s1"><text:bookmark text:name="anchor1910"/>к) возможность выбора пользователями официального сайта версий официального сайта для использования посредством электронных вычислительных машин с различными размерами диагонали экрана;</text:p>
      <text:p text:style-name="s1"><text:bookmark text:name="anchor1911"/>л) возможность увеличения и уменьшения шрифта, элементов страниц официального сайта пользователем официального сайта;</text:p>
      <text:p text:style-name="s1"><text:bookmark text:name="anchor1912"/>м) возможность выбора пользователями официального сайта версий официального сайта для лиц с ограниченными возможностями;</text:p>
      <text:p text:style-name="s1"><text:bookmark text:name="anchor1913"/>н) возможность автоматического определения территориального расположения пользователя официального сайта, а также представления информации на официальном сайте в зависимости от такого расположения (если возможность определения территориального расположения не отключена пользователем официального сайта).</text:p>
      <text:p text:style-name="s1"><text:bookmark text:name="anchor1010"/>10. Лингвистические средства единой информационной системы и официального сайта должны обеспечивать участникам единой информационной системы возможность формирования и просмотра информации и документов на русском языке. В случаях, предусмотренных федеральными законами и принимаемыми в соответствии с ними нормативными правовыми актами, информация и документы могут формироваться с использованием букв латинского алфавита.</text:p>
      <text:p text:style-name="s22header">Информация об изменениях:</text:p>
      <text:p text:style-name="s22"><text:bookmark text:name="anchor1011"/>Пункт 11 изменен с 9 июля 2024 г. - <text:a xlink:type="simple" xlink:href="http://ivo.garant.ru/document/redirect/409280486/10321">Постановление</text:a> Правительства России от 29 июня 2024 г. № 888</text:p>
      <text:p text:style-name="s22"><text:a xlink:type="simple" xlink:href="http://ivo.garant.ru/document/redirect/76840145/1011">См. предыдущую редакцию</text:a></text:p>
      <text:p text:style-name="s1">11. Формирование и размещение электронных документов в единой информационной системе и иных информационных системах, с которыми единой информационной системой осуществляется информационное взаимодействие в соответствии с настоящим Положением, получение такими информационными системами информации и документов, подлежащих размещению на <text:a xlink:type="simple" xlink:href="https://zakupki.gov.ru">официальном сайте</text:a>, осуществляются с использованием единых форматов электронных документов и открытых форматов для обмена данными на основе расширяемого языка разметки (XML), которые разрабатываются и размещаются на официальном сайте федеральным органом исполнительной власти, определенным в соответствии с <text:a xlink:type="simple" xlink:href="http://ivo.garant.ru/document/redirect/70353464/406">частью 6 статьи 4</text:a> Федерального закона.</text:p>
      <text:p text:style-name="s1"><text:bookmark text:name="anchor1012"/>12. При изменении информации и документов, размещенных на официальном сайте, предыдущие редакции измененных информации и документов сохраняются и остаются доступными для ознакомления пользователями официального сайта.</text:p>
      <text:p text:style-name="s1"><text:bookmark text:name="anchor1013"/>13. В случае необходимости проведения плановых регламентных и технологических работ, при осуществлении которых не обеспечивается доступ пользователей официального сайта к информации и документам, размещенным на официальном сайте, не менее чем за сутки до начала таких работ на официальном сайте размещается уведомление об их проведении.</text:p>
      <text:p text:style-name="s1"><text:bookmark text:name="anchor1014"/>14. В случае необеспечения непрерывности функционирования технологических средств официального сайта, повлекшего невозможность доступа к официальному сайту (или отдельным страницам официального сайта) его пользователей, не позднее чем через 2 часа с момента возобновления обеспечения непрерывности функционирования таких средств на официальном сайте размещается информация о причинах невозможности доступа к официальному сайту (или отдельным страницам официального сайта), о дате и времени прекращения и возобновления такого доступа.</text:p>
      <text:p text:style-name="s22header">Информация об изменениях:</text:p>
      <text:p text:style-name="s22"><text:bookmark text:name="anchor1015"/>Пункт 15 изменен с 1 июля 2023 г. - <text:a xlink:type="simple" xlink:href="http://ivo.garant.ru/document/redirect/405672917/12043">Постановление</text:a> Правительства России от 31 октября 2022 г. № 1946</text:p>
      <text:p text:style-name="s22"><text:a xlink:type="simple" xlink:href="http://ivo.garant.ru/document/redirect/76810032/1015">См. предыдущую редакцию</text:a></text:p>
      <text:p text:style-name="s1">15. Не допускается осуществление участниками единой информационной системы действий, нарушающих требования законодательства Российской Федерации и направленных на нарушение функционирования единой информационной системы. В целях защиты в соответствии с <text:a xlink:type="simple" xlink:href="http://ivo.garant.ru/document/redirect/12148555/0">Федеральным законом</text:a> "Об информации, информационных технологиях и о защите информации" информации, размещенной в единой информационной системе на официальном сайте, могут быть приняты меры, предусматривающие доступ к единой информационной системе, официальному сайту, при условии использования предусмотренной <text:a xlink:type="simple" xlink:href="http://ivo.garant.ru/document/redirect/70353464/4013">частью 13 статьи 4</text:a> Федерального закона государственной информационной системы и прохождения идентификации и аутентификации в единой информационной системе с применением квалифицированных сертификатов ключей проверки электронной подписи участников единой информационной системы.</text:p>
      <text:p text:style-name="s1"/>
      <text:h text:outline-level="1" text:style-name="s3"><text:bookmark text:name="anchor1300"/>III. Доступ к единой информационной системе, официальному сайту, предоставление информации и документов из единой информационной системы</text:h>
      <text:p text:style-name="s1"/>
      <text:p text:style-name="s1"><text:bookmark text:name="anchor1016"/>16. Доступ к единой информационной системе предоставляется субъектам единой информационной системы после прохождения регистрации, идентификации, аутентификации и авторизации в единой информационной системе.</text:p>
      <text:p text:style-name="s1"><text:bookmark text:name="anchor1017"/>17. Регистрация субъектов единой информационной системы в единой информационной системе осуществляется в порядке, установленном в соответствии с:</text:p>
      <text:p text:style-name="s1"><text:bookmark text:name="anchor1171"/>а) <text:a xlink:type="simple" xlink:href="http://ivo.garant.ru/document/redirect/70353464/406">частью 6 статьи 4</text:a> Федерального закона, за исключением случая, предусмотренного <text:a xlink:type="simple" xlink:href="#anchor1172">подпунктом "б"</text:a> настоящего пункта;</text:p>
      <text:p text:style-name="s1"><text:bookmark text:name="anchor1172"/>б) <text:a xlink:type="simple" xlink:href="http://ivo.garant.ru/document/redirect/70353464/24201">частью 1 статьи 24<text:span text:style-name="upper"><text:span> 2</text:span></text:span></text:a> Федерального закона в случае регистрации участника закупки.</text:p>
      <text:p text:style-name="s1"><text:bookmark text:name="anchor1018"/>18. Идентификация, аутентификация и авторизация в единой информационной системе субъектов единой информационной системы:</text:p>
      <text:p text:style-name="s1"><text:bookmark text:name="anchor1181"/>а) обеспечиваются средствами единой информационной системы, в  том числе с использованием федеральной государственной информационной системы "Единая система идентификации и аутентификации в инфраструктуре, обеспечивающей информационно-технологическое взаимодействие информационных систем, используемых для предоставления государственных и муниципальных услуг в электронной форме" (далее - единая система идентификации и аутентификации);</text:p>
      <text:p text:style-name="s22header">Информация об изменениях:</text:p>
      <text:p text:style-name="s22"><text:bookmark text:name="anchor1182"/>Подпункт "б" изменен с 16 ноября 2022 г. - <text:a xlink:type="simple" xlink:href="http://ivo.garant.ru/document/redirect/405672917/12044">Постановление</text:a> Правительства России от 31 октября 2022 г. № 1946</text:p>
      <text:p text:style-name="s22"><text:a xlink:type="simple" xlink:href="http://ivo.garant.ru/document/redirect/76810030/1182">См. предыдущую редакцию</text:a></text:p>
      <text:p text:style-name="s1">б) осуществляются с использованием квалифицированных сертификатов ключей проверки <text:a xlink:type="simple" xlink:href="http://ivo.garant.ru/document/redirect/12184522/21">электронной подписи</text:a> субъектов единой информационной системы.</text:p>
      <text:p text:style-name="s22header">Информация об изменениях:</text:p>
      <text:p text:style-name="s22"><text:bookmark text:name="anchor1019"/>Пункт 19 изменен с 1 января 2025 г. - <text:a xlink:type="simple" xlink:href="http://ivo.garant.ru/document/redirect/411084786/11022">Постановление</text:a> Правительства России от 9 декабря 2024 г. № 1740</text:p>
      <text:p text:style-name="s22"><text:a xlink:type="simple" xlink:href="http://ivo.garant.ru/document/redirect/76845978/1019">См. предыдущую редакцию</text:a></text:p>
      <text:p text:style-name="s1">19. Доступ к <text:a xlink:type="simple" xlink:href="https://zakupki.gov.ru">официальному сайту</text:a> пользователям официального сайта предоставляется без регистрации, за исключением следующих случаев:</text:p>
      <text:p text:style-name="s1"><text:bookmark text:name="anchor1191"/>а) участие в общественном обсуждении закупок, при котором такой доступ предоставляется после прохождения процедур самостоятельной регистрации, идентификации, аутентификации и авторизации на <text:a xlink:type="simple" xlink:href="https://zakupki.gov.ru">официальном сайте</text:a>, предусматривающих указание участником общественного обсуждения адреса электронной почты и пароля;</text:p>
      <text:p text:style-name="s1"><text:bookmark text:name="anchor1192"/>б) получение информации и документов, размещенных в соответствии с <text:a xlink:type="simple" xlink:href="#anchor1097">подпунктом "ж" пункта 9</text:a> настоящего Положения в форме открытых данных, при котором такой доступ предоставляется после идентификации, аутентификации и авторизации в порядке, установленном <text:a xlink:type="simple" xlink:href="#anchor1181">подпунктом "а" пункта 18</text:a> настоящего Положения для идентификации, аутентификации и авторизации в единой информационной системе.</text:p>
      <text:p text:style-name="s22header">Информация об изменениях:</text:p>
      <text:p text:style-name="s22"><text:bookmark text:name="anchor1020"/>Пункт 20 изменен с 16 ноября 2022 г. - <text:a xlink:type="simple" xlink:href="http://ivo.garant.ru/document/redirect/405672917/12045">Постановление</text:a> Правительства России от 31 октября 2022 г. № 1946</text:p>
      <text:p text:style-name="s22"><text:a xlink:type="simple" xlink:href="http://ivo.garant.ru/document/redirect/76810030/1020">См. предыдущую редакцию</text:a></text:p>
      <text:p text:style-name="s1">20. Доступ к содержащимся в единой информационной системе информации и документам, не подлежащим размещению на официальном сайте, предоставляется после прохождения в ней процедур регистрации, идентификации, аутентификации и авторизации:</text:p>
      <text:p text:style-name="s22header">Информация об изменениях:</text:p>
      <text:p text:style-name="s22"><text:bookmark text:name="anchor1201"/>Подпункт "а" изменен с 9 июля 2024 г. - <text:a xlink:type="simple" xlink:href="http://ivo.garant.ru/document/redirect/409280486/13221">Постановление</text:a> Правительства России от 29 июня 2024 г. № 888</text:p>
      <text:p text:style-name="s22"><text:a xlink:type="simple" xlink:href="http://ivo.garant.ru/document/redirect/76840145/1201">См. предыдущую редакцию</text:a></text:p>
      <text:p text:style-name="s1">а) к информации и документам (по конкретным закупкам), предусмотренным <text:a xlink:type="simple" xlink:href="http://ivo.garant.ru/document/redirect/70353464/4032">пунктами 2</text:a>, <text:a xlink:type="simple" xlink:href="http://ivo.garant.ru/document/redirect/70353464/4035">5</text:a> и <text:a xlink:type="simple" xlink:href="http://ivo.garant.ru/document/redirect/70353464/4036">6 части 3 статьи 4</text:a> Федерального закона, за исключением информации и документов, предусмотренных <text:a xlink:type="simple" xlink:href="#anchor1208">подпунктом "з"</text:a> настоящего пункта:</text:p>
      <text:p text:style-name="s1"><text:bookmark text:name="anchor120102"/>участникам контрактной системы в сфере закупок товаров, работ, услуг для обеспечения государственных и муниципальных нужд в отношении информации и документов, размещенных такими участниками или размещенных от их имени в соответствии с <text:a xlink:type="simple" xlink:href="http://ivo.garant.ru/document/redirect/70353464/0">Федеральным законом</text:a>;</text:p>
      <text:p text:style-name="s1"><text:bookmark text:name="anchor120103"/>Счетной палате Российской Федерации, контрольно-счетным органам субъектов Российской Федерации (в части информации и документов о закупках, осуществляемых для нужд соответствующего субъекта Российской Федерации, а также для муниципальных нужд муниципальных образований, находящихся на территории субъекта Российской Федерации);</text:p>
      <text:p text:style-name="s1">федеральным органам исполнительной власти, исполнительным органам субъектов Российской Федерации, осуществляющим контроль в сфере закупок, предусмотренный <text:a xlink:type="simple" xlink:href="http://ivo.garant.ru/document/redirect/70353464/991">частью 1 статьи 99</text:a> Федерального закона. При этом исполнительному органу субъекта Российской Федерации, являющемуся таким органом контроля, доступ предоставляется в части информации и документов о закупках, осуществляемых для нужд такого субъекта Российской Федерации, а также для муниципальных нужд муниципальных образований, находящихся на территории субъекта Российской Федерации;</text:p>
      <text:p text:style-name="s1">федеральному органу исполнительной власти, определенному в соответствии с <text:a xlink:type="simple" xlink:href="http://ivo.garant.ru/document/redirect/70353464/406">частью 6 статьи 4</text:a> Федерального закона;</text:p>
      <text:p text:style-name="s1"><text:bookmark text:name="anchor120106"/>Генеральной прокуратуре Российской Федерации, Главной военной прокуратуре, прокуратурам субъектов Российской Федерации и приравненным к ним военным и другим специализированным прокуратурам в связи с осуществлением ими в соответствии с <text:a xlink:type="simple" xlink:href="http://ivo.garant.ru/document/redirect/10164358/300">Федеральным законом</text:a> "О прокуратуре Российской Федерации" прокурорского надзора;</text:p>
      <text:p text:style-name="s1"><text:bookmark text:name="anchor1201007"/>государственным органам, Государственной корпорации по атомной энергии "Росатом", Государственной корпорации по космической деятельности "Роскосмос", органам управления государственными внебюджетными фондами в части информации и документов о закупках, осуществляемых подведомственными им заказчиками;</text:p>
      <text:p text:style-name="s1"><text:bookmark text:name="anchor120107"/>иным государственным органам, органам государственной власти, организациям и лицам в случаях, предусмотренных нормативными правовыми актами Президента Российской Федерации, Правительства Российской Федерации;</text:p>
      <text:p text:style-name="s22header">Информация об изменениях:</text:p>
      <text:p text:style-name="s22"><text:bookmark text:name="anchor1202"/>Подпункт "б" изменен с 1 января 2023 г. - <text:a xlink:type="simple" xlink:href="http://ivo.garant.ru/document/redirect/405934025/461">Постановление</text:a> Правительства России от 9 декабря 2022 г. № 2272</text:p>
      <text:p text:style-name="s22"><text:a xlink:type="simple" xlink:href="http://ivo.garant.ru/document/redirect/76810031/1202">См. предыдущую редакцию</text:a></text:p>
      <text:p text:style-name="s9header">ГАРАНТ:</text:p>
      <text:p text:style-name="s9">Положения подпункта "б" (за исключением положений, касающихся предоставления доступа АО "Федеральная корпорация по развитию малого и среднего предпринимательства" и органам исполнительной власти субъектов РФ или созданным ими организациям, осуществляющим в соответствии со <text:a xlink:type="simple" xlink:href="http://ivo.garant.ru/document/redirect/12188083/510">статьей 5<text:span text:style-name="upper"><text:span text:style-name="s1"> 1</text:span></text:span></text:a><text:span text:style-name="s1"> Федерального закона "О закупках товаров, работ, услуг отдельными видами юридических лиц" оценку соответствия или мониторинг соответствия требованиям законодательства РФ, предусматривающим участие субъектов малого и среднего предпринимательства в закупке, в части информации и документов заказчиков, в отношении которых проводятся такие оценка соответствия или мониторинг соответствия</text:span>) (в редакции <text:a xlink:type="simple" xlink:href="http://ivo.garant.ru/document/redirect/405672917/12045">постановления</text:a> Правительства России от 31 октября 2022 г. № 1946) <text:a xlink:type="simple" xlink:href="http://ivo.garant.ru/document/redirect/405672917/44">применяются</text:a> с 1 апреля 2023 г.</text:p>
      <text:p text:style-name="s1">б) к информации и документам, предусмотренным <text:a xlink:type="simple" xlink:href="http://ivo.garant.ru/document/redirect/12188083/42">частями 2</text:a> и <text:a xlink:type="simple" xlink:href="http://ivo.garant.ru/document/redirect/12188083/43">3 статьи 4</text:a> Федерального закона "О закупках товаров, работ, услуг отдельными видами юридических лиц":</text:p>
      <text:p text:style-name="s1"><text:bookmark text:name="anchor12022"/>федеральному органу исполнительной власти по регулированию контрактной системы в сфере закупок;</text:p>
      <text:p text:style-name="s1"><text:bookmark text:name="anchor12023"/>федеральному органу исполнительной власти, определенному в соответствии с <text:a xlink:type="simple" xlink:href="http://ivo.garant.ru/document/redirect/70353464/406">частью 6 статьи 4</text:a> Федерального закона;</text:p>
      <text:p text:style-name="s1"><text:bookmark text:name="anchor12024"/>антимонопольному органу;</text:p>
      <text:p text:style-name="s1">Счетной палате Российской Федерации;</text:p>
      <text:p text:style-name="s1"><text:bookmark text:name="anchor12026"/>Генеральной прокуратуре Российской Федерации, Главной военной прокуратуре;</text:p>
      <text:p text:style-name="s1"><text:bookmark text:name="anchor12037"/>акционерному обществу "Федеральная корпорация по развитию малого и среднего предпринимательства" и исполнительным органам субъектов Российской Федерации или созданным ими организациям, осуществляющим в соответствии со <text:a xlink:type="simple" xlink:href="http://ivo.garant.ru/document/redirect/12188083/510">статьей 5<text:span text:style-name="upper"><text:span> 1</text:span></text:span></text:a> Федерального закона "О закупках товаров, работ, услуг отдельными видами юридических лиц" оценку соответствия или мониторинг соответствия требованиям законодательства Российской Федерации, предусматривающим участие субъектов малого и среднего предпринимательства в закупке (далее соответственно - оценка соответствия, мониторинг соответствия) (в части информации и документов заказчиков, в отношении которых проводится оценка соответствия или мониторинг соответствия);</text:p>
      <text:p text:style-name="s1"><text:bookmark text:name="anchor12028"/>заказчикам в отношении информации и документов, размещенных такими заказчиками или размещенных от их имени в соответствии с <text:a xlink:type="simple" xlink:href="http://ivo.garant.ru/document/redirect/12188083/0">Федеральным законом</text:a> "О закупках товаров, работ, услуг отдельными видами юридических лиц";</text:p>
      <text:p text:style-name="s22header">Информация об изменениях:</text:p>
      <text:p text:style-name="s22"><text:bookmark text:name="anchor1203"/>Подпункт "в" изменен с 9 июля 2024 г. - <text:a xlink:type="simple" xlink:href="http://ivo.garant.ru/document/redirect/409280486/13222">Постановление</text:a> Правительства России от 29 июня 2024 г. № 888</text:p>
      <text:p text:style-name="s22"><text:a xlink:type="simple" xlink:href="http://ivo.garant.ru/document/redirect/76840145/1203">См. предыдущую редакцию</text:a></text:p>
      <text:p text:style-name="s1">в) к информации и документам, предусмотренным <text:a xlink:type="simple" xlink:href="http://ivo.garant.ru/document/redirect/12188083/30206">частью 6 статьи 3<text:span text:style-name="upper"><text:span> 2</text:span></text:span></text:a>, <text:a xlink:type="simple" xlink:href="http://ivo.garant.ru/document/redirect/12188083/30307">частью 7 статьи 3<text:span text:style-name="upper"><text:span> 3</text:span></text:span></text:a> и <text:a xlink:type="simple" xlink:href="http://ivo.garant.ru/document/redirect/12188083/45">частью 5 статьи 4</text:a> Федерального закона "О закупках товаров, работ, услуг отдельными видами юридических лиц", разделу положения о закупке, предусмотренному <text:a xlink:type="simple" xlink:href="http://ivo.garant.ru/document/redirect/70227594/1102">подпунктом "б" пункта 10</text:a> Положения о размещении в единой информационной системе информации о закупке, утвержденного <text:a xlink:type="simple" xlink:href="http://ivo.garant.ru/document/redirect/70227594/0">постановлением</text:a> Правительства Российской Федерации от 10 сентября 2012 г. N 908 "Об утверждении Положения о размещении в единой информационной системе, на официальном сайте такой системы в информационно-телекоммуникационной сети "Интернет" положения о закупке, типового положения о закупке, информации о закупке", - органам, указанным в <text:a xlink:type="simple" xlink:href="#anchor12022">абзацах втором - шестом</text:a> и <text:a xlink:type="simple" xlink:href="#anchor12028">восьмом подпункта "б"</text:a> настоящего пункта;</text:p>
      <text:p text:style-name="s22header">Информация об изменениях:</text:p>
      <text:p text:style-name="s22"><text:bookmark text:name="anchor1204"/>Подпункт "г" изменен с 1 января 2025 г. - <text:a xlink:type="simple" xlink:href="http://ivo.garant.ru/document/redirect/411197447/68111">Постановление</text:a> Правительства России от 23 декабря 2024 г. № 1875</text:p>
      <text:p text:style-name="s22"><text:a xlink:type="simple" xlink:href="http://ivo.garant.ru/document/redirect/76845978/1204">См. предыдущую редакцию</text:a></text:p>
      <text:p text:style-name="s1"><text:bookmark text:name="anchor120403"/>г) к информации и документам, предусмотренным <text:a xlink:type="simple" xlink:href="http://ivo.garant.ru/document/redirect/12188083/419">частью 19 статьи 4</text:a> Федерального закона "О закупках товаров, работ, услуг отдельными видами юридических лиц", - органам, указанным в <text:a xlink:type="simple" xlink:href="#anchor12022">абзацах втором - пятом</text:a> и <text:a xlink:type="simple" xlink:href="#anchor12028">восьмом подпункта "б"</text:a> настоящего пункта;</text:p>
      <text:p text:style-name="s9header">ГАРАНТ:</text:p>
      <text:p text:style-name="s9"><text:bookmark text:name="anchor1205"/>Положения подпункта "д" (в редакции <text:a xlink:type="simple" xlink:href="http://ivo.garant.ru/document/redirect/405672917/12045">постановления</text:a> Правительства России от 31 октября 2022 г. № 1946) <text:a xlink:type="simple" xlink:href="http://ivo.garant.ru/document/redirect/405672917/44">применяются</text:a> с 1 апреля 2023 г.</text:p>
      <text:p text:style-name="s1">д) к информации и документам, предусмотренным <text:a xlink:type="simple" xlink:href="http://ivo.garant.ru/document/redirect/12188083/51016">частью 16 статьи 5<text:span text:style-name="upper"><text:span> 1</text:span></text:span></text:a> Федерального закона "О закупках товаров, работ, услуг отдельными видами юридических лиц", - организациям, указанным в <text:a xlink:type="simple" xlink:href="http://ivo.garant.ru/document/redirect/405672917/12023">абзацах третьем</text:a> и <text:a xlink:type="simple" xlink:href="http://ivo.garant.ru/document/redirect/405672917/12037">седьмом подпункта "б"</text:a> настоящего пункта;</text:p>
      <text:p text:style-name="s22header">Информация об изменениях:</text:p>
      <text:p text:style-name="s22"><text:bookmark text:name="anchor1206"/>Подпункт "е" изменен с 1 января 2025 г. - <text:a xlink:type="simple" xlink:href="http://ivo.garant.ru/document/redirect/411197447/68112">Постановление</text:a> Правительства России от 23 декабря 2024 г. № 1875</text:p>
      <text:p text:style-name="s22"><text:a xlink:type="simple" xlink:href="http://ivo.garant.ru/document/redirect/76845978/1206">См. предыдущую редакцию</text:a></text:p>
      <text:p text:style-name="s1">е) к информации и документам, предусмотренным <text:a xlink:type="simple" xlink:href="http://ivo.garant.ru/document/redirect/405672917/1252">подпунктами "д<text:span text:style-name="upper"><text:span> 2</text:span></text:span>"</text:a>, <text:a xlink:type="simple" xlink:href="http://ivo.garant.ru/document/redirect/70782736/1026">"е"</text:a>, <text:a xlink:type="simple" xlink:href="http://ivo.garant.ru/document/redirect/70782736/1027">"ж"</text:a>, <text:a xlink:type="simple" xlink:href="http://ivo.garant.ru/document/redirect/70782736/1028">"з"</text:a>, <text:a xlink:type="simple" xlink:href="http://ivo.garant.ru/document/redirect/70782736/1030">"к"</text:a>, <text:a xlink:type="simple" xlink:href="http://ivo.garant.ru/document/redirect/70782736/1031">"л"</text:a> и <text:a xlink:type="simple" xlink:href="http://ivo.garant.ru/document/redirect/70782736/1032">"м" пункта 2</text:a> Правил ведения реестра договоров, заключенных заказчиками по результатам закупки, утвержденных <text:a xlink:type="simple" xlink:href="http://ivo.garant.ru/document/redirect/70782736/0">постановлением</text:a> Правительства Российской Федерации от 31 октября 2014 г. N 1132 "О порядке ведения реестра договоров, заключенных заказчиками по результатам закупки" (далее - Правила ведения реестра договоров):</text:p>
      <text:p text:style-name="s1">органам, указанным в <text:a xlink:type="simple" xlink:href="http://ivo.garant.ru/document/redirect/405672917/12022">абзацах втором - пятом</text:a> и <text:a xlink:type="simple" xlink:href="http://ivo.garant.ru/document/redirect/405672917/12028">восьмом подпункта "б"</text:a> настоящего пункта;</text:p>
      <text:p text:style-name="s1"><text:bookmark text:name="anchor12063"/>федеральному органу исполнительной власти в сфере промышленной политики, а также в части информации и документов, предусмотренных <text:a xlink:type="simple" xlink:href="http://ivo.garant.ru/document/redirect/70782736/1026">подпунктами "е" - "з"</text:a> и <text:a xlink:type="simple" xlink:href="http://ivo.garant.ru/document/redirect/70782736/1030">"к" - "м" пункта 2</text:a> Правил ведения реестра договоров, федеральному государственному унитарному предприятию "Всероссийский научно-исследовательский институт "Центр";</text:p>
      <text:p text:style-name="s1">федеральному органу исполнительной власти, осуществляющему функции по контролю и надзору в финансово-бюджетной сфере (в части информации и документов о закупках, осуществляемых государственными и муниципальными учреждениями, государственными и муниципальными предприятиями, хозяйственными обществами, в уставном капитале которых доля участия Российской Федерации, субъекта Российской Федерации, муниципального образования превышает 50 процентов);</text:p>
      <text:p text:style-name="s1"><text:bookmark text:name="anchor12065"/>контрольно-счетным органам субъектов Российской Федерации (в части информации и документов о закупках, осуществляемых государственными учреждениями субъекта Российской Федерации, государственными унитарными предприятиями субъекта Российской Федерации, хозяйственными обществами, в уставном капитале которых доля участия субъекта Российской Федерации превышает 50 процентов);</text:p>
      <text:p text:style-name="s1">организациям, указанным в <text:a xlink:type="simple" xlink:href="http://ivo.garant.ru/document/redirect/405672917/12037">абзаце седьмом подпункта "б"</text:a> настоящего пункта (в части информации и документов, предусмотренных <text:a xlink:type="simple" xlink:href="http://ivo.garant.ru/document/redirect/70782736/1026">подпунктами "е"</text:a> и <text:a xlink:type="simple" xlink:href="http://ivo.garant.ru/document/redirect/70782736/1030">"к" пункта 2</text:a> Правил ведения реестра договоров);</text:p>
      <text:p text:style-name="s9header">ГАРАНТ:</text:p>
      <text:p text:style-name="s9"><text:bookmark text:name="anchor1207"/>Положения подпункта "ж" (в редакции <text:a xlink:type="simple" xlink:href="http://ivo.garant.ru/document/redirect/405672917/12045">постановления</text:a> Правительства России от 31 октября 2022 г. № 1946) <text:a xlink:type="simple" xlink:href="http://ivo.garant.ru/document/redirect/405672917/44">применяются</text:a> с 1 апреля 2023 г.</text:p>
      <text:p text:style-name="s1">ж) к информации и документам, предусмотренным <text:a xlink:type="simple" xlink:href="http://ivo.garant.ru/document/redirect/70782736/1021">подпунктами "а" - "д<text:span text:style-name="upper"><text:span> 1</text:span></text:span>"</text:a>, <text:a xlink:type="simple" xlink:href="http://ivo.garant.ru/document/redirect/70782736/1029">"и"</text:a>, <text:a xlink:type="simple" xlink:href="http://ivo.garant.ru/document/redirect/70782736/1033">"н" - "п" пункта 2</text:a> Правил ведения реестра договоров и содержащимся в реестре договоров, заключенных заказчиками, при осуществлении закупок, проводимых в случаях, определенных Правительством Российской Федерации в соответствии с <text:a xlink:type="simple" xlink:href="http://ivo.garant.ru/document/redirect/12188083/416">частью 16 статьи 4</text:a> Федерального закона "О закупках товаров, работ, услуг отдельными видами юридических лиц", - органам и организациям, указанным в <text:a xlink:type="simple" xlink:href="http://ivo.garant.ru/document/redirect/405672917/12026">абзаце шестом подпункта "б"</text:a> и <text:a xlink:type="simple" xlink:href="#anchor1206">подпункте "е"</text:a> настоящего пункта;</text:p>
      <text:p text:style-name="s22header">Информация об изменениях:</text:p>
      <text:p text:style-name="s22"><text:bookmark text:name="anchor1208"/>Подпункт "з" изменен с 1 января 2025 г. - <text:a xlink:type="simple" xlink:href="http://ivo.garant.ru/document/redirect/411084786/11026">Постановление</text:a> Правительства России от 9 декабря 2024 г. № 1740</text:p>
      <text:p text:style-name="s22"><text:a xlink:type="simple" xlink:href="http://ivo.garant.ru/document/redirect/76845978/1208">См. предыдущую редакцию</text:a></text:p>
      <text:p text:style-name="s1">з) к информации и документам, предусмотренным <text:a xlink:type="simple" xlink:href="http://ivo.garant.ru/document/redirect/70353464/4032">пунктами 2</text:a>, <text:a xlink:type="simple" xlink:href="http://ivo.garant.ru/document/redirect/70353464/4035">5</text:a> и <text:a xlink:type="simple" xlink:href="http://ivo.garant.ru/document/redirect/70353464/4036">6 части 3 статьи 4</text:a> Федерального закона, в отношении закупок заказчиков, предусмотренных <text:a xlink:type="simple" xlink:href="http://ivo.garant.ru/document/redirect/70353464/2401151">подпунктом "а" пункта 5 части 11 статьи 24</text:a> Федерального закона:</text:p>
      <text:p text:style-name="s1">таким заказчикам в отношении осуществленных (осуществляемых) ими закупок;</text:p>
      <text:p text:style-name="s1">федеральному органу исполнительной власти, определенному в соответствии с <text:a xlink:type="simple" xlink:href="http://ivo.garant.ru/document/redirect/70353464/406">частью 6 статьи 4</text:a> Федерального закона.</text:p>
      <text:p text:style-name="s9header">ГАРАНТ:</text:p>
      <text:p text:style-name="s9"><text:bookmark text:name="anchor1021"/>Пункт 21 <text:a xlink:type="simple" xlink:href="#anchor31">вступает в силу</text:a> с 1 апреля 2022 г.</text:p>
      <text:p text:style-name="s1">21. Доступ к аналитической информации (за исключением информации о признаках нарушений <text:a xlink:type="simple" xlink:href="http://ivo.garant.ru/document/redirect/70353464/2">законодательства</text:a> Российской Федерации и иных нормативных правовых актов о контрактной системе в сфере закупок товаров, работ, услуг для обеспечения государственных и муниципальных нужд), сформированной без учета информации и документов, не подлежащих размещению на официальном сайте, предоставляется после прохождения процедур регистрации, идентификации, аутентификации и авторизации в единой информационной системе:</text:p>
      <text:p text:style-name="s22header">Информация об изменениях:</text:p>
      <text:p text:style-name="s22"><text:bookmark text:name="anchor1211"/>Подпункт "а" изменен с 16 ноября 2022 г. - <text:a xlink:type="simple" xlink:href="http://ivo.garant.ru/document/redirect/405672917/12047">Постановление</text:a> Правительства России от 31 октября 2022 г. № 1946</text:p>
      <text:p text:style-name="s22"><text:a xlink:type="simple" xlink:href="http://ivo.garant.ru/document/redirect/76810030/1211">См. предыдущую редакцию</text:a></text:p>
      <text:p text:style-name="s1">а) органам и лицам, указанным в <text:a xlink:type="simple" xlink:href="http://ivo.garant.ru/document/redirect/405672917/120103">абзацах третьем</text:a>, <text:a xlink:type="simple" xlink:href="http://ivo.garant.ru/document/redirect/405672917/120106">шестом</text:a> и <text:a xlink:type="simple" xlink:href="http://ivo.garant.ru/document/redirect/405672917/120107">седьмом подпункта "а"</text:a>, <text:a xlink:type="simple" xlink:href="http://ivo.garant.ru/document/redirect/405672917/12022">абзацах втором - седьмом подпункта "б"</text:a>, <text:a xlink:type="simple" xlink:href="#anchor1204">подпунктах "г" - "е" пункта 20</text:a> настоящего Положения;</text:p>
      <text:p text:style-name="s22header">Информация об изменениях:</text:p>
      <text:p text:style-name="s22"><text:bookmark text:name="anchor1212"/>Подпункт "б" изменен с 1 января 2023 г. - <text:a xlink:type="simple" xlink:href="http://ivo.garant.ru/document/redirect/405934025/462">Постановление</text:a> Правительства России от 9 декабря 2022 г. № 2272</text:p>
      <text:p text:style-name="s22"><text:a xlink:type="simple" xlink:href="http://ivo.garant.ru/document/redirect/76810031/1212">См. предыдущую редакцию</text:a></text:p>
      <text:p text:style-name="s1">б) федеральным органам исполнительной власти, исполнительным органам субъектов Российской Федерации, осуществляющим контроль в сфере закупок, предусмотренный <text:a xlink:type="simple" xlink:href="http://ivo.garant.ru/document/redirect/70353464/991">частью 1 статьи 99</text:a> Федерального закона;</text:p>
      <text:p text:style-name="s1"><text:bookmark text:name="anchor1213"/>в) федеральным органам исполнительной власти;</text:p>
      <text:p text:style-name="s22header">Информация об изменениях:</text:p>
      <text:p text:style-name="s22"><text:bookmark text:name="anchor1214"/>Подпункт "г" изменен с 16 ноября 2022 г. - <text:a xlink:type="simple" xlink:href="http://ivo.garant.ru/document/redirect/405672917/12048">Постановление</text:a> Правительства России от 31 октября 2022 г. № 1946</text:p>
      <text:p text:style-name="s22"><text:a xlink:type="simple" xlink:href="http://ivo.garant.ru/document/redirect/76810030/1214">См. предыдущую редакцию</text:a></text:p>
      <text:p text:style-name="s1">г) исполнительному органу субъекта Российской Федерации по регулированию контрактной системы в сфере закупок в части информации о закупках, осуществляемых для нужд такого субъекта Российской Федерации и муниципальных нужд муниципальных образований, находящихся на территории такого субъекта Российской Федерации;</text:p>
      <text:p text:style-name="s22header">Информация об изменениях:</text:p>
      <text:p text:style-name="s22"><text:bookmark text:name="anchor1215"/>Пункт 21 дополнен подпунктом "д" с 16 ноября 2022 г. - <text:a xlink:type="simple" xlink:href="http://ivo.garant.ru/document/redirect/405672917/12049">Постановление</text:a> Правительства России от 31 октября 2022 г. № 1946</text:p>
      <text:p text:style-name="s1">д) Государственной корпорации по атомной энергии "Росатом" и Государственной корпорации по космической деятельности "Роскосмос" в отношении аналитической информации, сформированной путем обработки информации и документов, размещенных такими лицами, их подведомственными организациями и от имени таких лиц в соответствии с <text:a xlink:type="simple" xlink:href="http://ivo.garant.ru/document/redirect/70353464/0">Федеральным законом</text:a>;</text:p>
      <text:p text:style-name="s22header">Информация об изменениях:</text:p>
      <text:p text:style-name="s22"><text:bookmark text:name="anchor1216"/>Пункт 21 дополнен подпунктом "е" с 16 ноября 2022 г. - <text:a xlink:type="simple" xlink:href="http://ivo.garant.ru/document/redirect/405672917/12049">Постановление</text:a> Правительства России от 31 октября 2022 г. № 1946</text:p>
      <text:p text:style-name="s1">е) автономной некоммерческой организации "Аналитический центр при Правительстве Российской Федерации".</text:p>
      <text:p text:style-name="s22header">Информация об изменениях:</text:p>
      <text:p text:style-name="s22"><text:bookmark text:name="anchor1022"/>Пункт 22 изменен с 16 ноября 2022 г. - <text:a xlink:type="simple" xlink:href="http://ivo.garant.ru/document/redirect/405672917/120410">Постановление</text:a> Правительства России от 31 октября 2022 г. № 1946</text:p>
      <text:p text:style-name="s22"><text:a xlink:type="simple" xlink:href="http://ivo.garant.ru/document/redirect/76810030/1022">См. предыдущую редакцию</text:a></text:p>
      <text:p text:style-name="s1">22. Доступ к аналитической информации (за исключением информации о признаках нарушений <text:a xlink:type="simple" xlink:href="http://ivo.garant.ru/document/redirect/70353464/2">законодательства</text:a> Российской Федерации и иных нормативных правовых актов о контрактной системе в сфере закупок товаров, работ, услуг для обеспечения государственных и муниципальных нужд), сформированной с учетом информации и документов, не подлежащих размещению на официальном сайте, предоставляется после прохождения процедур регистрации, идентификации, аутентификации и авторизации в единой информационной системе:</text:p>
      <text:p text:style-name="s22header">Информация об изменениях:</text:p>
      <text:p text:style-name="s22"><text:bookmark text:name="anchor1221"/>Подпункт "а" изменен с 1 января 2025 г. - Постановления Правительства России <text:a xlink:type="simple" xlink:href="http://ivo.garant.ru/document/redirect/411084786/11028">от 9 декабря 2024 г. № 1740</text:a>, <text:a xlink:type="simple" xlink:href="http://ivo.garant.ru/document/redirect/411197447/68121">от 23 декабря 2024 г. N 1875</text:a></text:p>
      <text:p text:style-name="s22"><text:a xlink:type="simple" xlink:href="http://ivo.garant.ru/document/redirect/76845978/1221">См. предыдущую редакцию</text:a></text:p>
      <text:p text:style-name="s1">а) к информации, сформированной на основе информации и документов, предусмотренных Федеральным законом, за исключением информации, предусмотренной <text:a xlink:type="simple" xlink:href="#anchor1226">подпунктами "е"</text:a> и <text:a xlink:type="simple" xlink:href="#anchor1227">"ж"</text:a> настоящего пункта:</text:p>
      <text:p text:style-name="s1"><text:bookmark text:name="anchor12212"/>федеральному органу исполнительной власти по регулированию контрактной системы в сфере закупок;</text:p>
      <text:p text:style-name="s1"><text:bookmark text:name="anchor12213"/>федеральным органам исполнительной власти, осуществляющим контроль в сфере закупок, предусмотренным <text:a xlink:type="simple" xlink:href="http://ivo.garant.ru/document/redirect/70353464/991">частью 1 статьи 99</text:a> Федерального закона;</text:p>
      <text:p text:style-name="s1"><text:bookmark text:name="anchor12214"/>федеральному органу исполнительной власти, определенному в соответствии с <text:a xlink:type="simple" xlink:href="http://ivo.garant.ru/document/redirect/70353464/406">частью 6 статьи 4</text:a> Федерального закона;</text:p>
      <text:p text:style-name="s1"><text:bookmark text:name="anchor12215"/>федеральному органу исполнительной власти в сфере промышленной политики;</text:p>
      <text:p text:style-name="s1"><text:bookmark text:name="anchor12216"/>Счетной палате Российской Федерации, Генеральной прокуратуре Российской Федерации и Главной военной прокуратуре;</text:p>
      <text:p text:style-name="s1">федеральному органу исполнительной власти, уполномоченному на осуществление функций по противодействию легализации (отмыванию) доходов, полученных преступным путем, финансированию терроризма, экстремистской деятельности и финансированию распространения оружия массового уничтожения;</text:p>
      <text:p text:style-name="s1">федеральному органу исполнительной власти, уполномоченному на осуществление функций по контролю и надзору за соблюдением <text:a xlink:type="simple" xlink:href="http://ivo.garant.ru/document/redirect/10900200/1">законодательства</text:a> о налогах и сборах;</text:p>
      <text:p text:style-name="s1">федеральным органам исполнительной власти, Государственной корпорации по атомной энергии "Росатом" и Государственной корпорации по космической деятельности "Роскосмос" в отношении аналитической информации, сформированной путем обработки информации и документов, размещенных такими лицами, их подведомственными организациями и от имени таких лиц в соответствии с <text:a xlink:type="simple" xlink:href="http://ivo.garant.ru/document/redirect/70353464/0">Федеральным законом</text:a>;</text:p>
      <text:p text:style-name="s1">иным государственным органам, органам государственной власти, организациям и лицам в случаях, предусмотренных нормативными правовыми актами Президента Российской Федерации, Правительства Российской Федерации;</text:p>
      <text:p text:style-name="s1"><text:bookmark text:name="anchor122111"/>исполнительным органам субъектов Российской Федерации, осуществляющим контроль в сфере закупок, предусмотренный <text:a xlink:type="simple" xlink:href="http://ivo.garant.ru/document/redirect/70353464/991">частью 1 статьи 99</text:a> Федерального закона в части информации о закупках, осуществляемых для нужд такого субъекта Российской Федерации и муниципальных нужд муниципальных образований, находящихся на территории такого субъекта Российской Федерации;</text:p>
      <text:p text:style-name="s1"><text:bookmark text:name="anchor122112"/>контрольно-счетным органам субъектов Российской Федерации в части информации и документов о закупках, осуществляемых для нужд соответствующего субъекта Российской Федерации, а также для муниципальных нужд муниципальных образований, находящихся на территории субъекта Российской Федерации;</text:p>
      <text:p text:style-name="s9header">ГАРАНТ:</text:p>
      <text:p text:style-name="s9"><text:bookmark text:name="anchor1222"/>Положения подпункта "б" (в редакции <text:a xlink:type="simple" xlink:href="http://ivo.garant.ru/document/redirect/405672917/120410">постановления</text:a> Правительства России от 31 октября 2022 г. № 1946) <text:a xlink:type="simple" xlink:href="http://ivo.garant.ru/document/redirect/405672917/44">применяются</text:a> с 1 апреля 2023 г.</text:p>
      <text:p text:style-name="s1">б) к информации, сформированной на основе информации и документов, предусмотренных <text:a xlink:type="simple" xlink:href="http://ivo.garant.ru/document/redirect/12188083/30206">частью 6 статьи 3<text:span text:style-name="upper"><text:span> 2</text:span></text:span></text:a>, <text:a xlink:type="simple" xlink:href="http://ivo.garant.ru/document/redirect/12188083/30307">частью 7 статьи 3<text:span text:style-name="upper"><text:span> 3</text:span></text:span></text:a> и <text:a xlink:type="simple" xlink:href="http://ivo.garant.ru/document/redirect/12188083/42">частями 2</text:a>, <text:a xlink:type="simple" xlink:href="http://ivo.garant.ru/document/redirect/12188083/43">3</text:a> и <text:a xlink:type="simple" xlink:href="http://ivo.garant.ru/document/redirect/12188083/45">5 статьи 4</text:a> Федерального закона "О закупках товаров, работ, услуг отдельными видами юридических лиц", - органам, указанным в <text:a xlink:type="simple" xlink:href="http://ivo.garant.ru/document/redirect/405672917/12022">абзацах втором - шестом подпункта "б" пункта 20</text:a> настоящего Положения, а также организациям, указанным в <text:a xlink:type="simple" xlink:href="http://ivo.garant.ru/document/redirect/405672917/12037">абзаце седьмом подпункта "б" пункта 20</text:a> настоящего Положения (в части информации и документов, предусмотренных частями 2 и 3 статьи 4 Федерального закона "О закупках товаров, работ, услуг отдельными видами юридических лиц");</text:p>
      <text:p text:style-name="s9header">ГАРАНТ:</text:p>
      <text:p text:style-name="s9"><text:bookmark text:name="anchor1223"/>Положения подпункта "в" (в редакции <text:a xlink:type="simple" xlink:href="http://ivo.garant.ru/document/redirect/405672917/120410">постановления</text:a> Правительства России от 31 октября 2022 г. № 1946) <text:a xlink:type="simple" xlink:href="http://ivo.garant.ru/document/redirect/405672917/44">применяются</text:a> с 1 апреля 2023 г.</text:p>
      <text:p text:style-name="s1">в) к информации, сформированной на основе информации и документов, предусмотренных <text:a xlink:type="simple" xlink:href="http://ivo.garant.ru/document/redirect/12188083/419">частью 19 статьи 4</text:a> Федерального закона "О закупках товаров, работ, услуг отдельными видами юридических лиц":</text:p>
      <text:p text:style-name="s1">органам, указанным в <text:a xlink:type="simple" xlink:href="http://ivo.garant.ru/document/redirect/405672917/12022">абзацах втором - седьмом подпункта "б"</text:a> и в <text:a xlink:type="simple" xlink:href="http://ivo.garant.ru/document/redirect/405672917/120403">абзаце третьем подпункта "г" пункта 20</text:a> настоящего Положения;</text:p>
      <text:p text:style-name="s1">контрольно-счетным органам субъектов Российской Федерации (в части информации и документов о закупках, осуществляемых государственными учреждениями субъекта Российской Федерации, государственными унитарными предприятиями субъекта Российской Федерации, хозяйственными обществами, в уставном капитале которых доля участия субъекта Российской Федерации превышает 50 процентов);</text:p>
      <text:p text:style-name="s1">прокуратурам субъектов Российской Федерации и приравненным к ним военным и другим специализированным прокуратурам в связи с осуществлением ими в соответствии с <text:a xlink:type="simple" xlink:href="http://ivo.garant.ru/document/redirect/10164358/300">Федеральным законом</text:a> "О прокуратуре Российской Федерации" прокурорского надзора;</text:p>
      <text:p text:style-name="s9header">ГАРАНТ:</text:p>
      <text:p text:style-name="s9"><text:bookmark text:name="anchor1224"/>Положения подпункта "г" (в редакции <text:a xlink:type="simple" xlink:href="http://ivo.garant.ru/document/redirect/405672917/120410">постановления</text:a> Правительства России от 31 октября 2022 г. № 1946) <text:a xlink:type="simple" xlink:href="http://ivo.garant.ru/document/redirect/405672917/44">применяются</text:a> с 1 апреля 2023 г.</text:p>
      <text:p text:style-name="s1">г) к информации, сформированной на основе информации и документов, предусмотренных <text:a xlink:type="simple" xlink:href="http://ivo.garant.ru/document/redirect/12188083/51016">частью 16 статьи 5<text:span text:style-name="upper"><text:span> 1</text:span></text:span></text:a> Федерального закона "О закупках товаров, работ, услуг отдельными видами юридических лиц", - органам и организациям, указанным в <text:a xlink:type="simple" xlink:href="http://ivo.garant.ru/document/redirect/405672917/12023">абзацах третьем</text:a> и <text:a xlink:type="simple" xlink:href="http://ivo.garant.ru/document/redirect/405672917/12037">седьмом подпункта "б" пункта 20</text:a> настоящего Положения;</text:p>
      <text:p text:style-name="s9header">ГАРАНТ:</text:p>
      <text:p text:style-name="s9"><text:bookmark text:name="anchor1225"/>Положения подпункта "д" (в редакции <text:a xlink:type="simple" xlink:href="http://ivo.garant.ru/document/redirect/405672917/120410">постановления</text:a> Правительства России от 31 октября 2022 г. № 1946) <text:a xlink:type="simple" xlink:href="http://ivo.garant.ru/document/redirect/405672917/44">применяются</text:a> с 1 апреля 2023 г.</text:p>
      <text:p text:style-name="s1">д) к информации, сформированной на основе информации и документов, содержащихся в реестре договоров, заключенных заказчиками, - органам и организациям, которым доступ к таким информации и документам предоставлен в соответствии с <text:a xlink:type="simple" xlink:href="#anchor1206">подпунктами "е"</text:a> и <text:a xlink:type="simple" xlink:href="http://ivo.garant.ru/document/redirect/405672917/1207">"ж" пункта 20</text:a> настоящего Положения;</text:p>
      <text:p text:style-name="s22header">Информация об изменениях:</text:p>
      <text:p text:style-name="s22"><text:bookmark text:name="anchor1226"/>Подпункт "е" изменен с 1 января 2025 г. - <text:a xlink:type="simple" xlink:href="http://ivo.garant.ru/document/redirect/411084786/11029">Постановление</text:a> Правительства России от 9 декабря 2024 г. № 1740</text:p>
      <text:p text:style-name="s22"><text:a xlink:type="simple" xlink:href="http://ivo.garant.ru/document/redirect/76845978/1226">См. предыдущую редакцию</text:a></text:p>
      <text:p text:style-name="s1">е) к информации, сформированной на основе предусмотренных Федеральным законом информации и документов в отношении закупок заказчиков, предусмотренных <text:a xlink:type="simple" xlink:href="http://ivo.garant.ru/document/redirect/70353464/2401151">подпунктом "а" пункта 5 части 11 статьи 24</text:a> Федерального закона:</text:p>
      <text:p text:style-name="s1">таким заказчикам в отношении закупок, осуществленных (осуществляемых) ими и подведомственными им учреждениями, предприятиями;</text:p>
      <text:p text:style-name="s1">органам, указанным в <text:a xlink:type="simple" xlink:href="#anchor12213">абзацах третьем</text:a>, <text:a xlink:type="simple" xlink:href="#anchor12214">четвертом</text:a> и <text:a xlink:type="simple" xlink:href="#anchor12216">шестом подпункта "а"</text:a> настоящего пункта;</text:p>
      <text:p text:style-name="s22header">Информация об изменениях:</text:p>
      <text:p text:style-name="s22"><text:bookmark text:name="anchor1227"/>Пункт 22 дополнен подпунктом "ж" с 1 января 2025 г. - <text:a xlink:type="simple" xlink:href="http://ivo.garant.ru/document/redirect/411084786/110210">Постановление</text:a> Правительства России от 9 декабря 2024 г. № 1740</text:p>
      <text:p text:style-name="s1">ж) к информации, сформированной на основе содержащихся в реестре независимых гарантий информации и документов о независимых гарантиях, предоставляемых в качестве обеспечения заявок на участие в закупках, - органам, указанным в <text:a xlink:type="simple" xlink:href="#anchor12212">абзацах втором - двенадцатом подпункта "а"</text:a> настоящего пункта, в части закупок, в отношении которых по состоянию на момент получения доступа к такой аналитической информации наступила дата окончания срока подачи заявок на участие в закупке;</text:p>
      <text:p text:style-name="s22header">Информация об изменениях:</text:p>
      <text:p text:style-name="s22"><text:bookmark text:name="anchor1228"/>Пункт 22 дополнен подпунктом "ж" с 1 января 2025 г. - <text:a xlink:type="simple" xlink:href="http://ivo.garant.ru/document/redirect/411197447/68122">Постановление</text:a> Правительства России от 23 декабря 2024 г. № 1875</text:p>
      <text:p text:style-name="s1">ж) к информации о совокупном объеме закупок товаров российского происхождения, работ, услуг, соответственно выполняемых, оказываемых российскими лицами, предусмотренной <text:a xlink:type="simple" xlink:href="http://ivo.garant.ru/document/redirect/411197447/5012">пунктом 12</text:a> Положения о требованиях к форме и содержанию отчета об объеме закупок товаров российского происхождения, работ, услуг, соответственно выполняемых, оказываемых российскими гражданами, российскими юридическими лицами, о порядке формирования и размещения такого отчета в единой информационной системе в сфере закупок товаров, работ, услуг для обеспечения государственных и муниципальных нужд, на официальном сайте единой информационной системы в сфере закупок товаров, работ, услуг для обеспечения государственных и муниципальных нужд в информационно-телекоммуникационной сети "Интернет", о порядке предоставления федеральному органу исполнительной власти, указанному в части 7 статьи 14 Федерального закона "О контрактной системе в сфере закупок товаров, работ, услуг для обеспечения государственных и муниципальных нужд" и части 7 статьи 3<text:span text:style-name="upper"><text:span> 1-4</text:span></text:span> Федерального закона "О закупках товаров, работ, услуг отдельными видами юридических лиц", доступа к информации, содержащейся в таких отчетах, размещенных в единой информационной системе в сфере закупок товаров, работ, услуг для обеспечения государственных и муниципальных нужд, о порядке рассмотрения таких отчетов и оценки результатов осуществления в отчетном году указанных закупок этим федеральным органом исполнительной власти, утвержденного <text:a xlink:type="simple" xlink:href="http://ivo.garant.ru/document/redirect/411197447/0">постановлением</text:a> Правительства Российской Федерации от 23 декабря 2024 г. N 1875 "О мерах по предоставлению национального режима при осуществлении закупок товаров, работ, услуг для обеспечения государственных и муниципальных нужд, закупок товаров, работ, услуг отдельными видами юридических лиц":</text:p>
      <text:p text:style-name="s1">федеральному органу исполнительной власти, определенному <text:a xlink:type="simple" xlink:href="http://ivo.garant.ru/document/redirect/411197447/9">пунктом 9</text:a> указанного постановления Правительства Российской Федерации;</text:p>
      <text:p text:style-name="s1">федеральному органу исполнительной власти в сфере промышленной политики;</text:p>
      <text:p text:style-name="s1">федеральному органу исполнительной власти, определенному в соответствии с <text:a xlink:type="simple" xlink:href="http://ivo.garant.ru/document/redirect/70353464/406">частью 6 статьи 4</text:a> Федерального закона.</text:p>
      <text:p text:style-name="s22header">Информация об изменениях:</text:p>
      <text:p text:style-name="s22"><text:bookmark text:name="anchor1023"/>Пункт 23 изменен с 16 ноября 2022 г. - <text:a xlink:type="simple" xlink:href="http://ivo.garant.ru/document/redirect/405672917/120410">Постановление</text:a> Правительства России от 31 октября 2022 г. № 1946</text:p>
      <text:p text:style-name="s22"><text:a xlink:type="simple" xlink:href="http://ivo.garant.ru/document/redirect/76810030/1023">См. предыдущую редакцию</text:a></text:p>
      <text:p text:style-name="s1">23. Доступ к аналитической информации в части информации о признаках нарушений законодательства Российской Федерации и иных нормативных правовых актов о контрактной системе в сфере закупок товаров, работ, услуг для обеспечения государственных и муниципальных нужд предоставляется после прохождения процедур регистрации, идентификации, аутентификации и авторизации в единой информационной системе в отношении:</text:p>
      <text:p text:style-name="s1"><text:bookmark text:name="anchor1231"/>а) информации, сформированной без учета информации и документов, не подлежащих размещению на официальном сайте:</text:p>
      <text:p text:style-name="s1"><text:bookmark text:name="anchor12312"/>органам, указанным в <text:a xlink:type="simple" xlink:href="http://ivo.garant.ru/document/redirect/405672917/12023">абзаце третьем подпункта "а" пункта 20</text:a> настоящего Положения (в части информации и документов о закупках, осуществляемых для нужд соответствующего субъекта Российской Федерации, а также для муниципальных нужд муниципальных образований, находящихся на территории субъекта Российской Федерации);</text:p>
      <text:p text:style-name="s1"><text:bookmark text:name="anchor12313"/>органам, указанным в <text:a xlink:type="simple" xlink:href="http://ivo.garant.ru/document/redirect/405672917/12024">абзаце четвертом подпункта "а" пункта 20</text:a> настоящего Положения. При этом исполнительному органу субъекта Российской Федерации, являющемуся таким органом контроля, доступ предоставляется в части информации и документов о закупках, осуществляемых для нужд такого субъекта Российской Федерации, а также для муниципальных нужд муниципальных образований, находящихся на территории субъекта Российской Федерации;</text:p>
      <text:p text:style-name="s1">органам, указанным в <text:a xlink:type="simple" xlink:href="http://ivo.garant.ru/document/redirect/405672917/12026">абзаце шестом подпункта "а" пункта 20</text:a> настоящего Положения;</text:p>
      <text:p text:style-name="s1">иным государственным органам, органам государственной власти, организациям и лицам в случаях, предусмотренных нормативными правовыми актами Президента Российской Федерации, Правительства Российской Федерации;</text:p>
      <text:p text:style-name="s22header">Информация об изменениях:</text:p>
      <text:p text:style-name="s22"><text:bookmark text:name="anchor1232"/>Подпункт "б" изменен с 1 января 2025 г. - <text:a xlink:type="simple" xlink:href="http://ivo.garant.ru/document/redirect/411084786/110213">Постановление</text:a> Правительства России от 9 декабря 2024 г. № 1740</text:p>
      <text:p text:style-name="s22"><text:a xlink:type="simple" xlink:href="http://ivo.garant.ru/document/redirect/76845978/1232">См. предыдущую редакцию</text:a></text:p>
      <text:p text:style-name="s1">б) информации, сформированной с учетом информации и документов, не подлежащих размещению на официальном сайте, за исключением информации, предусмотренной <text:a xlink:type="simple" xlink:href="#anchor1233">подпунктом "в"</text:a> настоящего пункта:</text:p>
      <text:p text:style-name="s1"><text:bookmark text:name="anchor12322"/>органам, указанным в <text:a xlink:type="simple" xlink:href="http://ivo.garant.ru/document/redirect/405672917/12213">абзацах третьем</text:a>, <text:a xlink:type="simple" xlink:href="#anchor12216">шестом</text:a>, <text:a xlink:type="simple" xlink:href="#anchor122111">одиннадцатом</text:a> и <text:a xlink:type="simple" xlink:href="#anchor122112">двенадцатом подпункта "а" пункта 22</text:a> настоящего Положения;</text:p>
      <text:p text:style-name="s1"><text:bookmark text:name="anchor12323"/>иным государственным органам, органам государственной власти, организациям и лицам в случаях, предусмотренных нормативными правовыми актами Президента Российской Федерации, Правительства Российской Федерации;</text:p>
      <text:p text:style-name="s22header">Информация об изменениях:</text:p>
      <text:p text:style-name="s22"><text:bookmark text:name="anchor1233"/>Пункт 23 дополнен подпунктом "в" с 1 января 2025 г. - <text:a xlink:type="simple" xlink:href="http://ivo.garant.ru/document/redirect/411084786/110214">Постановление</text:a> Правительства России от 9 декабря 2024 г. № 1740</text:p>
      <text:p text:style-name="s1">в) к информации, сформированной на основе содержащихся в реестре независимых гарантий информации и документов о независимых гарантиях, предоставляемых в качестве обеспечения заявок на участие в закупках, - органам, указанным в <text:a xlink:type="simple" xlink:href="#anchor12322">абзацах втором</text:a> и <text:a xlink:type="simple" xlink:href="#anchor12323">третьем подпункта "б"</text:a> настоящего пункта, в части закупок, в отношении которых по состоянию на момент получения доступа к такой аналитической информации наступила дата окончания срока подачи заявок на участие в закупке.</text:p>
      <text:p text:style-name="s22header">Информация об изменениях:</text:p>
      <text:p text:style-name="s22"><text:bookmark text:name="anchor1024"/>Пункт 24 изменен с 16 ноября 2022 г. - <text:a xlink:type="simple" xlink:href="http://ivo.garant.ru/document/redirect/405672917/120411">Постановление</text:a> Правительства России от 31 октября 2022 г. № 1946</text:p>
      <text:p text:style-name="s22"><text:a xlink:type="simple" xlink:href="http://ivo.garant.ru/document/redirect/76810030/1024">См. предыдущую редакцию</text:a></text:p>
      <text:p text:style-name="s1">24. Федеральный орган исполнительной власти, определенный в соответствии с <text:a xlink:type="simple" xlink:href="http://ivo.garant.ru/document/redirect/70353464/406">частью 6 статьи 4</text:a> Федерального закона, на основании запроса в письменной форме, направленного следующими органами и лицами при реализации полномочий, предусмотренных законодательством Российской Федерации, и подписанного уполномоченным лицом, имеющим право действовать от имени таких органов или лиц, осуществляет предоставление:</text:p>
      <text:p text:style-name="s22header">Информация об изменениях:</text:p>
      <text:p text:style-name="s22"><text:bookmark text:name="anchor1241"/>Подпункт "а" изменен с 9 июля 2024 г. - <text:a xlink:type="simple" xlink:href="http://ivo.garant.ru/document/redirect/409280486/13251">Постановление</text:a> Правительства России от 29 июня 2024 г. № 888</text:p>
      <text:p text:style-name="s22"><text:a xlink:type="simple" xlink:href="http://ivo.garant.ru/document/redirect/76840145/1241">См. предыдущую редакцию</text:a></text:p>
      <text:p text:style-name="s1">а) информации и документов, содержащихся в единой информационной системе, не подлежащих размещению на официальном сайте, в отношении конкретной закупки органам, указанным в <text:a xlink:type="simple" xlink:href="#anchor12213">абзацах третьем</text:a> и <text:a xlink:type="simple" xlink:href="#anchor12216">шестом подпункта "а" пункта 22</text:a> настоящего Положения, парламентской комиссии по расследованию фактов и обстоятельств, послуживших основанием для проведения парламентского расследования, органам судебной власти, органам прокуратуры, органам, осуществляющим оперативно-разыскную деятельность, органам дознания, следственным органам, арбитражным управляющим, иным органам (за исключением федеральных государственных органов, которым доступ к таким информации и документам предоставлен в соответствии с <text:a xlink:type="simple" xlink:href="#anchor1020">пунктом 20</text:a> настоящего Положения) и лицам в случаях, предусмотренных законодательством Российской Федерации;</text:p>
      <text:p text:style-name="s22header">Информация об изменениях:</text:p>
      <text:p text:style-name="s22"><text:bookmark text:name="anchor1242"/>Подпункт "б" изменен с 16 ноября 2022 г. - <text:a xlink:type="simple" xlink:href="http://ivo.garant.ru/document/redirect/405672917/120413">Постановление</text:a> Правительства России от 31 октября 2022 г. № 1946</text:p>
      <text:p text:style-name="s22"><text:a xlink:type="simple" xlink:href="http://ivo.garant.ru/document/redirect/76810030/1242">См. предыдущую редакцию</text:a></text:p>
      <text:p text:style-name="s1">б) аналитической информации (за исключением информации о признаках нарушений <text:a xlink:type="simple" xlink:href="http://ivo.garant.ru/document/redirect/70353464/2">законодательства</text:a> Российской Федерации и иных нормативных правовых актов о контрактной системе в сфере закупок товаров, работ, услуг для обеспечения государственных и муниципальных нужд), сформированной без учета информации и документов, не подлежащих размещению на официальном сайте, сенаторам Российской Федерации, депутатам Государственной Думы Федерального Собрания Российской Федерации, Счетной палате Российской Федерации, Генеральной прокуратуре Российской Федерации, Главной военной прокуратуре, федеральным государственным органам (за исключением федеральных государственных органов, которым предоставляется доступ к аналитической информации в соответствии с <text:a xlink:type="simple" xlink:href="#anchor1212">подпунктами "б"</text:a> и <text:a xlink:type="simple" xlink:href="#anchor1213">"в" пункта 21</text:a> настоящего Положения), а также иным органам и лицам в случаях, предусмотренных законодательством Российской Федерации;</text:p>
      <text:p text:style-name="s22header">Информация об изменениях:</text:p>
      <text:p text:style-name="s22"><text:bookmark text:name="anchor1243"/>Подпункт "в" изменен с 9 июля 2024 г. - <text:a xlink:type="simple" xlink:href="http://ivo.garant.ru/document/redirect/409280486/10326">Постановление</text:a> Правительства России от 29 июня 2024 г. № 888</text:p>
      <text:p text:style-name="s22"><text:a xlink:type="simple" xlink:href="http://ivo.garant.ru/document/redirect/76840145/1243">См. предыдущую редакцию</text:a></text:p>
      <text:p text:style-name="s1">в) аналитической информации (за исключением информации о признаках нарушений <text:a xlink:type="simple" xlink:href="http://ivo.garant.ru/document/redirect/70353464/2">законодательства</text:a> Российской Федерации и иных нормативных правовых актов о контрактной системе в сфере закупок товаров, работ, услуг для обеспечения государственных и муниципальных нужд), сформированной с учетом не подлежащих размещению на официальном сайте информации и документов, за исключением информации о независимых гарантиях, федеральному органу исполнительной власти по регулированию контрактной системы в сфере закупок и лицам, указанным в <text:a xlink:type="simple" xlink:href="#anchor1242">подпункте "б"</text:a> настоящего пункта;</text:p>
      <text:p text:style-name="s22header">Информация об изменениях:</text:p>
      <text:p text:style-name="s22"><text:bookmark text:name="anchor1244"/>Пункт 24 дополнен подпунктом "г" с 16 ноября 2022 г. - <text:a xlink:type="simple" xlink:href="http://ivo.garant.ru/document/redirect/405672917/120415">Постановление</text:a> Правительства России от 31 октября 2022 г. № 1946</text:p>
      <text:p text:style-name="s1">г) аналитической информации (за исключением информации о признаках нарушений <text:a xlink:type="simple" xlink:href="http://ivo.garant.ru/document/redirect/70353464/2">законодательства</text:a> Российской Федерации и иных нормативных правовых актов о контрактной системе в сфере закупок товаров, работ, услуг для обеспечения государственных и муниципальных нужд) в части информации о независимых гарантиях Центральному банку Российской Федерации.</text:p>
      <text:p text:style-name="s22header">Информация об изменениях:</text:p>
      <text:p text:style-name="s22"><text:bookmark text:name="anchor1025"/>Пункт 25 изменен с 16 ноября 2022 г. - <text:a xlink:type="simple" xlink:href="http://ivo.garant.ru/document/redirect/405672917/120416">Постановление</text:a> Правительства России от 31 октября 2022 г. № 1946</text:p>
      <text:p text:style-name="s22"><text:a xlink:type="simple" xlink:href="http://ivo.garant.ru/document/redirect/76810030/1025">См. предыдущую редакцию</text:a></text:p>
      <text:p text:style-name="s1">25. Информация и документы, аналитическая информация, полученные в соответствии с <text:a xlink:type="simple" xlink:href="http://ivo.garant.ru/document/redirect/405672917/120103">абзацами третьим</text:a> и <text:a xlink:type="simple" xlink:href="http://ivo.garant.ru/document/redirect/405672917/120102">вторым подпункта "а" пункта 20</text:a>, <text:a xlink:type="simple" xlink:href="#anchor1214">подпунктом "г" пункта 21</text:a>", <text:a xlink:type="simple" xlink:href="http://ivo.garant.ru/document/redirect/405672917/12312">абзацами вторым</text:a> и <text:a xlink:type="simple" xlink:href="http://ivo.garant.ru/document/redirect/405672917/12313">третьим подпункта "а" пункта 23</text:a> настоящего Положения, могут в части, касающейся закупок, осуществляемых для муниципальных нужд муниципального образования, предоставляться получившими их органами контрольно-счетному органу такого муниципального образования, органам местного самоуправления, осуществляющим контроль в сфере закупок.</text:p>
      <text:p text:style-name="s1"><text:bookmark text:name="anchor1026"/>26. Информация и документы, полученные в соответствии с <text:a xlink:type="simple" xlink:href="#anchor1020">пунктом 20</text:a> настоящего Положения, могут предоставляться получившими их органами лицам, указанным в <text:a xlink:type="simple" xlink:href="#anchor1241">подпункте "а" пункта 24</text:a> настоящего Положения, на основании запроса в письменной форме.</text:p>
      <text:p text:style-name="s1"/>
      <text:h text:outline-level="1" text:style-name="s3"><text:bookmark text:name="anchor1400"/>IV. Информационное взаимодействие единой информационной системы с иными информационными системами</text:h>
      <text:p text:style-name="s1"/>
      <text:p text:style-name="s1"><text:bookmark text:name="anchor1027"/>27. Единая информационная система осуществляет информационное взаимодействие со следующими информационными системами:</text:p>
      <text:p text:style-name="s1"><text:bookmark text:name="anchor1271"/>а) государственная интегрированная информационная система управления общественными финансами "Электронный бюджет" (далее - система "Электронный бюджет");</text:p>
      <text:p text:style-name="s1"><text:bookmark text:name="anchor1272"/>б) государственная информационная система, предусмотренная <text:a xlink:type="simple" xlink:href="http://ivo.garant.ru/document/redirect/70353464/4013">частью 13 статьи 4</text:a> Федерального закона;</text:p>
      <text:p text:style-name="s1"><text:bookmark text:name="anchor1273"/>в) региональные и муниципальные информационные системы в сфере закупок;</text:p>
      <text:p text:style-name="s1"><text:bookmark text:name="anchor1274"/>г) информационные системы контрольных органов в сфере закупок, информационные системы органов внутреннего государственного (муниципального) финансового контроля (далее - информационные системы органов контроля);</text:p>
      <text:p text:style-name="s1"><text:bookmark text:name="anchor1275"/>д) электронные площадки, специализированные электронные площадки, предусмотренные <text:span text:style-name="s8">Федеральным законом</text:span> и <text:a xlink:type="simple" xlink:href="http://ivo.garant.ru/document/redirect/12188083/0">Федеральным законом</text:a> "О закупках товаров, работ, услуг отдельными видами юридических лиц" (далее - электронные площадки);</text:p>
      <text:p text:style-name="s22header">Информация об изменениях:</text:p>
      <text:p text:style-name="s22"><text:bookmark text:name="anchor1276"/>Подпункт "е" изменен с 16 ноября 2022 г. - <text:a xlink:type="simple" xlink:href="http://ivo.garant.ru/document/redirect/405672917/120418">Постановление</text:a> Правительства России от 31 октября 2022 г. № 1946</text:p>
      <text:p text:style-name="s22"><text:a xlink:type="simple" xlink:href="http://ivo.garant.ru/document/redirect/76810030/1276">См. предыдущую редакцию</text:a></text:p>
      <text:p text:style-name="s1">е) корпоративные информационные системы в сфере закупок;</text:p>
      <text:p text:style-name="s1"><text:bookmark text:name="anchor1277"/>ж) информационные элементы инфраструктуры, обеспечивающей информационно-технологическое взаимодействие информационных систем, используемых для предоставления государственных и муниципальных услуг и исполнения государственных и муниципальных функций;</text:p>
      <text:p text:style-name="s1"><text:bookmark text:name="anchor1278"/>з) информационные системы, обеспечивающие формирование информации и документов, подлежащих регистрации в регистрах бухгалтерского учета;</text:p>
      <text:p text:style-name="s1"><text:bookmark text:name="anchor1279"/>и) иные информационные системы, осуществляющие информационное взаимодействие с единой информационной системой в случаях, установленных законодательством Российской Федерации;</text:p>
      <text:p text:style-name="s22header">Информация об изменениях:</text:p>
      <text:p text:style-name="s22"><text:bookmark text:name="anchor12710"/>Пункт 27 дополнен подпунктом "к" с 16 ноября 2022 г. - <text:a xlink:type="simple" xlink:href="http://ivo.garant.ru/document/redirect/405672917/120419">Постановление</text:a> Правительства России от 31 октября 2022 г. № 1946</text:p>
      <text:p text:style-name="s1">к) государственная автоматизированная информационная система "Управление" (далее - система "Управление");</text:p>
      <text:p text:style-name="s22header">Информация об изменениях:</text:p>
      <text:p text:style-name="s22"><text:bookmark text:name="anchor12711"/>Пункт 27 дополнен подпунктом "л" с 1 января 2025 г. - <text:a xlink:type="simple" xlink:href="http://ivo.garant.ru/document/redirect/411084786/110215">Постановление</text:a> Правительства России от 9 декабря 2024 г. № 1740</text:p>
      <text:p text:style-name="s1">л) информационная система Центрального банка Российской Федерации в части информации и документов, содержащихся в реестре независимых гарантий;</text:p>
      <text:p text:style-name="s22header">Информация об изменениях:</text:p>
      <text:p text:style-name="s22"><text:bookmark text:name="anchor12712"/>Пункт 27 дополнен подпунктом "м" с 1 января 2025 г. - <text:a xlink:type="simple" xlink:href="http://ivo.garant.ru/document/redirect/411084786/110215">Постановление</text:a> Правительства России от 9 декабря 2024 г. № 1740</text:p>
      <text:p text:style-name="s1">м) информационные системы гарантов, предусмотренных <text:a xlink:type="simple" xlink:href="http://ivo.garant.ru/document/redirect/70353464/451">частью 1 статьи 45</text:a> Федерального закона, в части содержащихся в реестре независимых гарантий информации и документов в отношении независимых гарантий, выданных соответствующим гарантом.</text:p>
      <text:p text:style-name="s1"><text:bookmark text:name="anchor1028"/>28. При информационном взаимодействии единой информационной системы с информационными системами, указанными в <text:a xlink:type="simple" xlink:href="#anchor1271">подпунктах "а"</text:a> и <text:a xlink:type="simple" xlink:href="#anchor1273">"в" - "и" пункта 27</text:a> настоящего Положения:</text:p>
      <text:p text:style-name="s1"><text:bookmark text:name="anchor1281"/>а) осуществляется обмен электронными документами, информационными запросами и информационными сообщениями;</text:p>
      <text:p text:style-name="s1"><text:bookmark text:name="anchor1282"/>б) используются единые форматы электронных документов и открытых форматов для обмена данными, предусмотренные <text:a xlink:type="simple" xlink:href="#anchor1011">пунктом 11</text:a> настоящего Положения;</text:p>
      <text:p text:style-name="s1"><text:bookmark text:name="anchor1283"/>в) технологическими средствами единой информационной системы обеспечивается соответствие информации и документов, полученных из информационных систем, указанных в <text:a xlink:type="simple" xlink:href="#anchor1027">пункте 27</text:a> настоящего Положения, информации и документам, размещенным в единой информационной системе, а также соответствие информации и документов, передаваемых из единой информационной системы в такие информационные системы, информации и документам, размещенным в единой информационной системе;</text:p>
      <text:p text:style-name="s1"><text:bookmark text:name="anchor1284"/>г) операторы информационных систем, указанных в <text:a xlink:type="simple" xlink:href="#anchor1027">пункте 27</text:a> настоящего Положения, обеспечивают достоверность и актуальность информации и документов, передаваемых ими в единую информационную систему;</text:p>
      <text:p text:style-name="s1"><text:bookmark text:name="anchor1285"/>д) допускается использование инфраструктуры, обеспечивающей информационно-технологическое взаимодействие информационных систем, используемых для предоставления государственных и муниципальных услуг и исполнения государственных и муниципальных функций в электронной форме.</text:p>
      <text:p text:style-name="s22header">Информация об изменениях:</text:p>
      <text:p text:style-name="s22"><text:bookmark text:name="anchor1029"/>Пункт 29 изменен с 16 ноября 2022 г. - <text:a xlink:type="simple" xlink:href="http://ivo.garant.ru/document/redirect/405672917/120420">Постановление</text:a> Правительства России от 31 октября 2022 г. № 1946</text:p>
      <text:p text:style-name="s22"><text:a xlink:type="simple" xlink:href="http://ivo.garant.ru/document/redirect/76810030/1029">См. предыдущую редакцию</text:a></text:p>
      <text:p text:style-name="s1">29. При информационном взаимодействии с информационными системами, предусмотренными <text:a xlink:type="simple" xlink:href="#anchor1271">подпунктами "а" - "в"</text:a> (за исключением муниципальных информационных систем в сфере закупок) пункта 27 настоящего Положения, допускается предоставление информации и документов, предусмотренных <text:a xlink:type="simple" xlink:href="http://ivo.garant.ru/document/redirect/70353464/4032">пунктами 2</text:a>, <text:a xlink:type="simple" xlink:href="http://ivo.garant.ru/document/redirect/70353464/4035">5</text:a> и <text:a xlink:type="simple" xlink:href="http://ivo.garant.ru/document/redirect/70353464/4036">6 части 3 статьи 4</text:a> Федерального закона и не подлежащих размещению на официальном сайте. При информационном взаимодействии с информационными системами, предусмотренными <text:a xlink:type="simple" xlink:href="#anchor1273">подпунктами "в"</text:a> (за исключением муниципальных информационных систем в сфере закупок) и <text:a xlink:type="simple" xlink:href="#anchor1276">"е" пункта 27</text:a> настоящего Положения, допускается предоставление информации и документов, предусмотренных <text:a xlink:type="simple" xlink:href="http://ivo.garant.ru/document/redirect/12188083/30206">частью 6 статьи 3<text:span text:style-name="upper"><text:span> 2</text:span></text:span></text:a>, <text:a xlink:type="simple" xlink:href="http://ivo.garant.ru/document/redirect/12188083/30307">частью 7 статьи 3<text:span text:style-name="upper"><text:span> 3</text:span></text:span></text:a>, <text:a xlink:type="simple" xlink:href="http://ivo.garant.ru/document/redirect/12188083/42">частями 2</text:a>, <text:a xlink:type="simple" xlink:href="http://ivo.garant.ru/document/redirect/12188083/43">3</text:a> и <text:a xlink:type="simple" xlink:href="http://ivo.garant.ru/document/redirect/12188083/45">5 статьи 4</text:a>, <text:a xlink:type="simple" xlink:href="http://ivo.garant.ru/document/redirect/12188083/4001">статьей 4<text:span text:style-name="upper"><text:span> 1</text:span></text:span></text:a>, <text:a xlink:type="simple" xlink:href="http://ivo.garant.ru/document/redirect/12188083/51016">частью 16 статьи 5<text:span text:style-name="upper"><text:span> 1</text:span></text:span></text:a> Федерального закона "О закупках товаров, работ, услуг отдельными видами юридических лиц" и не подлежащих размещению на официальном сайте.</text:p>
      <text:p text:style-name="s22header">Информация об изменениях:</text:p>
      <text:p text:style-name="s22"><text:bookmark text:name="anchor1030"/>Пункт 30 изменен с 16 ноября 2022 г. - <text:a xlink:type="simple" xlink:href="http://ivo.garant.ru/document/redirect/405672917/120421">Постановление</text:a> Правительства России от 31 октября 2022 г. № 1946</text:p>
      <text:p text:style-name="s22"><text:a xlink:type="simple" xlink:href="http://ivo.garant.ru/document/redirect/76810030/1030">См. предыдущую редакцию</text:a></text:p>
      <text:p text:style-name="s1">30. При информационном взаимодействии единой информационной системы с системой "Электронный бюджет", системой "Управление":</text:p>
      <text:p text:style-name="s1"><text:bookmark text:name="anchor1301"/>а) осуществляется обмен информацией и документами, в отношении которых нормативными правовыми актами, регулирующими бюджетные правоотношения, отношения, указанные в <text:a xlink:type="simple" xlink:href="http://ivo.garant.ru/document/redirect/70353464/1100">части 1 статьи 1</text:a> Федерального закона, предусмотрен такой обмен;</text:p>
      <text:p text:style-name="s22header">Информация об изменениях:</text:p>
      <text:p text:style-name="s22"><text:bookmark text:name="anchor1302"/>Подпункт "б" изменен с 1 января 2025 г. - <text:a xlink:type="simple" xlink:href="http://ivo.garant.ru/document/redirect/411084786/110219">Постановление</text:a> Правительства России от 9 декабря 2024 г. № 1740</text:p>
      <text:p text:style-name="s22"><text:a xlink:type="simple" xlink:href="http://ivo.garant.ru/document/redirect/76845978/1302">См. предыдущую редакцию</text:a></text:p>
      <text:p text:style-name="s1">б) допускается предоставление аналитической информации из единой информационной системы. Представление аналитической информации, сформированной с учетом информации и документов, не подлежащих размещению на официальном сайте, из единой информационной системы допускается в случае соответствия информационных систем, предусмотренных <text:a xlink:type="simple" xlink:href="#anchor1271">подпунктами "а"</text:a> и <text:a xlink:type="simple" xlink:href="http://ivo.garant.ru/document/redirect/405672917/12710">"к" пункта 27</text:a> настоящего Положения, установленным в соответствии с <text:a xlink:type="simple" xlink:href="http://ivo.garant.ru/document/redirect/12148555/165">частью 5 статьи 16</text:a> Федерального закона "Об информации, информационных технологиях и о защите информации" требованиям к классу защищенности информационной системы не ниже 2 класса. Представление аналитической информации, сформированной на основе информации о независимых гарантиях, предоставляемых в качестве обеспечения заявок на участие в закупках, допускается в части закупок, в отношении которых по состоянию на момент такого представления наступила дата окончания срока подачи заявок на участие в закупке;</text:p>
      <text:p text:style-name="s22header">Информация об изменениях:</text:p>
      <text:p text:style-name="s22"><text:bookmark text:name="anchor1303"/>Подпункт "в" изменен с 1 января 2025 г. - <text:a xlink:type="simple" xlink:href="http://ivo.garant.ru/document/redirect/411084786/110220">Постановление</text:a> Правительства России от 9 декабря 2024 г. № 1740</text:p>
      <text:p text:style-name="s22"><text:a xlink:type="simple" xlink:href="http://ivo.garant.ru/document/redirect/76845978/1303">См. предыдущую редакцию</text:a></text:p>
      <text:p text:style-name="s1">в) обмен информацией и документами в отношении закупок, осуществляемых заказчиками, предусмотренными <text:a xlink:type="simple" xlink:href="http://ivo.garant.ru/document/redirect/70353464/2401151">подпунктом "а" пункта 5 части 11 статьи 24</text:a> Федерального закона (за исключением случаев, при которых предоставление таких информации и документов допускается в соответствии с <text:a xlink:type="simple" xlink:href="#anchor1029">пунктом 29</text:a> настоящих Правил), предоставление аналитической информации, сформированной с учетом информации и документов о таких закупках, не осуществляются.</text:p>
      <text:p text:style-name="s9header">ГАРАНТ:</text:p>
      <text:p text:style-name="s9">По-видимому, в тексте предыдущего абзаца допущена опечатка. Вместо "настоящих Правил" имеется в виду "настоящего Положения"</text:p>
      <text:p text:style-name="s1"><text:bookmark text:name="anchor1031"/>31. При информационном взаимодействии единой информационной системы с электронными площадками обеспечиваются:</text:p>
      <text:p text:style-name="s22header">Информация об изменениях:</text:p>
      <text:p text:style-name="s22"><text:bookmark text:name="anchor1311"/>Подпункт "а" изменен с 1 января 2025 г. - <text:a xlink:type="simple" xlink:href="http://ivo.garant.ru/document/redirect/411197447/6813">Постановление</text:a> Правительства России от 23 декабря 2024 г. № 1875</text:p>
      <text:p text:style-name="s22"><text:a xlink:type="simple" xlink:href="http://ivo.garant.ru/document/redirect/76845978/1311">См. предыдущую редакцию</text:a></text:p>
      <text:p text:style-name="s1">а) представление с электронных площадок в единую информационную систему:</text:p>
      <text:p text:style-name="s1">информации об аккредитованных на электронных площадках участниках закупок;</text:p>
      <text:p text:style-name="s1">предварительных предложений, предусмотренных <text:a xlink:type="simple" xlink:href="http://ivo.garant.ru/document/redirect/70353464/93012">частью 12 статьи 93</text:a> Федерального закона;</text:p>
      <text:p text:style-name="s1">характеристик предлагаемого участником закупки товара путем их размещения в единой информационной системе без размещения на <text:a xlink:type="simple" xlink:href="https://zakupki.gov.ru">официальном сайте</text:a> одновременно с размещением протокола подведения итогов определения поставщика (подрядчика, исполнителя);</text:p>
      <text:p text:style-name="s1">иной информации и документов в соответствии с положениями <text:a xlink:type="simple" xlink:href="http://ivo.garant.ru/document/redirect/70353464/0">Федерального закона</text:a> и <text:a xlink:type="simple" xlink:href="http://ivo.garant.ru/document/redirect/12188083/0">Федерального закона</text:a> "О закупках товаров, работ, услуг отдельными видами юридических лиц" с целью их размещения в единой информационной системе;</text:p>
      <text:p text:style-name="s1"><text:bookmark text:name="anchor1312"/>б) представление из единой информационной системы на электронные площадки:</text:p>
      <text:p text:style-name="s1">извещений об осуществлении закупок, приглашений принять участие в определении поставщика (подрядчика, исполнителя), документации о закупках (в случае если Федеральным законом предусмотрена документация о закупке);</text:p>
      <text:p text:style-name="s1">информации о заключенных контрактах;</text:p>
      <text:p text:style-name="s1"><text:bookmark text:name="anchor13124"/>информации о зарегистрированных в единой информационной системе путем информационного взаимодействия с единой системой идентификации и аутентификации уполномоченных лицах, указанных в <text:a xlink:type="simple" xlink:href="#anchor3005">пункте 5</text:a> Правил регистрации, утвержденных <text:a xlink:type="simple" xlink:href="#anchor0">постановлением</text:a> Правительства Российской Федерации от 27 января 2022 г. № 60 "О мерах по информационному обеспечению контрактной системы в сфере закупок товаров, работ, услуг для обеспечения государственных и муниципальных нужд, по организации в ней документооборота, о внесении изменений в некоторые акты Правительства Российской Федерации и признании утратившими силу актов и отдельных положений актов Правительства Российской Федерации", по состоянию на дату последнего обновления в единой информационной системе при последней идентификации и аутентификации уполномоченного лица в единой информационной системе и иной информации и документов в соответствии с положениями <text:a xlink:type="simple" xlink:href="http://ivo.garant.ru/document/redirect/70353464/0">Федерального закона</text:a>.</text:p>
      <text:p text:style-name="s22header">Информация об изменениях:</text:p>
      <text:p text:style-name="s22"><text:bookmark text:name="anchor1032"/>Пункт 32 изменен с 16 ноября 2022 г. - <text:a xlink:type="simple" xlink:href="http://ivo.garant.ru/document/redirect/405672917/120424">Постановление</text:a> Правительства России от 31 октября 2022 г. № 1946</text:p>
      <text:p text:style-name="s22"><text:a xlink:type="simple" xlink:href="http://ivo.garant.ru/document/redirect/76810030/1032">См. предыдущую редакцию</text:a></text:p>
      <text:p text:style-name="s1">32. Информационное взаимодействие единой информационной системы осуществляется с региональными и муниципальными системами в сфере закупок в соответствии с <text:a xlink:type="simple" xlink:href="http://ivo.garant.ru/document/redirect/70353464/410">частью 10 статьи 4</text:a> Федерального закона и с учетом требований, установленных в соответствии с <text:a xlink:type="simple" xlink:href="http://ivo.garant.ru/document/redirect/70353464/408">частью 8 статьи 4</text:a> Федерального закона, с корпоративными информационными системами в сфере закупок с учетом требований, предусмотренных <text:a xlink:type="simple" xlink:href="http://ivo.garant.ru/document/redirect/12188083/423">частью 23 статьи 4</text:a> Федерального закона "О закупках товаров, работ, услуг отдельными видами юридических лиц". Такое взаимодействие обеспечивается:</text:p>
      <text:p text:style-name="s1"><text:bookmark text:name="anchor1321"/>а) с региональной информационной системой в сфере закупок в части информации и документов о закупках, осуществляемых в соответствии с <text:a xlink:type="simple" xlink:href="http://ivo.garant.ru/document/redirect/70353464/0">Федеральным законом</text:a> для нужд субъекта Российской Федерации, создавшего региональную информационную систему в сфере закупок, и для муниципальных нужд муниципальных образований, находящихся на территории такого субъекта Российской Федерации, о закупках, осуществляемых в соответствии с <text:a xlink:type="simple" xlink:href="http://ivo.garant.ru/document/redirect/12188083/0">Федеральным законом</text:a> "О закупках товаров, работ, услуг отдельными видами юридических лиц" государственными и муниципальными учреждениями субъекта Российской Федерации, государственными и муниципальными унитарными предприятиями субъекта Российской Федерации, хозяйственными обществами, в уставном капитале которых доля участия субъекта Российской Федерации превышает 50 процентов, их дочерними хозяйственными обществами, при этом:</text:p>
      <text:p text:style-name="s1">представление информации, предусмотренной <text:a xlink:type="simple" xlink:href="#anchor1029">пунктом 29</text:a> настоящего Положения, в региональную информационную систему в сфере закупок обеспечивается после прохождения такой системой регистрации в единой информационной системе и при условии установления возможности такого представления лицом, размещающим соответствующую информацию в единой информационной системе;</text:p>
      <text:p text:style-name="s1">допускается представление информации, полученной региональной информационной системой в сфере закупок и предусмотренной <text:a xlink:type="simple" xlink:href="#anchor1029">пунктом 29</text:a> настоящего Положения в части закупок, осуществляемых в соответствии с <text:a xlink:type="simple" xlink:href="http://ivo.garant.ru/document/redirect/70353464/0">Федеральным законом</text:a>, в муниципальную информационную систему в сфере закупок в отношении информации о закупках, осуществляемых для нужд соответствующего муниципального образования;</text:p>
      <text:p text:style-name="s9header">ГАРАНТ:</text:p>
      <text:p text:style-name="s9"><text:bookmark text:name="anchor13214"/>Абзац четвертый подпункта "а" <text:a xlink:type="simple" xlink:href="#anchor36">вступает в силу</text:a> с 1 июля 2023 г.</text:p>
      <text:p text:style-name="s1">предусмотренное <text:a xlink:type="simple" xlink:href="#anchor1006">пунктом 6</text:a> настоящего Положения обслуживание оператора региональной информационной системы в сфере закупок по вопросам информационного взаимодействия региональной информационной системы в сфере закупок с единой информационной системой осуществляется с использованием единой информационной системы после подключения региональной информационной системы в сфере закупок к государственной информационной системе, предусмотренной <text:a xlink:type="simple" xlink:href="http://ivo.garant.ru/document/redirect/70353464/4013">частью 13 статьи 4</text:a> Федерального закона;</text:p>
      <text:p text:style-name="s1"><text:bookmark text:name="anchor1322"/>б) с муниципальной информационной системой в сфере закупок в части информации и документов о закупках, осуществляемых в соответствии с <text:a xlink:type="simple" xlink:href="http://ivo.garant.ru/document/redirect/70353464/0">Федеральным законом</text:a> для нужд муниципального образования, создавшего муниципальную информационную систему в сфере закупок;</text:p>
      <text:p text:style-name="s1"><text:bookmark text:name="anchor1323"/>в) с корпоративной информационной системой в сфере закупок в части предусмотренных <text:a xlink:type="simple" xlink:href="http://ivo.garant.ru/document/redirect/12188083/0">Федеральным законом</text:a> "О закупках товаров, работ, услуг отдельными видами юридических лиц" информации и документов заказчиков, использующих такую систему, при этом:</text:p>
      <text:p text:style-name="s1">представление информации, предусмотренной <text:a xlink:type="simple" xlink:href="#anchor1029">пунктом 29</text:a> настоящего Положения, в корпоративную информационную систему в сфере закупок осуществляется в случае соответствия такой системы установленным в соответствии с <text:a xlink:type="simple" xlink:href="http://ivo.garant.ru/document/redirect/12148555/165">частью 5 статьи 16</text:a> Федерального закона "Об информации, информационных технологиях и о защите информации" требованиям к классу защищенности информационной системы не ниже 2 класса, после прохождения такой системой регистрации в единой информационной системе и при условии установления возможности такого представления лицом, размещающим соответствующую информацию в единой информационной системе, а также после обеспечения информационного взаимодействия корпоративной информационной системы в сфере закупок с государственной информационной системой, предусмотренной <text:a xlink:type="simple" xlink:href="http://ivo.garant.ru/document/redirect/70353464/4013">частью 13 статьи 4</text:a> Федерального закона. Подключение корпоративной информационной системы в сфере закупок к такой государственной информационной системе производится после направления обращения и проведения проверки, предусмотренных <text:a xlink:type="simple" xlink:href="#anchor6091">подпунктами "а"</text:a> и <text:a xlink:type="simple" xlink:href="#anchor6092">"б" пункта 9</text:a> единых требований к региональным и муниципальным информационным системам в сфере закупок, утвержденных <text:a xlink:type="simple" xlink:href="#anchor0">постановлением</text:a> Правительства Российской Федерации от 27 января 2022 г. N 60 "О мерах по информационному обеспечению контрактной системы в сфере закупок товаров, работ, услуг для обеспечения государственных и муниципальных нужд, по организации в ней документооборота, о внесении изменений в некоторые акты Правительства Российской Федерации и признании утратившими силу актов и отдельных положений актов Правительства Российской Федерации", и осуществляемых в порядке, установленном для региональной информационной системы в сфере закупок;</text:p>
      <text:p text:style-name="s1">представление из корпоративной информационной системы в сфере закупок в единую информационную систему информации, предусмотренной <text:a xlink:type="simple" xlink:href="#anchor1029">пунктом 29</text:a> настоящего Положения, осуществляется в случае соответствия корпоративной информационной системы в сфере закупок установленным в соответствии с <text:a xlink:type="simple" xlink:href="http://ivo.garant.ru/document/redirect/12148555/165">частью 5 статьи 16</text:a> Федерального закона "Об информации, информационных технологиях и о защите информации" требованиям к классу защищенности информационной системы не ниже 3 класса после прохождения такой системой регистрации в единой информационной системе;</text:p>
      <text:p text:style-name="s1"><text:bookmark text:name="anchor13234"/>предусмотренное <text:a xlink:type="simple" xlink:href="#anchor1006">пунктом 6</text:a> настоящего Положения обслуживание оператора корпоративной информационной системы в сфере закупок по вопросам информационного взаимодействия с единой информационной системой осуществляется с использованием единой информационной системы после подключения корпоративной информационной системы в сфере закупок к государственной информационной системе, предусмотренной <text:a xlink:type="simple" xlink:href="http://ivo.garant.ru/document/redirect/70353464/4013">частью 13 статьи 4</text:a> Федерального закона.</text:p>
      <text:p text:style-name="s22header">Информация об изменениях:</text:p>
      <text:p text:style-name="s22"><text:bookmark text:name="anchor1033"/>Пункт 33 изменен с 9 июля 2024 г. - <text:a xlink:type="simple" xlink:href="http://ivo.garant.ru/document/redirect/409280486/10328">Постановление</text:a> Правительства России от 29 июня 2024 г. № 888</text:p>
      <text:p text:style-name="s22"><text:a xlink:type="simple" xlink:href="http://ivo.garant.ru/document/redirect/76840145/1033">См. предыдущую редакцию</text:a></text:p>
      <text:p text:style-name="s1">33. При информационном взаимодействии единой информационной системы с информационными системами, используемыми поставщиками (подрядчиками, исполнителями) и предусмотренными <text:a xlink:type="simple" xlink:href="#anchor1278">подпунктом "з" пункта 27</text:a> настоящего Положения, допускается представление в единую информационную систему проектов документов о приемке, исправленных документов о приемке, предусмотренных <text:a xlink:type="simple" xlink:href="http://ivo.garant.ru/document/redirect/70353464/94013">частями 13</text:a> и <text:a xlink:type="simple" xlink:href="http://ivo.garant.ru/document/redirect/70353464/94014">14 статьи 94</text:a> Федерального закона.</text:p>
      <text:p text:style-name="s1"/>
      <text:h text:outline-level="1" text:style-name="s3"><text:bookmark text:name="anchor1500"/>V. Исключение информации и документов из единой информационной системы</text:h>
      <text:p text:style-name="s1"/>
      <text:p text:style-name="s1"><text:bookmark text:name="anchor1034"/>34. В случае размещения в единой информационной системе информации, которая может привести к распространению сведений, составляющих государственную тайну, размещение такой информации прекращается федеральным органом исполнительной власти, определенным в соответствии с <text:a xlink:type="simple" xlink:href="http://ivo.garant.ru/document/redirect/70353464/406">частью 6 статьи 4</text:a> Федерального закона, на основании обращения руководителя органа защиты государственной тайны.</text:p>
      <text:p text:style-name="s1"><text:bookmark text:name="anchor1035"/>35. В случае выявления в соответствии с <text:a xlink:type="simple" xlink:href="http://ivo.garant.ru/document/redirect/12148567/4">законодательством</text:a> Российской Федерации в области персональных данных неправомерной обработки персональных данных такие данные, относящиеся к субъекту персональных данных, исключаются федеральным органом исполнительной власти, определенным в соответствии с <text:a xlink:type="simple" xlink:href="http://ivo.garant.ru/document/redirect/70353464/406">частью 6 статьи 4</text:a> Федерального закона, из официального сайта единой информационной системы по обращению уполномоченного органа по защите прав субъектов персональных данных.</text:p>
      <text:p text:style-name="s1"><text:bookmark text:name="anchor1036"/>36. Исключение иных размещенных в единой информационной системе информации и документов осуществляется федеральным органом исполнительной власти, определенным в соответствии с <text:a xlink:type="simple" xlink:href="http://ivo.garant.ru/document/redirect/70353464/406">частью 6 статьи 4</text:a> Федерального закона, на основании решения суда либо ненормативного правового акта федерального органа исполнительной власти, уполномоченного на осуществление контроля в сфере закупок, или обращения такого органа, направленного в связи с осуществлением им своих функций и полномочий.</text:p>
      <text:p text:style-name="s1"/>
      <text:p text:style-name="s1_right_fi698"><text:bookmark text:name="anchor2000"/><text:span text:style-name="s10">Утверждено
<text:a xlink:type="simple" xlink:href="#anchor0">постановлением</text:a> Правительства
Российской Федерации
от 27 января 2022 г. № 60</text:span></text:p>
      <text:p text:style-name="s1"/>
      <text:h text:outline-level="1" text:style-name="s3">Положение о порядке формирования и размещения информации и документов в единой информационной системе в сфере закупок, о требованиях к их формам</text:h>
      <text:p text:style-name="s52header">С изменениями и дополнениями от:</text:p>
      <text:p text:style-name="s52">31 октября 2022 г., 29 июня 2024 г., 9, 23 декабря 2024 г.</text:p>
      <text:p text:style-name="s1"/>
      <text:h text:outline-level="1" text:style-name="s3"><text:bookmark text:name="anchor2100"/>I. Общие положения</text:h>
      <text:p text:style-name="s1"/>
      <text:p text:style-name="s1"><text:bookmark text:name="anchor2001"/>1. Настоящее Положение устанавливает порядок формирования и размещения предусмотренных <text:a xlink:type="simple" xlink:href="http://ivo.garant.ru/document/redirect/70353464/0">Федеральным законом</text:a> "О контрактной системе в сфере закупок товаров, работ, услуг для обеспечения государственных и муниципальных нужд" (далее - Федеральный закон) информации и документов в единой информационной системе в сфере закупок (далее - единая информационная система) и требования к их формам.</text:p>
      <text:p text:style-name="s1">Понятия, используемые в настоящих Правилах, соответствуют понятиям, принятым в <text:a xlink:type="simple" xlink:href="http://ivo.garant.ru/document/redirect/70353464/3">Федеральном законе</text:a>.</text:p>
      <text:p text:style-name="s1"><text:bookmark text:name="anchor2002"/>2. При формировании и размещении информации и документов в единой информационной системе:</text:p>
      <text:p text:style-name="s1"><text:bookmark text:name="anchor2021"/>а) осуществляется использование единых форматов электронных документов и открытых форматов для обмена данными, предусмотренных <text:a xlink:type="simple" xlink:href="#anchor1011">пунктом 11</text:a> Положения о единой информационной системе, утвержденного <text:a xlink:type="simple" xlink:href="#anchor0">постановлением</text:a> Правительства Российской Федерации от 27 января 2022 г. № 60 "О мерах по информационному обеспечению контрактной системы в сфере закупок товаров, работ, услуг для обеспечения государственных и муниципальных нужд, по организации в ней документооборота, о внесении изменений в некоторые акты Правительства Российской Федерации и признании утратившими силу актов и отдельных положений актов Правительства Российской Федерации" (далее - Положение о порядке функционирования единой информационной системы);</text:p>
      <text:p text:style-name="s1"><text:bookmark text:name="anchor2022"/>б) действия субъектов информационной системы, указанных в <text:a xlink:type="simple" xlink:href="#anchor1051">подпункте "а" пункта 5</text:a> Положения о порядке функционирования единой информационной системы (далее - субъекты единой информационной системы), осуществляются с применением усиленной квалифицированной <text:a xlink:type="simple" xlink:href="http://ivo.garant.ru/document/redirect/12184522/21">электронной подписи</text:a>;</text:p>
      <text:p text:style-name="s1"><text:bookmark text:name="anchor2023"/>в) технологическими средствами единой информационной системы обеспечивается автоматическая форматно-логическая проверка информации и документов, формируемых с использованием единой информационной системы.</text:p>
      <text:p text:style-name="s1"/>
      <text:h text:outline-level="1" text:style-name="s3"><text:bookmark text:name="anchor2200"/>II. Формирование и размещение информации и документов в единой информационной системе</text:h>
      <text:p text:style-name="s1"/>
      <text:p text:style-name="s1"><text:bookmark text:name="anchor2003"/>3. Формирование информации и документов с использованием единой информационной системы осуществляется путем заполнения экранных форм веб-интерфейса единой информационной системы или путем представления в единую информационную систему электронного документа, содержащего сформированную информацию, посредством информационного взаимодействия единой информационной системы с иными информационными системами, используемыми субъектами единой информационной системы.</text:p>
      <text:p text:style-name="s1"><text:bookmark text:name="anchor2004"/>4. Документы, сформированные без использования единой информационной системы, размещаются в единой информационной системе в форме электронного документа или образа бумажного документа, объем каждого из которых не должен превышать 50 мегабайт, при этом:</text:p>
      <text:p text:style-name="s1"><text:bookmark text:name="anchor2041"/>а) если информация, содержащаяся в таких электронных документах и (или) образах, не соответствует информации, сформированной с использованием единой информационной системы, приоритет имеет информация, сформированная с использованием единой информационной системы;</text:p>
      <text:p text:style-name="s1"><text:bookmark text:name="anchor2042"/>б) такие электронные документы и образы должны иметь открытые форматы, обеспечивающие возможность просмотра всего документа либо его фрагмента средствами общедоступного программного обеспечения, и не должны быть зашифрованы или защищены средствами, не позволяющими осуществить ознакомление с их содержимым без дополнительного программного обеспечения, которое требует заключения лицензионного или иного соглашения с правообладателем такого программного обеспечения, если оно предусматривает взимание платы.</text:p>
      <text:p text:style-name="s1"><text:bookmark text:name="anchor2005"/>5. В единой информационной системе, в том числе во взаимодействии с иными информационными системами, осуществляются формирование и размещение документов, предусмотренных <text:a xlink:type="simple" xlink:href="http://ivo.garant.ru/document/redirect/70353464/0">Федеральным законом</text:a>, в том числе:</text:p>
      <text:p text:style-name="s1"><text:bookmark text:name="anchor2051"/>а) плана-графика закупок по форме, установленной в соответствии с <text:a xlink:type="simple" xlink:href="http://ivo.garant.ru/document/redirect/70353464/1631">пунктом 1 части 3 статьи 16</text:a> Федерального закона;</text:p>
      <text:p text:style-name="s1"><text:bookmark text:name="anchor2052"/>б) извещения об осуществлении закупки;</text:p>
      <text:p text:style-name="s1"><text:bookmark text:name="anchor2053"/>в) разъяснения положений извещения об осуществлении закупки;</text:p>
      <text:p text:style-name="s1"><text:bookmark text:name="anchor2054"/>г) извещения об отмене закупки;</text:p>
      <text:p text:style-name="s1"><text:bookmark text:name="anchor2055"/>д) приглашения принять участие в определении поставщика (подрядчика, исполнителя) с приложением документации о закупке в форме электронного документа или образа бумажного документа (при проведении закрытого конкурса в электронной форме, закрытого аукциона в электронной форме);</text:p>
      <text:p text:style-name="s1"><text:bookmark text:name="anchor2056"/>е) проекта контракта;</text:p>
      <text:p text:style-name="s1"><text:bookmark text:name="anchor2057"/>ж) протокола об уклонении участника закупки от заключения контракта;</text:p>
      <text:p text:style-name="s1"><text:bookmark text:name="anchor2058"/>з) протокола об отказе от заключения контракта;</text:p>
      <text:p text:style-name="s1"><text:bookmark text:name="anchor2059"/>и) контракта;</text:p>
      <text:p text:style-name="s1"><text:bookmark text:name="anchor2510"/>к) документа о приемке;</text:p>
      <text:p text:style-name="s1"><text:bookmark text:name="anchor2511"/>л) мотивированного отказа от подписания документа о приемке;</text:p>
      <text:p text:style-name="s9header">ГАРАНТ:</text:p>
      <text:p text:style-name="s9"><text:bookmark text:name="anchor2512"/>Подпункт "м" <text:a xlink:type="simple" xlink:href="#anchor32">вступает в силу</text:a> с 1 июля 2022 г.</text:p>
      <text:p text:style-name="s1">м) электронного уведомления, предусмотренного <text:a xlink:type="simple" xlink:href="http://ivo.garant.ru/document/redirect/70353464/94016">частью 16 статьи 94</text:a> Федерального закона (при применении мер ответственности и совершении иных действий в связи с нарушением поставщиком (подрядчиком, исполнителем) или заказчиком условий контракта);</text:p>
      <text:p text:style-name="s1"><text:bookmark text:name="anchor2513"/>н) соглашения об изменении контракта;</text:p>
      <text:p text:style-name="s1"><text:bookmark text:name="anchor2514"/>о) соглашения о расторжении контракта;</text:p>
      <text:p text:style-name="s1"><text:bookmark text:name="anchor2515"/>п) решения заказчика об одностороннем отказе от исполнения контракта;</text:p>
      <text:p text:style-name="s1"><text:bookmark text:name="anchor2516"/>р) решения поставщика (подрядчика, исполнителя) об одностороннем отказе от исполнения контракта;</text:p>
      <text:p text:style-name="s1"><text:bookmark text:name="anchor2517"/>с) извещения об отмене решения об одностороннем отказе от исполнения контракта;</text:p>
      <text:p text:style-name="s1"><text:bookmark text:name="anchor2518"/>т) обращения о согласовании заключения контракта с единственным поставщиком (подрядчиком, исполнителем) по <text:a xlink:type="simple" xlink:href="http://ivo.garant.ru/document/redirect/74333476/1500">форме</text:a>, установленной в соответствии с <text:a xlink:type="simple" xlink:href="http://ivo.garant.ru/document/redirect/70353464/930111">пунктом 1 части 11 статьи 93</text:a> Федерального закона;</text:p>
      <text:p text:style-name="s1"><text:bookmark text:name="anchor2519"/>у) обращения о включении информации об участнике закупки или о поставщике (подрядчике, исполнителе) в реестр недобросовестных поставщиков (подрядчиков, исполнителей) по <text:a xlink:type="simple" xlink:href="http://ivo.garant.ru/document/redirect/401422596/10000">форме</text:a>, установленной в соответствии с <text:a xlink:type="simple" xlink:href="http://ivo.garant.ru/document/redirect/70353464/104101">пунктом 1 части 10 статьи 104</text:a> Федерального закона;</text:p>
      <text:p text:style-name="s1"><text:bookmark text:name="anchor2520"/>ф) жалобы на действия (бездействие) субъектов контроля, предусмотренных <text:a xlink:type="simple" xlink:href="http://ivo.garant.ru/document/redirect/70353464/992">Федеральным законом</text:a>;</text:p>
      <text:p text:style-name="s1"><text:bookmark text:name="anchor2521"/>х) отчета об объеме закупок у субъектов малого предпринимательства, социально ориентированных некоммерческих организаций по <text:a xlink:type="simple" xlink:href="http://ivo.garant.ru/document/redirect/70898286/2000">форме</text:a>, установленной в соответствии с <text:a xlink:type="simple" xlink:href="http://ivo.garant.ru/document/redirect/70353464/30401">частью 4<text:span text:style-name="upper"><text:span> 1</text:span></text:span> статьи 30</text:a> Федерального закона;</text:p>
      <text:p text:style-name="s1"><text:bookmark text:name="anchor2522"/>ц) отчета об объеме закупок российских товаров, в том числе товаров, поставляемых при выполнении закупаемых работ, оказании закупаемых услуг по <text:a xlink:type="simple" xlink:href="http://ivo.garant.ru/document/redirect/75016819/2100">форме</text:a>, установленной в соответствии с <text:a xlink:type="simple" xlink:href="http://ivo.garant.ru/document/redirect/76831012/300141">пунктом 1 части 4 статьи 30<text:span text:style-name="upper"><text:span> 1</text:span></text:span></text:a> Федерального закона.</text:p>
      <text:p text:style-name="s1"><text:bookmark text:name="anchor2006"/>6. В единой информационной системе осуществляется размещение сформированных в соответствии с <text:a xlink:type="simple" xlink:href="http://ivo.garant.ru/document/redirect/70353464/0">Федеральным законом</text:a> на электронной площадке, специализированной электронной площадке электронных документов, в том числе протоколов:</text:p>
      <text:p text:style-name="s1"><text:bookmark text:name="anchor2061"/>а) рассмотрения и оценки первых частей заявок на участие в закупке (при проведении открытого конкурса в электронной форме);</text:p>
      <text:p text:style-name="s1"><text:bookmark text:name="anchor2062"/>б) рассмотрения и оценки вторых частей заявок на участие в закупке (при проведении открытого конкурса в электронной форме);</text:p>
      <text:p text:style-name="s1"><text:bookmark text:name="anchor2063"/>в) подачи предложений о цене контракта либо о сумме цен единиц товара, работы, услуги (при проведении открытого аукциона в электронной форме, закрытого аукциона в электронной форме);</text:p>
      <text:p text:style-name="s1"><text:bookmark text:name="anchor2064"/>г) рассмотрения запросов о представлении документации о закупке (при проведении закрытого конкурса в электронной форме, закрытого аукциона в электронной форме);</text:p>
      <text:p text:style-name="s1"><text:bookmark text:name="anchor2065"/>д) подведения итогов определения поставщика (подрядчика, исполнителя);</text:p>
      <text:p text:style-name="s1"><text:bookmark text:name="anchor2066"/>е) разногласий.</text:p>
      <text:p text:style-name="s9header">ГАРАНТ:</text:p>
      <text:p text:style-name="s9"><text:bookmark text:name="anchor2007"/>Пункт 7 <text:a xlink:type="simple" xlink:href="#anchor32">вступает в силу</text:a> с 1 июля 2022 г.</text:p>
      <text:p text:style-name="s1">7. Совокупный объем электронных уведомлений, предусмотренных <text:a xlink:type="simple" xlink:href="#anchor2512">подпунктом "м" пункта 5</text:a> настоящего Положения, направляемых в отношении одного контракта, не должен превышать 150 мегабайт для каждой из сторон такого контракта. При превышении такого объема обмен информацией и документами осуществляется без использования единой информационной системы.</text:p>
      <text:p text:style-name="s1"><text:bookmark text:name="anchor2008"/>8. К форме извещения об осуществлении закупки предъявляются следующие требования:</text:p>
      <text:p text:style-name="s1"><text:bookmark text:name="anchor2081"/>а) извещение об осуществлении закупки формируется по форме согласно <text:a xlink:type="simple" xlink:href="#anchor10000">приложению</text:a>;</text:p>
      <text:p text:style-name="s22header">Информация об изменениях:</text:p>
      <text:p text:style-name="s22"><text:bookmark text:name="anchor2082"/>Подпункт "б" изменен с 9 июля 2024 г. - <text:a xlink:type="simple" xlink:href="http://ivo.garant.ru/document/redirect/409280486/10331">Постановление</text:a> Правительства России от 29 июня 2024 г. № 888</text:p>
      <text:p text:style-name="s22"><text:a xlink:type="simple" xlink:href="http://ivo.garant.ru/document/redirect/76840145/2082">См. предыдущую редакцию</text:a></text:p>
      <text:p text:style-name="s1">б) <text:a xlink:type="simple" xlink:href="#anchor10001">раздел 1</text:a> должен содержать следующую информацию, формируемую с использованием единой информационной системы:</text:p>
      <text:p text:style-name="s1">наименование, место нахождения, почтовый адрес, адрес электронной почты, номер контактного телефона, ответственное должностное лицо заказчика, специализированной организации (в случае ее привлечения заказчиком);</text:p>
      <text:p text:style-name="s1">идентификационный код закупки;</text:p>
      <text:p text:style-name="s1">указание на соответствующую часть <text:a xlink:type="simple" xlink:href="http://ivo.garant.ru/document/redirect/70353464/15">статьи 15</text:a> Федерального закона, в соответствии с которой осуществляется закупка;</text:p>
      <text:p text:style-name="s1">указание на осуществление закупки в соответствии с <text:a xlink:type="simple" xlink:href="http://ivo.garant.ru/document/redirect/70291366/0">Федеральным законом</text:a> "О государственном оборонном заказе";</text:p>
      <text:p text:style-name="s1">способ определения поставщика (подрядчика, исполнителя);</text:p>
      <text:p text:style-name="s1">адрес в информационно-телекоммуникационной сети "Интернет" электронной площадки;</text:p>
      <text:p text:style-name="s1">наименование объекта закупки;</text:p>
      <text:p text:style-name="s1">информация (при наличии), предусмотренная правилами использования каталога товаров, работ, услуг для обеспечения государственных и муниципальных нужд;</text:p>
      <text:p text:style-name="s1">указание (в случае осуществления закупки лекарственных средств) на международные непатентованные наименования лекарственных средств или при отсутствии таких наименований химические, группировочные наименования;</text:p>
      <text:p text:style-name="s1">информация о количестве, единице измерения и месте поставки товара;</text:p>
      <text:p text:style-name="s1">информация об объеме, о единице измерения (при наличии) и месте выполнения работы или оказания услуги;</text:p>
      <text:p text:style-name="s1">срок исполнения контракта (отдельных этапов исполнения контракта);</text:p>
      <text:p text:style-name="s1">начальная (максимальная) цена контракта (цена отдельных этапов исполнения контракта, если проектом контракта предусмотрены такие этапы). В случае, предусмотренном <text:a xlink:type="simple" xlink:href="http://ivo.garant.ru/document/redirect/70353464/2224">частью 24 статьи 22</text:a> Федерального закона, указываются начальная цена единицы товара, работы, услуги, а также начальная сумма цен указанных единиц и максимальное значение цены контракта. В случаях, установленных Правительством Российской Федерации в соответствии с <text:a xlink:type="simple" xlink:href="http://ivo.garant.ru/document/redirect/70353464/342">частью 2 статьи 34</text:a> Федерального закона, указываются ориентировочное значение цены контракта либо формула цены и максимальное значение цены контракта;</text:p>
      <text:p text:style-name="s1">источник финансирования;</text:p>
      <text:p text:style-name="s1">наименование валюты в соответствии с <text:a xlink:type="simple" xlink:href="http://ivo.garant.ru/document/redirect/12122754/0">общероссийским классификатором</text:a> валют;</text:p>
      <text:p text:style-name="s1">размер аванса;</text:p>
      <text:p text:style-name="s1">критерии оценки заявок на участие в конкурсах, величины значимости критериев;</text:p>
      <text:p text:style-name="s1"><text:bookmark text:name="anchor208219"/>требования, предъявляемые к участникам закупки в соответствии с <text:a xlink:type="simple" xlink:href="http://ivo.garant.ru/document/redirect/70353464/3110">частью 1 статьи 31</text:a> Федерального закона;</text:p>
      <text:p text:style-name="s1">требования, предъявляемые к участникам закупки в соответствии с <text:a xlink:type="simple" xlink:href="http://ivo.garant.ru/document/redirect/70353464/3120">частью 2 статьи 31</text:a> Федерального закона, и исчерпывающий перечень документов, подтверждающих соответствие участника закупки таким требованиям;</text:p>
      <text:p text:style-name="s1">требования, предъявляемые к участникам закупки в соответствии с <text:a xlink:type="simple" xlink:href="http://ivo.garant.ru/document/redirect/70353464/990272">частью 2<text:span text:style-name="upper"><text:span> 1</text:span></text:span> статьи 31</text:a> Федерального закона, и исчерпывающий перечень документов, подтверждающих соответствие участника закупки таким требованиям;</text:p>
      <text:p text:style-name="s1">требование, предъявляемое к участникам закупки в соответствии с <text:a xlink:type="simple" xlink:href="http://ivo.garant.ru/document/redirect/70353464/310011">частью 1<text:span text:style-name="upper"><text:span> 1</text:span></text:span> статьи 31</text:a> Федерального закона;</text:p>
      <text:p text:style-name="s1">информация о предоставлении преимущества в соответствии со <text:a xlink:type="simple" xlink:href="http://ivo.garant.ru/document/redirect/70353464/28">статьями 28</text:a> и <text:a xlink:type="simple" xlink:href="http://ivo.garant.ru/document/redirect/70353464/29">29</text:a> Федерального закона;</text:p>
      <text:p text:style-name="s1">информация о преимуществах в соответствии с <text:a xlink:type="simple" xlink:href="http://ivo.garant.ru/document/redirect/70353464/3030">частью 3 статьи 30</text:a> Федерального закона;</text:p>
      <text:p text:style-name="s1">требование, установленное в соответствии с <text:a xlink:type="simple" xlink:href="http://ivo.garant.ru/document/redirect/70353464/3050">частью 5 статьи 30</text:a> Федерального закона, с указанием объема привлечения к исполнению контрактов субподрядчиков, соисполнителей из числа субъектов малого предпринимательства, социально ориентированных некоммерческих организаций;</text:p>
      <text:p text:style-name="s1"><text:bookmark text:name="anchor208226"/>информация о запрете или об ограничении закупок товаров (в том числе поставляемых при выполнении закупаемых работ, оказании закупаемых услуг), происходящих из иностранных государств, работ, услуг, соответственно выполняемых, оказываемых иностранными лицами, о преимуществе в отношении товаров российского происхождения (в том числе поставляемых при выполнении закупаемых работ, оказании закупаемых услуг), работ, услуг, соответственно выполняемых, оказываемых российскими лицами, в случае, если такие запрет, ограничение, преимущество установлены в соответствии с <text:a xlink:type="simple" xlink:href="http://ivo.garant.ru/document/redirect/70353464/1421">пунктом 1 части 2 статьи 14</text:a> Федерального закона в отношении товара (в том числе поставляемого при выполнении закупаемой работы, оказании закупаемой услуги), работы, услуги, являющихся объектом закупки;</text:p>
      <text:p text:style-name="s1">размер и порядок внесения денежных средств в качестве обеспечения заявки на участие в закупке, условия независимой гарантии;</text:p>
      <text:p text:style-name="s1">реквизиты счета, на котором в соответствии с законодательством Российской Федерации учитываются операции со средствами, поступающими заказчику;</text:p>
      <text:p text:style-name="s1">размер обеспечения исполнения контракта, гарантийных обязательств, порядок предоставления такого обеспечения, требования к такому обеспечению;</text:p>
      <text:p text:style-name="s1"><text:bookmark text:name="anchor208230"/>информация о банковском сопровождении контракта в соответствии со <text:a xlink:type="simple" xlink:href="http://ivo.garant.ru/document/redirect/70353464/35">статьей 35</text:a> Федерального закона;</text:p>
      <text:p text:style-name="s1"><text:bookmark text:name="anchor208231"/>информация о казначейском сопровождении (если в соответствии с законодательством Российской Федерации расчеты по контракту или расчеты по контракту в части выплаты аванса подлежат казначейскому сопровождению);</text:p>
      <text:p text:style-name="s1">информация о возможности заказчика заключить контракты, указанные в <text:a xlink:type="simple" xlink:href="http://ivo.garant.ru/document/redirect/70353464/3410">части 10 статьи 34</text:a> Федерального закона, с несколькими участниками закупки с указанием количества указанных контрактов;</text:p>
      <text:p text:style-name="s1">информация о возможности одностороннего отказа от исполнения контракта в соответствии со <text:a xlink:type="simple" xlink:href="http://ivo.garant.ru/document/redirect/70353464/95">статьей 95</text:a> Федерального закона;</text:p>
      <text:p text:style-name="s1">дата и время окончания срока подачи заявок на участие в закупке;</text:p>
      <text:p text:style-name="s1">дата окончания срока рассмотрения и оценки первых частей заявок на участие в закупке;</text:p>
      <text:p text:style-name="s1">дата окончания срока рассмотрения и оценки вторых частей заявок на участие в закупке;</text:p>
      <text:p text:style-name="s1">дата окончания срока рассмотрения заявок;</text:p>
      <text:p text:style-name="s1">дата подведения итогов определения поставщика (подрядчика, исполнителя);</text:p>
      <text:p text:style-name="s1">дата проведения процедуры подачи предложений о цене контракта либо о сумме цен единиц товара, работы, услуги;</text:p>
      <text:p text:style-name="s1"><text:bookmark text:name="anchor208240"/>предупреждение об административной и уголовной ответственности за нарушение требований <text:a xlink:type="simple" xlink:href="http://ivo.garant.ru/document/redirect/12148517/300">антимонопольного законодательства</text:a> Российской Федерации о запрете участия в ограничивающих конкуренцию соглашениях, осуществления ограничивающих конкуренцию согласованных действий;</text:p>
      <text:p text:style-name="s22header">Информация об изменениях:</text:p>
      <text:p text:style-name="s22"><text:bookmark text:name="anchor2083"/>Подпункт "в" изменен с 16 ноября 2022 г. - <text:a xlink:type="simple" xlink:href="http://ivo.garant.ru/document/redirect/405672917/12053">Постановление</text:a> Правительства России от 31 октября 2022 г. № 1946</text:p>
      <text:p text:style-name="s22"><text:a xlink:type="simple" xlink:href="http://ivo.garant.ru/document/redirect/76810030/2083">См. предыдущую редакцию</text:a></text:p>
      <text:p text:style-name="s1">в) <text:a xlink:type="simple" xlink:href="#anchor10002">раздел 2</text:a> должен содержать указание на следующие документы, прилагаемые к извещению об осуществлении закупки в форме электронных документов или образов бумажных документов, сформированных без использования единой информационной системы:</text:p>
      <text:p text:style-name="s1">описание объекта закупки в соответствии со <text:a xlink:type="simple" xlink:href="http://ivo.garant.ru/document/redirect/70353464/33">статьей 33</text:a> Федерального закона;</text:p>
      <text:p text:style-name="s1"><text:bookmark text:name="anchor20833"/>обоснование начальной (максимальной) цены контракта;</text:p>
      <text:p text:style-name="s1">требования к содержанию, составу заявки на участие в закупке в соответствии с <text:a xlink:type="simple" xlink:href="http://ivo.garant.ru/document/redirect/70353464/43">Федеральным законом</text:a> и инструкция по ее заполнению;</text:p>
      <text:p text:style-name="s1">порядок рассмотрения и оценки заявок на участие в конкурсах в соответствии с <text:a xlink:type="simple" xlink:href="http://ivo.garant.ru/document/redirect/70353464/32">Федеральным законом</text:a>;</text:p>
      <text:p text:style-name="s1">проект контракта;</text:p>
      <text:p text:style-name="s1">перечень дополнительных требований к извещению об осуществлении закупки, участникам закупок, содержанию заявок на участие в закупках.</text:p>
      <text:p text:style-name="s22header">Информация об изменениях:</text:p>
      <text:p text:style-name="s22"><text:bookmark text:name="anchor2009"/>Положение дополнено пунктом 9 с 16 ноября 2022 г. - <text:a xlink:type="simple" xlink:href="http://ivo.garant.ru/document/redirect/405672917/12054">Постановление</text:a> Правительства России от 31 октября 2022 г. № 1946</text:p>
      <text:p text:style-name="s22">Изменения <text:a xlink:type="simple" xlink:href="http://ivo.garant.ru/document/redirect/405672917/43">применяются</text:a> при осуществлении закупок товаров, работ, услуг для обеспечения государственных и муниципальных нужд, извещения об осуществлении которых размещены в ЕИС с 1 января 2023 г.</text:p>
      <text:p text:style-name="s1">9. При формировании извещения об осуществлении закупки товара у единственного поставщика на сумму, предусмотренную <text:a xlink:type="simple" xlink:href="http://ivo.garant.ru/document/redirect/70353464/93012">частью 12 статьи 93</text:a> Федерального закона:</text:p>
      <text:p text:style-name="s1"><text:bookmark text:name="anchor2091"/>а) наименование товара и его характеристики указываются путем указания позиции каталога товаров, работ, услуг для обеспечения государственных и муниципальных нужд;</text:p>
      <text:p text:style-name="s1"><text:bookmark text:name="anchor2092"/>б) заказчику обеспечивается доступ к предварительным предложениям о поставке товаров, размещенным на всех электронных площадках и содержащим с учетом положений <text:a xlink:type="simple" xlink:href="http://ivo.garant.ru/document/redirect/70353464/931211">подпункта "а" пункта 1 части 12 статьи 93</text:a> Федерального закона информацию о поставке товара в отношении позиции каталога, указанной в соответствии с <text:a xlink:type="simple" xlink:href="http://ivo.garant.ru/document/redirect/405672917/2091">подпунктом "а"</text:a> настоящего пункта.</text:p>
      <text:p text:style-name="s22header">Информация об изменениях:</text:p>
      <text:p text:style-name="s22"><text:bookmark text:name="anchor2010"/>Положение дополнено пунктом 10 с 1 января 2024 г. - <text:a xlink:type="simple" xlink:href="http://ivo.garant.ru/document/redirect/405672917/12054">Постановление</text:a> Правительства России от 31 октября 2022 г. № 1946</text:p>
      <text:p text:style-name="s1">10. Формирование в единой информационной системе проектов соглашений, предусмотренных <text:a xlink:type="simple" xlink:href="#anchor2513">подпунктами "н"</text:a> и <text:a xlink:type="simple" xlink:href="#anchor2514">"о" пункта 5</text:a> настоящего Положения, осуществляется заказчиком по собственной инициативе или на основании предложения поставщика (подрядчика, исполнителя), поступившего заказчику.</text:p>
      <text:p text:style-name="s22header">Информация об изменениях:</text:p>
      <text:p text:style-name="s22"><text:bookmark text:name="anchor2011"/>Пункт 11 изменен с 1 июля 2025 г. - <text:a xlink:type="simple" xlink:href="http://ivo.garant.ru/document/redirect/411084786/10103">Постановление</text:a> Правительства России от 9 декабря 2024 г. № 1740</text:p>
      <text:p text:style-name="s22"><text:a xlink:type="simple" xlink:href="http://ivo.garant.ru/document/redirect/76845979/2011">См. предыдущую редакцию</text:a></text:p>
      <text:p text:style-name="s1">11. При формировании в единой информационной системе:</text:p>
      <text:p text:style-name="s1"><text:bookmark text:name="anchor2111"/>а) проекта контракта при определении цены единицы товара, работы, услуги такая цена округляется по математическим правилам округления до 11 цифр после запятой;</text:p>
      <text:p text:style-name="s1"><text:bookmark text:name="anchor2112"/>б) проекта контракта, заключаемого с единственным поставщиком (подрядчиком, исполнителем) в случаях, предусмотренных <text:a xlink:type="simple" xlink:href="http://ivo.garant.ru/document/redirect/70353464/9311">пунктами 1</text:a>, <text:a xlink:type="simple" xlink:href="http://ivo.garant.ru/document/redirect/70353464/9318">8</text:a>, <text:a xlink:type="simple" xlink:href="http://ivo.garant.ru/document/redirect/70353464/93122">22</text:a> и <text:a xlink:type="simple" xlink:href="http://ivo.garant.ru/document/redirect/70353464/93129">29 части 1 статьи 93</text:a> Федерального закона, в такой проект контракта включаются полное и сокращенное (при наличии) наименование юридического лица (для юридического лица), фамилия, имя, отчество (при наличии) (для физического лица), реквизиты счета единственного поставщика (подрядчика, исполнителя) и действующего по его поручению агента, в том числе платежного агента или банковского платежного агента (в случае привлечения единственным поставщиком (подрядчиком, исполнителем) в соответствии с законодательством Российской Федерации агента, в том числе платежного агента или банковского платежного агента);</text:p>
      <text:p text:style-name="s1"><text:bookmark text:name="anchor2113"/>в) проекта контракта, заключаемого при осуществлении закупки жилого помещения с представителем собственника жилого помещения, в такой проект контракта включаются полное и сокращенное (при наличии) наименование юридического лица (для юридического лица), фамилия, имя, отчество (при наличии) (для физического лица), реквизиты счета такого представителя и собственника жилого помещения.</text:p>
      <text:p text:style-name="s1"/>
      <text:p text:style-name="s22header">Информация об изменениях:</text:p>
      <text:p text:style-name="s22"><text:bookmark text:name="anchor10000"/>Приложение изменено с 1 января 2025 г. - <text:a xlink:type="simple" xlink:href="http://ivo.garant.ru/document/redirect/411197447/6832">Постановление</text:a> Правительства России от 23 декабря 2024 г. № 1875</text:p>
      <text:p text:style-name="s22"><text:a xlink:type="simple" xlink:href="http://ivo.garant.ru/document/redirect/76845978/10000">См. предыдущую редакцию</text:a></text:p>
      <text:p text:style-name="s1_right_fi698"><text:span text:style-name="s10">Приложение
к <text:a xlink:type="simple" xlink:href="#anchor2000">Положению</text:a> о порядке формирования
и размещения информации и документов
в единой информационной системе в
сфере закупок, о требованиях к их формам
(с изменениями от 31 октября 2022 г.)
(с изменениями от 29 июня, 23 декабря</text:span> <text:span text:style-name="s10">2024 г.)</text:span></text:p>
      <text:p text:style-name="s1"/>
      <text:p text:style-name="s1_right_fi698"><text:span text:style-name="s10">(форма)</text:span></text:p>
      <text:p text:style-name="s1"/>
      <text:h text:outline-level="1" text:style-name="s3">Извещение об осуществлении закупки</text:h>
      <text:p text:style-name="s1"/>
      <text:p text:style-name="s1"><text:bookmark text:name="anchor10001"/>1. Информация, формируемая с использованием единой информационной системы</text:p>
      <text:p text:style-name="s1"/>
      <table:table table:name="9987" table:style-name="9987">
        <table:table-column table:style-name="1126"/>
        <table:table-column table:style-name="7337"/>
        <table:table-column table:style-name="1524"/>
        <table:table-row>
          <table:table-cell table:style-name="0">
            <text:p text:style-name="s1_center_fi0"><text:bookmark text:name="anchor10101"/>1.</text:p>
          </table:table-cell>
          <table:table-cell table:style-name="0">
            <text:p text:style-name="s16_fi0">Наименование, место нахождения, почтовый адрес, адрес электронной почты, номер контактного телефона, ответственное должностное лицо заказчика, специализированной организации 
(в случае ее привлечения заказчиком)</text:p>
          </table:table-cell>
          <table:table-cell table:style-name="0">
            <text:p text:style-name="s1"/>
          </table:table-cell>
        </table:table-row>
        <table:table-row>
          <table:table-cell table:style-name="0">
            <text:p text:style-name="s1_center_fi0"><text:bookmark text:name="anchor10102"/>2.</text:p>
          </table:table-cell>
          <table:table-cell table:style-name="0">
            <text:p text:style-name="s16_fi0">Идентификационный код закупки</text:p>
          </table:table-cell>
          <table:table-cell table:style-name="0">
            <text:p text:style-name="s1"/>
          </table:table-cell>
        </table:table-row>
        <table:table-row>
          <table:table-cell table:style-name="0">
            <text:p text:style-name="s1_center_fi0"><text:bookmark text:name="anchor10103"/>3.</text:p>
          </table:table-cell>
          <table:table-cell table:style-name="0">
            <text:p text:style-name="s16_fi0">Указание на соответствующую часть <text:a xlink:type="simple" xlink:href="http://ivo.garant.ru/document/redirect/70353464/15">статьи 15</text:a> Федерального закона "О контрактной системе в сфере закупок товаров, работ, услуг для обеспечения государственных и муниципальных нужд" (далее - Федеральный закон), в соответствии с которой осуществляется закупка</text:p>
          </table:table-cell>
          <table:table-cell table:style-name="0">
            <text:p text:style-name="s1"/>
          </table:table-cell>
        </table:table-row>
        <table:table-row>
          <table:table-cell table:style-name="0">
            <text:p text:style-name="s1_center_fi0"><text:bookmark text:name="anchor10104"/>4.</text:p>
          </table:table-cell>
          <table:table-cell table:style-name="0">
            <text:p text:style-name="s16_fi0">Указание на осуществление закупки в соответствии с <text:a xlink:type="simple" xlink:href="http://ivo.garant.ru/document/redirect/70291366/0">Федеральным законом</text:a> "О государственном оборонном заказе"</text:p>
          </table:table-cell>
          <table:table-cell table:style-name="0">
            <text:p text:style-name="s1"/>
          </table:table-cell>
        </table:table-row>
        <table:table-row>
          <table:table-cell table:style-name="0">
            <text:p text:style-name="s1_center_fi0"><text:bookmark text:name="anchor10105"/>5.</text:p>
          </table:table-cell>
          <table:table-cell table:style-name="0">
            <text:p text:style-name="s16_fi0">Способ определения поставщика (подрядчика, исполнителя)</text:p>
          </table:table-cell>
          <table:table-cell table:style-name="0">
            <text:p text:style-name="s1"/>
          </table:table-cell>
        </table:table-row>
        <table:table-row>
          <table:table-cell table:style-name="0">
            <text:p text:style-name="s1_center_fi0"><text:bookmark text:name="anchor10106"/>6.</text:p>
          </table:table-cell>
          <table:table-cell table:style-name="0">
            <text:p text:style-name="s16_fi0">Адрес в информационно-телекоммуникационной сети "Интернет" электронной площадки</text:p>
          </table:table-cell>
          <table:table-cell table:style-name="0">
            <text:p text:style-name="s1"/>
          </table:table-cell>
        </table:table-row>
        <table:table-row>
          <table:table-cell table:style-name="0">
            <text:p text:style-name="s1_center_fi0"><text:bookmark text:name="anchor10107"/>7.</text:p>
          </table:table-cell>
          <table:table-cell table:style-name="0">
            <text:p text:style-name="s16_fi0">Наименование объекта закупки</text:p>
          </table:table-cell>
          <table:table-cell table:style-name="0">
            <text:p text:style-name="s1"/>
          </table:table-cell>
        </table:table-row>
        <table:table-row>
          <table:table-cell table:style-name="0">
            <text:p text:style-name="s1_center_fi0"><text:bookmark text:name="anchor10108"/>8.</text:p>
          </table:table-cell>
          <table:table-cell table:style-name="0">
            <text:p text:style-name="s16_fi0">Информация (при наличии), предусмотренная правилами использования каталога товаров, работ, услуг для обеспечения государственных и муниципальных нужд</text:p>
          </table:table-cell>
          <table:table-cell table:style-name="0">
            <text:p text:style-name="s1"/>
          </table:table-cell>
        </table:table-row>
        <table:table-row>
          <table:table-cell table:style-name="0">
            <text:p text:style-name="s1_center_fi0"><text:bookmark text:name="anchor10109"/>9.</text:p>
          </table:table-cell>
          <table:table-cell table:style-name="0">
            <text:p text:style-name="s16_fi0">Указание (в случае осуществления закупки 
лекарственных средств) на международные непатентованные наименования лекарственных средств или при отсутствии таких наименований химические, группировочные наименования</text:p>
          </table:table-cell>
          <table:table-cell table:style-name="0">
            <text:p text:style-name="s1"/>
          </table:table-cell>
        </table:table-row>
        <table:table-row>
          <table:table-cell table:style-name="0">
            <text:p text:style-name="s1_center_fi0"><text:bookmark text:name="anchor10110"/>10.</text:p>
          </table:table-cell>
          <table:table-cell table:style-name="0">
            <text:p text:style-name="s16_fi0">Информация о количестве, единице измерения и месте поставки товара</text:p>
          </table:table-cell>
          <table:table-cell table:style-name="0">
            <text:p text:style-name="s1"/>
          </table:table-cell>
        </table:table-row>
        <table:table-row>
          <table:table-cell table:style-name="0">
            <text:p text:style-name="s1_center_fi0"><text:bookmark text:name="anchor10111"/>11.</text:p>
          </table:table-cell>
          <table:table-cell table:style-name="0">
            <text:p text:style-name="s16_fi0">Информация об объеме, о единице измерения (при наличии) и месте выполнения работы или оказания услуги</text:p>
          </table:table-cell>
          <table:table-cell table:style-name="0">
            <text:p text:style-name="s1"/>
          </table:table-cell>
        </table:table-row>
        <table:table-row>
          <table:table-cell table:style-name="0">
            <text:p text:style-name="s1_center_fi0"><text:bookmark text:name="anchor10112"/>12.</text:p>
          </table:table-cell>
          <table:table-cell table:style-name="0">
            <text:p text:style-name="s16_fi0">Срок исполнения контракта (отдельных этапов исполнения контракта)</text:p>
          </table:table-cell>
          <table:table-cell table:style-name="0">
            <text:p text:style-name="s1"/>
          </table:table-cell>
        </table:table-row>
        <table:table-row>
          <table:table-cell table:style-name="0">
            <text:p text:style-name="s1_center_fi0"><text:bookmark text:name="anchor10113"/>13.</text:p>
          </table:table-cell>
          <table:table-cell table:style-name="0">
            <text:p text:style-name="s16_fi0">Начальная (максимальная) цена контракта (цена отдельных этапов исполнения контракта, если проектом контракта предусмотрены такие этапы). В случае, предусмотренном <text:a xlink:type="simple" xlink:href="http://ivo.garant.ru/document/redirect/70353464/2224">частью 24 статьи 22</text:a> Федерального закона, указываются начальная цена единицы товара, работы, услуги, а также начальная сумма цен указанных единиц и максимальное значение цены контракта. В случаях, установленных Правительством Российской Федерации в соответствии с <text:a xlink:type="simple" xlink:href="http://ivo.garant.ru/document/redirect/70353464/342">частью 2 статьи 34</text:a> Федерального закона, указываются ориентировочное значение цены контракта либо формула цены и максимальное значение цены контракта</text:p>
          </table:table-cell>
          <table:table-cell table:style-name="0">
            <text:p text:style-name="s1"/>
          </table:table-cell>
        </table:table-row>
        <table:table-row>
          <table:table-cell table:style-name="0">
            <text:p text:style-name="s1_center_fi0"><text:bookmark text:name="anchor10114"/>14.</text:p>
          </table:table-cell>
          <table:table-cell table:style-name="0">
            <text:p text:style-name="s16_fi0">Источник финансирования</text:p>
          </table:table-cell>
          <table:table-cell table:style-name="0">
            <text:p text:style-name="s1"/>
          </table:table-cell>
        </table:table-row>
        <table:table-row>
          <table:table-cell table:style-name="0">
            <text:p text:style-name="s1_center_fi0"><text:bookmark text:name="anchor10115"/>15.</text:p>
          </table:table-cell>
          <table:table-cell table:style-name="0">
            <text:p text:style-name="s16_fi0">Наименование валюты в соответствии с <text:a xlink:type="simple" xlink:href="http://ivo.garant.ru/document/redirect/12122754/0">общероссийским классификатором</text:a> валют</text:p>
          </table:table-cell>
          <table:table-cell table:style-name="0">
            <text:p text:style-name="s1"/>
          </table:table-cell>
        </table:table-row>
        <table:table-row>
          <table:table-cell table:style-name="0">
            <text:p text:style-name="s1_center_fi0"><text:bookmark text:name="anchor10116"/>16.</text:p>
          </table:table-cell>
          <table:table-cell table:style-name="0">
            <text:p text:style-name="s16_fi0">Размер аванса</text:p>
          </table:table-cell>
          <table:table-cell table:style-name="0">
            <text:p text:style-name="s1"/>
          </table:table-cell>
        </table:table-row>
        <table:table-row>
          <table:table-cell table:style-name="0">
            <text:p text:style-name="s1_center_fi0"><text:bookmark text:name="anchor10117"/>17.</text:p>
          </table:table-cell>
          <table:table-cell table:style-name="0">
            <text:p text:style-name="s16_fi0">Критерии оценки заявок на участие в конкурсах, величины значимости критериев</text:p>
          </table:table-cell>
          <table:table-cell table:style-name="0">
            <text:p text:style-name="s1"/>
          </table:table-cell>
        </table:table-row>
        <table:table-row>
          <table:table-cell table:style-name="0">
            <text:p text:style-name="s1_center_fi0"><text:bookmark text:name="anchor10118"/>18.</text:p>
          </table:table-cell>
          <table:table-cell table:style-name="0">
            <text:p text:style-name="s16_fi0">Требования, предъявляемые к участникам закупки в соответствии с <text:a xlink:type="simple" xlink:href="http://ivo.garant.ru/document/redirect/70353464/3110">частью 1 статьи 31</text:a> Федерального закона</text:p>
          </table:table-cell>
          <table:table-cell table:style-name="0">
            <text:p text:style-name="s1"/>
          </table:table-cell>
        </table:table-row>
        <table:table-row>
          <table:table-cell table:style-name="0">
            <text:p text:style-name="s1_center_fi0"><text:bookmark text:name="anchor10119"/>19.</text:p>
          </table:table-cell>
          <table:table-cell table:style-name="0">
            <text:p text:style-name="s16_fi0">Требования, предъявляемые к участникам закупки в соответствии с <text:a xlink:type="simple" xlink:href="http://ivo.garant.ru/document/redirect/70353464/3120">частью 2 статьи 31</text:a> Федерального закона, и исчерпывающий перечень документов, подтверждающих соответствие участника закупки таким требованиям</text:p>
          </table:table-cell>
          <table:table-cell table:style-name="0">
            <text:p text:style-name="s1"/>
          </table:table-cell>
        </table:table-row>
        <table:table-row>
          <table:table-cell table:style-name="0">
            <text:p text:style-name="s1_center_fi0"><text:bookmark text:name="anchor10120"/>20.</text:p>
          </table:table-cell>
          <table:table-cell table:style-name="0">
            <text:p text:style-name="s16_fi0">Требования, предъявляемые к участникам закупки в соответствии с <text:a xlink:type="simple" xlink:href="http://ivo.garant.ru/document/redirect/70353464/990272">частью 2<text:span text:style-name="upper"><text:span> 1</text:span></text:span> статьи 31</text:a> Федерального закона, и исчерпывающий перечень документов, подтверждающих соответствие участника закупки таким требованиям</text:p>
          </table:table-cell>
          <table:table-cell table:style-name="0">
            <text:p text:style-name="s1"/>
          </table:table-cell>
        </table:table-row>
        <table:table-row>
          <table:table-cell table:style-name="0">
            <text:p text:style-name="s1_center_fi0"><text:bookmark text:name="anchor10121"/>21.</text:p>
          </table:table-cell>
          <table:table-cell table:style-name="0">
            <text:p text:style-name="s16_fi0">Требование, предъявляемое к участникам закупки в соответствии с <text:a xlink:type="simple" xlink:href="http://ivo.garant.ru/document/redirect/70353464/310011">частью 1<text:span text:style-name="upper"><text:span> 1</text:span></text:span> статьи 31</text:a> Федерального закона</text:p>
          </table:table-cell>
          <table:table-cell table:style-name="0">
            <text:p text:style-name="s1"/>
          </table:table-cell>
        </table:table-row>
        <table:table-row>
          <table:table-cell table:style-name="0">
            <text:p text:style-name="s1_center_fi0"><text:bookmark text:name="anchor10122"/>22.</text:p>
          </table:table-cell>
          <table:table-cell table:style-name="0">
            <text:p text:style-name="s16_fi0">Информация о предоставлении преимущества в соответствии со <text:a xlink:type="simple" xlink:href="http://ivo.garant.ru/document/redirect/70353464/28">статьями 28</text:a> и <text:a xlink:type="simple" xlink:href="http://ivo.garant.ru/document/redirect/70353464/29">29</text:a> Федерального закона</text:p>
          </table:table-cell>
          <table:table-cell table:style-name="0">
            <text:p text:style-name="s1"/>
          </table:table-cell>
        </table:table-row>
        <table:table-row>
          <table:table-cell table:style-name="0">
            <text:p text:style-name="s1_center_fi0"><text:bookmark text:name="anchor10123"/>23.</text:p>
          </table:table-cell>
          <table:table-cell table:style-name="0">
            <text:p text:style-name="s16_fi0">Информация о преимуществах в соответствии с <text:a xlink:type="simple" xlink:href="http://ivo.garant.ru/document/redirect/70353464/3030">частью 3 статьи 30</text:a> Федерального закона</text:p>
          </table:table-cell>
          <table:table-cell table:style-name="0">
            <text:p text:style-name="s1"/>
          </table:table-cell>
        </table:table-row>
        <table:table-row>
          <table:table-cell table:style-name="0">
            <text:p text:style-name="s1_center_fi0"><text:bookmark text:name="anchor10124"/>24.</text:p>
          </table:table-cell>
          <table:table-cell table:style-name="0">
            <text:p text:style-name="s16_fi0">Требование, установленное в соответствии с <text:a xlink:type="simple" xlink:href="http://ivo.garant.ru/document/redirect/70353464/3050">частью 5 статьи 30</text:a> Федерального закона, с указанием объема привлечения к исполнению контрактов субподрядчиков, соисполнителей из числа субъектов малого предпринимательства, социально ориентированных некоммерческих организаций</text:p>
          </table:table-cell>
          <table:table-cell table:style-name="0">
            <text:p text:style-name="s1"/>
          </table:table-cell>
        </table:table-row>
        <table:table-row>
          <table:table-cell table:style-name="0">
            <text:p text:style-name="s1_center_fi0"><text:bookmark text:name="anchor10125"/>25.</text:p>
          </table:table-cell>
          <table:table-cell table:style-name="0">
            <text:p text:style-name="s1_fi0">Информация о запрете или об ограничении закупок товаров (в том числе поставляемых при выполнении закупаемых работ, оказании закупаемых услуг), происходящих из иностранных государств, работ, услуг, соответственно выполняемых, оказываемых иностранными лицами, о преимуществе в отношении товаров российского происхождения (в том числе поставляемых при выполнении закупаемых работ, оказании закупаемых услуг), работ, услуг, соответственно выполняемых, оказываемых российскими лицами, в случае, если такие запрет, ограничение, преимущество установлены в соответствии с <text:a xlink:type="simple" xlink:href="http://ivo.garant.ru/document/redirect/70353464/1421">пунктом 1 части 2 статьи 14</text:a> Федерального закона в отношении товара (в том числе поставляемого при выполнении закупаемой работы, оказании закупаемой услуги), работы, услуги, являющихся объектом закупки</text:p>
          </table:table-cell>
          <table:table-cell table:style-name="0">
            <text:p text:style-name="s1"/>
          </table:table-cell>
        </table:table-row>
        <table:table-row>
          <table:table-cell table:style-name="0">
            <text:p text:style-name="s1_center_fi0"><text:bookmark text:name="anchor10126"/>26.</text:p>
          </table:table-cell>
          <table:table-cell table:style-name="0">
            <text:p text:style-name="s16_fi0">Размер и порядок внесения денежных средств в качестве обеспечения заявки на участие в закупке, условия независимой гарантии</text:p>
          </table:table-cell>
          <table:table-cell table:style-name="0">
            <text:p text:style-name="s1"/>
          </table:table-cell>
        </table:table-row>
        <table:table-row>
          <table:table-cell table:style-name="0">
            <text:p text:style-name="s1_center_fi0"><text:bookmark text:name="anchor10127"/>27.</text:p>
          </table:table-cell>
          <table:table-cell table:style-name="0">
            <text:p text:style-name="s16_fi0">Реквизиты счета, на котором в соответствии с законодательством Российской Федерации учитываются операции со средствами, поступающими заказчику</text:p>
          </table:table-cell>
          <table:table-cell table:style-name="0">
            <text:p text:style-name="s1"/>
          </table:table-cell>
        </table:table-row>
        <table:table-row>
          <table:table-cell table:style-name="0">
            <text:p text:style-name="s1_center_fi0"><text:bookmark text:name="anchor10128"/>28.</text:p>
          </table:table-cell>
          <table:table-cell table:style-name="0">
            <text:p text:style-name="s16_fi0">Размер обеспечения исполнения контракта, гарантийных обязательств, порядок предоставления такого обеспечения, требования к такому обеспечению</text:p>
          </table:table-cell>
          <table:table-cell table:style-name="0">
            <text:p text:style-name="s1"/>
          </table:table-cell>
        </table:table-row>
        <table:table-row>
          <table:table-cell table:style-name="0">
            <text:p text:style-name="s1_center_fi0"><text:bookmark text:name="anchor10129"/>29.</text:p>
          </table:table-cell>
          <table:table-cell table:style-name="0">
            <text:p text:style-name="s16_fi0">Информация о банковском сопровождении контракта в соответствии со <text:a xlink:type="simple" xlink:href="http://ivo.garant.ru/document/redirect/70353464/35">статьей 35</text:a> Федерального закона, информация о казначейском сопровождении<text:a xlink:type="simple" xlink:href="#anchor101010">*</text:a></text:p>
          </table:table-cell>
          <table:table-cell table:style-name="0">
            <text:p text:style-name="s1"/>
          </table:table-cell>
        </table:table-row>
        <table:table-row>
          <table:table-cell table:style-name="0">
            <text:p text:style-name="s1_center_fi0"><text:bookmark text:name="anchor10130"/>30.</text:p>
          </table:table-cell>
          <table:table-cell table:style-name="0">
            <text:p text:style-name="s16_fi0">Информация о возможности заказчика заключить контракты, указанные в <text:a xlink:type="simple" xlink:href="http://ivo.garant.ru/document/redirect/70353464/3410">части 10 статьи 34</text:a> Федерального закона, с несколькими участниками закупки с указанием количества указанных контрактов</text:p>
          </table:table-cell>
          <table:table-cell table:style-name="0">
            <text:p text:style-name="s1"/>
          </table:table-cell>
        </table:table-row>
        <table:table-row>
          <table:table-cell table:style-name="0">
            <text:p text:style-name="s1_center_fi0"><text:bookmark text:name="anchor10131"/>31.</text:p>
          </table:table-cell>
          <table:table-cell table:style-name="0">
            <text:p text:style-name="s16_fi0">Информация о возможности одностороннего отказа от исполнения контракта в соответствии со <text:a xlink:type="simple" xlink:href="http://ivo.garant.ru/document/redirect/70353464/95">статьей 95</text:a> Федерального закона</text:p>
          </table:table-cell>
          <table:table-cell table:style-name="0">
            <text:p text:style-name="s1"/>
          </table:table-cell>
        </table:table-row>
        <table:table-row>
          <table:table-cell table:style-name="0">
            <text:p text:style-name="s1_center_fi0"><text:bookmark text:name="anchor10132"/>32.</text:p>
          </table:table-cell>
          <table:table-cell table:style-name="0">
            <text:p text:style-name="s16_fi0">Дата и время окончания срока подачи заявок 
на участие в закупке</text:p>
          </table:table-cell>
          <table:table-cell table:style-name="0">
            <text:p text:style-name="s1"/>
          </table:table-cell>
        </table:table-row>
        <table:table-row>
          <table:table-cell table:style-name="0">
            <text:p text:style-name="s1_center_fi0"><text:bookmark text:name="anchor10133"/>33.</text:p>
          </table:table-cell>
          <table:table-cell table:style-name="0">
            <text:p text:style-name="s16_fi0">Дата окончания срока рассмотрения и оценки первых частей заявок на участие в закупке</text:p>
          </table:table-cell>
          <table:table-cell table:style-name="0">
            <text:p text:style-name="s1"/>
          </table:table-cell>
        </table:table-row>
        <table:table-row>
          <table:table-cell table:style-name="0">
            <text:p text:style-name="s1_center_fi0"><text:bookmark text:name="anchor10134"/>34.</text:p>
          </table:table-cell>
          <table:table-cell table:style-name="0">
            <text:p text:style-name="s16_fi0">Дата окончания срока рассмотрения и оценки вторых частей заявок на участие в закупке</text:p>
          </table:table-cell>
          <table:table-cell table:style-name="0">
            <text:p text:style-name="s1"/>
          </table:table-cell>
        </table:table-row>
        <table:table-row>
          <table:table-cell table:style-name="0">
            <text:p text:style-name="s1_center_fi0"><text:bookmark text:name="anchor10135"/>35.</text:p>
          </table:table-cell>
          <table:table-cell table:style-name="0">
            <text:p text:style-name="s16_fi0">Дата окончания срока рассмотрения заявок</text:p>
          </table:table-cell>
          <table:table-cell table:style-name="0">
            <text:p text:style-name="s1"/>
          </table:table-cell>
        </table:table-row>
        <table:table-row>
          <table:table-cell table:style-name="0">
            <text:p text:style-name="s1_center_fi0"><text:bookmark text:name="anchor10136"/>36.</text:p>
          </table:table-cell>
          <table:table-cell table:style-name="0">
            <text:p text:style-name="s16_fi0">Дата подведения итогов определения поставщика (подрядчика, исполнителя)</text:p>
          </table:table-cell>
          <table:table-cell table:style-name="0">
            <text:p text:style-name="s1"/>
          </table:table-cell>
        </table:table-row>
        <table:table-row>
          <table:table-cell table:style-name="0">
            <text:p text:style-name="s1_center_fi0"><text:bookmark text:name="anchor10137"/>37.</text:p>
          </table:table-cell>
          <table:table-cell table:style-name="0">
            <text:p text:style-name="s16_fi0">Дата проведения процедуры подачи предложений о цене контракта либо о сумме цен единиц товара, работы, услуги</text:p>
          </table:table-cell>
          <table:table-cell table:style-name="0">
            <text:p text:style-name="s1"/>
          </table:table-cell>
        </table:table-row>
        <table:table-row>
          <table:table-cell table:style-name="0">
            <text:p text:style-name="s1_center_fi0"><text:bookmark text:name="anchor10138"/>38.</text:p>
          </table:table-cell>
          <table:table-cell table:style-name="0">
            <text:p text:style-name="s1_fi0">Предупреждение об административной и уголовной ответственности за нарушение требований <text:a xlink:type="simple" xlink:href="http://ivo.garant.ru/document/redirect/12148517/300">антимонопольного законодательства</text:a> Российской Федерации о запрете участия в ограничивающих конкуренцию соглашениях, осуществления ограничивающих конкуренцию согласованных действий</text:p>
          </table:table-cell>
          <table:table-cell table:style-name="0">
            <text:p text:style-name="s1"/>
          </table:table-cell>
        </table:table-row>
      </table:table>
      <text:p text:style-name="s1"/>
      <text:p text:style-name="s91"><text:bookmark text:name="anchor101010"/>* Указывается, если в соответствии с законодательством Российской Федерации расчеты по контракту или расчеты по контракту в части выплаты аванса подлежат казначейскому сопровождению.</text:p>
      <text:p text:style-name="s1"><text:bookmark text:name="anchor10002"/>2. Документы, прилагаемые к извещению об осуществлении закупки в форме электронных документов или образов бумажных документов, сформированных без использования единой информационной системы</text:p>
      <text:p text:style-name="s1"/>
      <table:table table:name="9987" table:style-name="9987">
        <table:table-column table:style-name="1185"/>
        <table:table-column table:style-name="8802"/>
        <table:table-row>
          <table:table-cell table:style-name="0">
            <text:p text:style-name="s1_center_fi0"><text:bookmark text:name="anchor10201"/>1.</text:p>
          </table:table-cell>
          <table:table-cell table:style-name="0">
            <text:p text:style-name="s16_fi0">Описание объекта закупки в соответствии со <text:a xlink:type="simple" xlink:href="http://ivo.garant.ru/document/redirect/70353464/33">статьей 33</text:a> Федерального закона</text:p>
          </table:table-cell>
        </table:table-row>
        <table:table-row>
          <table:table-cell table:style-name="0">
            <text:p text:style-name="s1_center_fi0"><text:bookmark text:name="anchor10202"/>2.</text:p>
          </table:table-cell>
          <table:table-cell table:style-name="0">
            <text:p text:style-name="s1_fi0">Обоснование начальной (максимальной) цены контракта</text:p>
          </table:table-cell>
        </table:table-row>
        <table:table-row>
          <table:table-cell table:style-name="0">
            <text:p text:style-name="s1_center_fi0"><text:bookmark text:name="anchor10203"/>3.</text:p>
          </table:table-cell>
          <table:table-cell table:style-name="0">
            <text:p text:style-name="s16_fi0">Требования к содержанию, составу заявки на участие в закупке в соответствии с <text:a xlink:type="simple" xlink:href="http://ivo.garant.ru/document/redirect/70353464/43">Федеральным законом</text:a> и инструкция по ее заполнению</text:p>
          </table:table-cell>
        </table:table-row>
        <table:table-row>
          <table:table-cell table:style-name="0">
            <text:p text:style-name="s1_center_fi0"><text:bookmark text:name="anchor10204"/>4.</text:p>
          </table:table-cell>
          <table:table-cell table:style-name="0">
            <text:p text:style-name="s16_fi0">Порядок рассмотрения и оценки заявок на участие в конкурсах в соответствии с <text:a xlink:type="simple" xlink:href="http://ivo.garant.ru/document/redirect/70353464/32">Федеральным законом</text:a></text:p>
          </table:table-cell>
        </table:table-row>
        <table:table-row>
          <table:table-cell table:style-name="0">
            <text:p text:style-name="s1_center_fi0"><text:bookmark text:name="anchor10205"/>5.</text:p>
          </table:table-cell>
          <table:table-cell table:style-name="0">
            <text:p text:style-name="s16_fi0">Проект контракта</text:p>
          </table:table-cell>
        </table:table-row>
        <table:table-row>
          <table:table-cell table:style-name="0">
            <text:p text:style-name="s1_center_fi0"><text:bookmark text:name="anchor10206"/>6.</text:p>
          </table:table-cell>
          <table:table-cell table:style-name="0">
            <text:p text:style-name="s16_fi0">Перечень дополнительных требований к извещению об осуществлении закупки, участникам закупок, содержанию заявок на участие в закупках</text:p>
          </table:table-cell>
        </table:table-row>
      </table:table>
      <text:p text:style-name="s1"/>
      <text:p text:style-name="s1_right_fi698"><text:bookmark text:name="anchor3000"/><text:span text:style-name="s10">Утверждены
<text:a xlink:type="simple" xlink:href="#anchor0">постановлением</text:a> Правительства
Российской Федерации
от 27 января 2022 г. № 60</text:span></text:p>
      <text:p text:style-name="s1"/>
      <text:h text:outline-level="1" text:style-name="s3">Правила регистрации участников закупок в единой информационной системе в сфере закупок и ведения единого реестра участников закупок</text:h>
      <text:p text:style-name="s52header">С изменениями и дополнениями от:</text:p>
      <text:p text:style-name="s52">31 октября 2022 г., 29 июня 2024 г.</text:p>
      <text:p text:style-name="s1"/>
      <text:h text:outline-level="1" text:style-name="s3"><text:bookmark text:name="anchor3100"/>I. Общие положения</text:h>
      <text:p text:style-name="s1"/>
      <text:p text:style-name="s1"><text:bookmark text:name="anchor3001"/>1. Настоящие Правила устанавливают порядок и сроки регистрации участников закупок в единой информационной системе в сфере закупок, осуществляемой в электронной форме (далее соответственно - единая информационная система, регистрация участников), перечень информации и документов, на основании которых осуществляется регистрация участников, порядок ведения единого реестра участников закупок (далее - реестр участников), в том числе внесения в него изменений, перечень информации и документов, включаемых в реестр участников, сроки размещения таких информации и документов в реестре участников.</text:p>
      <text:p text:style-name="s1">Понятия, используемые в настоящих Правилах, соответствуют принятым в <text:a xlink:type="simple" xlink:href="http://ivo.garant.ru/document/redirect/70353464/3">Федеральном законе</text:a> "О контрактной системе в сфере закупок товаров, работ, услуг для обеспечения государственных и муниципальных нужд" (далее - Федеральный закон).</text:p>
      <text:p text:style-name="s1"><text:bookmark text:name="anchor3002"/>2. Регистрация участников обеспечивается федеральным органом исполнительной власти, определенным в соответствии с <text:a xlink:type="simple" xlink:href="http://ivo.garant.ru/document/redirect/70353464/406">частью 6 статьи 4</text:a> Федерального закона, путем информационного взаимодействия единой информационной системы с федеральной государственной информационной системой "Единая система идентификации и аутентификации в инфраструктуре, обеспечивающей информационно-технологическое взаимодействие информационных систем, используемых для предоставления государственных и муниципальных услуг в электронной форме" (далее - единая система идентификации и аутентификации), иными информационными системами, предусмотренными настоящими Правилами, а также с электронными площадками, специализированными электронными площадками.</text:p>
      <text:p text:style-name="s1"><text:bookmark text:name="anchor3003"/>3. При формировании информации и документов для регистрации участников, при размещении информации и документов в реестре участников технологическими средствами единой информационной системы обеспечивается автоматическая форматно-логическая проверка информации и документов, формируемых с использованием единой информационной системы, а также проверка наличия информации и документов, предусмотренных настоящими Правилами.</text:p>
      <text:p text:style-name="s1"><text:bookmark text:name="anchor3004"/>4. Формирование информации и документов для регистрации участников, формирование и размещение информации и документов в реестре участников, ведение реестра участников осуществляются с учетом требований <text:a xlink:type="simple" xlink:href="http://ivo.garant.ru/document/redirect/10102673/3">законодательства</text:a> Российской Федерации о государственной тайне.</text:p>
      <text:p text:style-name="s1"><text:bookmark text:name="anchor3005"/>5. В целях настоящих Правил уполномоченными лицами участников закупок являются:</text:p>
      <text:p text:style-name="s1"><text:bookmark text:name="anchor3051"/>а) лицо, указанное в Едином государственном реестре юридических лиц в качестве руководителя юридического лица (лицо, имеющее право без доверенности действовать от имени юридического лица), или иное лицо, действующее в качестве руководителя юридического лица, осуществляющего полномочия единоличного исполнительного органа регистрируемого юридического лица, либо физическое лицо, указанное в Едином государственном реестре индивидуальных предпринимателей в качестве индивидуального предпринимателя, либо физическое лицо, указанное в Едином государственном реестре юридических лиц в качестве индивидуального предпринимателя, осуществляющего полномочия единоличного исполнительного органа регистрируемого юридического лица, информация о полномочиях которых предоставлена единой системой идентификации и аутентификации (далее - руководитель);</text:p>
      <text:p text:style-name="s1"><text:bookmark text:name="anchor3052"/>б) лицо, уполномоченное руководителем на осуществление в единой информационной системе, на электронной площадке, специализированной электронной площадке от имени участника закупки действий, предусмотренных Федеральным законом, в том числе на подписание документов, предусмотренных <text:a xlink:type="simple" xlink:href="http://ivo.garant.ru/document/redirect/70353464/94013">частями 13</text:a> и <text:a xlink:type="simple" xlink:href="http://ivo.garant.ru/document/redirect/70353464/94014">14 статьи 94</text:a> Федерального закона, а также на определение иных лиц, уполномоченных на осуществление таких действий;</text:p>
      <text:p text:style-name="s1"><text:bookmark text:name="anchor3053"/>в) лицо, уполномоченное оператором электронной площадки, оператором специализированной электронной площадки в соответствии с <text:a xlink:type="simple" xlink:href="#anchor3152">подпунктом "б" пункта 15</text:a> настоящих Правил;</text:p>
      <text:p text:style-name="s1"><text:bookmark text:name="anchor3054"/>г) руководитель аккредитованного филиала или представительства иностранного юридического лица;</text:p>
      <text:p text:style-name="s1"><text:bookmark text:name="anchor3055"/>д) физическое лицо, в том числе иностранное физическое лицо (за исключением физического лица, указанного в <text:a xlink:type="simple" xlink:href="#anchor3051">подпункте "а"</text:a> настоящего пункта), или физическое лицо, зарегистрированное в качестве индивидуального предпринимателя в соответствии с законодательством соответствующего государства, осуществляющее полномочия единоличного исполнительного органа регистрируемого юридического лица;</text:p>
      <text:p text:style-name="s1"><text:bookmark text:name="anchor3056"/>е) руководитель иностранного юридического лица либо иностранного юридического лица, осуществляющего полномочия единоличного исполнительного органа регистрируемого юридического лица.</text:p>
      <text:p text:style-name="s1"><text:bookmark text:name="anchor3006"/>6. Действия уполномоченных лиц в единой информационной системе осуществляются с применением усиленной квалифицированной <text:a xlink:type="simple" xlink:href="http://ivo.garant.ru/document/redirect/12184522/21">электронной подписи</text:a>.</text:p>
      <text:p text:style-name="s1"><text:bookmark text:name="anchor3007"/>7. Зарегистрированный в соответствии с настоящими Правилами участник закупки автоматически включается федеральным органом исполнительной власти, определенным в соответствии с <text:a xlink:type="simple" xlink:href="http://ivo.garant.ru/document/redirect/70353464/24210">частью 10 статьи 24<text:span text:style-name="upper"><text:span> 2</text:span></text:span></text:a> Федерального закона, с использованием единой информационной системы в реестр участников.</text:p>
      <text:p text:style-name="s1"><text:bookmark text:name="anchor3008"/>8. Ведение реестра участников осуществляется федеральным органом исполнительной власти, определенным в соответствии с <text:a xlink:type="simple" xlink:href="http://ivo.garant.ru/document/redirect/70353464/24210">частью 10 статьи 24<text:span text:style-name="upper"><text:span> 2</text:span></text:span></text:a> Федерального закона, в электронном виде. Последовательная совокупность реестровых записей образует реестр участников, который является частью единой информационной системы. В случае внесения изменений в размещенные в реестре участников информацию и документы такие информация и документы изменяются, реестровая запись обновляется.</text:p>
      <text:p text:style-name="s1"><text:bookmark text:name="anchor3009"/>9. Участник закупки считается зарегистрированным в единой информационной системе с 00.00 часов по московскому времени дня, следующего за днем размещения информации и документов в реестре участников в соответствии с <text:a xlink:type="simple" xlink:href="#anchor3017">пунктом 17</text:a> настоящих Правил.</text:p>
      <text:p text:style-name="s1"><text:bookmark text:name="anchor3010"/>10. Ответственность за неполноту, недостоверность, изменение информации и документов, формируемых для размещения в реестре участников, за несоответствие указанных информации и документов требованиям, установленным законодательством Российской Федерации, а также за действия, совершенные на основании указанных информации и документов, несет уполномоченное лицо.</text:p>
      <text:p text:style-name="s1"/>
      <text:h text:outline-level="1" text:style-name="s3"><text:bookmark text:name="anchor3200"/>II. Формирование информации и документов для регистрации участников</text:h>
      <text:p text:style-name="s1"/>
      <text:p text:style-name="s1"><text:bookmark text:name="anchor3011"/>11. Для регистрации уполномоченное лицо осуществляет следующие действия:</text:p>
      <text:p text:style-name="s1"><text:bookmark text:name="anchor3111"/>а) проходит регистрацию, идентификацию и аутентификацию в единой системе идентификации и аутентификации, при этом:</text:p>
      <text:p text:style-name="s1">руководитель определяет при необходимости лица, указанные в <text:a xlink:type="simple" xlink:href="#anchor3052">подпункте "б" пункта 5</text:a> настоящих Правил, посредством единой системы идентификации и аутентификации;</text:p>
      <text:p text:style-name="s1"><text:bookmark text:name="anchor311103"/>руководитель наделяет лиц, указанных в <text:a xlink:type="simple" xlink:href="#anchor3052">подпункте "б" пункта 5</text:a> настоящих Правил, полномочиями на осуществление действий в единой информационной системе, на электронной площадке, специализированной электронной площадке;</text:p>
      <text:p text:style-name="s1"><text:bookmark text:name="anchor3112"/>б) формирует информацию и документы, предусмотренные <text:a xlink:type="simple" xlink:href="#anchor3012">пунктами 12</text:a> и <text:a xlink:type="simple" xlink:href="#anchor3013">13</text:a> настоящих Правил, для их размещения в реестре участников.</text:p>
      <text:p text:style-name="s1"><text:bookmark text:name="anchor3012"/>12. Для регистрации юридического лица, иностранного юридического лица, аккредитованного филиала или представительства иностранного юридического лица уполномоченное лицо формирует следующие информацию и документы:</text:p>
      <text:p text:style-name="s1"><text:bookmark text:name="anchor3121"/>а) полное и сокращенное (при наличии) наименование юридического лица или иностранного юридического лица (либо аккредитованного филиала или представительства иностранного юридического лица);</text:p>
      <text:p text:style-name="s1"><text:bookmark text:name="anchor3122"/>б) наименование и цифровой код страны регистрации в соответствии с <text:a xlink:type="simple" xlink:href="http://ivo.garant.ru/document/redirect/12127475/0">Общероссийским классификатором</text:a> стран мира;</text:p>
      <text:p text:style-name="s1"><text:bookmark text:name="anchor3123"/>в) идентификационный номер налогоплательщика юридического лица (либо аккредитованного филиала или представительства иностранного юридического лица) или для иностранного юридического лица - аналог идентификационного номера налогоплательщика в соответствии с законодательством соответствующего государства, а также идентификационный номер налогоплательщика юридического лица (при наличии такого номера), присвоенный в соответствии с <text:a xlink:type="simple" xlink:href="http://ivo.garant.ru/document/redirect/10900200/84">законодательством</text:a> Российской Федерации о налогах и сборах;</text:p>
      <text:p text:style-name="s1"><text:bookmark text:name="anchor3124"/>г) код причины постановки на учет юридического лица (либо аккредитованного филиала или представительства иностранного юридического лица) и дата постановки на учет в налоговом органе, а также код причины постановки на учет в налоговом органе в качестве крупнейшего налогоплательщика (при наличии);</text:p>
      <text:p text:style-name="s1"><text:bookmark text:name="anchor3125"/>д) основной государственный регистрационный номер юридического лица;</text:p>
      <text:p text:style-name="s1"><text:bookmark text:name="anchor3126"/>е) адрес юридического лица или иностранного юридического лица в пределах места нахождения юридического лица (для аккредитованного филиала или представительства иностранного юридического лица - адрес (место нахождения) на территории Российской Федерации);</text:p>
      <text:p text:style-name="s1"><text:bookmark text:name="anchor3127"/>ж) код (коды) вида экономической деятельности юридического лица (либо аккредитованного филиала или представительства иностранного юридического лица) по <text:a xlink:type="simple" xlink:href="http://ivo.garant.ru/document/redirect/70650726/0">Общероссийскому классификатору</text:a> видов экономической деятельности;</text:p>
      <text:p text:style-name="s1"><text:bookmark text:name="anchor3128"/>з) код причины постановки на учет обособленного подразделения юридического лица (далее - обособленное подразделение);</text:p>
      <text:p text:style-name="s1"><text:bookmark text:name="anchor3129"/>и) наименование обособленного подразделения;</text:p>
      <text:p text:style-name="s1"><text:bookmark text:name="anchor31210"/>к) адрес (место нахождения) обособленного подразделения;</text:p>
      <text:p text:style-name="s1"><text:bookmark text:name="anchor31211"/>л) принадлежность к субъекту малого или среднего предпринимательства с указанием соответствующей категории (при наличии);</text:p>
      <text:p text:style-name="s1"><text:bookmark text:name="anchor31212"/>м) фамилия, имя, отчество (при наличии) и должность лица, имеющего право без доверенности действовать от имени юридического лица или иностранного юридического лица (либо руководителя аккредитованного филиала или представительства иностранного юридического лица), и идентификационный номер налогоплательщика (при наличии);</text:p>
      <text:p text:style-name="s1"><text:bookmark text:name="anchor31213"/>н) паспортные данные лица, имеющего право без доверенности действовать от имени юридического лица или иностранного юридического лица, или данные иных документов, удостоверяющих личность в соответствии с законодательством Российской Федерации, а для аккредитованного филиала или представительства иностранного юридического лица - паспортные данные или данные иных документов, удостоверяющих личность в соответствии с законодательством Российской Федерации, руководителя аккредитованного филиала или представительства иностранного юридического лица;</text:p>
      <text:p text:style-name="s1"><text:bookmark text:name="anchor31214"/>о) фамилии, имена, отчества (при наличии), идентификационные номера налогоплательщика (аналог идентификационного номера налогоплательщика в соответствии с законодательством соответствующего иностранного государства для иностранного юридического лица) членов коллегиального исполнительного органа (при наличии);</text:p>
      <text:p text:style-name="s1"><text:bookmark text:name="anchor31215"/>п) наименования либо фамилии, имена, отчества (при наличии), идентификационные номера налогоплательщика (аналог идентификационного номера налогоплательщика в соответствии с законодательством соответствующего иностранного государства для иностранного лица) участников (членов) корпоративного юридического лица, владеющих более чем 25 процентами акций (долей, паев) корпоративного юридического лица, учредителей унитарного юридического лица. В отношении учредителей унитарного предприятия информация о фамилии, имени, отчестве, идентификационном номере налогоплательщика не формируется;</text:p>
      <text:p text:style-name="s1"><text:bookmark text:name="anchor31216"/>р) сайт юридического лица или иностранного юридического лица (либо аккредитованного филиала или представительства иностранного юридического лица) в информационно-телекоммуникационной сети "Интернет" (при наличии);</text:p>
      <text:p text:style-name="s1"><text:bookmark text:name="anchor31217"/>с) контактная информация юридического лица или иностранного юридического лица (либо аккредитованного филиала или представительства иностранного юридического лица) - адрес электронной почты и номер контактного телефона;</text:p>
      <text:p text:style-name="s1"><text:bookmark text:name="anchor31218"/>т) надлежащим образом заверенный перевод на русский язык документов о государственной регистрации юридического лица в соответствии с законодательством соответствующего государства - для иностранного юридического лица;</text:p>
      <text:p text:style-name="s1"><text:bookmark text:name="anchor31219"/>у) надлежащим образом заверенный перевод на русский язык документов, подтверждающих полномочия физического лица на регистрацию участника, - для иностранного юридического лица;</text:p>
      <text:p text:style-name="s1"><text:bookmark text:name="anchor31220"/>ф) выписка из Единого государственного реестра юридических лиц - для юридического лица;</text:p>
      <text:p text:style-name="s1"><text:bookmark text:name="anchor31221"/>х) информация о привлечении к административной ответственности за совершение административного правонарушения, предусмотренного <text:a xlink:type="simple" xlink:href="http://ivo.garant.ru/document/redirect/12125267/1928">статьей 19.28</text:a> Кодекса Российской Федерации об административных правонарушениях (при наличии), включающая наименование суда, вынесшего постановление о назначении административного наказания, номер дела об административном правонарушении, дату вынесения постановления и дату вступления в законную силу постановления о назначении административного наказания;</text:p>
      <text:p text:style-name="s1"><text:bookmark text:name="anchor31222"/>ц) декларация о принадлежности участника закупки к учреждению или предприятию уголовно-исполнительной системы (если участник закупки является учреждением или предприятием уголовно-исполнительной системы);</text:p>
      <text:p text:style-name="s1"><text:bookmark text:name="anchor31223"/>ч) декларация о принадлежности участника закупки к организации инвалидов, предусмотренной <text:a xlink:type="simple" xlink:href="http://ivo.garant.ru/document/redirect/70353464/292">частью 2 статьи 29</text:a> Федерального закона (если участник закупки является такой организацией);</text:p>
      <text:p text:style-name="s1"><text:bookmark text:name="anchor31224"/>ш) декларация о принадлежности участника закупки к социально ориентированным некоммерческим организациям;</text:p>
      <text:p text:style-name="s1"><text:bookmark text:name="anchor31225"/>щ) предусмотренные <text:a xlink:type="simple" xlink:href="#anchor3121">подпунктами "а"</text:a>, <text:a xlink:type="simple" xlink:href="#anchor3123">"в"</text:a>, <text:a xlink:type="simple" xlink:href="#anchor3125">"д"</text:a>, <text:a xlink:type="simple" xlink:href="#anchor31212">"м"</text:a>, <text:a xlink:type="simple" xlink:href="#anchor31213">"н"</text:a> и <text:a xlink:type="simple" xlink:href="#anchor31220">"ф"</text:a> настоящего пункта, - в отношении юридического лица, осуществляющего полномочия единоличного исполнительного органа регистрируемого юридического лица (в случае осуществления таких полномочий);</text:p>
      <text:p text:style-name="s1"><text:bookmark text:name="anchor31226"/>э) предусмотренные <text:a xlink:type="simple" xlink:href="#anchor3121">подпунктами "а"</text:a>, <text:a xlink:type="simple" xlink:href="#anchor3122">"б"</text:a> и <text:a xlink:type="simple" xlink:href="#anchor3128">"з"</text:a> настоящего пункта, - в отношении индивидуального предпринимателя, осуществляющего полномочия единоличного исполнительного органа регистрируемого юридического лица (в случае осуществления таких полномочий);</text:p>
      <text:p text:style-name="s9header">ГАРАНТ:</text:p>
      <text:p text:style-name="s9"><text:bookmark text:name="anchor31227"/>Положения настоящих Правил, касающиеся информации о нахождении юридического лица в процессе ликвидации, о ликвидации юридического лица, о признании его несостоятельным (банкротом), об открытии конкурсного производства, о признании физического лица, зарегистрированного в качестве индивидуального предпринимателя, банкротом, о решении о введении процедуры реализации его имущества, <text:a xlink:type="simple" xlink:href="#anchor221">применяются</text:a> с 1 октября 2022 г.</text:p>
      <text:p text:style-name="s1">ю) информация о нахождении юридического лица в процессе ликвидации, о ликвидации юридического лица, о признании его несостоятельным (банкротом), об открытии конкурсного производства.</text:p>
      <text:p text:style-name="s1"><text:bookmark text:name="anchor3013"/>13. Для регистрации физического лица, в том числе зарегистрированного в качестве индивидуального предпринимателя, уполномоченное лицо формирует следующие информацию и документы:</text:p>
      <text:p text:style-name="s1"><text:bookmark text:name="anchor3131"/>а) фамилия, имя и отчество (при наличии);</text:p>
      <text:p text:style-name="s1"><text:bookmark text:name="anchor3132"/>б) идентификационный номер налогоплательщика или аналог идентификационного номера налогоплательщика в соответствии с законодательством соответствующего государства, а также идентификационный номер налогоплательщика (при наличии такого номера), присвоенный в соответствии с <text:a xlink:type="simple" xlink:href="http://ivo.garant.ru/document/redirect/10900200/84">законодательством</text:a> Российской Федерации о налогах и сборах, - для иностранных граждан и лиц без гражданства;</text:p>
      <text:p text:style-name="s1"><text:bookmark text:name="anchor3133"/>в) наименование и цифровой код страны регистрации иностранного гражданина в соответствии с <text:a xlink:type="simple" xlink:href="http://ivo.garant.ru/document/redirect/12127475/0">Общероссийским классификатором</text:a> стран мира (при наличии);</text:p>
      <text:p text:style-name="s1"><text:bookmark text:name="anchor3134"/>г) адрес места жительства;</text:p>
      <text:p text:style-name="s1"><text:bookmark text:name="anchor3135"/>д) почтовый адрес;</text:p>
      <text:p text:style-name="s1"><text:bookmark text:name="anchor3136"/>е) адрес электронной почты;</text:p>
      <text:p text:style-name="s1"><text:bookmark text:name="anchor3137"/>ж) номер контактного телефона;</text:p>
      <text:p text:style-name="s1"><text:bookmark text:name="anchor3138"/>з) паспортные данные или данные иных документов, удостоверяющих личность в соответствии с законодательством Российской Федерации;</text:p>
      <text:p text:style-name="s1"><text:bookmark text:name="anchor3139"/>и) основной государственный регистрационный номер индивидуального предпринимателя - для физического лица, являющегося индивидуальным предпринимателем;</text:p>
      <text:p text:style-name="s1"><text:bookmark text:name="anchor31310"/>к) дата регистрации в качестве индивидуального предпринимателя - для физического лица, зарегистрированного в качестве индивидуального предпринимателя, и дата постановки на учет в налоговом органе;</text:p>
      <text:p text:style-name="s1"><text:bookmark text:name="anchor31311"/>л) принадлежность к субъекту малого или среднего предпринимательства с указанием соответствующей категории - для физического лица, являющегося индивидуальным предпринимателем (при наличии);</text:p>
      <text:p text:style-name="s1"><text:bookmark text:name="anchor31312"/>м) копия документа, удостоверяющего личность участника закупки в соответствии с законодательством Российской Федерации, - для физического лица, не являющегося индивидуальным предпринимателем;</text:p>
      <text:p text:style-name="s1"><text:bookmark text:name="anchor31313"/>н) надлежащим образом заверенный перевод на русский язык документов о государственной регистрации физического лица в качестве индивидуального предпринимателя в соответствии с законодательством соответствующего государства - для иностранного физического лица;</text:p>
      <text:p text:style-name="s1"><text:bookmark text:name="anchor31314"/>о) выписка из Единого государственного реестра индивидуальных предпринимателей - для физического лица, зарегистрированного в качестве индивидуального предпринимателя;</text:p>
      <text:p text:style-name="s1"><text:bookmark text:name="anchor31315"/>п) информация о применении физическим лицом специального налогового режима "Налог на профессиональный доход";</text:p>
      <text:p text:style-name="s22header">Информация об изменениях:</text:p>
      <text:p text:style-name="s22"><text:bookmark text:name="anchor31316"/>Подпункт "р" изменен с 16 ноября 2022 г. - <text:a xlink:type="simple" xlink:href="http://ivo.garant.ru/document/redirect/405672917/12061">Постановление</text:a> Правительства России от 31 октября 2022 г. № 1946</text:p>
      <text:p text:style-name="s22"><text:a xlink:type="simple" xlink:href="http://ivo.garant.ru/document/redirect/76810030/31316">См. предыдущую редакцию</text:a></text:p>
      <text:p text:style-name="s1">р) информация о принятии судом решения о признании физического лица, зарегистрированного в качестве индивидуального предпринимателя, банкротом, о введении процедуры реализации его имущества.</text:p>
      <text:p text:style-name="s1"><text:bookmark text:name="anchor3014"/>14. Формирование информации и документов, предусмотренных <text:a xlink:type="simple" xlink:href="#anchor3012">пунктами 12</text:a> и <text:a xlink:type="simple" xlink:href="#anchor3013">13</text:a> настоящих Правил, осуществляется в соответствии со следующими требованиями:</text:p>
      <text:p text:style-name="s1"><text:bookmark text:name="anchor3141"/>а) информация и документы, указанные в <text:a xlink:type="simple" xlink:href="#anchor3121">подпунктах "а"</text:a>, <text:a xlink:type="simple" xlink:href="#anchor3124">"г"</text:a> (в части даты постановки на учет в налоговом органе), <text:a xlink:type="simple" xlink:href="#anchor3125">"д" - "ж"</text:a>, <text:a xlink:type="simple" xlink:href="#anchor3129">"и"</text:a>, <text:a xlink:type="simple" xlink:href="#anchor31210">"к"</text:a>, <text:a xlink:type="simple" xlink:href="#anchor31212">"м"</text:a>, <text:a xlink:type="simple" xlink:href="#anchor31215">"п"</text:a> (в части наименований учредителей унитарного предприятия), <text:a xlink:type="simple" xlink:href="#anchor31220">"ф"</text:a> и <text:a xlink:type="simple" xlink:href="#anchor31227">"ю" пункта 12</text:a> (за исключением иностранного юридического лица, иностранного юридического лица, осуществляющего полномочия единоличного исполнительного органа регистрируемого юридического лица, аккредитованного филиала или представительства иностранного юридического лица), <text:a xlink:type="simple" xlink:href="#anchor3131">подпунктах "а"</text:a>, <text:a xlink:type="simple" xlink:href="#anchor3134">"г"</text:a>, <text:a xlink:type="simple" xlink:href="#anchor3139">"и"</text:a>, <text:a xlink:type="simple" xlink:href="#anchor31310">"к"</text:a>, <text:a xlink:type="simple" xlink:href="#anchor31314">"о"</text:a> и <text:a xlink:type="simple" xlink:href="#anchor31316">"р" пункта 13</text:a> настоящих Правил (в отношении физического лица, зарегистрированного в качестве индивидуального предпринимателя), формируются в единой информационной системе автоматически на основании сведений из Единого государственного реестра юридических лиц и Единого государственного реестра индивидуальных предпринимателей после указания участником закупки при формировании информации для размещения в реестре участников идентификационного номера налогоплательщика юридического лица и кода причины постановки на учет в налоговом органе (при размещении сведений об обособленном подразделении - кода причины постановки на учет в налоговом органе обособленного подразделения) в соответствии со свидетельством о постановке на учет в налоговом органе, идентификационного номера налогоплательщика физического лица, зарегистрированного в качестве индивидуального предпринимателя соответственно;</text:p>
      <text:p text:style-name="s1"><text:bookmark text:name="anchor3142"/>б) информация, указанная в <text:a xlink:type="simple" xlink:href="#anchor31211">подпункте "л" пункта 12</text:a> и <text:a xlink:type="simple" xlink:href="#anchor31311">подпункте "л" пункта 13</text:a> настоящих Правил, формируется в единой информационной системе автоматически на основании сведений из единого реестра субъектов малого и среднего предпринимательства;</text:p>
      <text:p text:style-name="s1"><text:bookmark text:name="anchor3143"/>в) информация, указанная в <text:a xlink:type="simple" xlink:href="#anchor31221">подпункте "х" пункта 12</text:a> настоящих Правил, формируется в единой информационной системе автоматически на основании сведений, полученных из Генеральной прокуратуры Российской Федерации в соответствии с соглашением, заключенным с федеральным органом исполнительной власти, определенным в соответствии с <text:a xlink:type="simple" xlink:href="http://ivo.garant.ru/document/redirect/70353464/406">частью 6 статьи 4</text:a> Федерального закона, после указания участником закупки при формировании информации для размещения в реестре участников информации, указанной в <text:a xlink:type="simple" xlink:href="#anchor3123">подпункте "в" пункта 12</text:a> настоящих Правил;</text:p>
      <text:p text:style-name="s1"><text:bookmark text:name="anchor3144"/>г) информация, указанная в <text:a xlink:type="simple" xlink:href="#anchor31315">подпункте "п" пункта 13</text:a> настоящих Правил, формируется в единой информационной системе автоматически на основании сведений, полученных из Федеральной налоговой службы, после указания участником закупки при формировании для размещения в реестре участников информации, указанной в <text:a xlink:type="simple" xlink:href="#anchor3132">подпункте "б" пункта 13</text:a> настоящих Правил;</text:p>
      <text:p text:style-name="s1"><text:bookmark text:name="anchor3145"/>д) информация и документы, за исключением информации и документов, формируемых в соответствии с настоящими Правилами автоматически на основании сведений из государственных информационных систем, иных информационных систем и официальных сайтов федеральных органов власти, уполномоченных на ведение государственных реестров, формируются уполномоченным лицом самостоятельно.</text:p>
      <text:p text:style-name="s1"><text:bookmark text:name="anchor3015"/>15. Регистрация иностранного юридического лица, иностранного гражданина или лица без гражданства в единой информационной системе осуществляется в соответствии с настоящими Правилами с учетом следующих особенностей:</text:p>
      <text:p text:style-name="s1"><text:bookmark text:name="anchor3151"/>а) при регистрации формируются исключительно информация и документы, предусмотренные <text:a xlink:type="simple" xlink:href="#anchor3121">подпунктами "а" - "в"</text:a>, <text:a xlink:type="simple" xlink:href="#anchor3126">"е"</text:a>, <text:a xlink:type="simple" xlink:href="#anchor31212">"м" - "у"</text:a>, <text:a xlink:type="simple" xlink:href="#anchor31221">"х"</text:a> и <text:a xlink:type="simple" xlink:href="#anchor31225">"щ" пункта 12</text:a>, <text:a xlink:type="simple" xlink:href="#anchor3131">подпунктами "а" - "з"</text:a>, <text:a xlink:type="simple" xlink:href="#anchor31312">"м"</text:a> и <text:a xlink:type="simple" xlink:href="#anchor31313">"н" пункта 13</text:a> настоящих Правил;</text:p>
      <text:p text:style-name="s1"><text:bookmark text:name="anchor3152"/>б) информация и документы, указанные в <text:a xlink:type="simple" xlink:href="#anchor3151">подпункте "а"</text:a> настоящего пункта, могут формироваться уполномоченным лицом оператора электронной площадки, оператора специализированной электронной площадки (с применением усиленной квалифицированной <text:a xlink:type="simple" xlink:href="http://ivo.garant.ru/document/redirect/12184522/21">электронной подписи</text:a> такого уполномоченного лица оператора электронной площадки, оператора специализированной электронной площадки) посредством информационного взаимодействия электронной площадки, специализированной электронной площадки с единой информационной системой;</text:p>
      <text:p text:style-name="s22header">Информация об изменениях:</text:p>
      <text:p text:style-name="s22"><text:bookmark text:name="anchor3153"/>Подпункт "в" изменен с 9 июля 2024 г. - <text:a xlink:type="simple" xlink:href="http://ivo.garant.ru/document/redirect/409280486/10341">Постановление</text:a> Правительства России от 29 июня 2024 г. № 888</text:p>
      <text:p text:style-name="s22"><text:a xlink:type="simple" xlink:href="http://ivo.garant.ru/document/redirect/76840145/3153">См. предыдущую редакцию</text:a></text:p>
      <text:p text:style-name="s1">в) технологические средства единой информационной системы используются при проверке принадлежности иностранного юридического лица к юридическому лицу, местом регистрации которого является государство или территория, включенные в утверждаемый в соответствии с <text:a xlink:type="simple" xlink:href="http://ivo.garant.ru/document/redirect/12112604/24115">пунктом 15 статьи 241</text:a> Бюджетного кодекса Российской Федерации <text:a xlink:type="simple" xlink:href="http://ivo.garant.ru/document/redirect/404896369/1000">перечень</text:a> государств и территорий, используемых для промежуточного (офшорного) владения активами в Российской Федерации, путем сопоставления формируемой информации, указанной в <text:a xlink:type="simple" xlink:href="#anchor3122">подпункте "б" пункта 12</text:a> настоящих Правил, с информацией, содержащейся в указанном перечне государств и территорий.</text:p>
      <text:p text:style-name="s1"><text:bookmark text:name="anchor3016"/>16. Регистрация аккредитованного филиала или представительства иностранного юридического лица в единой информационной системе осуществляется в соответствии с настоящими Правилами с учетом следующих особенностей:</text:p>
      <text:p text:style-name="s1"><text:bookmark text:name="anchor3161"/>а) при регистрации формируются исключительно информация и документы, предусмотренные <text:a xlink:type="simple" xlink:href="#anchor3121">подпунктами "а" - "г"</text:a>, <text:a xlink:type="simple" xlink:href="#anchor3126">"е"</text:a>, <text:a xlink:type="simple" xlink:href="#anchor3127">"ж"</text:a>, <text:a xlink:type="simple" xlink:href="#anchor31212">"м"</text:a>, <text:a xlink:type="simple" xlink:href="#anchor31213">"н"</text:a>, <text:a xlink:type="simple" xlink:href="#anchor31216">"р" - "т" пункта 12</text:a> настоящих Правил;</text:p>
      <text:p text:style-name="s1"><text:bookmark text:name="anchor3162"/>б) информация и документы, предусмотренные <text:a xlink:type="simple" xlink:href="#anchor3121">подпунктами "а"</text:a>, <text:a xlink:type="simple" xlink:href="#anchor3122">"б"</text:a>, <text:a xlink:type="simple" xlink:href="#anchor3124">"г"</text:a>, <text:a xlink:type="simple" xlink:href="#anchor3126">"е"</text:a>, <text:a xlink:type="simple" xlink:href="#anchor3127">"ж"</text:a> и <text:a xlink:type="simple" xlink:href="#anchor31212">"м" пункта 12</text:a> настоящих Правил, формируются в единой информационной системе автоматически на основании сведений из государственного реестра аккредитованных филиалов и представительств иностранных юридических лиц после указания участником закупки при формировании информации для размещения в реестре участников идентификационного номера налогоплательщика и кода причины постановки на учет в налоговом органе в соответствии со свидетельством о постановке на учет в налоговом органе.</text:p>
      <text:p text:style-name="s1"><text:bookmark text:name="anchor3017"/>17. Не позднее одного рабочего дня, следующего за днем формирования в единой информационной системе информации и документов, предусмотренных <text:a xlink:type="simple" xlink:href="#anchor3012">пунктами 12</text:a> и <text:a xlink:type="simple" xlink:href="#anchor3013">13</text:a> настоящих Правил, федеральный орган исполнительной власти, определенный в соответствии с <text:a xlink:type="simple" xlink:href="http://ivo.garant.ru/document/redirect/70353464/24210">частью 10 статьи 24<text:span text:style-name="upper"><text:span> 2</text:span></text:span></text:a> Федерального закона, обеспечивает размещение таких информации и документов в реестре участников путем формирования реестровой записи, за исключением случаев, предусмотренных <text:a xlink:type="simple" xlink:href="#anchor3018">пунктом 18</text:a> настоящих Правил.</text:p>
      <text:p text:style-name="s1"><text:bookmark text:name="anchor3018"/>18. Информация и документы, предусмотренные <text:a xlink:type="simple" xlink:href="#anchor3012">пунктами 12</text:a> и <text:a xlink:type="simple" xlink:href="#anchor3013">13</text:a> настоящих Правил, в реестре участников не размещаются, а участник закупки не регистрируется в единой информационной системе в следующих случаях:</text:p>
      <text:p text:style-name="s1"><text:bookmark text:name="anchor3181"/>а) формирование в единой информационной системе уполномоченным лицом информации и документов, предусмотренных <text:a xlink:type="simple" xlink:href="#anchor3012">пунктами 12</text:a> и <text:a xlink:type="simple" xlink:href="#anchor3013">13</text:a> настоящих Правил, с нарушением настоящих Правил;</text:p>
      <text:p text:style-name="s1"><text:bookmark text:name="anchor3182"/>б) осуществление действий, не соответствующих положениям <text:a xlink:type="simple" xlink:href="#anchor3006">пункта 6</text:a> настоящих Правил;</text:p>
      <text:p text:style-name="s1"><text:bookmark text:name="anchor3183"/>в) несоответствие между информацией и документами, предусмотренными настоящими Правилами;</text:p>
      <text:p text:style-name="s22header">Информация об изменениях:</text:p>
      <text:p text:style-name="s22"><text:bookmark text:name="anchor3184"/>Подпункт "г" изменен с 9 июля 2024 г. - <text:a xlink:type="simple" xlink:href="http://ivo.garant.ru/document/redirect/409280486/10342">Постановление</text:a> Правительства России от 29 июня 2024 г. № 888</text:p>
      <text:p text:style-name="s22"><text:a xlink:type="simple" xlink:href="http://ivo.garant.ru/document/redirect/76840145/3184">См. предыдущую редакцию</text:a></text:p>
      <text:p text:style-name="s1">г) участник закупки является юридическим лицом, местом регистрации которого является государство или территория, включаемые в утверждаемый в соответствии с <text:a xlink:type="simple" xlink:href="http://ivo.garant.ru/document/redirect/12112604/24115">пунктом 15 статьи 241</text:a> Бюджетного кодекса Российской Федерации <text:a xlink:type="simple" xlink:href="http://ivo.garant.ru/document/redirect/404896369/1000">перечень</text:a> государств и территорий, используемых для промежуточного (офшорного) владения активами в Российской Федерации.</text:p>
      <text:p text:style-name="s1"/>
      <text:h text:outline-level="1" text:style-name="s3"><text:bookmark text:name="anchor3300"/>III. Ведение реестра участников</text:h>
      <text:p text:style-name="s1"/>
      <text:p text:style-name="s1"><text:bookmark text:name="anchor3019"/>19. Реестровой записи, сформированной в соответствии с <text:a xlink:type="simple" xlink:href="#anchor3017">пунктом 17</text:a> настоящих Правил, присваивается уникальный номер, имеющий следующую структуру:</text:p>
      <text:p text:style-name="s1"><text:bookmark text:name="anchor3191"/>а) 1-й, 2-й разряды - последние 2 цифры календарного года, в котором осуществлена регистрация;</text:p>
      <text:p text:style-name="s1"><text:bookmark text:name="anchor3192"/>б) с 3-го по 8-й разряд - порядковый номер реестровой записи, присваиваемый последовательно в соответствии со сквозной нумерацией в пределах календарного года.</text:p>
      <text:p text:style-name="s22header">Информация об изменениях:</text:p>
      <text:p text:style-name="s22"><text:bookmark text:name="anchor3020"/>Пункт 20 изменен с 16 ноября 2022 г. - <text:a xlink:type="simple" xlink:href="http://ivo.garant.ru/document/redirect/405672917/12062">Постановление</text:a> Правительства России от 31 октября 2022 г. № 1946</text:p>
      <text:p text:style-name="s22"><text:a xlink:type="simple" xlink:href="http://ivo.garant.ru/document/redirect/76810030/3020">См. предыдущую редакцию</text:a></text:p>
      <text:p text:style-name="s1">20. Информация и документы, размещенные в реестре участников, не подлежат размещению на официальном сайте единой информационной системы в информационно-телекоммуникационной сети "Интернет".</text:p>
      <text:p text:style-name="s1"><text:bookmark text:name="anchor3021"/>21. В отношении информации и документов, включенных в реестр участников и сформированных в соответствии с <text:a xlink:type="simple" xlink:href="#anchor3141">подпунктами "а" - "в" пункта  14</text:a> настоящих Правил, единая информационная система автоматически обеспечивает соответствие сведениям, содержащимся в использованных для их формирования государственных информационных системах, иных информационных системах, на использованных для их формирования официальных сайтах федеральных органов, уполномоченных на ведение государственных реестров, путем обновления реестровой записи не позднее одного рабочего дня, следующего за днем:</text:p>
      <text:p text:style-name="s1"><text:bookmark text:name="anchor3211"/>а) получения в единую информационную систему обновленных информации и документов, предоставляемых единой системой межведомственного электронного взаимодействия документов (сведений), размещенных в государственных информационных системах и иных информационных системах;</text:p>
      <text:p text:style-name="s1"><text:bookmark text:name="anchor3212"/>б) изменения информации, предусмотренной <text:a xlink:type="simple" xlink:href="#anchor31211">подпунктом  "л" пункта  12</text:a> и <text:a xlink:type="simple" xlink:href="#anchor31311">подпунктом "л" пункта 13</text:a> настоящих Правил, в едином реестре субъектов малого и среднего предпринимательства в соответствии с <text:a xlink:type="simple" xlink:href="http://ivo.garant.ru/document/redirect/12154854/410">Федеральным законом</text:a> "О развитии малого и среднего предпринимательства в Российской Федерации";</text:p>
      <text:p text:style-name="s1"><text:bookmark text:name="anchor3213"/>в) получения в единую информационную систему обновленной информации, предусмотренной <text:a xlink:type="simple" xlink:href="#anchor31221">подпунктом "х" пункта 12</text:a> настоящих Правил, из Генеральной прокуратуры Российской Федерации посредством единой системы межведомственного электронного взаимодействия;</text:p>
      <text:p text:style-name="s1"><text:bookmark text:name="anchor3214"/>г) получения в единую информационную систему обновленной информации, предусмотренной <text:a xlink:type="simple" xlink:href="#anchor31315">подпунктом "п" пункта 13</text:a> настоящих Правил, из Федеральной налоговой службы.</text:p>
      <text:p text:style-name="s1"><text:bookmark text:name="anchor3022"/>22. В случае внесения изменений в информацию и документы, за исключением информации и документов, в отношении которых единой информационной системой автоматически обеспечивается соответствие, предусмотренное <text:a xlink:type="simple" xlink:href="#anchor3021">пунктом 21</text:a> настоящих Правил, замены или прекращения действия таких документов участник закупки формирует в единой информационной системе новые информацию и документы в порядке, установленном настоящими Правилами для регистрации участника.</text:p>
      <text:p text:style-name="s1"><text:bookmark text:name="anchor3023"/>23. Исключение из реестра участников и прекращение регистрации в единой информационной системе осуществляются федеральным органом исполнительной власти, определенным в соответствии с <text:a xlink:type="simple" xlink:href="http://ivo.garant.ru/document/redirect/70353464/24210">частью 10 статьи 24<text:span text:style-name="upper"><text:span> 2</text:span></text:span></text:a> Федерального закона, не позднее 3 рабочих дней со дня, следующего за днем наступления одного из следующих случаев:</text:p>
      <text:p text:style-name="s1"><text:bookmark text:name="anchor3231"/>а) получение сведений из Единого государственного реестра юридических лиц о прекращении деятельности участника закупки в качестве юридического лица;</text:p>
      <text:p text:style-name="s1"><text:bookmark text:name="anchor3232"/>б) получение сведений из Единого государственного реестра индивидуальных предпринимателей о прекращении деятельности участника закупки в качестве индивидуального предпринимателя;</text:p>
      <text:p text:style-name="s1"><text:bookmark text:name="anchor3233"/>в) получение сведений из государственного реестра аккредитованных филиалов или представительств иностранных юридических лиц о прекращении действия аккредитации филиала или представительства иностранного юридического лица;</text:p>
      <text:p text:style-name="s22header">Информация об изменениях:</text:p>
      <text:p text:style-name="s22"><text:bookmark text:name="anchor3234"/>Подпункт "г" изменен с 9 июля 2024 г. - <text:a xlink:type="simple" xlink:href="http://ivo.garant.ru/document/redirect/409280486/10343">Постановление</text:a> Правительства России от 29 июня 2024 г. № 888</text:p>
      <text:p text:style-name="s22"><text:a xlink:type="simple" xlink:href="http://ivo.garant.ru/document/redirect/76840145/3234">См. предыдущую редакцию</text:a></text:p>
      <text:p text:style-name="s1">г) получение информации о включении страны регистрации, указанной в <text:a xlink:type="simple" xlink:href="#anchor3122">подпункте  "б" пункта  12</text:a> настоящих Правил, в предусмотренный <text:a xlink:type="simple" xlink:href="http://ivo.garant.ru/document/redirect/12112604/24115">пунктом 15 статьи 241</text:a> Бюджетного кодекса Российской Федерации <text:a xlink:type="simple" xlink:href="http://ivo.garant.ru/document/redirect/404896369/1000">перечень</text:a> государств и территорий, используемых для промежуточного (офшорного) владения активами в Российской Федерации;</text:p>
      <text:p text:style-name="s1"><text:bookmark text:name="anchor3235"/>д) поступление в такой орган вступившего в законную силу судебного акта и (или) акта судебного пристава-исполнителя, предусматривающего необходимость исключения участника закупки из реестра участников.</text:p>
      <text:p text:style-name="s1"/>
      <text:p text:style-name="s1_right_fi698"><text:bookmark text:name="anchor4000"/><text:span text:style-name="s10">Утверждены
<text:a xlink:type="simple" xlink:href="#anchor0">постановлением</text:a> Правительства
Российской Федерации
от 27 января 2022 г. № 60</text:span></text:p>
      <text:p text:style-name="s1"/>
      <text:h text:outline-level="1" text:style-name="s3">Правила ведения реестра жалоб, плановых и внеплановых проверок, принятых по ним решений и выданных предписаний, представлений, предусмотренных Федеральным законом "О контрактной системе в сфере закупок товаров, работ, услуг для обеспечения государственных и муниципальных нужд"</text:h>
      <text:p text:style-name="s52header">С изменениями и дополнениями от:</text:p>
      <text:p text:style-name="s52">31 октября 2022 г., 29 июня, 9 декабря 2024 г.</text:p>
      <text:p text:style-name="s1"/>
      <text:h text:outline-level="1" text:style-name="s3"><text:bookmark text:name="anchor4100"/>I. Общие положения</text:h>
      <text:p text:style-name="s1"/>
      <text:p text:style-name="s1"><text:bookmark text:name="anchor4001"/>1. Настоящие Правила устанавливают порядок ведения в единой информационной системе в сфере закупок (далее - единая информационная система) реестра жалоб на действия (бездействие) заказчиков, контрактных служб, контрактных управляющих, комиссий по осуществлению закупок и их членов, уполномоченных органов, уполномоченных учреждений, специализированных организаций, операторов электронных площадок, операторов специализированных электронных площадок, банков, государственной корпорации развития "ВЭБ.РФ", региональных гарантийных организаций при осуществлении такими банками, корпорацией, гарантийными организациями действий, предусмотренных <text:a xlink:type="simple" xlink:href="http://ivo.garant.ru/document/redirect/70353464/0">Федеральным законом</text:a> "О контрактной системе в сфере закупок товаров, работ, услуг для обеспечения государственных и муниципальных нужд" (далее - Закон о контрактной системе), плановых и внеплановых проверок, принятых по ним решений и выданных предписаний, представлений (далее соответственно - жалоба, субъект контроля, реестр жалоб и проверок), а также перечень размещаемых в нем информации и документов, сроки их размещения.</text:p>
      <text:p text:style-name="s1">Понятия (их определения), используемые в настоящих Правилах, соответствуют принятым в <text:a xlink:type="simple" xlink:href="http://ivo.garant.ru/document/redirect/70353464/3">Законе</text:a> о контрактной системе понятиям.</text:p>
      <text:p text:style-name="s1"><text:bookmark text:name="anchor4002"/>2. Ведение реестра жалоб и проверок обеспечивается федеральным органом исполнительной власти, определенным в соответствии с <text:a xlink:type="simple" xlink:href="http://ivo.garant.ru/document/redirect/70353464/406">частью 6 статьи 4</text:a> Закона о контрактной системе, в электронном виде путем формирования, изменения реестровых записей. Последовательная совокупность реестровых записей образует реестр жалоб и проверок, который является частью единой информационной системы. В случае внесения изменений в размещенные в реестре жалоб и проверок информацию и документы, такие информация и документы изменяются, реестровая запись обновляется.</text:p>
      <text:p text:style-name="s1"><text:bookmark text:name="anchor4003"/>3. Формирование и размещение информации и документов в реестре жалоб и проверок в соответствии с настоящими Правилами осуществляются органами контроля в сфере закупок, участниками закупок.</text:p>
      <text:p text:style-name="s1"><text:bookmark text:name="anchor4004"/>4. При формировании, размещении информации и документов в реестре жалоб и проверок технологическими средствами единой информационной системы обеспечивается автоматическая форматно-логическая проверка информации и документов, формируемых с использованием единой информационной системы, а также проверка наличия информации и документов, предусмотренных настоящими Правилами.</text:p>
      <text:p text:style-name="s1"><text:bookmark text:name="anchor4005"/>5. Формирование и размещение информации и документов в реестре жалоб и проверок, а также ведение реестра жалоб и проверок осуществляется с учетом требований <text:a xlink:type="simple" xlink:href="http://ivo.garant.ru/document/redirect/10102673/3">законодательства</text:a> Российской Федерации о государственной тайне.</text:p>
      <text:p text:style-name="s22header">Информация об изменениях:</text:p>
      <text:p text:style-name="s22"><text:bookmark text:name="anchor4006"/>Пункт 6 изменен с 1 января 2025 г. - <text:a xlink:type="simple" xlink:href="http://ivo.garant.ru/document/redirect/411084786/11042">Постановление</text:a> Правительства России от 9 декабря 2024 г. № 1740</text:p>
      <text:p text:style-name="s22"><text:a xlink:type="simple" xlink:href="http://ivo.garant.ru/document/redirect/76845978/4006">См. предыдущую редакцию</text:a></text:p>
      <text:p text:style-name="s1">6. В реестре жалоб и проверок не размещаются информация и документы, которые в соответствии с <text:a xlink:type="simple" xlink:href="http://ivo.garant.ru/document/redirect/70353464/0">Законом</text:a> о контрактной системе не подлежат размещению в единой информационной системе. Информация и документы, содержащиеся в реестре жалоб и проверок, размещаются на <text:a xlink:type="simple" xlink:href="https://zakupki.gov.ru">официальном сайте</text:a> единой информационной системы в информационно-телекоммуникационной сети "Интернет", за исключением информации и документов:</text:p>
      <text:p text:style-name="s1"><text:bookmark text:name="anchor4061"/>а) об осуществлении закупок в случаях, предусмотренных <text:a xlink:type="simple" xlink:href="http://ivo.garant.ru/document/redirect/70353464/240112">пунктами 2 - 4</text:a>, <text:a xlink:type="simple" xlink:href="http://ivo.garant.ru/document/redirect/70353464/2401153">подпунктами "в" - "д" пункта 5</text:a>, <text:a xlink:type="simple" xlink:href="http://ivo.garant.ru/document/redirect/70353464/240116">пунктами 6</text:a> и <text:a xlink:type="simple" xlink:href="http://ivo.garant.ru/document/redirect/70353464/240117">7 части 11</text:a>, <text:a xlink:type="simple" xlink:href="http://ivo.garant.ru/document/redirect/70353464/24012">частью 12 статьи 24</text:a> Закона о контрактной системе;</text:p>
      <text:p text:style-name="s1"><text:bookmark text:name="anchor4062"/>б) об осуществлении закупок заказчиками, предусмотренными <text:a xlink:type="simple" xlink:href="http://ivo.garant.ru/document/redirect/70353464/2401151">подпунктами "а"</text:a> и <text:a xlink:type="simple" xlink:href="http://ivo.garant.ru/document/redirect/70353464/2401152">"б" пункта 5 части 11 статьи 24</text:a> Закона о контрактной системе;</text:p>
      <text:p text:style-name="s1"><text:bookmark text:name="anchor4063"/>в) об осуществлении закупок, в отношении которых в соответствии с <text:a xlink:type="simple" xlink:href="http://ivo.garant.ru/document/redirect/70353464/1111">частью 1 статьи 111</text:a> Закона о контрактной системе установлено условие, определены особенности, предусматривающие неразмещение информации и документов на <text:a xlink:type="simple" xlink:href="https://zakupki.gov.ru">официальном сайте</text:a>.</text:p>
      <text:p text:style-name="s1"><text:bookmark text:name="anchor4007"/>7. Действия при формировании и размещении информации и документов в реестре жалоб и проверок, а также при ведении реестра жалоб и проверок осуществляются с применением усиленной квалифицированной <text:a xlink:type="simple" xlink:href="http://ivo.garant.ru/document/redirect/12184522/21">электронной подписи</text:a>.</text:p>
      <text:p text:style-name="s1"><text:bookmark text:name="anchor4008"/>8. Реестровой записи, сформированной в соответствии с <text:a xlink:type="simple" xlink:href="#anchor4112">подпунктом "б" пункта 11</text:a> настоящих Правил, присваивается уникальный номер, имеющий следующую структуру:</text:p>
      <text:p text:style-name="s1">с 1-го разряда по 4-й разряд - год формирования реестровой записи;</text:p>
      <text:p text:style-name="s1">с 5-го разряда по 12-й разряд - присвоенный в установленном порядке органу контроля в сфере закупок уникальный код организации по реестру участников бюджетного процесса, а также юридических лиц, не являющихся участниками бюджетного процесса;</text:p>
      <text:p text:style-name="s1">с 13-го разряда по 18-й разряд - порядковый номер реестровой записи, присваиваемый последовательно в соответствии со сквозной нумерацией в пределах календарного года по каждому органу контроля в сфере закупок;</text:p>
      <text:p text:style-name="s1">с 19-го разряда по 22-й разряд - порядковый номер, присваиваемый каждой информации и документу в реестровой записи последовательно в соответствии со сквозной нумерацией в пределах реестровой записи.</text:p>
      <text:p text:style-name="s1"/>
      <text:h text:outline-level="1" text:style-name="s3"><text:bookmark text:name="anchor4200"/>II. Формирование и размещение в реестре жалоб и проверок информации и документов при обжаловании действий (бездействия) субъектов контроля</text:h>
      <text:p text:style-name="s1"/>
      <text:p text:style-name="s22header">Информация об изменениях:</text:p>
      <text:p text:style-name="s22"><text:bookmark text:name="anchor4009"/>Пункт 9 изменен с 9 июля 2024 г. - <text:a xlink:type="simple" xlink:href="http://ivo.garant.ru/document/redirect/409280486/1035">Постановление</text:a> Правительства России от 29 июня 2024 г. № 888</text:p>
      <text:p text:style-name="s22"><text:a xlink:type="simple" xlink:href="http://ivo.garant.ru/document/redirect/76840145/4009">См. предыдущую редакцию</text:a></text:p>
      <text:p text:style-name="s1">9. В случае подачи жалобы при проведении предусмотренных <text:a xlink:type="simple" xlink:href="http://ivo.garant.ru/document/redirect/70353464/2401">Законом</text:a> о контрактной системе электронных процедур, закрытых электронных процедур участник закупки после прохождения регистрации, идентификации, аутентификации и авторизации в единой информационной системе формирует в реестре жалоб и проверок следующую информацию:</text:p>
      <text:p text:style-name="s1"><text:bookmark text:name="anchor4091"/>а) наименование контрольного органа в сфере закупок, в который подается жалоба на действия (бездействие) субъекта контроля (субъектов контроля);</text:p>
      <text:p text:style-name="s1"><text:bookmark text:name="anchor4092"/>б) полное и сокращенное (при наличии) наименование юридического лица или иностранного юридического лица (либо аккредитованного филиала или представительства иностранного юридического лица) или фамилия, имя и отчество (при наличии) физического лица, в том числе зарегистрированного в качестве индивидуального предпринимателя;</text:p>
      <text:p text:style-name="s1"><text:bookmark text:name="anchor4093"/>в) идентификационный код закупки, за исключением случаев, при которых в соответствии с Законом о контрактной системе указание такого кода не предусмотрено, а также случаев подачи жалобы на действия (бездействие) оператора электронной площадки, оператора специализированной электронной площадки, совершенные при аккредитации участника закупки на электронной площадке, специализированной электронной площадке, при размещении на электронной площадке предварительного предложения. Указание нескольких идентификационных кодов закупки (за исключением кодов закупок, предусмотренных <text:a xlink:type="simple" xlink:href="http://ivo.garant.ru/document/redirect/70353464/25">статьями 25</text:a> и <text:a xlink:type="simple" xlink:href="http://ivo.garant.ru/document/redirect/70353464/26">26</text:a> Закона о контрактной системе) не допускается;</text:p>
      <text:p text:style-name="s1"><text:bookmark text:name="anchor4094"/>г) наименование субъекта контроля (субъектов контроля), действия которого обжалуются;</text:p>
      <text:p text:style-name="s22header">Информация об изменениях:</text:p>
      <text:p text:style-name="s22"><text:bookmark text:name="anchor4095"/>Подпункт "д" изменен с 1 января 2025 г. - <text:a xlink:type="simple" xlink:href="http://ivo.garant.ru/document/redirect/411084786/11047">Постановление</text:a> Правительства России от 9 декабря 2024 г. № 1740</text:p>
      <text:p text:style-name="s22"><text:a xlink:type="simple" xlink:href="http://ivo.garant.ru/document/redirect/76845978/4095">См. предыдущую редакцию</text:a></text:p>
      <text:p text:style-name="s1">д) обжалуемые действия (бездействие) субъекта контроля (субъектов контроля) путем указания одного или нескольких следующих действий (бездействия):</text:p>
      <text:p text:style-name="s9header">ГАРАНТ:</text:p>
      <text:p text:style-name="s9"><text:bookmark text:name="anchor40952"/>Абзацы второй - десятый подпункта "д" <text:a xlink:type="simple" xlink:href="#anchor37">вступают в силу</text:a> с 1 апреля 2024 г.</text:p>
      <text:p text:style-name="s1">действия (бездействие) заказчика, контрактной службы, контрактного управляющего, уполномоченного органа, уполномоченного учреждения (далее - заказчик) при установлении положений извещения об осуществлении закупки, документации о закупке (при проведении закрытых электронных процедур);</text:p>
      <text:p text:style-name="s1">действия комиссии по осуществлению закупки, совершенные при рассмотрении заявок на участие в закупке (части заявок на участие в закупке);</text:p>
      <text:p text:style-name="s1"><text:bookmark text:name="anchor40954"/>действия комиссии по осуществлению закупки, совершенные при оценке заявок на участие в закупке (части заявок на участие в закупке) при проведении открытого конкурса в электронной форме, закрытого конкурса в электронной форме;</text:p>
      <text:p text:style-name="s1">действия заказчика, совершенные при заключении контракта после размещения в единой информационной системе протокола подведения итогов определения поставщика (подрядчика, исполнителя);</text:p>
      <text:p text:style-name="s1">действия (бездействие) оператора электронной площадки, совершенные при аккредитации участника закупки на электронной площадке;</text:p>
      <text:p text:style-name="s1"><text:bookmark text:name="anchor40957"/>действия (бездействие) оператора электронной площадки, оператора специализированной электронной площадки, совершенные при направлении оператором электронной площадки, оператором специализированной электронной площадки информации и документов, предусмотренных <text:a xlink:type="simple" xlink:href="http://ivo.garant.ru/document/redirect/70353464/0">Законом</text:a> о контрактной системе;</text:p>
      <text:p text:style-name="s1"><text:bookmark text:name="anchor40958"/>действия (бездействие) оператора электронной площадки, оператора специализированной электронной площадки, совершенные при проведении предусмотренной Законом о контрактной системе процедуры подачи предложений о цене контракта либо о сумме цен единиц товара, работы, услуги;</text:p>
      <text:p text:style-name="s1">действия (бездействие) оператора электронной площадки, совершенные при формировании и размещении на электронной площадке предварительного предложения, предусмотренного <text:a xlink:type="simple" xlink:href="http://ivo.garant.ru/document/redirect/70353464/930121">пунктом 1 части 12 статьи 93</text:a> Закона о контрактной системе;</text:p>
      <text:p text:style-name="s1"><text:bookmark text:name="anchor409510"/>действия (бездействие) оператора специализированной электронной площадки, совершенные при аккредитации участника закупки на специализированной электронной площадке;</text:p>
      <text:p text:style-name="s1"><text:bookmark text:name="anchor409511"/>действия (бездействие) заказчика, комиссии по осуществлению закупки при рассмотрении запросов о предоставлении документации о закупке (при проведении закрытых электронных процедур);</text:p>
      <text:p text:style-name="s1">действия (бездействие) банков, государственной корпорации развития "ВЭБ.РФ", региональных гарантийных организаций, совершенные при осуществлении такими банками, корпорацией, гарантийными организациями действий, предусмотренных <text:a xlink:type="simple" xlink:href="http://ivo.garant.ru/document/redirect/70353464/0">Законом</text:a> о контрактной системе;</text:p>
      <text:p text:style-name="s1"><text:bookmark text:name="anchor4096"/>е) доводы жалобы;</text:p>
      <text:p text:style-name="s1"><text:bookmark text:name="anchor4097"/>ж) номер реестровой записи в реестре контрактов, заключенных заказчиками, или в реестре договоров, заключенных заказчиками, предусмотренном <text:a xlink:type="simple" xlink:href="http://ivo.garant.ru/document/redirect/12188083/4001">Федеральным законом</text:a> "О закупках товаров, работ, услуг отдельными видами юридических лиц", - в отношении контракта или договора, предусмотренных <text:a xlink:type="simple" xlink:href="http://ivo.garant.ru/document/redirect/70353464/990272">частью 2<text:span text:style-name="upper"><text:span> 1</text:span></text:span> статьи 31</text:a> Закона о контрактной системе, стоимость и срок исполненных обязательств по которым соответствуют требованиям указанной части (если к участникам закупки, при осуществлении которой подается жалоба, установлены требования в соответствии с частью 2<text:span text:style-name="upper"><text:span> 1</text:span></text:span> статьи 31 Закона о контрактной системе).</text:p>
      <text:p text:style-name="s1"><text:bookmark text:name="anchor4010"/>10. Информация, предусмотренная <text:a xlink:type="simple" xlink:href="#anchor4091">подпунктами "а"</text:a> и <text:a xlink:type="simple" xlink:href="#anchor4092">"б" пункта 9</text:a> настоящих Правил, указывается автоматически в соответствии с информацией о зарегистрированных в единой информационной системе контрольных органах в сфере закупок, а также информацией, включенной в единый реестр участников закупок.</text:p>
      <text:p text:style-name="s1"><text:bookmark text:name="anchor4011"/>11. Не позднее 3 часов с момента формирования в единой информационной системе информации, предусмотренной <text:a xlink:type="simple" xlink:href="#anchor4009">пунктом 9</text:a> настоящих Правил, федеральный орган исполнительной власти, определенный в соответствии с <text:a xlink:type="simple" xlink:href="http://ivo.garant.ru/document/redirect/70353464/406">частью 6 статьи 4</text:a> Закона о контрактной системе:</text:p>
      <text:p text:style-name="s1"><text:bookmark text:name="anchor4111"/>а) проводит с использованием единой информационной системы проверки, предусмотренные <text:a xlink:type="simple" xlink:href="#anchor4004">пунктом 4</text:a> настоящих Правил, а также проверку на соответствие требованиям, предусмотренным <text:a xlink:type="simple" xlink:href="#anchor4011">абзацем первым</text:a>, <text:a xlink:type="simple" xlink:href="http://ivo.garant.ru/document/redirect/70353464/10521">пунктами 1</text:a> и <text:a xlink:type="simple" xlink:href="http://ivo.garant.ru/document/redirect/70353464/10524">4 части 2 статьи 105</text:a> Закона о контрактной системе;</text:p>
      <text:p text:style-name="s1"><text:bookmark text:name="anchor4112"/>б) по результатам проверок, предусмотренных <text:a xlink:type="simple" xlink:href="#anchor4111">подпунктом "а"</text:a> настоящего пункта, обеспечивает размещение информации и документов в реестре жалоб и проверок путем формирования реестровой записи, за исключением случаев, предусмотренных <text:a xlink:type="simple" xlink:href="#anchor4012">пунктом 12</text:a> настоящих Правил.</text:p>
      <text:p text:style-name="s1"><text:bookmark text:name="anchor4012"/>12. Информация, предусмотренная <text:a xlink:type="simple" xlink:href="#anchor4009">пунктом 9</text:a> настоящих Правил, не размещается в реестре жалоб и проверок в следующих случаях:</text:p>
      <text:p text:style-name="s1"><text:bookmark text:name="anchor4121"/>а) участник закупки не зарегистрирован в единой информационной системе;</text:p>
      <text:p text:style-name="s1"><text:bookmark text:name="anchor4122"/>б) выявлены нарушения по результатам проверок, предусмотренных <text:a xlink:type="simple" xlink:href="#anchor4111">подпунктом "а" пункта 11</text:a> настоящих Правил;</text:p>
      <text:p text:style-name="s1"><text:bookmark text:name="anchor4123"/>в) наличия в предусмотренном Законом о контрактной системе реестре недобросовестных поставщиков (подрядчиков, исполнителей) информации о подающем жалобу участнике закупки, в том числе информации об участниках, о членах коллегиального исполнительного органа, лице, исполняющем функции единоличного исполнительного органа участника закупки - юридического лица, при условии установления заказчиком требования, предусмотренного <text:a xlink:type="simple" xlink:href="http://ivo.garant.ru/document/redirect/70353464/310011">частью 1<text:span text:style-name="upper"><text:span> 1</text:span></text:span> статьи  31</text:a> Закона о контрактной системе.</text:p>
      <text:p text:style-name="s1"><text:bookmark text:name="anchor4013"/>13. В случае формирования информации, предусмотренной <text:a xlink:type="simple" xlink:href="#anchor4091">подпунктом "а" пункта 9</text:a> настоящих Правил, с нарушением положений <text:a xlink:type="simple" xlink:href="http://ivo.garant.ru/document/redirect/70353464/1053">части 3 статьи 105</text:a> Закона о контрактной системе, <text:a xlink:type="simple" xlink:href="http://ivo.garant.ru/document/redirect/74731940/1000">Правил</text:a> осуществления контроля в сфере закупок товаров, работ, услуг в отношении заказчиков, контрактных служб, контрактных управляющих, комиссий по осуществлению закупок товаров, работ, услуг и их членов, уполномоченных органов, уполномоченных учреждений, специализированных организаций, операторов электронных площадок, операторов специализированных электронных площадок, банков, государственной корпорации развития "ВЭБ.РФ", региональных гарантийных организаций, утвержденных <text:a xlink:type="simple" xlink:href="http://ivo.garant.ru/document/redirect/74731940/0">постановлением</text:a> Правительства Российской Федерации от 1 октября 2020 г. № 1576 "Об утверждении Правил осуществления контроля в сфере закупок товаров, работ, услуг в отношении заказчиков, контрактных служб, контрактных управляющих, комиссий по осуществлению закупок товаров, работ, услуг и их членов, уполномоченных органов, уполномоченных учреждений, специализированных организаций, операторов электронных площадок, операторов специализированных электронных площадок, банков, государственной корпорации развития "ВЭБ.РФ", региональных гарантийных организаций и о внесении изменений в Правила ведения реестра жалоб, плановых и внеплановых проверок, принятых по ним решений и выданных предписаний, представлений", контрольный орган в сфере закупок не позднее одного рабочего дня, следующего за днем формирования реестровой записи в соответствии с <text:a xlink:type="simple" xlink:href="#anchor4112">подпунктом "б" пункта 11</text:a> настоящих Правил, формирует и размещает в реестре жалоб и проверок информацию о передаче жалобы по принадлежности (подведомственности) согласно <text:a xlink:type="simple" xlink:href="#anchor11000">приложению № 1</text:a>. Не позднее одного часа с момента размещения в реестре жалоб и проверок такой информации информация, сформированная в соответствии с пунктом 9 настоящих Правил, автоматически направляется в контрольный орган в сфере закупок, в компетенцию которого входит рассмотрение жалобы.</text:p>
      <text:p text:style-name="s1"><text:bookmark text:name="anchor4014"/>14. Не позднее 2 рабочих дней, следующих за днем формирования реестровой записи в соответствии с <text:a xlink:type="simple" xlink:href="#anchor4112">подпунктом "б" пункта 11</text:a> настоящих Правил, контрольный орган в сфере закупок формирует и размещает в реестре жалоб и проверок информацию:</text:p>
      <text:p text:style-name="s1"><text:bookmark text:name="anchor4141"/>а) о принятии жалобы к рассмотрению по существу согласно <text:a xlink:type="simple" xlink:href="#anchor12000">приложению № 2</text:a> с указанием даты, времени и места ее рассмотрения, о возможности использования систем видео-конференц-связи в соответствии с <text:a xlink:type="simple" xlink:href="http://ivo.garant.ru/document/redirect/70353464/1062">частью  2 статьи 106</text:a> Закона о контрактной системе, а также о приостановлении определения поставщика (подрядчика, исполнителя) в части заключения контракта заказчиком (в случае принятия решения о такой приостановке);</text:p>
      <text:p text:style-name="s1"><text:bookmark text:name="anchor4142"/>б) об отказе (с обоснованием такого отказа) в принятии жалобы к рассмотрению по существу согласно <text:a xlink:type="simple" xlink:href="#anchor13000">приложению № 3</text:a> в случаях:</text:p>
      <text:p text:style-name="s1">если жалоба подана с нарушением требований <text:a xlink:type="simple" xlink:href="http://ivo.garant.ru/document/redirect/70353464/105">статьи 105</text:a> Закона о контрактной системе;</text:p>
      <text:p text:style-name="s1">если по жалобе на те же действия (бездействие) субъекта контроля (субъектов контроля) принято решение суда или контрольного органа в сфере закупок.</text:p>
      <text:p text:style-name="s1"><text:bookmark text:name="anchor4015"/>15. Не позднее 3 рабочих дней, следующих за днем принятия решения о признании жалобы обоснованной или необоснованной (далее - решение по жалобе), выдачи (в случае выдачи) предписания об устранении допущенных нарушений, предусмотренного <text:a xlink:type="simple" xlink:href="http://ivo.garant.ru/document/redirect/70353464/99222">пунктом 2 части 22 статьи 99</text:a> Закона о контрактной системе (далее - предписание), контрольный орган в сфере закупок:</text:p>
      <text:p text:style-name="s1"><text:bookmark text:name="anchor4151"/>а) формирует и размещает информацию:</text:p>
      <text:p text:style-name="s1">о результатах рассмотрения жалобы путем указания "признана обоснованной", или "признана обоснованной в части с указанием, в какой части жалоба признана обоснованной", или "признана необоснованной", или "признана необоснованной и при проведении внеплановой проверки выявлены нарушения <text:a xlink:type="simple" xlink:href="http://ivo.garant.ru/document/redirect/70353464/2">законодательства</text:a> Российской Федерации и иных нормативных правовых актов о контрактной системе в сфере закупок";</text:p>
      <text:p text:style-name="s1">о выдаче предписания путем указания "предписание выдано" или "предписание не выдано";</text:p>
      <text:p text:style-name="s1">об использовании или о неиспользовании государственной информационной системы, предусмотренной <text:a xlink:type="simple" xlink:href="http://ivo.garant.ru/document/redirect/70353464/4013">частью 13 статьи 4</text:a> Закона о контрактной системе, при рассмотрении жалобы;</text:p>
      <text:p text:style-name="s1"><text:bookmark text:name="anchor4152"/>б) размещает в реестре жалоб и проверок в форме электронного документа или в форме электронного образа бумажного документа решение по жалобе, предписание (при наличии).</text:p>
      <text:p text:style-name="s1"><text:bookmark text:name="anchor4016"/>16. Не позднее 3 часов с момента размещения в реестре жалоб и проверок информации и документов, предусмотренных <text:a xlink:type="simple" xlink:href="#anchor4014">пунктами 14</text:a> и <text:a xlink:type="simple" xlink:href="#anchor4015">15</text:a> настоящих Правил, подавшему жалобу участнику закупки, субъекту контроля (субъектам контроля), предусмотренному <text:a xlink:type="simple" xlink:href="#anchor4094">подпунктом "г" пункта 9</text:a> настоящих Правил, направляется автоматически с использованием единой информационной системы уведомление о размещении в реестре жалоб и проверок соответствующих информации и документов.</text:p>
      <text:p text:style-name="s1"><text:bookmark text:name="anchor4017"/>17. В случае отзыва жалобы в соответствии с Законом о контрактной системе участник закупки после прохождения регистрации, идентификации, аутентификации и авторизации в единой информационной системе формирует и подписывает в такой системе до даты рассмотрения жалобы по существу информацию об отзыве такой жалобы. Такая информация не позднее одного часа с момента ее подписания автоматически размещается в реестре жалоб и проверок путем внесения изменений в реестровую запись, сформированную в соответствии с <text:a xlink:type="simple" xlink:href="#anchor4112">подпунктом "б" пункта 11</text:a> настоящих Правил. В случае отзыва жалобы в соответствии с <text:a xlink:type="simple" xlink:href="http://ivo.garant.ru/document/redirect/70353464/1064">частью 4 статьи 106</text:a> Закона о контрактной системе при ее рассмотрении указанная информация формируется и подписывается контрольным органом в сфере закупок не позднее 3 рабочих дней, следующих за днем рассмотрения жалобы.</text:p>
      <text:p text:style-name="s1"><text:bookmark text:name="anchor4018"/>18. Не позднее 3 рабочих дней со дня, следующего за днем выявления контрольным органом в сфере закупок неисполнения предписания (в случае выдачи такого предписания и в случае, если судом не приняты обеспечительные меры), такой орган вносит в реестровую запись информацию о неисполнении предписания.</text:p>
      <text:p text:style-name="s1"/>
      <text:h text:outline-level="1" text:style-name="s3"><text:bookmark text:name="anchor4300"/>III. Формирование и размещение в реестре жалоб и проверок информации и документов при проведении внеплановой проверки</text:h>
      <text:p text:style-name="s1"/>
      <text:p text:style-name="s1"><text:bookmark text:name="anchor4019"/>19. При проведении внеплановой проверки орган контроля в сфере закупок формирует и размещает в реестре жалоб и проверок следующие:</text:p>
      <text:p text:style-name="s1"><text:bookmark text:name="anchor4191"/>а) информацию об основании для проведения внеплановой проверки, включающую в себя:</text:p>
      <text:p text:style-name="s1"><text:bookmark text:name="anchor41912"/>указание на пункт (подпункт) части 15 статьи 99 Закона о контрактной системе (за исключением <text:a xlink:type="simple" xlink:href="http://ivo.garant.ru/document/redirect/70353464/99151">пункта 1 части 15 статьи 99</text:a> Закона о контрактной системе), на основании которого проводится внеплановая проверка;</text:p>
      <text:p text:style-name="s1">номер и дату принятия приказа (распоряжения) органа контроля в сфере закупок о проведении внеплановой проверки (при наличии);</text:p>
      <text:p text:style-name="s9header">ГАРАНТ:</text:p>
      <text:p text:style-name="s9"><text:bookmark text:name="anchor41914"/>Абзац четвертый подпункта "а" (в части размещения обращений, предусмотренных <text:a xlink:type="simple" xlink:href="http://ivo.garant.ru/document/redirect/70353464/99154">пунктами 4</text:a> и <text:a xlink:type="simple" xlink:href="http://ivo.garant.ru/document/redirect/70353464/99155">5 части 15 статьи 99</text:a> Федерального закона) <text:a xlink:type="simple" xlink:href="#anchor37">вступает в силу</text:a> с 1 апреля 2024 г.</text:p>
      <text:p text:style-name="s1">обращение (при наличии), заявление (при наличии), сообщение (при наличии), на основании которых в соответствии с <text:a xlink:type="simple" xlink:href="http://ivo.garant.ru/document/redirect/70353464/9915">частью 15 статьи 99</text:a> Закона о контрактной системе проводится внеплановая проверка, в форме электронного документа или в форме электронного образа бумажного документа;</text:p>
      <text:p text:style-name="s1">полное и сокращенное (при наличии) наименование юридического лица или иностранного юридического лица (либо аккредитованного филиала или представительства иностранного юридического лица) или фамилия, имя и отчество (при наличии) физического лица, в том числе зарегистрированного в качестве индивидуального предпринимателя, в отношении лица, направившего обращение, заявление, сообщение, предусмотренные <text:a xlink:type="simple" xlink:href="#anchor41914">абзацем четвертым</text:a> настоящего подпункта;</text:p>
      <text:p text:style-name="s1"><text:bookmark text:name="anchor4192"/>б) информацию о проведении внеплановой проверки, включающую в себя:</text:p>
      <text:p text:style-name="s9header">ГАРАНТ:</text:p>
      <text:p text:style-name="s9"><text:bookmark text:name="anchor41922"/>Абзац второй подпункта "б" (в части формирования и направления уведомления субъекта (субъектов) контроля о проведении внеплановой проверки с использованием ЕИС) <text:a xlink:type="simple" xlink:href="#anchor37">вступает в силу</text:a> с 1 апреля 2024 г.</text:p>
      <text:p text:style-name="s1">уведомление субъекта (субъектов) контроля о проведении внеплановой проверки в форме электронного документа или в форме электронного образа бумажного документа, за исключением случая формирования и направления такого уведомления с использованием единой информационной системы;</text:p>
      <text:p text:style-name="s9header">ГАРАНТ:</text:p>
      <text:p text:style-name="s9"><text:bookmark text:name="anchor41923"/>Абзац третий подпункта "б" (в части информации о возможности использования систем видео-конференц-связи) <text:a xlink:type="simple" xlink:href="#anchor37">вступает в силу</text:a> с 1 апреля 2024 г.</text:p>
      <text:p text:style-name="s1">дату, время и место проведения внеплановой проверки, информацию о возможности использования систем видео-конференц-связи (в случае использования таких систем в органе контроля в сфере закупок при проведении внеплановых проверок);</text:p>
      <text:p text:style-name="s9header">ГАРАНТ:</text:p>
      <text:p text:style-name="s9"><text:bookmark text:name="anchor41924"/>Абзац четвертый подпункта "б" <text:a xlink:type="simple" xlink:href="#anchor37">вступает в силу</text:a> с 1 апреля 2024 г.</text:p>
      <text:p text:style-name="s1">вид проверки ("выездная", "документарная (камеральная)");</text:p>
      <text:p text:style-name="s1">предмет проверки, в том числе в случае проведения внеплановой проверки конкретной закупки (конкретных закупок), идентификационный код (идентификационные коды) закупки (закупок), за исключением случаев, при которых в соответствии с <text:a xlink:type="simple" xlink:href="http://ivo.garant.ru/document/redirect/70353464/0">Законом</text:a> о контрактной системе указание такого кода не предусмотрено;</text:p>
      <text:p text:style-name="s1"><text:bookmark text:name="anchor41926"/>информацию о продлении срока проведения внеплановой проверки (в случае продления ее проведения), в том числе номер и дату принятия приказа (распоряжения) о продлении срока ее проведения, о сроке такого продления и о дате, до которой продлена внеплановая проверка;</text:p>
      <text:p text:style-name="s1">наименование субъекта контроля (субъектов контроля);</text:p>
      <text:p text:style-name="s1"><text:bookmark text:name="anchor4193"/>в) информацию и документы о результатах проведения внеплановой проверки, в которых указываются:</text:p>
      <text:p text:style-name="s1"><text:bookmark text:name="anchor41932"/>информация "выявлены нарушения законодательных и иных нормативных правовых актов о контрактной системе в сфере закупок" или "не выявлены нарушения законодательных и иных нормативных правовых актов о контрактной системе в сфере закупок";</text:p>
      <text:p text:style-name="s1">в случае формирования информации о результатах проведения внеплановой проверки на основании <text:a xlink:type="simple" xlink:href="http://ivo.garant.ru/document/redirect/70353464/99154">пункта 4 части 15 статьи 99</text:a> Закона о контрактной системе в дополнение к информации, предусмотренной <text:a xlink:type="simple" xlink:href="#anchor41932">абзацем вторым</text:a> настоящего подпункта, информация "принято решение о согласовании заключения контракта с единственным поставщиком (подрядчиком, исполнителем)" или "принято решение об отказе в согласовании заключения контракта с единственным поставщиком (подрядчиком, исполнителем)";</text:p>
      <text:p text:style-name="s9header">ГАРАНТ:</text:p>
      <text:p text:style-name="s9"><text:bookmark text:name="anchor41934"/>Абзац четвертый подпункта "в" (в части указания ссылки на размещенные в единой информационной системе протокол о признании участника закупки уклонившимся от заключения контракта или решение заказчика об одностороннем расторжении контракта) <text:a xlink:type="simple" xlink:href="#anchor37">вступает в силу</text:a> с 1 апреля 2024 г.</text:p>
      <text:p text:style-name="s1">в случае формирования информации о результатах проведения внеплановой проверки на основании <text:a xlink:type="simple" xlink:href="http://ivo.garant.ru/document/redirect/70353464/99155">пункта 5 части 15 статьи 99</text:a> Закона о контрактной системе в дополнение к информации, предусмотренной <text:a xlink:type="simple" xlink:href="#anchor41932">абзацем вторым</text:a> настоящего подпункта, информация "принято решение о включении информации об участнике закупки, поставщике (подрядчике, исполнителе) в реестр недобросовестных поставщиков (подрядчиков, исполнителей)", "принято решение об отказе во включении информации об участнике закупки, поставщике (подрядчике, исполнителе) в реестр недобросовестных поставщиков (подрядчиков, исполнителей)", а также ссылки на размещенные (в случае размещения) в единой информационной системе протокол о признании участника закупки уклонившимся от заключения контракта или решение заказчика об одностороннем отказе от исполнения контракта;</text:p>
      <text:p text:style-name="s1">решение, принятое по результатам проведения внеплановой проверки, предписание (при наличии) или представление (при наличии) в форме электронного документа или в форме электронного образа бумажного документа;</text:p>
      <text:p text:style-name="s1"><text:bookmark text:name="anchor41936"/>информация о неисполнении предписания (в случае выдачи такого предписания и в случае, если судом не приняты обеспечительные меры, предусматривающие приостановление исполнения предписания) путем указания "предписание не исполнено";</text:p>
      <text:p text:style-name="s9header">ГАРАНТ:</text:p>
      <text:p text:style-name="s9"><text:bookmark text:name="anchor41937"/>Абзац седьмой подпункта "в" (в случае если обращение сформировано с использованием ЕИС) <text:a xlink:type="simple" xlink:href="#anchor37">вступает в силу</text:a> с 1 апреля 2024 г.</text:p>
      <text:p text:style-name="s1">информация о передаче обращения (при наличии), заявления (при наличии), сообщения (при наличии), на основании которых в соответствии с <text:a xlink:type="simple" xlink:href="http://ivo.garant.ru/document/redirect/70353464/9915">частью 15 статьи 99</text:a> Закона о контрактной системе проводится внеплановая проверка, по принадлежности (подведомственности) с указанием причины такой передачи. Указанная информация формируется в случае передачи обращения по принадлежности (подведомственности), иная предусмотренная <text:a xlink:type="simple" xlink:href="#anchor41932">абзацами вторым - пятым</text:a> настоящего подпункта информация не формируется;</text:p>
      <text:p text:style-name="s1"><text:bookmark text:name="anchor41938"/>определение об исправлении описки, опечатки или арифметической ошибки (далее - определение).</text:p>
      <text:p text:style-name="s1"><text:bookmark text:name="anchor4020"/>20. Информация, предусмотренная <text:a xlink:type="simple" xlink:href="#anchor4019">пунктом 19</text:a> настоящих Правил, формируется и размещается в реестре жалоб и проверок в следующие сроки:</text:p>
      <text:p text:style-name="s1"><text:bookmark text:name="anchor4201"/>а) информация, предусмотренная <text:a xlink:type="simple" xlink:href="#anchor4191">подпунктом "а"</text:a> и <text:a xlink:type="simple" xlink:href="#anchor4192">подпунктом "б"</text:a> (за исключением информации, предусмотренной <text:a xlink:type="simple" xlink:href="#anchor41926">абзацем шестым</text:a>) пункта 19 настоящих Правил, - не позднее 2 рабочих дней со дня, следующего за днем назначения места, даты и времени проведения внеплановой проверки;</text:p>
      <text:p text:style-name="s1"><text:bookmark text:name="anchor4202"/>б) информация, предусмотренная <text:a xlink:type="simple" xlink:href="#anchor41926">абзацем шестым подпункта "б" пункта 19</text:a> настоящих Правил, - не позднее 2 рабочих дней со дня, следующего за днем принятия в установленном порядке решения о продлении срока проведения внеплановой проверки;</text:p>
      <text:p text:style-name="s1"><text:bookmark text:name="anchor4203"/>в) информация, предусмотренная <text:a xlink:type="simple" xlink:href="#anchor4193">подпунктом "в"</text:a> (за исключением информации, предусмотренной <text:a xlink:type="simple" xlink:href="#anchor41936">абзацами шестым</text:a>, <text:a xlink:type="simple" xlink:href="#anchor41937">седьмым</text:a> и <text:a xlink:type="simple" xlink:href="#anchor41938">восьмым</text:a>) пункта 19 настоящих Правил, - не позднее 3 рабочих дней со дня, следующего за днем изготовления полного текста соответствующего решения, принятого по результатам проведения внеплановой проверки, выдачи (в случае выдачи) предписания или представления;</text:p>
      <text:p text:style-name="s1"><text:bookmark text:name="anchor4204"/>г) информация, предусмотренная <text:a xlink:type="simple" xlink:href="#anchor41936">абзацем шестым подпункта "в" пункта 19</text:a> настоящих Правил, - не позднее 3 рабочих дней со дня, следующего за днем выявления органом контроля в сфере закупок информации о неисполнении предписания;</text:p>
      <text:p text:style-name="s1"><text:bookmark text:name="anchor4205"/>д) информация, предусмотренная <text:a xlink:type="simple" xlink:href="#anchor41937">абзацем седьмым подпункта "в" пункта 19</text:a> настоящих Правил, - не позднее одного рабочего дня со дня, следующего за днем передачи по принадлежности (подведомственности);</text:p>
      <text:p text:style-name="s1"><text:bookmark text:name="anchor4206"/>е) информация, предусмотренная <text:a xlink:type="simple" xlink:href="#anchor41938">абзацем восьмым подпункта "в" пункта 19</text:a> настоящих Правил, - не позднее 3 рабочих дней со дня, следующего за днем вынесения определения.</text:p>
      <text:p text:style-name="s1"><text:bookmark text:name="anchor4021"/>21. Если при размещении информации в реестре жалоб и проверок в соответствии с <text:a xlink:type="simple" xlink:href="#anchor41912">абзацем вторым подпункта "а" пункта 19</text:a> настоящих Правил указан <text:a xlink:type="simple" xlink:href="http://ivo.garant.ru/document/redirect/70353464/99154">пункт 4 части 15 статьи 99</text:a> Закона о контрактной системе, информация о размещении такой информации не позднее одного часа с момента ее размещения в реестре жалоб и проверок автоматически направляется с использованием единой информационной системы на электронную площадку.</text:p>
      <text:p text:style-name="s1"/>
      <text:h text:outline-level="1" text:style-name="s3"><text:bookmark text:name="anchor4400"/>IV. Формирование и размещение в реестре жалоб и проверок информации 
и документов при проведении плановой проверки</text:h>
      <text:p text:style-name="s1"/>
      <text:p text:style-name="s1"><text:bookmark text:name="anchor4022"/>22. В целях формирования и размещения в реестре жалоб и проверок информации о проведении плановых проверок орган контроля в сфере закупок размещает в единой информационной системе информацию о плане проведения плановых проверок, изменения в него (при наличии) в форме электронного документа или в форме электронного образа бумажного документа.</text:p>
      <text:p text:style-name="s1"><text:bookmark text:name="anchor4023"/>23. При проведении плановой проверки орган контроля в сфере закупок формирует в единой информационной системе следующие:</text:p>
      <text:p text:style-name="s1"><text:bookmark text:name="anchor4231"/>а) информацию о проведении плановой проверки, включающую в себя:</text:p>
      <text:p text:style-name="s1">номер и дату принятия приказа (распоряжения) органа контроля в сфере закупок о проведении плановой проверки;</text:p>
      <text:p text:style-name="s1">информацию о субъекте контроля (субъектах контроля);</text:p>
      <text:p text:style-name="s1">проверяемый период;</text:p>
      <text:p text:style-name="s9header">ГАРАНТ:</text:p>
      <text:p text:style-name="s9"><text:bookmark text:name="anchor42315"/>Абзац пятый подпункта "а" <text:a xlink:type="simple" xlink:href="#anchor37">вступает в силу</text:a> с 1 апреля 2024 г.</text:p>
      <text:p text:style-name="s1">вид проверки (в том числе "выездная", "документарная (камеральная)");</text:p>
      <text:p text:style-name="s9header">ГАРАНТ:</text:p>
      <text:p text:style-name="s9"><text:bookmark text:name="anchor42316"/>Абзац шестой подпункта "а" <text:a xlink:type="simple" xlink:href="#anchor37">вступает в силу</text:a> с 1 апреля 2024 г.</text:p>
      <text:p text:style-name="s1">предмет проверки, в том числе в случае проведения плановой проверки в отношении конкретных закупок, идентификационные коды закупок, за исключением случаев, при которых в соответствии с <text:a xlink:type="simple" xlink:href="http://ivo.garant.ru/document/redirect/70353464/0">Законом</text:a> о контрактной системе указание таких кодов не предусмотрено;</text:p>
      <text:p text:style-name="s1">уведомление субъекта (субъектов) контроля о проведении плановой проверки в форме электронного документа или в форме электронного образа бумажного документа;</text:p>
      <text:p text:style-name="s9header">ГАРАНТ:</text:p>
      <text:p text:style-name="s9"><text:bookmark text:name="anchor42318"/>Абзац восьмой подпункта "а" <text:a xlink:type="simple" xlink:href="#anchor37">вступает в силу</text:a> с 1 апреля 2024 г.</text:p>
      <text:p text:style-name="s1">даты начала и окончания проведения плановой проверки;</text:p>
      <text:p text:style-name="s1"><text:bookmark text:name="anchor42319"/>информацию о продлении срока проведения плановой проверки (в случае продления ее проведения), в том числе номер и дату принятия приказа (распоряжения) о продлении срока ее проведения, о сроке такого продления и о дате, до которой продлена плановая проверка;</text:p>
      <text:p text:style-name="s22header">Информация об изменениях:</text:p>
      <text:p text:style-name="s22"><text:bookmark text:name="anchor4232"/>Подпункт "б" изменен с 16 ноября 2022 г. - <text:a xlink:type="simple" xlink:href="http://ivo.garant.ru/document/redirect/405672917/12071">Постановление</text:a> Правительства России от 31 октября 2022 г. № 1946</text:p>
      <text:p text:style-name="s22"><text:a xlink:type="simple" xlink:href="http://ivo.garant.ru/document/redirect/76810030/4232">См. предыдущую редакцию</text:a></text:p>
      <text:p text:style-name="s1">б) информацию и документы о результатах проведения плановой проверки, в которых указываются:</text:p>
      <text:p text:style-name="s1">информация "выявлены нарушения законодательных и иных нормативных правовых актов о контрактной системе в сфере закупок" или "не выявлены нарушения законодательных и иных нормативных правовых актов о контрактной системе в сфере закупок";</text:p>
      <text:p text:style-name="s1"><text:bookmark text:name="anchor42323"/>решение (акт) о результатах проведения плановой проверки, предписание (в случае выдачи такого предписания), представление (в случае выдачи такого представления) в форме электронного документа или в форме электронного образа бумажного документа;</text:p>
      <text:p text:style-name="s1"><text:bookmark text:name="anchor42324"/>информация о неисполнении предписания или представления (в случае выдачи такого предписания или представления и если судом не приняты обеспечительные меры, предусматривающие приостановление исполнения предписания или представления) путем указания "предписание не исполнено" или "представление не исполнено";</text:p>
      <text:p text:style-name="s1"><text:bookmark text:name="anchor42325"/>определение.</text:p>
      <text:p text:style-name="s1"><text:bookmark text:name="anchor4024"/>24. Информация, предусмотренная <text:a xlink:type="simple" xlink:href="#anchor4022">пунктами 22</text:a> и <text:a xlink:type="simple" xlink:href="#anchor4023">23</text:a> настоящих Правил, формируется и размещается в реестре жалоб и проверок в следующие сроки:</text:p>
      <text:p text:style-name="s1"><text:bookmark text:name="anchor4241"/>а) информация, предусмотренная <text:a xlink:type="simple" xlink:href="#anchor4022">пунктом 22</text:a> настоящих Правил, - не позднее 2 рабочих дней со дня, следующего за днем утверждения плана проведения плановых проверок, изменений в него;</text:p>
      <text:p text:style-name="s1"><text:bookmark text:name="anchor4242"/>б) информация, предусмотренная подпунктом "а" (за исключением информации, предусмотренной <text:a xlink:type="simple" xlink:href="#anchor42319">абзацем девятым</text:a>) пункта 23 настоящих Правил, - не позднее 2 рабочих дней со дня, следующего за днем принятия приказа (распоряжения) о проведении плановой проверки;</text:p>
      <text:p text:style-name="s1"><text:bookmark text:name="anchor4243"/>в) информация, предусмотренная <text:a xlink:type="simple" xlink:href="#anchor42319">абзацем девятым подпункта "а" пункта 23</text:a> настоящих Правил, - не позднее 2 рабочих дней со дня, следующего за днем принятия в установленном порядке решения о продлении срока проведения плановой проверки;</text:p>
      <text:p text:style-name="s22header">Информация об изменениях:</text:p>
      <text:p text:style-name="s22"><text:bookmark text:name="anchor4244"/>Подпункт "г" изменен с 16 ноября 2022 г. - <text:a xlink:type="simple" xlink:href="http://ivo.garant.ru/document/redirect/405672917/12073">Постановление</text:a> Правительства России от 31 октября 2022 г. № 1946</text:p>
      <text:p text:style-name="s22"><text:a xlink:type="simple" xlink:href="http://ivo.garant.ru/document/redirect/76810030/4244">См. предыдущую редакцию</text:a></text:p>
      <text:p text:style-name="s1">г) информация, предусмотренная подпунктом "б" (за исключением информации, предусмотренной <text:a xlink:type="simple" xlink:href="#anchor42324">абзацами четвертым</text:a> и <text:a xlink:type="simple" xlink:href="#anchor42325">пятым</text:a>) пункта 23 настоящих Правил, - не позднее 3 рабочих дней со дня, следующего за днем принятия решения (акта) о результатах проведения плановой проверки, выдачи предписания или представления (в случае выдачи такого предписания или представления);</text:p>
      <text:p text:style-name="s22header">Информация об изменениях:</text:p>
      <text:p text:style-name="s22"><text:bookmark text:name="anchor4245"/>Подпункт "д" изменен с 16 ноября 2022 г. - <text:a xlink:type="simple" xlink:href="http://ivo.garant.ru/document/redirect/405672917/12074">Постановление</text:a> Правительства России от 31 октября 2022 г. № 1946</text:p>
      <text:p text:style-name="s22"><text:a xlink:type="simple" xlink:href="http://ivo.garant.ru/document/redirect/76810030/4245">См. предыдущую редакцию</text:a></text:p>
      <text:p text:style-name="s1">д) информация, предусмотренная <text:a xlink:type="simple" xlink:href="#anchor42324">абзацем четвертым подпункта "б" пункта 23</text:a> настоящих Правил, - не позднее 3 рабочих дней со дня, следующего за днем выявления органом контроля в сфере закупок неисполнения предписания или представления;</text:p>
      <text:p text:style-name="s1"><text:bookmark text:name="anchor4246"/>е) информация, предусмотренная <text:a xlink:type="simple" xlink:href="#anchor42325">абзацем пятым подпункта "б" пункта 23</text:a> настоящих Правил, - не позднее 3 рабочих дней со дня, следующего за днем вынесения определения.</text:p>
      <text:p text:style-name="s1"/>
      <text:p text:style-name="s9header">ГАРАНТ:</text:p>
      <text:p text:style-name="s9"><text:bookmark text:name="anchor11000"/>Приложение 1 <text:a xlink:type="simple" xlink:href="#anchor37">вступает в силу</text:a> с 1 апреля 2024 г.</text:p>
      <text:p text:style-name="s1_right_fi698"><text:span text:style-name="s10">Приложение № 1
к <text:a xlink:type="simple" xlink:href="#anchor4000">Правилам</text:a> ведения реестра жалоб,
плановых и внеплановых проверок, 
принятых по ним решений 
и выданных предписаний, представлений,
предусмотренных Федеральным законом
"О контрактной системе в сфере закупок
товаров, работ, услуг для обеспечения
государственных и муниципальных нужд"</text:span></text:p>
      <text:p text:style-name="s1"/>
      <text:p text:style-name="s1">(форма)</text:p>
      <text:p text:style-name="s1"/>
      <text:p text:style-name="s1"/>
      <text:p text:style-name="s2_preformatted11"><text:s text:c="55"/>┌────────────────┐</text:p>
      <text:p text:style-name="s2_preformatted11"><text:s text:c="50"/>Номер│<text:s text:c="16"/>│</text:p>
      <text:p text:style-name="s2_preformatted11"><text:s text:c="55"/>├────────────────┤</text:p>
      <text:p text:style-name="s2_preformatted11"><text:s text:c="51"/>Дата│<text:s text:c="16"/>│</text:p>
      <text:p text:style-name="s2_preformatted11"><text:s text:c="55"/>└────────────────┘</text:p>
      <text:p text:style-name="s1"/>
      <text:p text:style-name="s2_preformatted11"><text:s text:c="6"/><text:span text:style-name="s10">Информация о передаче жалобы на действия (бездействие) заказчиков,</text:span></text:p>
      <text:p text:style-name="s2_preformatted11"><text:span text:style-name="s10"><text:s text:c="2"/>контрактных служб, контрактных управляющих, комиссий по осуществлению</text:span></text:p>
      <text:p text:style-name="s2_preformatted11"><text:span text:style-name="s10"> закупок и их членов, уполномоченных органов, уполномоченных учреждений,</text:span></text:p>
      <text:p text:style-name="s2_preformatted11"><text:span text:style-name="s10"><text:s text:c="4"/>специализированных организаций, операторов электронных площадок,</text:span></text:p>
      <text:p text:style-name="s2_preformatted11"><text:span text:style-name="s10"><text:s text:c="7"/>операторов специализированных электронных площадок, банков,</text:span></text:p>
      <text:p text:style-name="s2_preformatted11"><text:span text:style-name="s10"> государственной корпорации развития "ВЭБ.РФ", региональных гарантийных</text:span></text:p>
      <text:p text:style-name="s2_preformatted11"><text:span text:style-name="s10"> организаций при осуществлении такими банками, корпорацией, гарантийными</text:span></text:p>
      <text:p text:style-name="s2_preformatted11"><text:span text:style-name="s10"><text:s text:c="5"/>организациями действий, предусмотренных Федеральным законом "О</text:span></text:p>
      <text:p text:style-name="s2_preformatted11"><text:span text:style-name="s10">контрактной системе в сфере закупок товаров, работ, услуг для обеспечения</text:span></text:p>
      <text:p text:style-name="s2_preformatted11"><text:span text:style-name="s10"><text:s text:c="8"/>государственных и муниципальных нужд", по принадлежности</text:span></text:p>
      <text:p text:style-name="s2_preformatted11"><text:span text:style-name="s10"><text:s text:c="26"/>(подведомственности)</text:span></text:p>
      <text:p text:style-name="s1"/>
      <text:p text:style-name="s2_preformatted11"><text:s text:c="60"/>┌───────────┐</text:p>
      <text:p text:style-name="s2_preformatted11"><text:s text:c="60"/>│<text:s text:c="3"/>Коды<text:s text:c="4"/>│</text:p>
      <text:p text:style-name="s2_preformatted11"><text:s text:c="60"/>├───────────┤</text:p>
      <text:p text:style-name="s2_preformatted11"> Полное наименование<text:s text:c="40"/>│<text:s text:c="5"/>-<text:s text:c="5"/>│</text:p>
      <text:p text:style-name="s2_preformatted11"> контрольного органа в<text:s text:c="4"/>__________________________<text:s text:c="8"/>│<text:s text:c="11"/>│</text:p>
      <text:p text:style-name="s2_preformatted11"> сфере закупок<text:s text:c="46"/>│<text:s text:c="11"/>│</text:p>
      <text:p text:style-name="s2_preformatted11"><text:s text:c="60"/>├───────────┤</text:p>
      <text:p text:style-name="s2_preformatted11"> Полное наименование<text:s text:c="37"/>ИНН│<text:s text:c="11"/>│</text:p>
      <text:p text:style-name="s2_preformatted11"> участника закупки,<text:s text:c="41"/>├───────────┤</text:p>
      <text:p text:style-name="s2_preformatted11"> подавшего жалобу на<text:s text:c="6"/>_________________________<text:s text:c="5"/>КПП<text:a xlink:type="simple" xlink:href="#anchor11012">2</text:a>│<text:s text:c="11"/>│</text:p>
      <text:p text:style-name="s2_preformatted11"> действия (бездействие)<text:s text:c="37"/>│<text:s text:c="11"/>│</text:p>
      <text:p text:style-name="s2_preformatted11"> субъектов контроля,<text:s text:c="40"/>│<text:s text:c="11"/>│</text:p>
      <text:p text:style-name="s2_preformatted11"> предусмотренных<text:s text:c="44"/>│<text:s text:c="11"/>│</text:p>
      <text:p text:style-name="s2_preformatted11"> <text:a xlink:type="simple" xlink:href="http://ivo.garant.ru/document/redirect/70353464/992">Федеральным законом</text:a><text:s text:c="40"/>│<text:s text:c="11"/>│</text:p>
      <text:p text:style-name="s2_preformatted11"> "О контрактной системе в<text:s text:c="35"/>│<text:s text:c="11"/>│</text:p>
      <text:p text:style-name="s2_preformatted11"> сфере закупок товаров,<text:s text:c="37"/>│<text:s text:c="11"/>│</text:p>
      <text:p text:style-name="s2_preformatted11"> работ, услуг для<text:s text:c="43"/>│<text:s text:c="11"/>│</text:p>
      <text:p text:style-name="s2_preformatted11"> обеспечения<text:s text:c="48"/>│<text:s text:c="11"/>│</text:p>
      <text:p text:style-name="s2_preformatted11"> государственных и<text:s text:c="42"/>│<text:s text:c="11"/>│</text:p>
      <text:p text:style-name="s2_preformatted11"> муниципальных нужд"<text:s text:c="40"/>│<text:s text:c="11"/>│</text:p>
      <text:p text:style-name="s2_preformatted11"> (далее - жалоба)<text:a xlink:type="simple" xlink:href="#anchor11011">1</text:a><text:s text:c="42"/>│<text:s text:c="11"/>│</text:p>
      <text:p text:style-name="s2_preformatted11"><text:s text:c="60"/>└───────────┘</text:p>
      <text:p text:style-name="s2_preformatted11"> Идентификационный код</text:p>
      <text:p text:style-name="s2_preformatted11"> закупки<text:a xlink:type="simple" xlink:href="#anchor11012">2</text:a><text:s text:c="17"/>___________________________</text:p>
      <text:p text:style-name="s2_preformatted11"><text:s text:c="60"/>┌───────────┐</text:p>
      <text:p text:style-name="s2_preformatted11"> Реквизиты жалобы<text:a xlink:type="simple" xlink:href="#anchor11013">3</text:a><text:s text:c="37"/>номер│<text:s text:c="11"/>│</text:p>
      <text:p text:style-name="s2_preformatted11"><text:s text:c="60"/>├───────────┤</text:p>
      <text:p text:style-name="s2_preformatted11"><text:s text:c="56"/>дата│<text:s text:c="11"/>│</text:p>
      <text:p text:style-name="s2_preformatted11"><text:s text:c="60"/>└───────────┘</text:p>
      <text:p text:style-name="s1"/>
      <text:p text:style-name="s2_preformatted11"> Уведомление<text:s text:c="28"/>Жалоба передается</text:p>
      <text:p text:style-name="s2_preformatted11"><text:s text:c="29"/>по принадлежности (подведомственности)</text:p>
      <text:p text:style-name="s2_preformatted11"><text:s text:c="35"/>для рассмотрения по существу</text:p>
      <text:p text:style-name="s2_preformatted11"><text:s text:c="25"/>────────────────────────────────────────────────</text:p>
      <text:p text:style-name="s2_preformatted11"> Полное наименование</text:p>
      <text:p text:style-name="s2_preformatted11"> контрольного органа в</text:p>
      <text:p text:style-name="s2_preformatted11"> сфере закупок, в который</text:p>
      <text:p text:style-name="s2_preformatted11"> передается жалоба</text:p>
      <text:p text:style-name="s2_preformatted11"><text:s text:c="25"/>────────────────────────────────────────────────</text:p>
      <text:p text:style-name="s2_preformatted11"> Причина передачи жалобы</text:p>
      <text:p text:style-name="s2_preformatted11"> по принадлежности<text:s text:c="7"/>────────────────────────────────────────────────</text:p>
      <text:p text:style-name="s2_preformatted11"> (подведомственности)</text:p>
      <text:p text:style-name="s2_preformatted11"> для рассмотрения по</text:p>
      <text:p text:style-name="s2_preformatted11"> существу</text:p>
      <text:p text:style-name="s2_preformatted11"><text:s text:c="25"/>────────────────────────────────────────────────</text:p>
      <text:p text:style-name="s1"/>
      <text:p text:style-name="s2_preformatted11"> Уполномоченное</text:p>
      <text:p text:style-name="s2_preformatted11"> лицо<text:s text:c="2"/>контрольного</text:p>
      <text:p text:style-name="s2_preformatted11"> органа в сфере<text:s text:c="2"/>______________<text:s text:c="2"/>______________<text:s text:c="3"/>_______________________</text:p>
      <text:p text:style-name="s2_preformatted11"> закупок<text:s text:c="10"/>(должность)<text:s text:c="6"/>(подпись)<text:s text:c="8"/>(расшифровка подписи)</text:p>
      <text:p text:style-name="s1"/>
      <text:p text:style-name="s2_preformatted11">"___" ________ 20___ г.</text:p>
      <text:p text:style-name="s1"/>
      <text:p text:style-name="s2_preformatted11"><text:s text:c="60"/>┌───────────┐</text:p>
      <text:p text:style-name="s2_preformatted11"><text:s text:c="54"/>Лист N│<text:s text:c="11"/>│</text:p>
      <text:p text:style-name="s2_preformatted11"><text:s text:c="60"/>├───────────┤</text:p>
      <text:p text:style-name="s2_preformatted11"><text:s text:c="48"/>Всего листов│<text:s text:c="11"/>│</text:p>
      <text:p text:style-name="s2_preformatted11"><text:s text:c="60"/>└───────────┘</text:p>
      <text:p text:style-name="s1"/>
      <text:p text:style-name="s2_preformatted11">──────────────────────────────</text:p>
      <text:p text:style-name="s91"><text:bookmark text:name="anchor11011"/><text:span text:style-name="upper"><text:span>1</text:span></text:span> Указывается полное наименование участника закупки, подавшего жалобу на действия (бездействие) субъектов контроля, предусмотренных <text:a xlink:type="simple" xlink:href="http://ivo.garant.ru/document/redirect/70353464/992">Федеральным законом</text:a> "О контрактной системе в сфере закупок товаров, работ, услуг для обеспечения государственных и муниципальных нужд" (далее - Федеральный закон).</text:p>
      <text:p text:style-name="s91"><text:bookmark text:name="anchor11012"/><text:span text:style-name="upper"><text:span>2 </text:span></text:span>Указывается идентификационный код закупки, за исключением случаев, при которых в соответствии с <text:a xlink:type="simple" xlink:href="http://ivo.garant.ru/document/redirect/70353464/0">Федеральным законом</text:a> указание такого кода не предусмотрено, а также случаев подачи жалобы на действия (бездействие) оператора электронной площадки, оператора специализированной электронной площадки, совершенные при аккредитации участника закупки на электронной площадке, специализированной электронной площадке, при размещении на электронной площадке предварительного предложения.</text:p>
      <text:p text:style-name="s91">Указание нескольких идентификационных кодов закупки (за исключением кодов закупок, предусмотренных <text:a xlink:type="simple" xlink:href="http://ivo.garant.ru/document/redirect/70353464/25">статьями 25</text:a> и <text:a xlink:type="simple" xlink:href="http://ivo.garant.ru/document/redirect/70353464/26">26</text:a> Федерального закона) не допускается.</text:p>
      <text:p text:style-name="s91"><text:bookmark text:name="anchor11013"/><text:span text:style-name="upper"><text:span>3</text:span></text:span> Указываются номер и дата подачи жалобы, в принятии которой к рассмотрению по существу отказано.</text:p>
      <text:p text:style-name="s1"/>
      <text:p text:style-name="s9header">ГАРАНТ:</text:p>
      <text:p text:style-name="s9"><text:bookmark text:name="anchor12000"/>Приложение 2 <text:a xlink:type="simple" xlink:href="#anchor37">вступает в силу</text:a> с 1 апреля 2024 г.</text:p>
      <text:p text:style-name="s1_right_fi698">Приложение № 2
к <text:a xlink:type="simple" xlink:href="#anchor4000">Правилам</text:a> ведения реестра жалоб,
плановых и внеплановых проверок, 
принятых по ним решений 
и выданных предписаний, представлений,
предусмотренных Федеральным законом
"О контрактной системе в сфере закупок
товаров, работ, услуг для обеспечения
государственных и муниципальных нужд"</text:p>
      <text:p text:style-name="s1"/>
      <text:p text:style-name="s1">(форма)</text:p>
      <text:p text:style-name="s1"/>
      <text:p text:style-name="s2_preformatted11"><text:s text:c="55"/>┌────────────────┐</text:p>
      <text:p text:style-name="s2_preformatted11"><text:s text:c="50"/>Номер│<text:s text:c="16"/>│</text:p>
      <text:p text:style-name="s2_preformatted11"><text:s text:c="55"/>├────────────────┤</text:p>
      <text:p text:style-name="s2_preformatted11"><text:s text:c="51"/>Дата│<text:s text:c="16"/>│</text:p>
      <text:p text:style-name="s2_preformatted11"><text:s text:c="55"/>└────────────────┘</text:p>
      <text:p text:style-name="s1"/>
      <text:p text:style-name="s2_preformatted11"><text:s text:c="2"/><text:span text:style-name="s10"> Информация о принятии жалобы на действия (бездействие) заказчиков,</text:span></text:p>
      <text:p text:style-name="s2_preformatted11"><text:span text:style-name="s10"><text:s text:c="2"/>контрактных служб, контрактных управляющих, комиссий по осуществлению</text:span></text:p>
      <text:p text:style-name="s2_preformatted11"><text:span text:style-name="s10">закупок и их членов, уполномоченных органов, уполномоченных учреждений,</text:span></text:p>
      <text:p text:style-name="s2_preformatted11"><text:span text:style-name="s10"><text:s text:c="4"/>специализированных организаций, операторов электронных площадок,</text:span></text:p>
      <text:p text:style-name="s2_preformatted11"><text:span text:style-name="s10"><text:s text:c="6"/>операторов специализированных электронных площадок, банков,</text:span></text:p>
      <text:p text:style-name="s2_preformatted11"><text:span text:style-name="s10"> государственной корпорации развития "ВЭБ.РФ", региональных гарантийных</text:span></text:p>
      <text:p text:style-name="s2_preformatted11"><text:span text:style-name="s10">организаций при осуществлении такими банками, корпорацией, гарантийными</text:span></text:p>
      <text:p text:style-name="s2_preformatted11"><text:span text:style-name="s10"><text:s text:c="6"/>организациями действий, предусмотренных Федеральным законом</text:span></text:p>
      <text:p text:style-name="s2_preformatted11"><text:span text:style-name="s10"><text:s text:c="4"/>"О контрактной системе в сфере закупок товаров, работ, услуг для</text:span></text:p>
      <text:p text:style-name="s2_preformatted11"><text:span text:style-name="s10"><text:s text:c="10"/>обеспечения государственных и муниципальных нужд",</text:span></text:p>
      <text:p text:style-name="s2_preformatted11"><text:span text:style-name="s10"><text:s text:c="19"/>к рассмотрению по существу</text:span></text:p>
      <text:p text:style-name="s1"/>
      <text:p text:style-name="s2_preformatted11"><text:s text:c="60"/>┌───────────┐</text:p>
      <text:p text:style-name="s2_preformatted11"><text:s text:c="60"/>│<text:s text:c="3"/>Коды<text:s text:c="4"/>│</text:p>
      <text:p text:style-name="s2_preformatted11"><text:s text:c="60"/>├───────────┤</text:p>
      <text:p text:style-name="s2_preformatted11"> Полное наименование<text:s text:c="40"/>│<text:s text:c="5"/>-<text:s text:c="5"/>│</text:p>
      <text:p text:style-name="s2_preformatted11"> контрольного органа в сфере<text:s text:c="32"/>│<text:s text:c="11"/>│</text:p>
      <text:p text:style-name="s2_preformatted11"> закупок<text:s text:c="52"/>│<text:s text:c="11"/>│</text:p>
      <text:p text:style-name="s2_preformatted11"><text:s text:c="29"/>─────────────────────<text:s text:c="10"/>├───────────┤</text:p>
      <text:p text:style-name="s2_preformatted11"> Полное наименование<text:s text:c="37"/>ИНН│<text:s text:c="11"/>│</text:p>
      <text:p text:style-name="s2_preformatted11"> участника закупки, подавшего<text:s text:c="31"/>├───────────┤</text:p>
      <text:p text:style-name="s2_preformatted11"> жалобу<text:s text:c="49"/>КПП<text:a xlink:type="simple" xlink:href="#anchor12012">2</text:a>│<text:s text:c="11"/>│</text:p>
      <text:p text:style-name="s2_preformatted11"> на действия (бездействие)<text:s text:c="34"/>│<text:s text:c="11"/>│</text:p>
      <text:p text:style-name="s2_preformatted11"> субъектов контроля,<text:s text:c="40"/>│<text:s text:c="11"/>│</text:p>
      <text:p text:style-name="s2_preformatted11"> предусмотренных <text:a xlink:type="simple" xlink:href="http://ivo.garant.ru/document/redirect/70353464/992">Федеральным</text:a><text:s text:c="32"/>│<text:s text:c="11"/>│</text:p>
      <text:p text:style-name="s2_preformatted11"> <text:a xlink:type="simple" xlink:href="http://ivo.garant.ru/document/redirect/70353464/992">законом</text:a> "О контрактной<text:s text:c="37"/>│<text:s text:c="11"/>│</text:p>
      <text:p text:style-name="s2_preformatted11"> системе в сфере закупок<text:s text:c="36"/>│<text:s text:c="11"/>│</text:p>
      <text:p text:style-name="s2_preformatted11"> товаров, работ, услуг для<text:s text:c="34"/>│<text:s text:c="11"/>│</text:p>
      <text:p text:style-name="s2_preformatted11"> обеспечения государственных<text:s text:c="32"/>│<text:s text:c="11"/>│</text:p>
      <text:p text:style-name="s2_preformatted11"> и муниципальных нужд" (далее<text:s text:c="31"/>│<text:s text:c="11"/>│</text:p>
      <text:p text:style-name="s2_preformatted11"> - жалоба)<text:a xlink:type="simple" xlink:href="#anchor12011">1</text:a><text:s text:c="49"/>│<text:s text:c="11"/>│</text:p>
      <text:p text:style-name="s2_preformatted11"><text:s text:c="29"/>─────────────────────<text:s text:c="10"/>└───────────┘</text:p>
      <text:p text:style-name="s2_preformatted11"> Идентификационный код</text:p>
      <text:p text:style-name="s2_preformatted11"> закупки<text:a xlink:type="simple" xlink:href="#anchor12012">2</text:a></text:p>
      <text:p text:style-name="s2_preformatted11"><text:s text:c="29"/>─────────────────────<text:s text:c="10"/>┌───────────┐</text:p>
      <text:p text:style-name="s2_preformatted11"> Реквизиты жалобы<text:a xlink:type="simple" xlink:href="#anchor12013">3</text:a><text:s text:c="37"/>номер│<text:s text:c="11"/>│</text:p>
      <text:p text:style-name="s2_preformatted11"><text:s text:c="60"/>├───────────┤</text:p>
      <text:p text:style-name="s2_preformatted11"><text:s text:c="56"/>дата│<text:s text:c="11"/>│</text:p>
      <text:p text:style-name="s2_preformatted11"><text:s text:c="60"/>└───────────┘</text:p>
      <text:p text:style-name="s1"/>
      <text:p text:style-name="s2_preformatted11"> Уведомление<text:s text:c="31"/>Жалоба принята</text:p>
      <text:p text:style-name="s2_preformatted11"><text:s text:c="38"/>к рассмотрению по существу</text:p>
      <text:p text:style-name="s2_preformatted11"><text:s text:c="29"/>────────────────────────────────────────────</text:p>
      <text:p text:style-name="s2_preformatted11"> Место рассмотрения жалобы<text:a xlink:type="simple" xlink:href="#anchor12014">4</text:a></text:p>
      <text:p text:style-name="s2_preformatted11"><text:s text:c="29"/>────────────────────────────────────────────</text:p>
      <text:p text:style-name="s2_preformatted11"> Дата и время рассмотрения</text:p>
      <text:p text:style-name="s2_preformatted11"> жалобы<text:a xlink:type="simple" xlink:href="#anchor12015">5</text:a></text:p>
      <text:p text:style-name="s2_preformatted11"><text:s text:c="29"/>────────────────────────────────────────────</text:p>
      <text:p text:style-name="s2_preformatted11"> Использование систем</text:p>
      <text:p text:style-name="s2_preformatted11"> видео-конференц-связи<text:s text:c="12"/>предусмотрено<text:a xlink:type="simple" xlink:href="#anchor12016">6</text:a> / не предусмотрено<text:a xlink:type="simple" xlink:href="#anchor12017">7</text:a></text:p>
      <text:p text:style-name="s2_preformatted11"> для участия в рассмотрении</text:p>
      <text:p text:style-name="s2_preformatted11"> жалобы</text:p>
      <text:p text:style-name="s2_preformatted11"><text:s text:c="29"/>────────────────────────────────────────────</text:p>
      <text:p text:style-name="s1"/>
      <text:p text:style-name="s2_preformatted11"> Решение о приостановлении<text:s text:c="7"/>Контрольным органом в сфере закупок</text:p>
      <text:p text:style-name="s2_preformatted11"> определения поставщика<text:s text:c="11"/>принято решение о приостановлении</text:p>
      <text:p text:style-name="s2_preformatted11"> (подрядчика, исполнителя)<text:s text:c="7"/>определения поставщика (подрядчика,</text:p>
      <text:p text:style-name="s2_preformatted11"><text:s text:c="30"/>исполнителя) в части заключения контракта</text:p>
      <text:p text:style-name="s2_preformatted11"><text:s text:c="32"/>заказчиком, в связи с чем заказчик не</text:p>
      <text:p text:style-name="s2_preformatted11"><text:s text:c="32"/>вправе заключать контракт (подписывать</text:p>
      <text:p text:style-name="s2_preformatted11"><text:s text:c="31"/>проект контракта, подписанный участником</text:p>
      <text:p text:style-name="s2_preformatted11"><text:s text:c="46"/>закупки,</text:p>
      <text:p text:style-name="s2_preformatted11"><text:s text:c="30"/>с которым заключается контракт). При этом</text:p>
      <text:p text:style-name="s2_preformatted11"><text:s text:c="33"/>действия иных участников контрактной</text:p>
      <text:p text:style-name="s2_preformatted11"><text:s text:c="38"/>системы в сфере закупок не</text:p>
      <text:p text:style-name="s2_preformatted11"><text:s text:c="40"/>приостанавливаются<text:a xlink:type="simple" xlink:href="#anchor12018">8</text:a> / </text:p>
      <text:p text:style-name="s2_preformatted11"><text:s text:c="33"/>Контрольным органом в сфере закупок</text:p>
      <text:p text:style-name="s2_preformatted11"><text:s text:c="32"/>решение о приостановлении определения</text:p>
      <text:p text:style-name="s2_preformatted11"><text:s text:c="31"/>поставщика (подрядчика, исполнителя) не</text:p>
      <text:p text:style-name="s2_preformatted11"><text:s text:c="47"/>принято<text:a xlink:type="simple" xlink:href="#anchor12019">9</text:a></text:p>
      <text:p text:style-name="s2_preformatted11"><text:s text:c="29"/>────────────────────────────────────────────</text:p>
      <text:p text:style-name="s1"/>
      <text:p text:style-name="s2_preformatted11"> Уполномоченное</text:p>
      <text:p text:style-name="s2_preformatted11"> лицо<text:s text:c="2"/>контрольного</text:p>
      <text:p text:style-name="s2_preformatted11"> органа в сфере<text:s text:c="2"/>______________<text:s text:c="2"/>______________<text:s text:c="3"/>_______________________</text:p>
      <text:p text:style-name="s2_preformatted11"> закупок<text:s text:c="10"/>(должность)<text:s text:c="6"/>(подпись)<text:s text:c="8"/>(расшифровка подписи)</text:p>
      <text:p text:style-name="s1"/>
      <text:p text:style-name="s2_preformatted11">"___" ________ 20___ г.</text:p>
      <text:p text:style-name="s1"/>
      <text:p text:style-name="s2_preformatted11"><text:s text:c="60"/>┌───────────┐</text:p>
      <text:p text:style-name="s2_preformatted11"><text:s text:c="54"/>Лист N│<text:s text:c="11"/>│</text:p>
      <text:p text:style-name="s2_preformatted11"><text:s text:c="60"/>├───────────┤</text:p>
      <text:p text:style-name="s2_preformatted11"><text:s text:c="48"/>Всего листов│<text:s text:c="11"/>│</text:p>
      <text:p text:style-name="s2_preformatted11"><text:s text:c="60"/>└───────────┘</text:p>
      <text:p text:style-name="s1"/>
      <text:p text:style-name="s2_preformatted11">──────────────────────────────</text:p>
      <text:p text:style-name="s91"><text:bookmark text:name="anchor12011"/><text:span text:style-name="upper"><text:span>1</text:span></text:span> Указывается полное наименование участника закупки, подавшего жалобу на действия (бездействие) субъектов контроля, предусмотренных <text:a xlink:type="simple" xlink:href="http://ivo.garant.ru/document/redirect/70353464/992">Федеральным законом</text:a> "О контрактной системе в сфере закупок товаров, работ, услуг для обеспечения государственных и муниципальных нужд" (далее - Федеральный закон).</text:p>
      <text:p text:style-name="s91"><text:bookmark text:name="anchor12012"/><text:span text:style-name="upper"><text:span>2 </text:span></text:span>Указывается идентификационный код закупки, за исключением случаев, при которых в соответствии с <text:a xlink:type="simple" xlink:href="http://ivo.garant.ru/document/redirect/70353464/0">Федеральным законом</text:a> указание такого кода не предусмотрено, а также случаев подачи жалобы на действия (бездействие) оператора электронной площадки, оператора специализированной электронной площадки, совершенные при аккредитации участника закупки на электронной площадке, специализированной электронной площадке, при размещении на электронной площадке предварительного предложения.</text:p>
      <text:p text:style-name="s91">Указание нескольких идентификационных кодов закупки (за исключением кодов закупок, предусмотренных <text:a xlink:type="simple" xlink:href="http://ivo.garant.ru/document/redirect/70353464/25">статьями 25</text:a> и <text:a xlink:type="simple" xlink:href="http://ivo.garant.ru/document/redirect/70353464/26">26</text:a> Федерального закона) не допускается.</text:p>
      <text:p text:style-name="s91"><text:bookmark text:name="anchor12013"/><text:span text:style-name="upper"><text:span>3</text:span></text:span> Указываются номер и дата подачи жалобы, принятой к рассмотрению.</text:p>
      <text:p text:style-name="s91"><text:bookmark text:name="anchor12014"/><text:span text:style-name="upper"><text:span>4</text:span></text:span> Указывается место рассмотрения жалобы, включающее адрес, указание на помещение, порядок заказа пропуска (если доступ в такое помещение осуществляется по пропускам).</text:p>
      <text:p text:style-name="s91"><text:bookmark text:name="anchor12015"/><text:span text:style-name="upper"><text:span>5</text:span></text:span> Дата и время указываются в формате 00.00 ДД.ММ.ГГГГ (2 цифры, указывающие часы; точка; 2 цифры, указывающие минуты; пробел; 2 цифры, указывающие число; точка; 2 цифры, указывающие месяц; точка; 4 цифры, указывающие год).</text:p>
      <text:p text:style-name="s91"><text:bookmark text:name="anchor12016"/><text:span text:style-name="upper"><text:span>6</text:span></text:span> Указывается, если предусмотрено использование систем видео-конференц-связи для участия в рассмотрении жалобы.</text:p>
      <text:p text:style-name="s91"><text:bookmark text:name="anchor12017"/><text:span text:style-name="upper"><text:span>7</text:span></text:span> Указывается, если использование систем видео-конференц-связи для участия в рассмотрении жалобы не предусмотрено.</text:p>
      <text:p text:style-name="s91"><text:bookmark text:name="anchor12018"/><text:span text:style-name="upper"><text:span>8</text:span></text:span> Указывается, если контрольным органом в сфере закупок принято решение о приостановлении определения поставщика (подрядчика, исполнителя) в соответствии с <text:a xlink:type="simple" xlink:href="http://ivo.garant.ru/document/redirect/70353464/1067">частью 7 статьи 106</text:a> Федерального закона.</text:p>
      <text:p text:style-name="s91"><text:bookmark text:name="anchor12019"/><text:span text:style-name="upper"><text:span>9</text:span></text:span> Указывается, если контрольным органом в сфере закупок решение о приостановлении определения поставщика (подрядчика, исполнителя) в соответствии с <text:a xlink:type="simple" xlink:href="http://ivo.garant.ru/document/redirect/70353464/1067">частью 7 статьи 106</text:a> Федерального закона не принято.</text:p>
      <text:p text:style-name="s1"/>
      <text:p text:style-name="s9header">ГАРАНТ:</text:p>
      <text:p text:style-name="s9"><text:bookmark text:name="anchor13000"/>Приложение 3 <text:a xlink:type="simple" xlink:href="#anchor37">вступает в силу</text:a> с 1 апреля 2024 г.</text:p>
      <text:p text:style-name="s1_right_fi698">Приложение № 3
к <text:a xlink:type="simple" xlink:href="#anchor4000">Правилам</text:a> ведения реестра жалоб,
плановых и внеплановых проверок, 
принятых по ним решений 
и выданных предписаний, представлений,
предусмотренных Федеральным законом
"О контрактной системе в сфере закупок
товаров, работ, услуг для обеспечения
государственных и муниципальных нужд"</text:p>
      <text:p text:style-name="s1"/>
      <text:p text:style-name="s1">(форма)</text:p>
      <text:p text:style-name="s1"/>
      <text:p text:style-name="s2_preformatted11"><text:s text:c="55"/>┌────────────────┐</text:p>
      <text:p text:style-name="s2_preformatted11"><text:s text:c="50"/>Номер│<text:s text:c="16"/>│</text:p>
      <text:p text:style-name="s2_preformatted11"><text:s text:c="55"/>├────────────────┤</text:p>
      <text:p text:style-name="s2_preformatted11"><text:s text:c="51"/>Дата│<text:s text:c="16"/>│</text:p>
      <text:p text:style-name="s2_preformatted11"><text:s text:c="55"/>└────────────────┘</text:p>
      <text:p text:style-name="s1"/>
      <text:p text:style-name="s2_preformatted11"><text:span text:style-name="s10"><text:s text:c="4"/>Информация об отказе в принятии жалобы на действия (бездействие)</text:span></text:p>
      <text:p text:style-name="s2_preformatted11"><text:span text:style-name="s10"><text:s text:c="3"/>заказчиков, контрактных служб, контрактных управляющих, комиссий</text:span></text:p>
      <text:p text:style-name="s2_preformatted11"><text:span text:style-name="s10"><text:s text:c="6"/>по осуществлению закупок и их членов, уполномоченных органов,</text:span></text:p>
      <text:p text:style-name="s2_preformatted11"><text:span text:style-name="s10"> уполномоченных учреждений, специализированных организаций, операторов</text:span></text:p>
      <text:p text:style-name="s2_preformatted11"><text:span text:style-name="s10"><text:s text:c="4"/>электронных площадок, операторов специализированных электронных</text:span></text:p>
      <text:p text:style-name="s2_preformatted11"><text:span text:style-name="s10"><text:s text:c="5"/>площадок, банков, государственной корпорации развития "ВЭБ.РФ",</text:span></text:p>
      <text:p text:style-name="s2_preformatted11"><text:span text:style-name="s10"><text:s text:c="5"/>региональных гарантийных организаций при осуществлении такими</text:span></text:p>
      <text:p text:style-name="s2_preformatted11"><text:span text:style-name="s10"><text:s text:c="6"/>банками, корпорацией, гарантийными организациями действий,</text:span></text:p>
      <text:p text:style-name="s2_preformatted11"><text:span text:style-name="s10"><text:s text:c="2"/>предусмотренных Федеральным законом "О контрактной системе в сфере</text:span></text:p>
      <text:p text:style-name="s2_preformatted11"><text:span text:style-name="s10"><text:s text:c="5"/>закупок товаров, работ, услуг для обеспечения государственных</text:span></text:p>
      <text:p text:style-name="s2_preformatted11"><text:span text:style-name="s10"><text:s text:c="11"/>и муниципальных нужд", к рассмотрению по существу</text:span></text:p>
      <text:p text:style-name="s1"/>
      <text:p text:style-name="s2_preformatted11"><text:s text:c="62"/>┌─────────┐</text:p>
      <text:p text:style-name="s2_preformatted11"><text:s text:c="62"/>│<text:s text:c="2"/>Коды<text:s text:c="3"/>│</text:p>
      <text:p text:style-name="s2_preformatted11"><text:s text:c="62"/>├─────────┤</text:p>
      <text:p text:style-name="s2_preformatted11"> Полное наименование<text:s text:c="42"/>│<text:s text:c="4"/>-<text:s text:c="4"/>│</text:p>
      <text:p text:style-name="s2_preformatted11"> контрольного органа в сфере<text:s text:c="34"/>│<text:s text:c="9"/>│</text:p>
      <text:p text:style-name="s2_preformatted11"> закупок<text:s text:c="54"/>│<text:s text:c="9"/>│</text:p>
      <text:p text:style-name="s2_preformatted11"><text:s text:c="29"/>───────────────────────<text:s text:c="10"/>├─────────┤</text:p>
      <text:p text:style-name="s2_preformatted11"> Полное наименование<text:s text:c="39"/>ИНН│<text:s text:c="9"/>│</text:p>
      <text:p text:style-name="s2_preformatted11"> участника закупки, подавшего<text:s text:c="33"/>├─────────┤</text:p>
      <text:p text:style-name="s2_preformatted11"> жалобу<text:s text:c="51"/>КПП<text:a xlink:type="simple" xlink:href="#anchor13012">2</text:a>│<text:s text:c="9"/>│</text:p>
      <text:p text:style-name="s2_preformatted11"> на действия (бездействие)<text:s text:c="36"/>│<text:s text:c="9"/>│</text:p>
      <text:p text:style-name="s2_preformatted11"> субъектов контроля,<text:s text:c="42"/>│<text:s text:c="9"/>│</text:p>
      <text:p text:style-name="s2_preformatted11"> предусмотренных <text:a xlink:type="simple" xlink:href="http://ivo.garant.ru/document/redirect/70353464/992">Федеральным</text:a><text:s text:c="34"/>│<text:s text:c="9"/>│</text:p>
      <text:p text:style-name="s2_preformatted11"> <text:a xlink:type="simple" xlink:href="http://ivo.garant.ru/document/redirect/70353464/992">законом</text:a> "О контрактной<text:s text:c="39"/>│<text:s text:c="9"/>│</text:p>
      <text:p text:style-name="s2_preformatted11"> системе<text:s text:c="54"/>│<text:s text:c="9"/>│</text:p>
      <text:p text:style-name="s2_preformatted11"> в сфере закупок товаров,<text:s text:c="37"/>│<text:s text:c="9"/>│</text:p>
      <text:p text:style-name="s2_preformatted11"> работ, услуг для обеспечения<text:s text:c="33"/>│<text:s text:c="9"/>│</text:p>
      <text:p text:style-name="s2_preformatted11"> государственных и<text:s text:c="44"/>│<text:s text:c="9"/>│</text:p>
      <text:p text:style-name="s2_preformatted11"> муниципальных нужд" (далее -<text:s text:c="33"/>│<text:s text:c="9"/>│</text:p>
      <text:p text:style-name="s2_preformatted11"> жалоба)<text:a xlink:type="simple" xlink:href="#anchor13011">1</text:a><text:s text:c="53"/>│<text:s text:c="9"/>│</text:p>
      <text:p text:style-name="s2_preformatted11"><text:s text:c="29"/>───────────────────────<text:s text:c="10"/>└─────────┘</text:p>
      <text:p text:style-name="s2_preformatted11"> Идентификационный код</text:p>
      <text:p text:style-name="s2_preformatted11"> закупки<text:a xlink:type="simple" xlink:href="#anchor13012">2</text:a></text:p>
      <text:p text:style-name="s2_preformatted11"><text:s text:c="29"/>───────────────────────<text:s text:c="10"/>┌─────────┐</text:p>
      <text:p text:style-name="s2_preformatted11"> Реквизиты жалобы<text:a xlink:type="simple" xlink:href="#anchor13013">3</text:a><text:s text:c="39"/>номер│<text:s text:c="9"/>│</text:p>
      <text:p text:style-name="s2_preformatted11"><text:s text:c="62"/>├─────────┤</text:p>
      <text:p text:style-name="s2_preformatted11"><text:s text:c="58"/>дата│<text:s text:c="9"/>│</text:p>
      <text:p text:style-name="s2_preformatted11"><text:s text:c="62"/>└─────────┘</text:p>
      <text:p text:style-name="s1"/>
      <text:p text:style-name="s2_preformatted11"> Уведомление<text:s text:c="30"/>Жалоба не принята</text:p>
      <text:p text:style-name="s2_preformatted11"><text:s text:c="38"/>к рассмотрению по существу</text:p>
      <text:p text:style-name="s2_preformatted11"><text:s text:c="29"/>────────────────────────────────────────────</text:p>
      <text:p text:style-name="s2_preformatted11"> Обоснование отказа в</text:p>
      <text:p text:style-name="s2_preformatted11"> принятии жалобы к</text:p>
      <text:p text:style-name="s2_preformatted11"> рассмотрению по существу</text:p>
      <text:p text:style-name="s2_preformatted11"><text:s text:c="29"/>────────────────────────────────────────────</text:p>
      <text:p text:style-name="s1"/>
      <text:p text:style-name="s2_preformatted11"> Уполномоченное</text:p>
      <text:p text:style-name="s2_preformatted11"> лицо<text:s text:c="2"/>контрольного</text:p>
      <text:p text:style-name="s2_preformatted11"> органа в сфере<text:s text:c="2"/>______________<text:s text:c="2"/>______________<text:s text:c="3"/>_______________________</text:p>
      <text:p text:style-name="s2_preformatted11"> закупок<text:s text:c="10"/>(должность)<text:s text:c="6"/>(подпись)<text:s text:c="8"/>(расшифровка подписи)</text:p>
      <text:p text:style-name="s1"/>
      <text:p text:style-name="s2_preformatted11">"___" ________ 20___ г.</text:p>
      <text:p text:style-name="s1"/>
      <text:p text:style-name="s2_preformatted11"><text:s text:c="60"/>┌───────────┐</text:p>
      <text:p text:style-name="s2_preformatted11"><text:s text:c="54"/>Лист N│<text:s text:c="11"/>│</text:p>
      <text:p text:style-name="s2_preformatted11"><text:s text:c="60"/>├───────────┤</text:p>
      <text:p text:style-name="s2_preformatted11"><text:s text:c="48"/>Всего листов│<text:s text:c="11"/>│</text:p>
      <text:p text:style-name="s2_preformatted11"><text:s text:c="60"/>└───────────┘</text:p>
      <text:p text:style-name="s1"/>
      <text:p text:style-name="s2_preformatted11">──────────────────────────────</text:p>
      <text:p text:style-name="s91"><text:bookmark text:name="anchor13011"/><text:span text:style-name="upper"><text:span>1</text:span></text:span> Указывается полное наименование участника закупки, подавшего жалобу на действия (бездействие) субъектов контроля, предусмотренных <text:a xlink:type="simple" xlink:href="http://ivo.garant.ru/document/redirect/70353464/992">Федеральным законом</text:a> "О контрактной системе в сфере закупок товаров, работ, услуг для обеспечения государственных и муниципальных нужд" (далее - Федеральный закон).</text:p>
      <text:p text:style-name="s91"><text:bookmark text:name="anchor13012"/><text:span text:style-name="upper"><text:span>2 </text:span></text:span>Указывается идентификационный код закупки, за исключением случаев, при которых в соответствии с <text:a xlink:type="simple" xlink:href="http://ivo.garant.ru/document/redirect/70353464/0">Федеральным законом</text:a> указание такого кода не предусмотрено, а также случаев подачи жалобы на действия (бездействие) оператора электронной площадки, оператора специализированной электронной площадки, совершенные при аккредитации участника закупки на электронной площадке, специализированной электронной площадке, при размещении на электронной площадке предварительного предложения.</text:p>
      <text:p text:style-name="s91">Указание нескольких идентификационных кодов закупки (за исключением кодов закупок, предусмотренных <text:a xlink:type="simple" xlink:href="http://ivo.garant.ru/document/redirect/70353464/25">статьями 25</text:a> и <text:a xlink:type="simple" xlink:href="http://ivo.garant.ru/document/redirect/70353464/26">26</text:a> Федерального закона) не допускается.</text:p>
      <text:p text:style-name="s91"><text:bookmark text:name="anchor13013"/><text:span text:style-name="upper"><text:span>3</text:span></text:span> Указываются номер и дата подачи жалобы, в принятии которой к рассмотрению по существу отказано.</text:p>
      <text:p text:style-name="s1"/>
      <text:p text:style-name="s1_right_fi698"><text:bookmark text:name="anchor5000"/><text:span text:style-name="s10">Утверждены
<text:a xlink:type="simple" xlink:href="#anchor0">постановлением</text:a> Правительства
Российской Федерации
от 27 января 2022 г. № 60</text:span></text:p>
      <text:p text:style-name="s1"/>
      <text:h text:outline-level="1" text:style-name="s3">Правила ведения реестра контрактов, заключенных заказчиками</text:h>
      <text:p text:style-name="s52header">С изменениями и дополнениями от:</text:p>
      <text:p text:style-name="s52">31 октября, 20, 31 декабря 2022 г., 9, 23 декабря 2024 г., 18 февраля, 10 июня, 24 июля, 2 сентября 2025 г.</text:p>
      <text:p text:style-name="s1"/>
      <text:h text:outline-level="1" text:style-name="s3"><text:bookmark text:name="anchor5100"/>I. Общие положения</text:h>
      <text:p text:style-name="s1"/>
      <text:p text:style-name="s1"><text:bookmark text:name="anchor5001"/>1. Настоящие Правила устанавливают порядок ведения в единой информационной системе в сфере закупок реестра контрактов, заключенных заказчиками (далее соответственно - единая информационная система, реестр).</text:p>
      <text:p text:style-name="s1">Понятия, используемые в настоящих Правилах, соответствуют понятиям, принятым в <text:a xlink:type="simple" xlink:href="http://ivo.garant.ru/document/redirect/70353464/3">Федеральном законе</text:a> "О контрактной системе в сфере закупок товаров, работ, услуг для обеспечения государственных и муниципальных нужд" (далее - Федеральный закон).</text:p>
      <text:p text:style-name="s1"><text:bookmark text:name="anchor5002"/>2. Ведение реестра обеспечивается федеральным органом исполнительной власти, осуществляющим правоприменительные функции по казначейскому обслуживанию исполнения бюджетов бюджетной системы Российской Федерации (далее - уполномоченный орган), в электронном виде путем формирования, изменения реестровых записей. Последовательная совокупность реестровых записей образует реестр, который является частью единой информационной системы. В случае внесения изменений в размещенные в реестре информацию и документы такие информация и документы изменяются, реестровая запись обновляется.</text:p>
      <text:p text:style-name="s1"><text:bookmark text:name="anchor5003"/>3. Формирование информации и документов в реестре в соответствии с настоящими Правилами осуществляются заказчиками, иными юридическими лицами, в отношении которых в соответствии со <text:a xlink:type="simple" xlink:href="http://ivo.garant.ru/document/redirect/70353464/15">статьей 15</text:a> Федерального закона при осуществлении закупок применяются положения Федерального закона, регулирующие контроль в сфере закупок, а также уполномоченным органом.</text:p>
      <text:p text:style-name="s1"><text:bookmark text:name="anchor5004"/>4. Действия при формировании и размещении информации и документов в реестре, при ведении реестра осуществляются с применением усиленной квалифицированной <text:a xlink:type="simple" xlink:href="http://ivo.garant.ru/document/redirect/12184522/21">электронной подписи</text:a>.</text:p>
      <text:p text:style-name="s1"><text:bookmark text:name="anchor5005"/>5. Формирование и размещение информации и документов в реестре, ведение реестра осуществляются с учетом требований <text:a xlink:type="simple" xlink:href="http://ivo.garant.ru/document/redirect/10102673/3">законодательства</text:a> Российской Федерации о государственной тайне.</text:p>
      <text:p text:style-name="s1"><text:bookmark text:name="anchor5006"/>6. В реестр не включается информация о контрактах, которые в соответствии с Федеральным законом не подлежат размещению в единой информационной системе, в частности информация о контрактах, заключенных в соответствии:</text:p>
      <text:p text:style-name="s1"><text:bookmark text:name="anchor5061"/>а) с <text:a xlink:type="simple" xlink:href="http://ivo.garant.ru/document/redirect/70353464/9314">пунктами 4</text:a>, <text:a xlink:type="simple" xlink:href="http://ivo.garant.ru/document/redirect/70353464/9315">5</text:a> (за исключением контрактов, заключенных в соответствии с <text:a xlink:type="simple" xlink:href="http://ivo.garant.ru/document/redirect/70353464/93012">частью 12 статьи 93</text:a> Федерального закона), <text:a xlink:type="simple" xlink:href="http://ivo.garant.ru/document/redirect/70353464/93123">23</text:a>, <text:a xlink:type="simple" xlink:href="http://ivo.garant.ru/document/redirect/70353464/93142">42</text:a>, <text:a xlink:type="simple" xlink:href="http://ivo.garant.ru/document/redirect/70353464/93144">44</text:a> и <text:a xlink:type="simple" xlink:href="http://ivo.garant.ru/document/redirect/70353464/93146">пунктом 46</text:a> (в части контрактов, заключаемых с физическими лицами) <text:a xlink:type="simple" xlink:href="http://ivo.garant.ru/document/redirect/70353464/931">части 1 статьи 93</text:a> Федерального закона;</text:p>
      <text:p text:style-name="s1"><text:bookmark text:name="anchor5062"/>б) с особенностями, определенными Правительством Российской Федерации в соответствии с <text:a xlink:type="simple" xlink:href="http://ivo.garant.ru/document/redirect/70353464/1111">частью 1 статьи 111</text:a> Федерального закона и предусматривающими неразмещение информации о контракте в единой информационной системе;</text:p>
      <text:p text:style-name="s1"><text:bookmark text:name="anchor5063"/>в) со <text:a xlink:type="simple" xlink:href="http://ivo.garant.ru/document/redirect/70353464/1110">статьей 111<text:span text:style-name="upper"><text:span> 1</text:span></text:span> </text:a>Федерального закона.</text:p>
      <text:p text:style-name="s22header">Информация об изменениях:</text:p>
      <text:p text:style-name="s22"><text:bookmark text:name="anchor5007"/>Пункт 7 изменен с 1 января 2025 г. - <text:a xlink:type="simple" xlink:href="http://ivo.garant.ru/document/redirect/411084786/11052">Постановление</text:a> Правительства России от 9 декабря 2024 г. № 1740</text:p>
      <text:p text:style-name="s22"><text:a xlink:type="simple" xlink:href="http://ivo.garant.ru/document/redirect/76845978/5007">См. предыдущую редакцию</text:a></text:p>
      <text:p text:style-name="s1">7. Информация и документы, содержащиеся в реестре, размещаются на <text:a xlink:type="simple" xlink:href="https://zakupki.gov.ru">официальном сайте</text:a> единой информационной системы в информационно-телекоммуникационной сети "Интернет" (далее соответственно - официальный сайт, сеть "Интернет"), за исключением:</text:p>
      <text:p text:style-name="s22header">Информация об изменениях:</text:p>
      <text:p text:style-name="s22"><text:bookmark text:name="anchor5071"/>Подпункт "а" изменен с 19 февраля 2025 г. - <text:a xlink:type="simple" xlink:href="http://ivo.garant.ru/document/redirect/411523017/1011">Постановление</text:a> Правительства России от 18 февраля 2025 г. № 174</text:p>
      <text:p text:style-name="s22"><text:a xlink:type="simple" xlink:href="http://ivo.garant.ru/document/redirect/76847715/5071">См. предыдущую редакцию</text:a></text:p>
      <text:p text:style-name="s1">а) информации и документов об осуществлении закупок, предусмотренных <text:a xlink:type="simple" xlink:href="http://ivo.garant.ru/document/redirect/70353464/240112">пунктами 2 - 4</text:a>, <text:a xlink:type="simple" xlink:href="http://ivo.garant.ru/document/redirect/70353464/2401153">подпунктами "в" - "д" пункта 5</text:a>, <text:a xlink:type="simple" xlink:href="http://ivo.garant.ru/document/redirect/70353464/240116">пунктами 6</text:a> и <text:a xlink:type="simple" xlink:href="http://ivo.garant.ru/document/redirect/70353464/240117">7 части 11</text:a>, <text:a xlink:type="simple" xlink:href="http://ivo.garant.ru/document/redirect/70353464/24012">частью 12 статьи 24</text:a>, <text:a xlink:type="simple" xlink:href="http://ivo.garant.ru/document/redirect/70353464/9313">пунктами 3</text:a>, <text:a xlink:type="simple" xlink:href="http://ivo.garant.ru/document/redirect/70353464/9317">7</text:a>, <text:a xlink:type="simple" xlink:href="http://ivo.garant.ru/document/redirect/70353464/93110">10</text:a>, <text:a xlink:type="simple" xlink:href="http://ivo.garant.ru/document/redirect/70353464/93113">13</text:a>, <text:a xlink:type="simple" xlink:href="http://ivo.garant.ru/document/redirect/70353464/93117">17</text:a>, <text:a xlink:type="simple" xlink:href="http://ivo.garant.ru/document/redirect/70353464/93120">20</text:a>, <text:a xlink:type="simple" xlink:href="http://ivo.garant.ru/document/redirect/70353464/93121">21</text:a>, <text:a xlink:type="simple" xlink:href="http://ivo.garant.ru/document/redirect/70353464/93124">24</text:a>, <text:a xlink:type="simple" xlink:href="http://ivo.garant.ru/document/redirect/70353464/93126">26</text:a>, <text:a xlink:type="simple" xlink:href="http://ivo.garant.ru/document/redirect/70353464/93130">30</text:a>, <text:a xlink:type="simple" xlink:href="http://ivo.garant.ru/document/redirect/70353464/93140">40</text:a>, <text:a xlink:type="simple" xlink:href="http://ivo.garant.ru/document/redirect/70353464/93141">41</text:a>, <text:a xlink:type="simple" xlink:href="http://ivo.garant.ru/document/redirect/70353464/93145">45</text:a>, <text:a xlink:type="simple" xlink:href="http://ivo.garant.ru/document/redirect/70353464/93150">50 - 52</text:a>, <text:a xlink:type="simple" xlink:href="http://ivo.garant.ru/document/redirect/70353464/93156">56</text:a>, <text:a xlink:type="simple" xlink:href="http://ivo.garant.ru/document/redirect/70353464/93159">59</text:a>, <text:a xlink:type="simple" xlink:href="http://ivo.garant.ru/document/redirect/70353464/93161">61</text:a> и <text:a xlink:type="simple" xlink:href="http://ivo.garant.ru/document/redirect/70353464/93162">62 части 1 статьи 93</text:a> Федерального закона;</text:p>
      <text:p text:style-name="s1"><text:bookmark text:name="anchor5072"/>б) информации и документов об осуществлении закупок заказчиками, предусмотренными <text:a xlink:type="simple" xlink:href="http://ivo.garant.ru/document/redirect/70353464/2401151">подпунктами "а"</text:a> и <text:a xlink:type="simple" xlink:href="http://ivo.garant.ru/document/redirect/70353464/2401152">"б" пункта 5 части 11 статьи 24</text:a> Федерального закона;</text:p>
      <text:p text:style-name="s1"><text:bookmark text:name="anchor5073"/>в) информации и документов об осуществлении закупок, в отношении которых в соответствии с <text:a xlink:type="simple" xlink:href="http://ivo.garant.ru/document/redirect/70353464/9312">пунктом 2 части 1 статьи 93</text:a>, <text:a xlink:type="simple" xlink:href="http://ivo.garant.ru/document/redirect/70353464/1111">частью 1 статьи 111</text:a> Федерального закона установлено условие, определены особенности, предусматривающие неразмещение информации и документов на <text:a xlink:type="simple" xlink:href="https://zakupki.gov.ru">официальном сайте</text:a>;</text:p>
      <text:p text:style-name="s9header">ГАРАНТ:</text:p>
      <text:p text:style-name="s9"><text:bookmark text:name="anchor5074"/>Подпункт "г" <text:a xlink:type="simple" xlink:href="http://ivo.garant.ru/document/redirect/411084786/3">вступает в силу</text:a> с 1 июля 2025 г.</text:p>
      <text:p text:style-name="s1">г) документа, предусмотренного <text:a xlink:type="simple" xlink:href="#anchor51345">абзацем пятым подпункта "г" пункта 13</text:a> настоящих Правил.</text:p>
      <text:p text:style-name="s22header">Информация об изменениях:</text:p>
      <text:p text:style-name="s22"><text:bookmark text:name="anchor5008"/>Пункт 8 изменен с 16 ноября 2022 г. - <text:a xlink:type="simple" xlink:href="http://ivo.garant.ru/document/redirect/405672917/12081">Постановление</text:a> Правительства России от 31 октября 2022 г. № 1946</text:p>
      <text:p text:style-name="s22"><text:a xlink:type="simple" xlink:href="http://ivo.garant.ru/document/redirect/76810030/5008">См. предыдущую редакцию</text:a></text:p>
      <text:p text:style-name="s1">8. В случае заключения в соответствии с <text:a xlink:type="simple" xlink:href="http://ivo.garant.ru/document/redirect/70353464/0">Федеральным законом </text:a>контракта в иностранной валюте, используемой для расчетов с поставщиком (подрядчиком, исполнителем):</text:p>
      <text:p text:style-name="s1"><text:bookmark text:name="anchor5081"/>а) в реестре указывается наименование иностранной валюты;</text:p>
      <text:p text:style-name="s1"><text:bookmark text:name="anchor5082"/>б) единой информационной системой осуществляется автоматический пересчет в рубли и включение в реестр суммы, указанной в иностранной валюте, по <text:a xlink:type="simple" xlink:href="http://ivo.garant.ru/document/redirect/555501/0">курсу</text:a>, установленному Центральным банком Российской Федерации, на дату подписания соответствующего документа, подлежащего включению в соответствии с настоящими Правилами в реестр.</text:p>
      <text:p text:style-name="s1"><text:bookmark text:name="anchor5009"/>9. Ответственность за неполноту, недостоверность информации и документов, формируемых для размещения в реестре, несет заказчик.</text:p>
      <text:p text:style-name="s1"/>
      <text:h text:outline-level="1" text:style-name="s3"><text:bookmark text:name="anchor5200"/>II. Информация и документы, включаемые в реестр</text:h>
      <text:p text:style-name="s1"/>
      <text:p text:style-name="s1"><text:bookmark text:name="anchor5010"/>10. В реестр в соответствии с настоящими Правилами подлежат включению следующие информация и документы о контракте, заключенном в соответствии с <text:a xlink:type="simple" xlink:href="http://ivo.garant.ru/document/redirect/70353464/0">Федеральным законом</text:a>:</text:p>
      <text:p text:style-name="s22header">Информация об изменениях:</text:p>
      <text:p text:style-name="s22"><text:bookmark text:name="anchor5101"/>Подпункт "а" изменен с 1 января 2025 г. - <text:a xlink:type="simple" xlink:href="http://ivo.garant.ru/document/redirect/411084786/11059">Постановление</text:a> Правительства России от 9 декабря 2024 г. № 1740</text:p>
      <text:p text:style-name="s22"><text:a xlink:type="simple" xlink:href="http://ivo.garant.ru/document/redirect/76845978/5101">См. предыдущую редакцию</text:a></text:p>
      <text:p text:style-name="s1">а) информация о заказчике:</text:p>
      <text:p text:style-name="s1">полное и сокращенное (при наличии) наименование;</text:p>
      <text:p text:style-name="s1">идентификационный номер налогоплательщика и код причины постановки на учет в налоговом органе;</text:p>
      <text:p text:style-name="s1">код организационно-правовой формы в соответствии с <text:a xlink:type="simple" xlink:href="http://ivo.garant.ru/document/redirect/70284934/0">Общероссийским классификатором</text:a> организационно-правовых форм;</text:p>
      <text:p text:style-name="s1"><text:bookmark text:name="anchor510105"/>идентификационный код заказчика, присвоенный в <text:a xlink:type="simple" xlink:href="http://ivo.garant.ru/document/redirect/413087185/2000">порядке</text:a>, установленном в соответствии с <text:a xlink:type="simple" xlink:href="http://ivo.garant.ru/document/redirect/70502258/3018">пунктом 18</text:a> Правил ведения и размещения в единой информационной системе в сфере закупок реестра независимых гарантий заказчиков, утвержденных <text:a xlink:type="simple" xlink:href="http://ivo.garant.ru/document/redirect/70502258/0">постановлением</text:a> Правительства Российской Федерации от 8 ноября 2013 г. № 1005 "О независимых гарантиях, используемых для целей Федерального закона "О контрактной системе в сфере закупок товаров, работ, услуг для обеспечения государственных и муниципальных нужд";</text:p>
      <text:p text:style-name="s1"><text:bookmark text:name="anchor510106"/>реквизиты открытого в установленном порядке в Федеральном казначействе лицевого счета, с которого осуществляется перечисление денежных средств в качестве оплаты поставленного товара, выполненной работы (ее результатов), оказанной услуги, а также отдельных этапов исполнения контракта, за исключением заказчиков, указанных в <text:a xlink:type="simple" xlink:href="http://ivo.garant.ru/document/redirect/72826254/1203">подпунктах "в"</text:a> и <text:a xlink:type="simple" xlink:href="http://ivo.garant.ru/document/redirect/72826254/1208">"з" пункта 2</text:a> Положения о порядке формирования, утверждения планов-графиков закупок, внесения изменений в такие планы-графики, размещения планов-графиков закупок в единой информационной системе в сфере закупок, на официальном сайте такой системы в информационно-телекоммуникационной сети "Интернет", об особенностях включения информации в такие планы-графики и планирования закупок заказчиком, осуществляющим деятельность на территории иностранного государства, а также о требованиях к форме планов-графиков закупок, утвержденного <text:a xlink:type="simple" xlink:href="http://ivo.garant.ru/document/redirect/72826254/0">постановлением</text:a> Правительства Российской Федерации от 30 сентября 2019 г. № 1279 "О планах-графиках закупок и о признании утратившими силу отдельных решений Правительства Российской Федерации" (далее - Положение);</text:p>
      <text:p text:style-name="s22header">Информация об изменениях:</text:p>
      <text:p text:style-name="s22"><text:bookmark text:name="anchor5102"/>Подпункт "б" изменен с 1 января 2025 г. - <text:a xlink:type="simple" xlink:href="http://ivo.garant.ru/document/redirect/411084786/110510">Постановление</text:a> Правительства России от 9 декабря 2024 г. № 1740</text:p>
      <text:p text:style-name="s22"><text:a xlink:type="simple" xlink:href="http://ivo.garant.ru/document/redirect/76845978/5102">См. предыдущую редакцию</text:a></text:p>
      <text:p text:style-name="s1">б) информация о поставщике (подрядчике, исполнителе):</text:p>
      <text:p text:style-name="s1"><text:bookmark text:name="anchor51022"/>полное и сокращенное (при наличии) наименование юридического лица или иностранного юридического лица (либо аккредитованного филиала или представительства иностранного юридического лица), наименование обособленного подразделения юридического лица (далее - обособленное подразделение);</text:p>
      <text:p text:style-name="s1">фамилия, имя и отчество (при наличии) в случае, если поставщик (подрядчик, исполнитель) является физическим лицом, в том числе зарегистрированным в качестве индивидуального предпринимателя;</text:p>
      <text:p text:style-name="s1">идентификационный номер налогоплательщика юридического лица (либо аккредитованного филиала или представительства иностранного юридического лица), физического лица (в том числе зарегистрированного в качестве индивидуального предпринимателя) или для иностранного юридического лица, иностранного физического лица - аналог идентификационного номера налогоплательщика в соответствии с законодательством соответствующего государства, а также идентификационный номер налогоплательщика (при наличии такого номера), присвоенный в соответствии с <text:a xlink:type="simple" xlink:href="http://ivo.garant.ru/document/redirect/10900200/84">законодательством</text:a> Российской Федерации о налогах и сборах;</text:p>
      <text:p text:style-name="s1">код причины постановки на учет юридического лица (либо аккредитованного филиала или представительства иностранного юридического лица), код причины постановки на учет обособленного подразделения, а также код причины постановки на учет в налоговом органе в качестве крупнейшего налогоплательщика (при наличии);</text:p>
      <text:p text:style-name="s1">адрес юридического лица или иностранного юридического лица в пределах места нахождения юридического лица (для аккредитованного филиала или представительства иностранного юридического лица - адрес (место нахождения) на территории Российской Федерации), адрес (место нахождения) обособленного подразделения;</text:p>
      <text:p text:style-name="s1"><text:bookmark text:name="anchor51027"/>адрес места жительства, почтовый адрес в случае, если поставщик (подрядчик, исполнитель) является физическим лицом, в том числе зарегистрированным в качестве индивидуального предпринимателя;</text:p>
      <text:p text:style-name="s1"><text:bookmark text:name="anchor51028"/>реквизиты счета поставщика (подрядчика, исполнителя), на который в соответствии с законодательством Российской Федерации осуществляется перечисление денежных средств в качестве оплаты поставленного товара, выполненной работы (ее результатов), оказанной услуги, а также отдельных этапов исполнения контракта, если заказчику в Федеральном казначействе в установленном порядке открыт лицевой счет, указанный в <text:a xlink:type="simple" xlink:href="#anchor510106">абзаце шестом подпункта "а"</text:a> настоящего пункта (за исключением заказчиков, указанных в <text:a xlink:type="simple" xlink:href="http://ivo.garant.ru/document/redirect/72826254/1203">подпунктах "в"</text:a> и <text:a xlink:type="simple" xlink:href="http://ivo.garant.ru/document/redirect/72826254/1208">"з" пункта 2</text:a> Положения);</text:p>
      <text:p text:style-name="s1"><text:bookmark text:name="anchor5103"/>в) способ определения поставщика (подрядчика, исполнителя). В  случае осуществления закупки у единственного поставщика (подрядчика, исполнителя) также указывается пункт <text:a xlink:type="simple" xlink:href="http://ivo.garant.ru/document/redirect/70353464/931">части 1 статьи 93</text:a> Федерального закона, в соответствии с которым осуществляется такая закупка;</text:p>
      <text:p text:style-name="s22header">Информация об изменениях:</text:p>
      <text:p text:style-name="s22"><text:bookmark text:name="anchor5104"/>Подпункт "г" изменен с 1 января 2025 г. - <text:a xlink:type="simple" xlink:href="http://ivo.garant.ru/document/redirect/411084786/110511">Постановление</text:a> Правительства России от 9 декабря 2024 г. № 1740</text:p>
      <text:p text:style-name="s22"><text:a xlink:type="simple" xlink:href="http://ivo.garant.ru/document/redirect/76845978/5104">См. предыдущую редакцию</text:a></text:p>
      <text:p text:style-name="s1">г) реквизиты документа, подтверждающего основание заключения контракта (при наличии). Если таким документом является решение врачебной комиссии, которое отражается в медицинских документах пациента и журнале врачебной комиссии, такое решение размещается в форме электронного документа или в форме электронного образа бумажного документа с обеспечением предусмотренного <text:a xlink:type="simple" xlink:href="http://ivo.garant.ru/document/redirect/12148567/308">законодательством</text:a> Российской Федерации в области персональных данных обезличивания персональных данных;</text:p>
      <text:p text:style-name="s22header">Информация об изменениях:</text:p>
      <text:p text:style-name="s22"><text:bookmark text:name="anchor5105"/>Подпункт "д" изменен с 1 января 2025 г. - <text:a xlink:type="simple" xlink:href="http://ivo.garant.ru/document/redirect/411084786/110512">Постановление</text:a> Правительства России от 9 декабря 2024 г. № 1740</text:p>
      <text:p text:style-name="s22"><text:a xlink:type="simple" xlink:href="http://ivo.garant.ru/document/redirect/76845978/5105">См. предыдущую редакцию</text:a></text:p>
      <text:p text:style-name="s1">д) дата заключения контракта и номер контракта (при наличии);</text:p>
      <text:p text:style-name="s1"><text:bookmark text:name="anchor5106"/>е) идентификационный код закупки, а также идентификатор государственного контракта, предусмотренный <text:a xlink:type="simple" xlink:href="http://ivo.garant.ru/document/redirect/70291366/61">Федеральным законом</text:a> "О государственном оборонном заказе" (в случае осуществления закупки в рамках государственного оборонного заказа);</text:p>
      <text:p text:style-name="s22header">Информация об изменениях:</text:p>
      <text:p text:style-name="s22"><text:bookmark text:name="anchor5107"/>Подпункт "ж" изменен с 16 ноября 2022 г. - <text:a xlink:type="simple" xlink:href="http://ivo.garant.ru/document/redirect/405672917/12085">Постановление</text:a> Правительства России от 31 октября 2022 г. № 1946</text:p>
      <text:p text:style-name="s22"><text:a xlink:type="simple" xlink:href="http://ivo.garant.ru/document/redirect/76810030/5107">См. предыдущую редакцию</text:a></text:p>
      <text:p text:style-name="s1">ж) информация об источнике финансирования:</text:p>
      <text:p text:style-name="s1"><text:bookmark text:name="anchor51072"/>информация о бюджете и уровне бюджета бюджетной системы Российской Федерации и (или) указание на финансирование за счет внебюджетных средств;</text:p>
      <text:p text:style-name="s1"><text:bookmark text:name="anchor51073"/>код (коды) классификации расходов бюджетов, по которому (которым) осуществляется финансовое обеспечение контракта, если закупка осуществляется заказчиками и лицами, указанными в <text:a xlink:type="simple" xlink:href="http://ivo.garant.ru/document/redirect/72826254/1201">подпунктах "а"</text:a>, <text:a xlink:type="simple" xlink:href="http://ivo.garant.ru/document/redirect/72826254/1205">"д"</text:a>, <text:a xlink:type="simple" xlink:href="http://ivo.garant.ru/document/redirect/72826254/1206">"е"</text:a> и <text:a xlink:type="simple" xlink:href="http://ivo.garant.ru/document/redirect/72826254/1210">"к" пункта 2</text:a> Положения;</text:p>
      <text:p text:style-name="s1"><text:bookmark text:name="anchor5174"/>код (коды) видов расходов, если закупка осуществляется бюджетным, автономным учреждением, государственным, муниципальным унитарным предприятием, иным юридическим лицом в соответствии со <text:a xlink:type="simple" xlink:href="http://ivo.garant.ru/document/redirect/70353464/15">статьей 15</text:a> Федерального закона;</text:p>
      <text:p text:style-name="s1"><text:bookmark text:name="anchor5175"/>код целевой статьи, если закупка осуществляется заказчиками и лицами, указанными в <text:a xlink:type="simple" xlink:href="http://ivo.garant.ru/document/redirect/72826254/1202">подпунктах "б"</text:a>, <text:a xlink:type="simple" xlink:href="http://ivo.garant.ru/document/redirect/72826254/1204">"г"</text:a>, <text:a xlink:type="simple" xlink:href="http://ivo.garant.ru/document/redirect/72826254/1207">"ж"</text:a> и <text:a xlink:type="simple" xlink:href="http://ivo.garant.ru/document/redirect/72826254/1209">"и" пункта 2</text:a> Положения, в целях реализации национальных проектов (программ), комплексного плана модернизации и расширения магистральной инфраструктуры и федеральных проектов, входящих в их состав, а также в целях реализации региональных проектов, обеспечивающих достижение показателей и результатов федеральных проектов, входящих в состав национальных проектов (программ), комплексного плана модернизации и расширения магистральной инфраструктуры;</text:p>
      <text:p text:style-name="s1"><text:bookmark text:name="anchor51074"/>код объекта капитального строительства или объекта недвижимого имущества в случае заключения контракта, предметом которого является приобретение объектов недвижимого имущества, подготовка проектной документации и (или) выполнение инженерных изысканий, выполнение работ по строительству, реконструкции и (или) капитальному ремонту, сносу объектов капитального строительства (в том числе линейных объектов), а также контрактов, предусмотренных <text:a xlink:type="simple" xlink:href="http://ivo.garant.ru/document/redirect/70353464/3416">частями 16</text:a> (если контракт жизненного цикла предусматривает проектирование, строительство, реконструкцию, капитальный ремонт объекта капитального строительства), <text:a xlink:type="simple" xlink:href="http://ivo.garant.ru/document/redirect/70353464/34161">16<text:span text:style-name="upper"><text:span> 1</text:span></text:span> статьи 34</text:a> и <text:a xlink:type="simple" xlink:href="http://ivo.garant.ru/document/redirect/70353464/11256">частями 56</text:a> и <text:a xlink:type="simple" xlink:href="http://ivo.garant.ru/document/redirect/70353464/112631">63<text:span text:style-name="upper"><text:span> 1</text:span></text:span> статьи 112</text:a> Федерального закона, в целях осуществления капитальных вложений в объект капитального строительства, приобретения объекта недвижимого имущества, источником финансового обеспечения которых являются средства федерального бюджета или предоставляемые из федерального бюджета субсидии (бюджетные инвестиции) юридическим лицам, а также средства бюджета субъекта Российской Федерации (местного бюджета) в случае, если в целях софинансирования соответствующего расходного обязательства субъекта Российской Федерации (муниципального образования), возникающего при осуществлении капитальных вложений в объект государственной собственности субъекта Российской Федерации (муниципальной собственности), предоставляются межбюджетные трансферты, имеющие целевое назначение, из федерального бюджета бюджету субъекта Российской Федерации (далее - код объекта строительства);</text:p>
      <text:p text:style-name="s1">график платежей по контракту (отдельному этапу исполнения контракта) в разрезе каждого календарного года исполнения контракта, а также в разрезе кодов классификации расходов бюджетов, видов расходов, целевой статьи и кода объекта строительства;</text:p>
      <text:p text:style-name="s22header">Информация об изменениях:</text:p>
      <text:p text:style-name="s22"><text:bookmark text:name="anchor5108"/>Подпункт "з" изменен с 19 июня 2025 г. - <text:a xlink:type="simple" xlink:href="http://ivo.garant.ru/document/redirect/412162530/1004">Постановление</text:a> Правительства России от 10 июня 2025 г. № 879</text:p>
      <text:p text:style-name="s22"><text:a xlink:type="simple" xlink:href="http://ivo.garant.ru/document/redirect/483408351/5108">См. предыдущую редакцию</text:a></text:p>
      <text:p text:style-name="s1">з) информация об объекте закупки:</text:p>
      <text:p text:style-name="s9header">ГАРАНТ:</text:p>
      <text:p text:style-name="s9"><text:bookmark text:name="anchor51082"/>Положения абзаца второго подпункта "з", касающиеся закупки по строительству, реконструкции, капитальному ремонту, сносу объекта капитального строительства, <text:a xlink:type="simple" xlink:href="#anchor210">применяются</text:a> с 1 января 2026 г.</text:p>
      <text:p text:style-name="s1">наименование объекта закупки с указанием закупаемых товаров (в том числе поставляемых при выполнении работ, оказании услуг), работ, услуг, а также предмет контракта. При осуществлении закупки по строительству, реконструкции, капитальному ремонту, сносу объекта капитального строительства наименование объекта закупки указывается в соответствии со сметой контракта, составленной в соответствии с <text:a xlink:type="simple" xlink:href="http://ivo.garant.ru/document/redirect/70353464/110207">частью 7 статьи 110<text:span text:style-name="upper"><text:span> 2</text:span></text:span></text:a> Федерального закона;</text:p>
      <text:p text:style-name="s1">вид (тип) объекта закупки путем указания на осуществление закупки товара (в том числе в случае его поставки при выполнении работ, оказании услуг), и (или) на осуществление закупки работ, и (или) на осуществление закупки услуг;</text:p>
      <text:p text:style-name="s1">код и наименование позиции <text:a xlink:type="simple" xlink:href="http://ivo.garant.ru/document/redirect/70650730/0">Общероссийского классификатора</text:a> продукции по видам экономической деятельности в соответствии с наименованием объекта закупки;</text:p>
      <text:p text:style-name="s1">информация (при наличии), предусмотренная <text:a xlink:type="simple" xlink:href="http://ivo.garant.ru/document/redirect/71606930/2000">Правилами</text:a> использования каталога товаров, работ, услуг для обеспечения государственных и муниципальных нужд, утвержденными <text:a xlink:type="simple" xlink:href="http://ivo.garant.ru/document/redirect/71606930/0">постановлением</text:a> Правительства Российской Федерации от 8 февраля 2017 г. № 145 "Об утверждении Правил формирования и ведения в единой информационной системе в сфере закупок каталога товаров, работ, услуг для обеспечения государственных и муниципальных нужд и Правил использования каталога товаров, работ, услуг для обеспечения государственных и муниципальных нужд", в соответствии с <text:a xlink:type="simple" xlink:href="http://ivo.garant.ru/document/redirect/70353464/236">частью 6 статьи 23</text:a> Федерального закона, в том числе код и наименование вида медицинского изделия (в случае осуществления закупки медицинских изделий) в соответствии с <text:a xlink:type="simple" xlink:href="http://ivo.garant.ru/document/redirect/70199586/1000">номенклатурной классификацией</text:a> медицинских изделий;</text:p>
      <text:p text:style-name="s1"><text:bookmark text:name="anchor51086"/>указание на осуществление закупки лекарственных средств, а также информация о лекарственных средствах из <text:a xlink:type="simple" xlink:href="http://grls.rosminzdrav.ru/grls.aspx">государственного реестра</text:a> лекарственных средств, предусмотренного <text:a xlink:type="simple" xlink:href="http://ivo.garant.ru/document/redirect/12174909/33">статьей 33</text:a> Федерального закона "Об обращении лекарственных средств" (в случае осуществления такой закупки), в том числе наименование лекарственного средства (международное непатентованное, или группировочное, или химическое и торговое наименования), номер регистрационного удостоверения лекарственного препарата, наименование держателя или владельца регистрационного удостоверения лекарственного препарата, наименование производителя лекарственного препарата, а также лекарственная форма, дозировка, количество лекарственных форм во вторичной (потребительской) упаковке;</text:p>
      <text:p text:style-name="s1">указание на осуществление закупки, предусматривающей заключение контракта, предметом которого являются выполнение работ по строительству, реконструкции и (или) капитальному ремонту, сносу объекта капитального строительства (в том числе линейного объекта), контракта, предусмотренного <text:a xlink:type="simple" xlink:href="http://ivo.garant.ru/document/redirect/70353464/3416">частями 16</text:a> (если контракт жизненного цикла предусматривает проектирование, строительство, реконструкцию, капитальный ремонт объекта капитального строительства), <text:a xlink:type="simple" xlink:href="http://ivo.garant.ru/document/redirect/70353464/34161">16<text:span text:style-name="upper"><text:span> 1</text:span></text:span> статьи 34</text:a> и <text:a xlink:type="simple" xlink:href="http://ivo.garant.ru/document/redirect/70353464/11256">частью 56 статьи 112</text:a> Федерального закона (в случае осуществления такой закупки);</text:p>
      <text:p text:style-name="s1">указание на осуществление закупки в рамках государственного оборонного заказа (в случае осуществления такой закупки);</text:p>
      <text:p text:style-name="s9header">ГАРАНТ:</text:p>
      <text:p text:style-name="s9"><text:bookmark text:name="anchor51089"/><text:a xlink:type="simple" xlink:href="http://ivo.garant.ru/document/redirect/405672917/32">Постановлением</text:a> Правительства России от 31 октября 2022 г. № 1946 действие абзаца девятого подпункта "з" (в части места поставки товара (при осуществлении закупки товара, в том числе поставляемого заказчику при выполнении закупаемых работ, оказании закупаемых услуг) было приостановлено до 1 июля 2023 г.</text:p>
      <text:p text:style-name="s9">Положения абзаца девятого подпункта "з" (в части места поставки товара (при осуществлении закупки товара, в том числе поставляемого заказчику при выполнении закупаемых работ, оказании закупаемых услуг) <text:a xlink:type="simple" xlink:href="#anchor222">применяются</text:a> с 1 октября 2022 г.</text:p>
      <text:p text:style-name="s1">информация о количестве (за исключением случая, предусмотренного <text:a xlink:type="simple" xlink:href="http://ivo.garant.ru/document/redirect/70353464/2224">частью 24 статьи 22</text:a> Федерального закона), единице измерения и месте поставки товара (при осуществлении закупки товара, в том числе поставляемого заказчику при выполнении закупаемых работ, оказании закупаемых услуг);</text:p>
      <text:p text:style-name="s9header">ГАРАНТ:</text:p>
      <text:p text:style-name="s9"><text:bookmark text:name="anchor510810"/><text:a xlink:type="simple" xlink:href="http://ivo.garant.ru/document/redirect/405672917/32">Постановлением</text:a> Правительства России от 31 октября 2022 г. № 1946 действие абзаца десятого подпункта "з" (в части места выполнения работы или оказания услуги) было приостановлено до 1 июля 2023 г.</text:p>
      <text:p text:style-name="s9">Положения абзаца десятого подпункта "з" (в части места выполнения работы или оказания услуги) <text:a xlink:type="simple" xlink:href="#anchor222">применяются</text:a> с 1 октября 2022 г.</text:p>
      <text:p text:style-name="s1">информация об объеме (за исключением случая, предусмотренного <text:a xlink:type="simple" xlink:href="http://ivo.garant.ru/document/redirect/70353464/2224">частью 24 статьи 22</text:a> Федерального закона), о единице измерения и месте выполнения работы или оказания услуги;</text:p>
      <text:p text:style-name="s1"><text:bookmark text:name="anchor510811"/>наименование страны происхождения товара в соответствии с <text:a xlink:type="simple" xlink:href="http://ivo.garant.ru/document/redirect/12127475/0">общероссийским классификатором</text:a>, используемым для идентификации стран мира (в случае осуществления закупки товара, в том числе поставляемого заказчику при выполнении закупаемых работ, оказании закупаемых услуг);</text:p>
      <text:p text:style-name="s1"><text:bookmark text:name="anchor510812"/>номер реестровой записи из реестра российской промышленной продукции, предусмотренного <text:a xlink:type="simple" xlink:href="http://ivo.garant.ru/document/redirect/70833138/0">Федеральным законом</text:a> "О промышленной политике в Российской Федерации", в отношении товара (в том числе поставляемого при выполнении закупаемых работ, оказании закупаемых услуг), указанного в <text:a xlink:type="simple" xlink:href="http://ivo.garant.ru/document/redirect/411197447/1001">позициях 1 - 145</text:a> приложения N 1 к постановлению Правительства Российской Федерации от 23 декабря 2024 г. N 1875 "О мерах по предоставлению национального режима при осуществлении закупок товаров, работ, услуг для обеспечения государственных и муниципальных нужд, закупок товаров, работ, услуг отдельными видами юридических лиц" (далее - постановление Правительства Российской Федерации от 23 декабря 2024 г. N 1875), <text:a xlink:type="simple" xlink:href="http://ivo.garant.ru/document/redirect/411197447/2001">позициях 1 - 433</text:a> приложения N 2 к постановлению Правительства Российской Федерации от 23 декабря 2024 г. N 1875, если при осуществлении закупки применяются запрет и (или) ограничение, предусмотренные <text:a xlink:type="simple" xlink:href="http://ivo.garant.ru/document/redirect/411197447/1">пунктом 1</text:a> постановления Правительства Российской Федерации от 23 декабря 2024 г. N 1875, в соответствии с <text:a xlink:type="simple" xlink:href="#anchor510811">абзацем одиннадцатым</text:a> настоящего подпункта страной происхождения товара указана Российская Федерация и такой номер указан поставщиком (подрядчиком, исполнителем) в заявке на участие в закупке (при проведении конкурентного способа определения поставщика (подрядчика, исполнителя), при осуществлении закупки, предусмотренной <text:a xlink:type="simple" xlink:href="http://ivo.garant.ru/document/redirect/70353464/93012">частью 12 статьи 93</text:a> Федерального закона) или представлен поставщиком (подрядчиком, исполнителем) заказчику до заключения контракта с единственным поставщиком (подрядчиком, исполнителем). В случае если в отношении такого товара <text:a xlink:type="simple" xlink:href="http://ivo.garant.ru/document/redirect/71139412/0">постановлением</text:a> Правительства Российской Федерации от 17 июля 2015 г. N 719 "О подтверждении производства российской промышленной продукции" за выполнение (освоение) на территории Российской Федерации соответствующих операций (условий) установлены требования о совокупном количестве баллов, также указывается совокупное количество баллов за выполнение (освоение) на территории Российской Федерации соответствующих операций (условий);</text:p>
      <text:p text:style-name="s1"><text:bookmark text:name="anchor510813"/>номер реестровой записи из <text:a xlink:type="simple" xlink:href="https://goszakupki.eaeunion.org/erpt/ru/registers/products">евразийского реестра</text:a> промышленных товаров государств - членов Евразийского экономического союза, порядок формирования и ведения которого устанавливается правом Евразийского экономического союза, в отношении товара (в том числе поставляемого при выполнении закупаемых работ, оказании закупаемых услуг), указанного в <text:a xlink:type="simple" xlink:href="http://ivo.garant.ru/document/redirect/411197447/1001">позициях 1 - 145</text:a> приложения N 1 к постановлению Правительства Российской Федерации от 23 декабря 2024 г. N 1875, <text:a xlink:type="simple" xlink:href="http://ivo.garant.ru/document/redirect/411197447/2001">позициях 1 - 433</text:a> приложения N 2 к постановлению Правительства Российской Федерации от 23 декабря 2024 г. N 1875, если при осуществлении закупки применяются запрет и (или) ограничение, предусмотренные <text:a xlink:type="simple" xlink:href="http://ivo.garant.ru/document/redirect/411197447/1">пунктом 1</text:a> постановления Правительства Российской Федерации от 23 декабря 2024 г. N 1875, в соответствии с <text:a xlink:type="simple" xlink:href="#anchor510811">абзацем одиннадцатым</text:a> настоящего подпункта страной происхождения товара указано государство - член Евразийского экономического союза, за исключением Российской Федерации, и такой номер указан поставщиком (подрядчиком, исполнителем) в заявке на участие в закупке (при проведении конкурентного способа определения поставщика (подрядчика, исполнителя), при осуществлении закупки, предусмотренной <text:a xlink:type="simple" xlink:href="http://ivo.garant.ru/document/redirect/70353464/93012">частью 12 статьи 93</text:a> Федерального закона) или представлен поставщиком (подрядчиком, исполнителем) заказчику до заключения контракта с единственным поставщиком (подрядчиком, исполнителем). При этом указывается совокупное количество баллов за выполнение (освоение) на территории Евразийского экономического союза соответствующих операций (условий), если в отношении такого товара правом Евразийского экономического союза установлены требования о совокупном количестве баллов за выполнение (освоение) на территории Евразийского экономического союза соответствующих операций (условий);</text:p>
      <text:p text:style-name="s1"><text:bookmark text:name="anchor510814"/>порядковый номер реестровой записи из <text:a xlink:type="simple" xlink:href="https://reestr.digital.gov.ru/">единого реестра</text:a> российских программ для электронных вычислительных машин и баз данных в отношении программы для электронных вычислительных машин и (или) баз данных, указанных в <text:a xlink:type="simple" xlink:href="http://ivo.garant.ru/document/redirect/411197447/1146">позиции 146</text:a> приложения N 1 к постановлению Правительства Российской Федерации от 23 декабря 2024 г. N 1875 (далее - программное обеспечение), если при осуществлении закупки применяется запрет, предусмотренный <text:a xlink:type="simple" xlink:href="http://ivo.garant.ru/document/redirect/411197447/1">пунктом 1</text:a> постановления Правительства Российской Федерации от 23 декабря 2024 г. N 1875, в соответствии с <text:a xlink:type="simple" xlink:href="#anchor510811">абзацем одиннадцатым</text:a> настоящего подпункта страной происхождения программного обеспечения указана Российская Федерация и такой порядковый номер указан поставщиком (подрядчиком, исполнителем) в заявке на участие в закупке (при проведении конкурентного способа определения поставщика (подрядчика, исполнителя), при осуществлении закупки, предусмотренной <text:a xlink:type="simple" xlink:href="http://ivo.garant.ru/document/redirect/70353464/93012">частью 12 статьи 93</text:a> Федерального закона) или представлен поставщиком (подрядчиком, исполнителем) заказчику до заключения контракта с единственным поставщиком (подрядчиком, исполнителем);</text:p>
      <text:p text:style-name="s1"><text:bookmark text:name="anchor510815"/>порядковый номер реестровой записи из <text:a xlink:type="simple" xlink:href="https://eac-reestr.digital.gov.ru">единого реестра</text:a> программ для электронных вычислительных машин и баз данных из государств - членов Евразийского экономического союза, за исключением Российской Федерации, в отношении программного обеспечения, если при осуществлении закупки применяется запрет, предусмотренный <text:a xlink:type="simple" xlink:href="http://ivo.garant.ru/document/redirect/411197447/1">пунктом 1</text:a> постановления Правительства Российской Федерации от 23 декабря 2024 г. N 1875, в соответствии с <text:a xlink:type="simple" xlink:href="#anchor510811">абзацем одиннадцатым</text:a> настоящего подпункта страной происхождения программного обеспечения указано государство - член Евразийского экономического союза, за исключением Российской Федерации, и такой порядковый номер указан поставщиком (подрядчиком, исполнителем) в заявке на участие в закупке (при проведении конкурентного способа определения поставщика (подрядчика, исполнителя), при осуществлении закупки, предусмотренной <text:a xlink:type="simple" xlink:href="http://ivo.garant.ru/document/redirect/70353464/93012">частью 12 статьи 93</text:a> Федерального закона) или представлен поставщиком (подрядчиком, исполнителем) заказчику до заключения контракта с единственным поставщиком (подрядчиком, исполнителем);</text:p>
      <text:p text:style-name="s1"><text:bookmark text:name="anchor5109"/>и) информация о цене контракта:</text:p>
      <text:p text:style-name="s1"><text:bookmark text:name="anchor51092"/>цена контракта (отдельного этапа исполнения контракта), максимальное значение цены контракта и цены единицы товара, работы, услуги (в случае, предусмотренном <text:a xlink:type="simple" xlink:href="http://ivo.garant.ru/document/redirect/70353464/2224">частью 24 статьи 22</text:a> Федерального закона), размер платы, подлежащей внесению в соответствии с Федеральным законом участником закупки, с которым заключается контракт (в случаях, предусмотренных <text:a xlink:type="simple" xlink:href="http://ivo.garant.ru/document/redirect/70353464/4939">пунктом 9 части 3 статьи 49</text:a>, <text:a xlink:type="simple" xlink:href="http://ivo.garant.ru/document/redirect/70353464/7447">пунктом 7 части 4 статьи 74</text:a> Федерального закона), ориентировочное значение цены контракта либо формула цены и максимальное значение цены контракта (в случаях, установленных Правительством Российской Федерации в соответствии с <text:a xlink:type="simple" xlink:href="http://ivo.garant.ru/document/redirect/70353464/342">частью 2 статьи 34</text:a> Федерального закона);</text:p>
      <text:p text:style-name="s1">информация о цене единицы товара, в том числе поставляемого заказчику при выполнении закупаемых работ, оказании закупаемых услуг, работы или услуги и ставке налога на добавленную стоимость;</text:p>
      <text:p text:style-name="s1">размер аванса (если предусмотрена выплата аванса), размер аванса в отношении каждого этапа исполнения контракта в виде процента цены соответствующего этапа (если контрактом предусмотрены его поэтапное исполнение и выплата аванса);</text:p>
      <text:p text:style-name="s1"><text:bookmark text:name="anchor51010"/>к) информация об уменьшении суммы, подлежащей уплате поставщику (подрядчику, исполнителю), на размер налогов, сборов и иных обязательных платежей в бюджеты бюджетной системы Российской Федерации, связанных с оплатой контракта, если в соответствии с <text:a xlink:type="simple" xlink:href="http://ivo.garant.ru/document/redirect/10900200/1">законодательством</text:a> Российской Федерации о налогах и сборах такие налоги, сборы и иные платежи подлежат уплате в бюджеты бюджетной системы Российской Федерации заказчиком;</text:p>
      <text:p text:style-name="s1"><text:bookmark text:name="anchor51011"/>л) срок исполнения контракта, каждого отдельного этапа исполнения контракта (при наличии);</text:p>
      <text:p text:style-name="s1"><text:bookmark text:name="anchor51012"/>м) информация об обеспечении исполнения контракта, обеспечении гарантийных обязательств (в случае установления требования о предоставлении обеспечения исполнения контракта, обеспечения гарантийных обязательств):</text:p>
      <text:p text:style-name="s1">способ обеспечения исполнения контракта, обеспечения гарантийных обязательств;</text:p>
      <text:p text:style-name="s1">размер обеспечения исполнения контракта, обеспечения гарантийных обязательств;</text:p>
      <text:p text:style-name="s1">номер реестровой записи из реестра независимых гарантий (в случае предоставления обеспечения исполнения контракта, обеспечения гарантийных обязательств в виде независимой гарантии);</text:p>
      <text:p text:style-name="s1"><text:bookmark text:name="anchor51013"/>н) информация о гарантийных обязательствах (при наличии), установленных в соответствии с <text:a xlink:type="simple" xlink:href="http://ivo.garant.ru/document/redirect/70353464/334">частью 4 статьи 33</text:a> Федерального закона, сроках их предоставления;</text:p>
      <text:p text:style-name="s9header">ГАРАНТ:</text:p>
      <text:p text:style-name="s9"><text:bookmark text:name="anchor51014"/>Положения подпункта "о" (в части информации о размере казначейского обеспечения обязательств) <text:a xlink:type="simple" xlink:href="#anchor222">применяются</text:a> с 1 октября 2022 г.</text:p>
      <text:p text:style-name="s1">о) информация о банковском или казначейском сопровождении контракта, в том числе размер казначейского обеспечения обязательств (при наличии);</text:p>
      <text:p text:style-name="s9header">ГАРАНТ:</text:p>
      <text:p text:style-name="s9"><text:bookmark text:name="anchor51015"/>Положения подпункта "п" <text:a xlink:type="simple" xlink:href="#anchor222">применяются</text:a> с 1 октября 2022 г.</text:p>
      <text:p text:style-name="s1">п) информация о возможности одностороннего отказа от исполнения контракта в соответствии со <text:a xlink:type="simple" xlink:href="http://ivo.garant.ru/document/redirect/70353464/95">статьей 95</text:a> Федерального закона;</text:p>
      <text:p text:style-name="s22header">Информация об изменениях:</text:p>
      <text:p text:style-name="s22"><text:bookmark text:name="anchor51016"/>Подпункт "р" изменен с 1 января 2025 г. - <text:a xlink:type="simple" xlink:href="http://ivo.garant.ru/document/redirect/411084786/110513">Постановление</text:a> Правительства России от 9 декабря 2024 г. № 1740</text:p>
      <text:p text:style-name="s22"><text:a xlink:type="simple" xlink:href="http://ivo.garant.ru/document/redirect/76845978/51016">См. предыдущую редакцию</text:a></text:p>
      <text:p text:style-name="s1">р) указание на наличие в контракте условия об удержании суммы не исполненных поставщиком (подрядчиком, исполнителем) требований об уплате неустоек (штрафов, пеней), предъявленных заказчиком в соответствии с Федеральным законом, из суммы, подлежащей уплате поставщику (подрядчику, исполнителю). В случае открытия заказчику, за исключением заказчиков, указанных в <text:a xlink:type="simple" xlink:href="http://ivo.garant.ru/document/redirect/72826254/1203">подпунктах "в"</text:a> и <text:a xlink:type="simple" xlink:href="http://ivo.garant.ru/document/redirect/72826254/1208">"з" пункта 2</text:a> Положения, в Федеральном казначействе лицевого счета, указанного в <text:a xlink:type="simple" xlink:href="#anchor510106">абзаце шестом подпункта "а"</text:a> настоящего пункта, также формируется информация, необходимая для осуществления в установленном порядке уплаты неустоек (штрафов, пеней), предъявленных заказчиком в соответствии с <text:a xlink:type="simple" xlink:href="http://ivo.garant.ru/document/redirect/70353464/0">Федеральным законом</text:a>;</text:p>
      <text:p text:style-name="s1"><text:bookmark text:name="anchor51017"/>с) объем привлечения к исполнению контракта субподрядчиков, соисполнителей из числа субъектов малого предпринимательства, социально ориентированных некоммерческих организаций в виде процента от цены контракта (в случае заключения контракта в соответствии с <text:a xlink:type="simple" xlink:href="http://ivo.garant.ru/document/redirect/70353464/3060">частью 6 статьи 30</text:a> Федерального закона);</text:p>
      <text:p text:style-name="s22header">Информация об изменениях:</text:p>
      <text:p text:style-name="s22"><text:bookmark text:name="anchor51018"/>Подпункт "т" изменен с 19 февраля 2025 г. - <text:a xlink:type="simple" xlink:href="http://ivo.garant.ru/document/redirect/411523017/1012">Постановление</text:a> Правительства России от 18 февраля 2025 г. № 174</text:p>
      <text:p text:style-name="s22"><text:a xlink:type="simple" xlink:href="http://ivo.garant.ru/document/redirect/76847715/51018">См. предыдущую редакцию</text:a></text:p>
      <text:p text:style-name="s9header">ГАРАНТ:</text:p>
      <text:p text:style-name="s9">Действие положений подпункта "т", касающихся заключения контракта с использованием единой информационной системы в соответствии с <text:a xlink:type="simple" xlink:href="http://ivo.garant.ru/document/redirect/70353464/93014">частью 14 статьи 93</text:a> Федерального закона, <text:a xlink:type="simple" xlink:href="http://ivo.garant.ru/document/redirect/405672917/308">приостановлено</text:a> до 1 января 2025 г.</text:p>
      <text:p text:style-name="s1">т) контракт (с прилагаемыми документами (при их наличии) в форме электронного документа, заключенный в соответствии с Федеральным законом по результатам проведения предусмотренных Федеральным законом электронных процедур, закрытых электронных процедур, а также если при осуществлении закупки у единственного поставщика (подрядчика, исполнителя) контракт заключается с использованием единой информационной системы в соответствии с <text:a xlink:type="simple" xlink:href="http://ivo.garant.ru/document/redirect/70353464/93014">частью 14 статьи 93</text:a> Федерального закона либо в форме электронного образа бумажного документа (за исключением случаев, при которых в соответствии с настоящим подпунктом контракт подлежит включению в реестр в форме электронного документа).</text:p>
      <text:p text:style-name="s1"><text:bookmark text:name="anchor5011"/>11. В реестр в соответствии с настоящими Правилами подлежат включению следующие информация и документы об исполнении контракта (отдельного этапа исполнения контракта):</text:p>
      <text:p text:style-name="s22header">Информация об изменениях:</text:p>
      <text:p text:style-name="s22"><text:bookmark text:name="anchor5111"/>Подпункт "а" изменен с 1 января 2025 г. - <text:a xlink:type="simple" xlink:href="http://ivo.garant.ru/document/redirect/411084786/110515">Постановление</text:a> Правительства России от 9 декабря 2024 г. № 1740</text:p>
      <text:p text:style-name="s22"><text:a xlink:type="simple" xlink:href="http://ivo.garant.ru/document/redirect/76845978/5111">См. предыдущую редакцию</text:a></text:p>
      <text:p text:style-name="s1">а) информация и документы о приемке поставленного товара, в том числе поставленного заказчику при выполнении закупаемых работ, оказании закупаемых услуг, о приемке выполненной работы (ее результатов), о приемке оказанной услуги:</text:p>
      <text:p text:style-name="s1"><text:bookmark text:name="anchor51112"/>документ о приемке в форме электронного документа или в форме электронного образа бумажного документа, его реквизиты;</text:p>
      <text:p text:style-name="s1">дата подписания заказчиком документа о приемке;</text:p>
      <text:p text:style-name="s1">наименование, количество, единица измерения поставленного товара, объема выполненной работы, оказанной услуги;</text:p>
      <text:p text:style-name="s1">стоимость исполненных обязательств;</text:p>
      <text:p text:style-name="s1"><text:bookmark text:name="anchor51116"/>наименование страны происхождения товара, информация о производителе товара (при наличии);</text:p>
      <text:p text:style-name="s1"><text:bookmark text:name="anchor51117"/>абзац утратил силу с 16 ноября 2022 г. - <text:a xlink:type="simple" xlink:href="http://ivo.garant.ru/document/redirect/405672917/120811">Постановление</text:a> Правительства России от 31 октября 2022 г. № 1946</text:p>
      <text:p text:style-name="s22header">Информация об изменениях:</text:p>
      <text:p text:style-name="s22"><text:a xlink:type="simple" xlink:href="http://ivo.garant.ru/document/redirect/76810030/51117">См. предыдущую редакцию</text:a></text:p>
      <text:p text:style-name="s9header">ГАРАНТ:</text:p>
      <text:p text:style-name="s9"><text:bookmark text:name="anchor51118"/><text:a xlink:type="simple" xlink:href="http://ivo.garant.ru/document/redirect/405672917/304">Постановлением</text:a> Правительства России от 31 октября 2022 г. № 1946 действие абзаца восьмого подпункта "а" в отношении контрактов, заключенных заказчиками и лицами, указанными в <text:a xlink:type="simple" xlink:href="http://ivo.garant.ru/document/redirect/72826254/1206">подпунктах "е"</text:a>, <text:a xlink:type="simple" xlink:href="http://ivo.garant.ru/document/redirect/72826254/1207">"ж"</text:a>, <text:a xlink:type="simple" xlink:href="http://ivo.garant.ru/document/redirect/72826254/1209">"и"</text:a> и <text:a xlink:type="simple" xlink:href="http://ivo.garant.ru/document/redirect/72826254/1210">"к" пункта 2</text:a> Положения, утвержденного <text:a xlink:type="simple" xlink:href="http://ivo.garant.ru/document/redirect/72826254/0">постановлением</text:a> Правительства РФ от 30 сентября 2019 г. N 1279, было приостановлено до 1 января 2024 г.</text:p>
      <text:p text:style-name="s9"><text:a xlink:type="simple" xlink:href="http://ivo.garant.ru/document/redirect/405672917/31">Постановлением</text:a> Правительства России от 31 октября 2022 г. № 1946 действие абзаца восьмого подпункта "а" было приостановлено до 1 января 2023 г.</text:p>
      <text:p text:style-name="s9">Положения абзаца восьмого подпункта "а" <text:a xlink:type="simple" xlink:href="#anchor222">применяются</text:a> с 1 октября 2022 г.</text:p>
      <text:p text:style-name="s1">размер налогов, сборов и иных обязательных платежей в бюджеты бюджетной системы Российской Федерации в случае уменьшения суммы, подлежащей уплате заказчиком поставщику (подрядчику, исполнителю), на размер налогов, сборов и иных обязательных платежей;</text:p>
      <text:p text:style-name="s1"><text:bookmark text:name="anchor51119"/>реквизиты счета поставщика (подрядчика, исполнителя) для перечисления денежных средств в качестве оплаты поставленного товара, выполненной работы (ее результатов), оказанной услуги, а также отдельных этапов исполнения контракта, если заказчику в Федеральном казначействе в установленном порядке открыт лицевой счет, указанный в <text:a xlink:type="simple" xlink:href="#anchor510106">абзаце шестом подпункта "а" пункта 10</text:a> настоящих Правил (за исключением заказчиков, указанных в <text:a xlink:type="simple" xlink:href="http://ivo.garant.ru/document/redirect/72826254/1203">подпунктах "в"</text:a> и <text:a xlink:type="simple" xlink:href="http://ivo.garant.ru/document/redirect/72826254/1208">"з" пункта 2</text:a> Положения);</text:p>
      <text:p text:style-name="s9header">ГАРАНТ:</text:p>
      <text:p text:style-name="s9"><text:bookmark text:name="anchor511110"/>Положения абзаца десятого подпункта "а" в отношении контрактов, заключенных заказчиками и лицами, указанными в <text:a xlink:type="simple" xlink:href="http://ivo.garant.ru/document/redirect/72826254/1206">подпунктах "е"</text:a>, <text:a xlink:type="simple" xlink:href="http://ivo.garant.ru/document/redirect/72826254/1207">"ж"</text:a>, <text:a xlink:type="simple" xlink:href="http://ivo.garant.ru/document/redirect/72826254/1209">"и"</text:a> и <text:a xlink:type="simple" xlink:href="http://ivo.garant.ru/document/redirect/72826254/1210">"к" пункта 2</text:a> Положения, утвержденного <text:a xlink:type="simple" xlink:href="http://ivo.garant.ru/document/redirect/72826254/0">постановлением</text:a> Правительства РФ от 30 сентября 2019 г. N 1279, <text:a xlink:type="simple" xlink:href="http://ivo.garant.ru/document/redirect/405672917/48">применяются</text:a> с 1 января 2024 г.</text:p>
      <text:p text:style-name="s1">сумма требований об уплате неустоек (штрафов, пеней), предъявленных заказчиком в соответствии с Федеральным законом и неисполненных поставщиком (подрядчиком, исполнителем), удерживаемая из суммы, подлежащей оплате поставщику (подрядчику, исполнителю) (в случае наличия в контракте условия, предусмотренного <text:a xlink:type="simple" xlink:href="http://ivo.garant.ru/document/redirect/70353464/34142">пунктом 2 части 14 статьи 34</text:a> Федерального закона);</text:p>
      <text:p text:style-name="s1"><text:bookmark text:name="anchor5112"/>б) заключение по результатам экспертизы поставленного товара, выполненной работы или оказанной услуги (отдельного этапа исполнения контракта) (в случае привлечения заказчиком для проведения экспертизы отдельного этапа исполнения контракта, поставленного товара, выполненной работы или оказанной услуги экспертов, экспертных организаций) в форме электронного документа или в форме электронного образа бумажного документа;</text:p>
      <text:p text:style-name="s1"><text:bookmark text:name="anchor5113"/>в) информация и документы об уплате заказчиком поставщику (подрядчику, исполнителю) аванса, а также оплате поставленного товара, выполненной работы (ее результатов), оказанной услуги:</text:p>
      <text:p text:style-name="s1">платежный документ в форме электронного документа или в форме электронного образа бумажного документа, его реквизиты;</text:p>
      <text:p text:style-name="s1">сумма оплаты контракта в соответствии с платежным документом;</text:p>
      <text:p text:style-name="s1"><text:bookmark text:name="anchor5114"/>г) информация о прекращении обязательств поставщика (подрядчика, исполнителя), обеспеченных независимой гарантией, и дата такого прекращения;</text:p>
      <text:p text:style-name="s22header">Информация об изменениях:</text:p>
      <text:p text:style-name="s22"><text:bookmark text:name="anchor5115"/>Подпункт "д" изменен с 1 января 2025 г. - <text:a xlink:type="simple" xlink:href="http://ivo.garant.ru/document/redirect/411084786/110516">Постановление</text:a> Правительства России от 9 декабря 2024 г. № 1740</text:p>
      <text:p text:style-name="s22"><text:a xlink:type="simple" xlink:href="http://ivo.garant.ru/document/redirect/76845978/5115">См. предыдущую редакцию</text:a></text:p>
      <text:p text:style-name="s1">д) информация о договорах, заключенных поставщиком (подрядчиком, исполнителем) с соисполнителями, субподрядчиками, являющимися субъектами малого предпринимательства, социально ориентированными некоммерческими организациями (в случае заключения контракта, включающего условия, предусмотренные <text:a xlink:type="simple" xlink:href="http://ivo.garant.ru/document/redirect/70353464/3060">частью 6 статьи 30</text:a> Федерального закона):</text:p>
      <text:p text:style-name="s1"><text:bookmark text:name="anchor51152"/>наименование, адрес юридического лица в пределах места нахождения соисполнителя (субподрядчика), являющегося юридическим лицом, почтовый адрес соисполнителя (субподрядчика), являющегося физическим лицом, в том числе зарегистрированным в качестве индивидуального предпринимателя, идентификационный номер налогоплательщика на основании сведений, содержащихся в Едином государственном реестре юридических лиц, Едином государственном реестре индивидуальных предпринимателей;</text:p>
      <text:p text:style-name="s1">цена договора с соисполнителем (субподрядчиком);</text:p>
      <text:p text:style-name="s22header">Информация об изменениях:</text:p>
      <text:p text:style-name="s22"><text:bookmark text:name="anchor5116"/>Подпункт "е" изменен с 1 января 2025 г. - <text:a xlink:type="simple" xlink:href="http://ivo.garant.ru/document/redirect/411084786/110517">Постановление</text:a> Правительства России от 9 декабря 2024 г. № 1740</text:p>
      <text:p text:style-name="s22"><text:a xlink:type="simple" xlink:href="http://ivo.garant.ru/document/redirect/76845978/5116">См. предыдущую редакцию</text:a></text:p>
      <text:p text:style-name="s1">е) информация и документы о применении мер ответственности и совершении иных действий в случае нарушения поставщиком (подрядчиком, исполнителем) или заказчиком условий контракта:</text:p>
      <text:p text:style-name="s1">документ, определяющий ненадлежащее исполнение контракта или неисполнение контракта с указанием допущенных нарушений в форме электронного документа или в форме электронного образа бумажного документа, его наименование и реквизиты;</text:p>
      <text:p text:style-name="s1">требование заказчика или поставщика (подрядчика, исполнителя) об  уплате неустойки (штрафа, пени), направленное соответственно поставщику (подрядчику, исполнителю) или заказчику, решение суда о взыскании неустойки (штрафа, пени) (при наличии) в форме электронного документа или в форме электронного образа бумажного документа, реквизиты таких требования, решения;</text:p>
      <text:p text:style-name="s1"><text:bookmark text:name="anchor51164"/>размер начисленной неустойки (штрафа, пени);</text:p>
      <text:p text:style-name="s1"><text:bookmark text:name="anchor51165"/>размер уплаченной заказчиком или поставщиком (подрядчиком, исполнителем) неустойки (штрафа, пени), документ, подтверждающий уплату такой неустойки, в форме электронного документа или в форме электронного образа бумажного документа, его реквизиты;</text:p>
      <text:p text:style-name="s1"><text:bookmark text:name="anchor51166"/>размер списанной заказчиком или поставщиком (подрядчиком, исполнителем) неустойки (штрафа, пени), документ, подтверждающий списание такой неустойки, в форме электронного документа или в форме электронного образа бумажного документа, его реквизиты;</text:p>
      <text:p text:style-name="s1"><text:bookmark text:name="anchor51167"/>сумма денежных средств, удержанная заказчиком из денежных средств, внесенных в качестве обеспечения исполнения контракта, или истребованная заказчиком у гаранта по независимой гарантии и уплаченная гарантом, а также документ, подтверждающий удержание таких денежных средств или их истребование у гаранта по независимой гарантии, в форме электронного документа или в форме электронного образа бумажного документа, его реквизиты;</text:p>
      <text:p text:style-name="s1"><text:bookmark text:name="anchor51168"/>абзац утратил силу с 16 ноября 2022 г. - <text:a xlink:type="simple" xlink:href="http://ivo.garant.ru/document/redirect/405672917/120812">Постановление</text:a> Правительства России от 31 октября 2022 г. № 1946</text:p>
      <text:p text:style-name="s22header">Информация об изменениях:</text:p>
      <text:p text:style-name="s22"><text:a xlink:type="simple" xlink:href="http://ivo.garant.ru/document/redirect/76810030/51168">См. предыдущую редакцию</text:a></text:p>
      <text:p text:style-name="s1"><text:bookmark text:name="anchor5117"/>ж) информация и документы о возврате заказчику излишне уплаченной суммы оплаты контракта, о возврате заказчиком и поставщиком (подрядчиком, исполнителем) излишне уплаченной (взысканной) неустойки (штрафа, пени);</text:p>
      <text:p text:style-name="s1"><text:bookmark text:name="anchor5118"/>з) информация и документы о наступлении гарантийного случая, предусмотренного контрактом, и об исполнении гарантийных обязательств, предусмотренных <text:a xlink:type="simple" xlink:href="http://ivo.garant.ru/document/redirect/70353464/334">частью 4 статьи 33</text:a> Федерального закона:</text:p>
      <text:p text:style-name="s1">наименование документа, определяющего наступление гарантийного случая или исполнение гарантийных обязательств, в форме электронного документа или в форме электронного образа бумажного документа, его реквизиты;</text:p>
      <text:p text:style-name="s1">количество поставленного (замененного) товара, объем выполненной работы или оказанной услуги в соответствии с гарантийными обязательствами.</text:p>
      <text:p text:style-name="s22header">Информация об изменениях:</text:p>
      <text:p text:style-name="s22"><text:bookmark text:name="anchor5012"/>Пункт 12 изменен с 16 ноября 2022 г. - <text:a xlink:type="simple" xlink:href="http://ivo.garant.ru/document/redirect/405672917/120813">Постановление</text:a> Правительства России от 31 октября 2022 г. № 1946</text:p>
      <text:p text:style-name="s22"><text:a xlink:type="simple" xlink:href="http://ivo.garant.ru/document/redirect/76810030/5012">См. предыдущую редакцию</text:a></text:p>
      <text:p text:style-name="s1">12. В реестр в соответствии с настоящими Правилами подлежат включению следующие информация и документы об изменении контракта, об изменении информации, включенной в реестр:</text:p>
      <text:p text:style-name="s1"><text:bookmark text:name="anchor5121"/>а) соглашение об изменении контракта, в том числе в части поставки товара, выполнения работы или оказания услуги, качество, технические и функциональные характеристики (потребительские свойства) которых являются улучшенными по сравнению с качеством и соответствующими техническими и функциональными характеристиками, указанными в контракте, в форме электронного документа или в форме электронного образа бумажного документа, их реквизиты;</text:p>
      <text:p text:style-name="s1"><text:bookmark text:name="anchor5122"/>б) информация об изменении информации, включенной в реестр в соответствии с настоящими Правилами;</text:p>
      <text:p text:style-name="s1"><text:bookmark text:name="anchor5123"/>в) предусмотренные <text:a xlink:type="simple" xlink:href="http://ivo.garant.ru/document/redirect/70353464/0">Федеральным законом</text:a> основания (причины) изменения контракта;</text:p>
      <text:p text:style-name="s1"><text:bookmark text:name="anchor5124"/>г) информация и документы об уплате заказчиком и поставщиком (подрядчиком, исполнителем) суммы возмещения фактически понесенного ущерба в связи с изменением условий контракта:</text:p>
      <text:p text:style-name="s1">документ, определяющий основание для начисления суммы возмещения фактически понесенного ущерба, в форме электронного документа или в форме электронного образа бумажного документа, его реквизиты;</text:p>
      <text:p text:style-name="s1">платежный документ в форме электронного документа или в форме электронного образа бумажного документа, его реквизиты;</text:p>
      <text:p text:style-name="s1">начисленная и уплаченная сумма возмещения фактически понесенного ущерба в соответствии с платежным документом.</text:p>
      <text:p text:style-name="s22header">Информация об изменениях:</text:p>
      <text:p text:style-name="s22"><text:bookmark text:name="anchor5013"/>Пункт 13 изменен с 1 июля 2025 г. - <text:a xlink:type="simple" xlink:href="http://ivo.garant.ru/document/redirect/411084786/110518">Постановление</text:a> Правительства России от 9 декабря 2024 г. № 1740</text:p>
      <text:p text:style-name="s22"><text:a xlink:type="simple" xlink:href="http://ivo.garant.ru/document/redirect/76845979/5013">См. предыдущую редакцию</text:a></text:p>
      <text:p text:style-name="s1">13. В реестр в соответствии с настоящими Правилами подлежат включению следующие информация и документы о расторжении контракта, о прекращении контракта (обязательств по контракту) в связи с окончанием срока действия контракта (в случае наличия в контракте условия о том, что окончание срока действия контракта влечет прекращение обязательств сторон по контракту), с ликвидацией юридического лица, являющегося заказчиком, поставщиком (подрядчиком, исполнителем), или со смертью гражданина, являющегося поставщиком (подрядчиком, исполнителем):</text:p>
      <text:p text:style-name="s1"><text:bookmark text:name="anchor5131"/>а) информация и документы о расторжении контракта:</text:p>
      <text:p text:style-name="s1">соглашение о расторжении контракта в форме электронного документа или в форме электронного образа бумажного документа, его реквизиты;</text:p>
      <text:p text:style-name="s1"><text:bookmark text:name="anchor51313"/>вступившее в силу решение заказчика об одностороннем отказе от исполнения контракта в форме электронного документа или в форме электронного образа бумажного документа, его реквизиты;</text:p>
      <text:p text:style-name="s1">вступившее в силу решение поставщика (подрядчика, исполнителя) об одностороннем отказе от исполнения контракта в форме электронного документа или в форме электронного образа бумажного документа, его реквизиты;</text:p>
      <text:p text:style-name="s9header">ГАРАНТ:</text:p>
      <text:p text:style-name="s9"><text:bookmark text:name="anchor51315"/><text:a xlink:type="simple" xlink:href="http://ivo.garant.ru/document/redirect/405672917/32">Постановлением</text:a> Правительства России от 31 октября 2022 г. № 1946 действие абзаца пятого подпункта "а" (в части указания адреса страницы официального сайта в информационно-телекоммуникационной сети "Интернет", на которой размещено решение суда) было приостановлено до 1 июля 2023 г.</text:p>
      <text:p text:style-name="s9">Положения абзаца пятого подпункта "а" (в части указания адреса страницы официального сайта в информационно-телекоммуникационной сети "Интернет", на которой размещено решение суда) <text:a xlink:type="simple" xlink:href="#anchor222">применяются</text:a> с 1 октября 2022 г.</text:p>
      <text:p text:style-name="s1">решение суда о расторжении контракта в форме электронного документа или в форме электронного образа бумажного документа, его реквизиты или информация о таком решении с указанием адреса страницы официального сайта в сети "Интернет", на которой размещено такое решение;</text:p>
      <text:p text:style-name="s1">дата расторжения контракта, дата вступления в силу решения суда о расторжении контракта;</text:p>
      <text:p text:style-name="s1"><text:bookmark text:name="anchor5132"/>б) информация и документы об уплате заказчиком и поставщиком (подрядчиком, исполнителем) суммы возмещения фактически понесенного ущерба в связи с расторжением контракта:</text:p>
      <text:p text:style-name="s1">документ, определяющий основание для начисления суммы возмещения фактически понесенного ущерба, в форме электронного документа или в форме электронного образа бумажного документа, его реквизиты;</text:p>
      <text:p text:style-name="s1">платежный документ в форме электронного документа или в форме электронного образа бумажного документа, его реквизиты;</text:p>
      <text:p text:style-name="s1">начисленная и уплаченная сумма возмещения фактически понесенного ущерба в соответствии с платежным документом;</text:p>
      <text:p text:style-name="s1"><text:bookmark text:name="anchor5133"/>в) информация о признании судом контракта недействительным:</text:p>
      <text:p text:style-name="s1">решение суда о признании контракта недействительным в форме электронного документа или в форме электронного образа бумажного документа, его реквизиты или информация о таком решении с указанием адреса страницы официального сайта в сети "Интернет", на которой размещено такое решение;</text:p>
      <text:p text:style-name="s1">дата признания контракта недействительным, дата вступления в силу решения суда о признании контракта недействительным;</text:p>
      <text:p text:style-name="s22header">Информация об изменениях:</text:p>
      <text:p text:style-name="s22"><text:bookmark text:name="anchor5134"/>Пункт 13 дополнен подпунктом "г" с 1 июля 2025 г. - <text:a xlink:type="simple" xlink:href="http://ivo.garant.ru/document/redirect/411084786/110521">Постановление</text:a> Правительства России от 9 декабря 2024 г. № 1740</text:p>
      <text:p text:style-name="s1">г) информация и документы о прекращении контракта (обязательств по контракту) в связи с окончанием срока действия контракта (в случае наличия в контракте условия о том, что окончание срока действия контракта влечет прекращение обязательств сторон по контракту), с ликвидацией юридического лица, являющегося заказчиком, поставщиком (подрядчиком, исполнителем), со смертью гражданина, являющегося поставщиком (подрядчиком, исполнителем):</text:p>
      <text:p text:style-name="s1"><text:bookmark text:name="anchor51342"/>дата прекращения контракта (обязательств по контракту);</text:p>
      <text:p text:style-name="s1"><text:bookmark text:name="anchor51343"/>причина прекращения контракта (обязательств по контракту): окончание срока действия контракта или ликвидация юридического лица, являющегося заказчиком, поставщиком (подрядчиком, исполнителем), или смерть гражданина, являющегося поставщиком (подрядчиком, исполнителем);</text:p>
      <text:p text:style-name="s1">декларация заказчика о прекращении обязательств по контракту в связи с окончанием срока действия контракта, содержащая указание на условие контракта, согласно которому окончание срока действия контракта влечет прекращение обязательств сторон по контракту, в форме электронного документа или в форме электронного образа бумажного документа (если контракт прекращен (обязательства по контракту прекращены) на основании положений <text:a xlink:type="simple" xlink:href="http://ivo.garant.ru/document/redirect/10164072/42503">абзаца первого пункта 3 статьи 425</text:a> Гражданского кодекса Российской Федерации в связи с окончанием срока действия контракта);</text:p>
      <text:p text:style-name="s1"><text:bookmark text:name="anchor51345"/>документ, подтверждающий смерть гражданина, являющегося поставщиком (подрядчиком, исполнителем), в форме электронного документа или в форме электронного образа бумажного документа (если контракт прекращен (обязательства по контракту прекращены) в связи со смертью являющегося поставщиком (подрядчиком, исполнителем) гражданина).</text:p>
      <text:p text:style-name="s1"><text:bookmark text:name="anchor5014"/>14. Информация, предусмотренная <text:a xlink:type="simple" xlink:href="#anchor5010">пунктами 10 - 13</text:a> настоящих Правил, формируется в соответствии со следующими требованиями:</text:p>
      <text:p text:style-name="s1"><text:bookmark text:name="anchor5141"/>а) информация о заказчике, предусмотренная <text:a xlink:type="simple" xlink:href="#anchor5101">подпунктом "а" пункта 10</text:a> настоящих Правил, формируется автоматически в соответствии с информацией, сформированной в единой информационной системе при регистрации в единой информационной системе в порядке, установленном в соответствии с <text:a xlink:type="simple" xlink:href="http://ivo.garant.ru/document/redirect/70353464/406">частью 6 статьи 4</text:a> Федерального закона, а также в соответствии с информацией, содержащейся в Едином государственном реестре юридических лиц;</text:p>
      <text:p text:style-name="s22header">Информация об изменениях:</text:p>
      <text:p text:style-name="s22"><text:bookmark text:name="anchor5142"/>Подпункт "б" изменен с 1 января 2025 г. - <text:a xlink:type="simple" xlink:href="http://ivo.garant.ru/document/redirect/411084786/110528">Постановление</text:a> Правительства России от 9 декабря 2024 г. № 1740</text:p>
      <text:p text:style-name="s22"><text:a xlink:type="simple" xlink:href="http://ivo.garant.ru/document/redirect/76845978/5142">См. предыдущую редакцию</text:a></text:p>
      <text:p text:style-name="s1">б) информация о поставщике (подрядчике, исполнителе), предусмотренная <text:a xlink:type="simple" xlink:href="#anchor5102">подпунктом "б" пункта 10</text:a> настоящих Правил, в случае заключения контракта в соответствии с <text:a xlink:type="simple" xlink:href="http://ivo.garant.ru/document/redirect/70353464/931">частью 1 статьи 93</text:a> Федерального закона без использования единой информационной системы:</text:p>
      <text:p text:style-name="s1"><text:bookmark text:name="anchor51422"/>формируется автоматически на основании сведений, содержащихся в Едином государственном реестре юридических лиц, Едином государственном реестре индивидуальных предпринимателей;</text:p>
      <text:p text:style-name="s1">формируется заказчиком самостоятельно в отношении участника закупки, являющегося физическим лицом (за исключением физического лица, зарегистрированного в качестве индивидуального предпринимателя), иностранным юридическим лицом, иностранным гражданином или лицом без гражданства, аккредитованным филиалом или представительством иностранного юридического лица;</text:p>
      <text:p text:style-name="s1"><text:bookmark text:name="anchor51424"/>абзац утратил силу с 19 февраля 2025 г. - <text:a xlink:type="simple" xlink:href="http://ivo.garant.ru/document/redirect/411523017/1013">Постановление</text:a> Правительства России от 18 февраля 2025 г. № 174</text:p>
      <text:p text:style-name="s22header">Информация об изменениях:</text:p>
      <text:p text:style-name="s22"><text:a xlink:type="simple" xlink:href="http://ivo.garant.ru/document/redirect/76847715/51424">См. предыдущую редакцию</text:a></text:p>
      <text:p text:style-name="s1"><text:bookmark text:name="anchor5143"/>в) информация о бюджете и уровне бюджета бюджетной системы Российской Федерации, предусмотренная <text:a xlink:type="simple" xlink:href="#anchor51072">абзацем вторым подпункта "ж" пункта 10</text:a> настоящих Правил, формируется в информационной системе с использованием сведений из реестра участников бюджетного процесса, а также юридических лиц, не являющихся участниками бюджетного процесса, формирование и ведение которого осуществляется в соответствии со <text:a xlink:type="simple" xlink:href="http://ivo.garant.ru/document/redirect/12112604/165">статьей 165</text:a> Бюджетного кодекса Российской Федерации;</text:p>
      <text:p text:style-name="s1"><text:bookmark text:name="anchor5144"/>г) информация об источнике финансирования, предусмотренная <text:a xlink:type="simple" xlink:href="#anchor5107">подпунктом "ж" пункта 10</text:a> настоящих Правил, не формируется, если в качестве цены контракта в соответствии с <text:a xlink:type="simple" xlink:href="http://ivo.garant.ru/document/redirect/70353464/0">Федеральным законом</text:a> указан размер платы, подлежащей внесению участником закупки за заключение контракта;</text:p>
      <text:p text:style-name="s1"><text:bookmark text:name="anchor5145"/>д) информация о лекарственных средствах, предусмотренная <text:a xlink:type="simple" xlink:href="#anchor51086">абзацем шестым подпункта "з" пункта 10</text:a> настоящих Правил, формируется путем информационного взаимодействия единой информационной системы с информационно-аналитической подсистемой мониторинга и контроля в сфере закупок лекарственных препаратов для обеспечения государственных и муниципальных нужд единой государственной информационной системы в сфере здравоохранения;</text:p>
      <text:p text:style-name="s1"><text:bookmark text:name="anchor5146"/>е) предусмотренное <text:a xlink:type="simple" xlink:href="#anchor51082">абзацами вторым</text:a> и <text:a xlink:type="simple" xlink:href="#anchor510811">одиннадцатым подпункта "з" пункта 10</text:a> настоящих Правил указание закупаемого товара, в том числе поставляемого при выполнении работ, оказании услуг, наименования его страны происхождения осуществляется с учетом положений <text:a xlink:type="simple" xlink:href="#anchor5147">подпункта "ж"</text:a> настоящего пункта в отношении товара, который в соответствии с <text:a xlink:type="simple" xlink:href="http://ivo.garant.ru/document/redirect/70103036/4">законодательством</text:a> Российской Федерации о бухгалтерском учете подлежит принятию заказчиком к бухгалтерскому учету;</text:p>
      <text:p text:style-name="s1"><text:bookmark text:name="anchor5147"/>ж) при осуществлении закупки по строительству, реконструкции, капитальному ремонту, сносу объекта капитального строительства предусмотренные <text:a xlink:type="simple" xlink:href="#anchor51082">абзацами вторым</text:a> и <text:a xlink:type="simple" xlink:href="#anchor510811">одиннадцатым подпункта "з" пункта 10</text:a> настоящих Правил указание закупаемого товара, в том числе поставляемого при выполнении работ, оказании услуг, наименования его страны происхождения осуществляется в отношении товара, который в соответствии с <text:a xlink:type="simple" xlink:href="http://ivo.garant.ru/document/redirect/70103036/4">законодательством</text:a> Российской Федерации о бухгалтерском учете подлежит принятию заказчиком к бухгалтерскому учету в качестве отдельного объекта основных средств;</text:p>
      <text:p text:style-name="s22header">Информация об изменениях:</text:p>
      <text:p text:style-name="s22"><text:bookmark text:name="anchor5148"/>Подпункт "з" изменен с 1 января 2025 г. - <text:a xlink:type="simple" xlink:href="http://ivo.garant.ru/document/redirect/411084786/110533">Постановление</text:a> Правительства России от 9 декабря 2024 г. № 1740</text:p>
      <text:p text:style-name="s22"><text:a xlink:type="simple" xlink:href="http://ivo.garant.ru/document/redirect/76845978/5148">См. предыдущую редакцию</text:a></text:p>
      <text:p text:style-name="s1">з) в случае открытия заказчику, за исключением заказчиков, указанных в <text:a xlink:type="simple" xlink:href="http://ivo.garant.ru/document/redirect/72826254/1203">подпунктах "в"</text:a> и <text:a xlink:type="simple" xlink:href="http://ivo.garant.ru/document/redirect/72826254/1208">"з" пункта 2</text:a> Положения, в Федеральном казначействе лицевого счета, указанного в <text:a xlink:type="simple" xlink:href="#anchor510106">абзаце шестом подпункта "а" пункта 10</text:a> настоящих Правил, в дополнение к информации, предусмотренной <text:a xlink:type="simple" xlink:href="#anchor51010">подпунктом "к" пункта 10</text:a> настоящих Правил, также формируется информация, необходимая для осуществления в установленном порядке уплаты налогов, сборов и иных платежей в бюджеты бюджетной системы Российской Федерации;</text:p>
      <text:p text:style-name="s1"><text:bookmark text:name="anchor5149"/>и) предусмотренная <text:a xlink:type="simple" xlink:href="#anchor51012">подпунктом "м" пункта 10</text:a> настоящих Правил информация об обеспечении исполнения контракта в случае заключения контракта жизненного цикла формируется раздельно в части:</text:p>
      <text:p text:style-name="s1">поставки товара или выполнения работы (в том числе при необходимости проектирования объекта капитального строительства, создания товара, который должен быть создан в результате выполнения работы);</text:p>
      <text:p text:style-name="s1">последующего обслуживания при необходимости эксплуатации в течение срока службы, ремонта и (или) утилизации поставленного товара или созданного в результате выполнения работы объекта капитального строительства или товара;</text:p>
      <text:p text:style-name="s22header">Информация об изменениях:</text:p>
      <text:p text:style-name="s22"><text:bookmark text:name="anchor51410"/>Подпункт "к" изменен с 16 ноября 2022 г. - <text:a xlink:type="simple" xlink:href="http://ivo.garant.ru/document/redirect/405672917/120816">Постановление</text:a> Правительства России от 31 октября 2022 г. № 1946</text:p>
      <text:p text:style-name="s22"><text:a xlink:type="simple" xlink:href="http://ivo.garant.ru/document/redirect/76810030/51410">См. предыдущую редакцию</text:a></text:p>
      <text:p text:style-name="s9header">ГАРАНТ:</text:p>
      <text:p text:style-name="s9">Положения подпункта "к" <text:a xlink:type="simple" xlink:href="#anchor24">применяются</text:a>:</text:p>
      <text:p text:style-name="s9">с 1 июля 2023 г. - в отношении контрактов, заключенных заказчиками и лицами, указанными в <text:a xlink:type="simple" xlink:href="http://ivo.garant.ru/document/redirect/72826254/1201">подпунктах "а"</text:a>, <text:a xlink:type="simple" xlink:href="http://ivo.garant.ru/document/redirect/72826254/1202">"б"</text:a>, <text:a xlink:type="simple" xlink:href="http://ivo.garant.ru/document/redirect/72826254/1204">"г"</text:a> и <text:a xlink:type="simple" xlink:href="http://ivo.garant.ru/document/redirect/72826254/1205">"д" пункта 2</text:a> Положения;</text:p>
      <text:p text:style-name="s9">с 1 января 2024 г. - в отношении контрактов, заключенных иными заказчиками, являющимися участниками системы казначейских платежей, положения подпункта "к" применяются с 1 июля 2023 г.</text:p>
      <text:p text:style-name="s9">До наступления указанных сроков информация об оплате, направляется в реестр контрактов, заключенных заказчиками, в порядке, установленном <text:a xlink:type="simple" xlink:href="#anchor5152">подпунктом "б" пункта 15</text:a> Правил</text:p>
      <text:p text:style-name="s1">к) предусмотренная <text:a xlink:type="simple" xlink:href="#anchor5113">подпунктом "в" пункта 11</text:a> настоящих Правил информация об оплате формируется автоматически на основании документов, полученных в рамках информационного взаимодействия государственной интегрированной информационной системы управления общественными финансами "Электронный бюджет" с единой информационной системой (за исключением случаев оплаты со счетов, открытых в кредитных организациях, а также в случае, если информация о заказчике не подлежит размещению на едином портале бюджетной системы Российской Федерации). При этом:</text:p>
      <text:p text:style-name="s1"><text:bookmark text:name="anchor514102"/>соответствие информации, содержащейся в платежном документе, информации, содержащейся в документе о приемке товаров, работ, услуг, и условию об уплате аванса обеспечивается посредством указания в распоряжении о совершении казначейского платежа, платежном документе кода вида реестра - "02", указывающего на реестр контрактов, номера реестровой записи из реестра, идентификатора информации о документе о приемке или идентификатора информации об этапе исполнения контракта (в случае авансового платежа);</text:p>
      <text:p text:style-name="s1"><text:bookmark text:name="anchor514113"/>в целях обеспечения соответствия платежного документа документу о приемке финансовый орган, орган управления государственным внебюджетным фондом Российской Федерации осуществляет проверку на предмет указания в распоряжении о совершении казначейского платежа кода вида реестра - "02", указывающего на реестр контрактов. Проверка также осуществляется на предмет указания в таком распоряжении номера реестровой записи из реестра, идентификатора информации о документе о приемке или идентификатора информации об этапе исполнения контракта (в случае авансового платежа), на предмет их соответствия номеру реестровой записи из реестра, идентификатору информации о документе о приемке или идентификатору информации об этапе исполнения контракта (в случае авансового платежа), указанных в реестре, а также на предмет непревышения суммой, указанной в распоряжении, суммы, указанной в документе о приемке или об этапе исполнения контракта (в случае авансового платежа), информация о которых размещена в реестре;</text:p>
      <text:p text:style-name="s1"><text:bookmark text:name="anchor51411"/>л) при формировании информации, предусмотренной <text:a xlink:type="simple" xlink:href="#anchor51167">абзацем седьмым подпункта "е" пункта 11</text:a> настоящих Правил, в случае истребования суммы денежных средств у гаранта по независимой гарантии также формируются следующие информация и документы:</text:p>
      <text:p text:style-name="s1">номер реестровой записи из реестра независимых гарантий;</text:p>
      <text:p text:style-name="s1">реквизиты платежного документа об оплате гарантом требования по независимой гарантии;</text:p>
      <text:p text:style-name="s1">информация о ненадлежащем исполнении гарантом обязательств, предусмотренных независимой гарантией (при наличии);</text:p>
      <text:p text:style-name="s22header">Информация об изменениях:</text:p>
      <text:p text:style-name="s22"><text:bookmark text:name="anchor51412"/>Пункт 14 дополнен подпунктом "м" с 1 января 2023 г. - <text:a xlink:type="simple" xlink:href="http://ivo.garant.ru/document/redirect/405672917/120817">Постановление</text:a> Правительства России от 31 октября 2022 г. № 1946</text:p>
      <text:p text:style-name="s1">м) в документе о приемке, предусмотренном <text:a xlink:type="simple" xlink:href="#anchor51112">абзацем вторым подпункта "а" пункта 11</text:a> настоящих Правил:</text:p>
      <text:p text:style-name="s1">цена за единицу товара, работы, услуги округляется по математическим правилам округления до 11 цифр после запятой;</text:p>
      <text:p text:style-name="s1">стоимость исполненных поставщиком (подрядчиком, исполнителем) обязательств по поставке товара, выполнению работы, оказанию услуги, сумма налога (при наличии) округляются по математическим правилам округления до 2 цифр после запятой;</text:p>
      <text:p text:style-name="s1">погрешность округления, образованная в результате определения в соответствии с абзацами вторым и третьим настоящего подпункта цены за единицу товара, работы, услуги, стоимости исполненных поставщиком (подрядчиком, исполнителем) обязательств, суммы налога, может быть учтена в размере общей стоимости исполненных поставщиком (подрядчиком, исполнителем) обязательств по поставке такого товара, выполнению такой работы, оказанию такой услуги с учетом суммы налога (при наличии) при формировании документа о приемке, являющегося последним документом о приемке такого товара, такой работы, такой услуги при исполнении контракта, при условии непревышения над предусмотренными <text:a xlink:type="simple" xlink:href="#anchor51092">абзацем вторым подпункта "и" пункта 10</text:a> настоящих Правил ценой контракта, ориентировочным значением цены контракта, максимальным значением цены контракта;</text:p>
      <text:p text:style-name="s22header">Информация об изменениях:</text:p>
      <text:p text:style-name="s22"><text:bookmark text:name="anchor51413"/>Пункт 14 дополнен подпунктом "н" с 1 июля 2025 г. - <text:a xlink:type="simple" xlink:href="http://ivo.garant.ru/document/redirect/411084786/110536">Постановление</text:a> Правительства России от 9 декабря 2024 г. № 1740</text:p>
      <text:p text:style-name="s1">н) если при осуществлении закупки у единственного поставщика (подрядчика, исполнителя) в случаях, предусмотренных <text:a xlink:type="simple" xlink:href="http://ivo.garant.ru/document/redirect/70353464/9311">пунктами 1</text:a>, <text:a xlink:type="simple" xlink:href="http://ivo.garant.ru/document/redirect/70353464/9318">8</text:a>, <text:a xlink:type="simple" xlink:href="http://ivo.garant.ru/document/redirect/70353464/93122">22</text:a> и <text:a xlink:type="simple" xlink:href="http://ivo.garant.ru/document/redirect/70353464/93129">29 части 1 статьи 93</text:a> Федерального закона, таким единственным поставщиком (подрядчиком, исполнителем) в соответствии с законодательством Российской Федерации привлечен агент, в том числе платежный агент или банковский платежный агент, при формировании информации, предусмотренной <text:a xlink:type="simple" xlink:href="#anchor51028">абзацем восьмым подпункта "б" пункта 10</text:a> настоящих Правил, указываются реквизиты счета действующего по поручению единственного поставщика (подрядчика, исполнителя) агента, в том числе платежного агента или банковского платежного агента;</text:p>
      <text:p text:style-name="s22header">Информация об изменениях:</text:p>
      <text:p text:style-name="s22"><text:bookmark text:name="anchor51414"/>Пункт 14 дополнен подпунктом "о" с 1 июля 2025 г. - <text:a xlink:type="simple" xlink:href="http://ivo.garant.ru/document/redirect/411084786/110536">Постановление</text:a> Правительства России от 9 декабря 2024 г. № 1740</text:p>
      <text:p text:style-name="s1">о) если при осуществлении закупки жилого помещения контракт заключен с представителем собственника жилого помещения, при формировании информации, предусмотренной <text:a xlink:type="simple" xlink:href="#anchor51028">абзацем восьмым подпункта "б" пункта 10</text:a> настоящих Правил, указываются реквизиты счета такого представителя и собственника жилого помещения;</text:p>
      <text:p text:style-name="s22header">Информация об изменениях:</text:p>
      <text:p text:style-name="s22"><text:bookmark text:name="anchor51415"/>Пункт 14 дополнен подпунктом "п" с 1 июля 2025 г. - <text:a xlink:type="simple" xlink:href="http://ivo.garant.ru/document/redirect/411084786/110536">Постановление</text:a> Правительства России от 9 декабря 2024 г. № 1740</text:p>
      <text:p text:style-name="s1">п) предусмотренная <text:a xlink:type="simple" xlink:href="#anchor51342">абзацами вторым</text:a> и <text:a xlink:type="simple" xlink:href="#anchor51343">третьим подпункта "г" пункта 13</text:a> настоящих Правил информация о прекращении контракта (обязательств по контракту) в связи с ликвидацией юридического лица, являющегося заказчиком, поставщиком (подрядчиком, исполнителем), формируется и размещается в реестре автоматически на основании сведений, содержащихся в Едином государственном реестре юридических лиц, не позднее 3 рабочих дней с даты размещения соответствующей информации в указанных реестрах;</text:p>
      <text:p text:style-name="s22header">Информация об изменениях:</text:p>
      <text:p text:style-name="s22"><text:bookmark text:name="anchor51416"/>Подпункт "р" изменен с 1 августа 2025 г. - <text:a xlink:type="simple" xlink:href="http://ivo.garant.ru/document/redirect/412394360/10">Постановление</text:a> Правительства России от 24 июля 2025 г. № 1095</text:p>
      <text:p text:style-name="s22"><text:a xlink:type="simple" xlink:href="http://ivo.garant.ru/document/redirect/76849472/51416">См. предыдущую редакцию</text:a></text:p>
      <text:p text:style-name="s1">р) в случае утраты информации и документов об исполнении, расторжении контракта, прекращении контракта (обязательств по контракту) информация, предусмотренная <text:a xlink:type="simple" xlink:href="#anchor5134">подпунктом "г" пункта 13</text:a> настоящих Правил, формируется уполномоченным органом на основании обращения федерального органа исполнительной власти, исполнительного органа субъекта Российской Федерации, осуществляющих контроль в сфере закупок и предусмотренных <text:a xlink:type="simple" xlink:href="http://ivo.garant.ru/document/redirect/70353464/9911">пунктом 1 части 1 статьи 99</text:a> Федерального закона, Счетной палаты Российской Федерации, контрольно-счетного органа субъекта Российской Федерации, содержащего сведения об установлении такими органами факта исполнения, расторжения, прекращения контракта (обязательств по контракту);</text:p>
      <text:p text:style-name="s22header">Информация об изменениях:</text:p>
      <text:p text:style-name="s22"><text:bookmark text:name="anchor51417"/>Пункт 14 дополнен подпунктом "с" с 1 января 2026 г. - <text:a xlink:type="simple" xlink:href="http://ivo.garant.ru/document/redirect/412632303/1021">Постановление</text:a> Правительства России от 2 сентября 2025 г. № 1353</text:p>
      <text:p text:style-name="s1">с) в случае осуществления закупки у единственного поставщика (подрядчика, исполнителя) в соответствии с <text:a xlink:type="simple" xlink:href="http://ivo.garant.ru/document/redirect/70353464/9319">пунктом 9 части 1 статьи 93</text:a> Федерального закона помимо информации, предусмотренной <text:a xlink:type="simple" xlink:href="#anchor5103">подпунктом "в" пункта 10</text:a> настоящих Правил, также формируется отметка об отнесении закупки к одной из следующих закупок:</text:p>
      <text:p text:style-name="s1">закупка при необходимости оказания медицинской помощи в неотложной или экстренной форме;</text:p>
      <text:p text:style-name="s1"><text:bookmark text:name="anchor514173"/>закупка вследствие аварии;</text:p>
      <text:p text:style-name="s1">закупка для предупреждения чрезвычайной ситуации (при введении режима повышенной готовности функционирования органов управления и сил единой государственной системы предупреждения и ликвидации чрезвычайных ситуаций);</text:p>
      <text:p text:style-name="s1">закупка для ликвидации чрезвычайной ситуации;</text:p>
      <text:p text:style-name="s1">закупка для оказания гуманитарной помощи;</text:p>
      <text:p text:style-name="s1">закупка вследствие иных обстоятельств непреодолимой силы, не относящихся к обстоятельствам, указанным в <text:a xlink:type="simple" xlink:href="#anchor514173">абзацах третьем - шестом</text:a> настоящего подпункта.</text:p>
      <text:p text:style-name="s1"/>
      <text:h text:outline-level="1" text:style-name="s3"><text:bookmark text:name="anchor5300"/>III. Включение информации и документов в реестр, ведение реестра</text:h>
      <text:p text:style-name="s1"/>
      <text:p text:style-name="s1"><text:bookmark text:name="anchor5015"/>15. Информация и документы, предусмотренные <text:a xlink:type="simple" xlink:href="#anchor5010">пунктами 10 - 13</text:a> настоящих Правил, включаются в реестр в следующем порядке:</text:p>
      <text:p text:style-name="s22header">Информация об изменениях:</text:p>
      <text:p text:style-name="s22"><text:bookmark text:name="anchor5151"/>Подпункт "а" изменен с 16 ноября 2022 г. - <text:a xlink:type="simple" xlink:href="http://ivo.garant.ru/document/redirect/405672917/120819">Постановление</text:a> Правительства России от 31 октября 2022 г. № 1946</text:p>
      <text:p text:style-name="s22"><text:a xlink:type="simple" xlink:href="http://ivo.garant.ru/document/redirect/76810030/5151">См. предыдущую редакцию</text:a></text:p>
      <text:p text:style-name="s9header">ГАРАНТ:</text:p>
      <text:p text:style-name="s9">Действие положений подпункта "а", касающихся соглашений об изменении контракта, соглашений о расторжении контракта, <text:a xlink:type="simple" xlink:href="http://ivo.garant.ru/document/redirect/405672917/309">приостановлено</text:a> до 1 января 2025 г.</text:p>
      <text:p text:style-name="s1">а) сформированные и подписанные с использованием единой информационной системы контракт, соглашение об изменении контракта, соглашение о расторжении контракта, решение об одностороннем отказе от исполнения контракта, а также содержащаяся в них информация, подлежащая включению в реестр, не позднее 3-го рабочего дня со дня, следующего за днем подписания таких контракта и соглашений, за днем вступления в силу такого решения, документ о приемке и содержащаяся в нем информация в день его подписания направляются с использованием единой информационной системы в орган, предусмотренный <text:a xlink:type="simple" xlink:href="#anchor5171">подпунктом "а" пункта 17</text:a> настоящих Правил, для проведения проверок, предусмотренных <text:a xlink:type="simple" xlink:href="#anchor5181">подпунктами "а" - "г" пункта 18</text:a> настоящих Правил. При этом информация, содержащаяся в  таких документах и сформированная с использованием единой информационной системы, формируется в реестре автоматически, а иная информация, подлежащая включению в реестр в соответствии с настоящими Правилами, формируется заказчиком самостоятельно;</text:p>
      <text:p text:style-name="s22header">Информация об изменениях:</text:p>
      <text:p text:style-name="s22"><text:bookmark text:name="anchor5152"/>Подпункт "б" изменен с 11 сентября 2025 г. - <text:a xlink:type="simple" xlink:href="http://ivo.garant.ru/document/redirect/412632303/1022">Постановление</text:a> Правительства России от 2 сентября 2025 г. № 1353</text:p>
      <text:p text:style-name="s22"><text:a xlink:type="simple" xlink:href="http://ivo.garant.ru/document/redirect/76849739/5152">См. предыдущую редакцию</text:a></text:p>
      <text:p text:style-name="s1">б) заказчиком направляются с использованием единой информационной системы в орган, предусмотренный <text:a xlink:type="simple" xlink:href="#anchor5171">подпунктом "а" пункта 17</text:a> настоящих Правил, для проведения проверок, предусмотренных <text:a xlink:type="simple" xlink:href="#anchor5181">подпунктами "а"</text:a>, <text:a xlink:type="simple" xlink:href="#anchor5183">"в"</text:a> и <text:a xlink:type="simple" xlink:href="#anchor5184">"г" пункта 18</text:a> настоящих Правил следующие информация и документы:</text:p>
      <text:p text:style-name="s1">информация, предусмотренная <text:a xlink:type="simple" xlink:href="#anchor5111">подпунктом "а" пункта 11</text:a> настоящих Правил, - не позднее 1-го рабочего дня, следующего за днем подписания документа о приемке;</text:p>
      <text:p text:style-name="s1"><text:bookmark text:name="anchor51523"/>включаемая в реестр в соответствии с <text:a xlink:type="simple" xlink:href="#anchor5122">подпунктом "б" пункта 12</text:a> настоящих Правил информация об изменении кодов, предусмотренных <text:a xlink:type="simple" xlink:href="#anchor51073">абзацами третьим - пятым подпункта "ж" пункта 10</text:a> настоящих Правил, если такие коды подлежат изменению в соответствии с <text:a xlink:type="simple" xlink:href="http://ivo.garant.ru/document/redirect/12112604/2">бюджетным законодательством</text:a> Российской Федерации, - не позднее 5-го рабочего дня со дня доведения соответствующих лимитов бюджетных обязательств (при изменении кода (кодов), предусмотренного <text:a xlink:type="simple" xlink:href="#anchor51073">абзацем третьим подпункта "ж" пункта 10</text:a> настоящих Правил) или не позднее 1 февраля финансового года, в котором подлежат применению соответствующие измененные коды (при изменении кодов, предусмотренных <text:a xlink:type="simple" xlink:href="#anchor5174">абзацами четвертым</text:a> и <text:a xlink:type="simple" xlink:href="#anchor5175">пятым подпункта "ж" пункта 10</text:a> настоящих Правил);</text:p>
      <text:p text:style-name="s1"><text:bookmark text:name="anchor51524"/>информация и документы, предусмотренные <text:a xlink:type="simple" xlink:href="#anchor5112">подпунктами "б"</text:a>, <text:a xlink:type="simple" xlink:href="#anchor5113">"в"</text:a> (в случае оплаты со счетов, открытых в кредитных организациях, а также если информация о заказчике не подлежит размещению на едином портале бюджетной системы Российской Федерации), <text:a xlink:type="simple" xlink:href="#anchor5114">"г" - "з" пункта 11</text:a>, <text:a xlink:type="simple" xlink:href="#anchor5124">подпунктом "г" пункта 12</text:a>, <text:a xlink:type="simple" xlink:href="#anchor5132">подпунктами "б"</text:a> и <text:a xlink:type="simple" xlink:href="#anchor5133">"в" пункта 13</text:a> настоящих Правил, а также информация и документы, касающиеся контракта, заключенного без использования единой информационной системы, - не позднее 5-го рабочего дня со дня, следующего за днем подписания заказчиком документа, формируемого (составляемого) заказчиком и подлежащего включению в реестр, или за днем получения заказчиком информации или документа, формируемых (составляемых) иными лицами и подлежащих включению в реестр;</text:p>
      <text:p text:style-name="s22header">Информация об изменениях:</text:p>
      <text:p text:style-name="s22"><text:bookmark text:name="anchor5153"/>Подпункт "в" изменен с 16 ноября 2022 г. - <text:a xlink:type="simple" xlink:href="http://ivo.garant.ru/document/redirect/405672917/120821">Постановление</text:a> Правительства России от 31 октября 2022 г. № 1946</text:p>
      <text:p text:style-name="s22"><text:a xlink:type="simple" xlink:href="http://ivo.garant.ru/document/redirect/76810030/5153">См. предыдущую редакцию</text:a></text:p>
      <text:p text:style-name="s1">в) орган, предусмотренный <text:a xlink:type="simple" xlink:href="#anchor5171">подпунктом "а" пункта 17</text:a> настоящих Правил, не позднее одного часа с момента поступления информации и документов в соответствии с <text:a xlink:type="simple" xlink:href="#anchor5151">подпунктами "а"</text:a> или <text:a xlink:type="simple" xlink:href="#anchor5152">"б"</text:a> настоящего пункта:</text:p>
      <text:p text:style-name="s1"><text:bookmark text:name="anchor15532"/>проводит проверки, предусмотренные в том числе <text:a xlink:type="simple" xlink:href="#anchor5181">подпунктами "а" - "г" пункта 18</text:a> настоящих Правил;</text:p>
      <text:p text:style-name="s1"><text:bookmark text:name="anchor51533"/>по результатам проверок, предусмотренных <text:a xlink:type="simple" xlink:href="#anchor5181">подпунктами "а" - "г" пункта 18</text:a> настоящих Правил, формирует с использованием единой информационной системы отметку о соответствии направленных информации и документов настоящим Правилам, за исключением случая выявления несоответствия таких информации и документов настоящим Правилам;</text:p>
      <text:p text:style-name="s1"><text:bookmark text:name="anchor51534"/>в случае выявления несоответствия представленных информации и документов настоящим Правилам уведомляет с использованием единой информационной системы заказчика о таком несоответствии;</text:p>
      <text:p text:style-name="s1"><text:bookmark text:name="anchor51535"/>в случае формирования в соответствии с <text:a xlink:type="simple" xlink:href="#anchor51533">абзацем третьим подпункта "в"</text:a> настоящего пункта отметки о соответствии направленных информации и документов настоящим Правилам направляет с использованием единой информационной системы информацию и документы, поступившие в соответствии с <text:a xlink:type="simple" xlink:href="#anchor5152">подпунктом "б"</text:a> настоящего пункта, в соответствующий орган, предусмотренный <text:a xlink:type="simple" xlink:href="#anchor5172">подпунктом "б"</text:a> или <text:a xlink:type="simple" xlink:href="#anchor5173">"в" пункта 17</text:a> настоящих Правил, для проведения проверок, предусмотренных <text:a xlink:type="simple" xlink:href="#anchor5181">подпунктами "а"</text:a>, <text:a xlink:type="simple" xlink:href="#anchor5185">"д" - "и" пункта 18</text:a> настоящих Правил, за исключением случаев заключения контракта по результатам проведения запроса котировок в электронной форме, при осуществлении закупки у единственного поставщика (подрядчика, исполнителя) на сумму, предусмотренную <text:a xlink:type="simple" xlink:href="http://ivo.garant.ru/document/redirect/70353464/93012">частью 12 статьи 93</text:a> Федерального закона, при которых подлежит проведению исключительно проверка, предусмотренная <text:a xlink:type="simple" xlink:href="#anchor5189">подпунктом "и" пункта 18</text:a> настоящих Правил;</text:p>
      <text:p text:style-name="s22header">Информация об изменениях:</text:p>
      <text:p text:style-name="s22"><text:bookmark text:name="anchor5154"/>Подпункт "г" изменен с 16 ноября 2022 г. - <text:a xlink:type="simple" xlink:href="http://ivo.garant.ru/document/redirect/405672917/120822">Постановление</text:a> Правительства России от 31 октября 2022 г. № 1946</text:p>
      <text:p text:style-name="s22"><text:a xlink:type="simple" xlink:href="http://ivo.garant.ru/document/redirect/76810030/5154">См. предыдущую редакцию</text:a></text:p>
      <text:p text:style-name="s1">г) органы, предусмотренные <text:a xlink:type="simple" xlink:href="#anchor5172">подпунктами "б"</text:a> или <text:a xlink:type="simple" xlink:href="#anchor5173">"в" пункта 17</text:a> настоящих Правил, не позднее 3 рабочих дней со дня, следующего за днем поступления информации и документов в соответствии с <text:a xlink:type="simple" xlink:href="#anchor51535">абзацем пятым подпункта "в"</text:a> настоящего пункта, а в случае поступления информации и документов, предусмотренных <text:a xlink:type="simple" xlink:href="#anchor5111">подпунктом "а" пункта 11</text:a> настоящих Правил, не позднее 2 рабочих дней со дня, следующего за днем их поступления:</text:p>
      <text:p text:style-name="s1"><text:bookmark text:name="anchor51542"/>проводят предусмотренные <text:a xlink:type="simple" xlink:href="#anchor5181">подпунктами "а"</text:a>, <text:a xlink:type="simple" xlink:href="#anchor5185">д" - "и" пункта 18</text:a> настоящих Правил проверки, за исключением случаев заключения контракта по результатам проведения запроса котировок в электронной форме, при осуществлении закупки у единственного поставщика (подрядчика, исполнителя) на сумму, предусмотренную <text:a xlink:type="simple" xlink:href="http://ivo.garant.ru/document/redirect/70353464/93012">частью 12 статьи 93</text:a> Федерального закона, при которых проводят исключительно проверку, предусмотренную <text:a xlink:type="simple" xlink:href="#anchor5189">подпунктом "и" пункта 18</text:a> настоящих Правил;</text:p>
      <text:p text:style-name="s1"><text:bookmark text:name="anchor51543"/>по результатам проверок, предусмотренных <text:a xlink:type="simple" xlink:href="#anchor5185">подпунктами "д" - "и" пункта 18</text:a> настоящих Правил, формируют с использованием единой информационной системы отметку о соответствии направленных информации и документов настоящим Правилам, за исключением случая выявления несоответствия таких информации и документов настоящим Правилам;</text:p>
      <text:p text:style-name="s1"><text:bookmark text:name="anchor51544"/>в случае выявления несоответствия представленных информации и документов настоящим Правилам формируют с использованием единой информационной системы протокол о несоответствии направленных информации и документов настоящим Правилам по форме, предусмотренной приложением к настоящим Правилам, который не позднее одного часа с момента его формирования направляется с использованием единой информационной системы заказчику;</text:p>
      <text:p text:style-name="s22header">Информация об изменениях:</text:p>
      <text:p text:style-name="s22"><text:bookmark text:name="anchor5155"/>Подпункт "д" изменен с 1 января 2025 г. - <text:a xlink:type="simple" xlink:href="http://ivo.garant.ru/document/redirect/411084786/110541">Постановление</text:a> Правительства России от 9 декабря 2024 г. № 1740</text:p>
      <text:p text:style-name="s22"><text:a xlink:type="simple" xlink:href="http://ivo.garant.ru/document/redirect/76845978/5155">См. предыдущую редакцию</text:a></text:p>
      <text:p text:style-name="s1">д) уполномоченный орган включает направленные информацию и документы в реестр путем формирования, обновления реестровой записи не позднее одного часа с момента формирования отметки, предусмотренной <text:a xlink:type="simple" xlink:href="#anchor51533">абзацем третьим подпункта "в"</text:a> (в случае направления информации и документов в соответствии с <text:a xlink:type="simple" xlink:href="#anchor5151">подпунктом "а"</text:a> настоящего пункта), <text:a xlink:type="simple" xlink:href="#anchor51543">абзацем третьим подпункта "г"</text:a> (в случае направления информации и документов в соответствии с <text:a xlink:type="simple" xlink:href="#anchor5152">подпунктом "б"</text:a> настоящего пункта) настоящего пункта с учетом условий, предусмотренных <text:a xlink:type="simple" xlink:href="#anchor51553">абзацем третьим</text:a> настоящего подпункта. При этом:</text:p>
      <text:p text:style-name="s1"><text:bookmark text:name="anchor51552"/>в случае отсутствия такой отметки информация и документы в реестр не включаются;</text:p>
      <text:p text:style-name="s1"><text:bookmark text:name="anchor51553"/>включение в реестр информации и документов, предусмотренных <text:a xlink:type="simple" xlink:href="#anchor5010">пунктами 10 - 13</text:a> настоящих Правил и направленных заказчиками, которым в Федеральном казначействе в установленном порядке открыт лицевой счет, указанный в <text:a xlink:type="simple" xlink:href="#anchor510106">абзаце шестом подпункта "а" пункта 10</text:a> настоящих Правил (за исключением заказчиков, указанных в <text:a xlink:type="simple" xlink:href="http://ivo.garant.ru/document/redirect/72826254/1202">подпунктах "б" - "д"</text:a> и <text:a xlink:type="simple" xlink:href="http://ivo.garant.ru/document/redirect/72826254/1207">"ж" - "и" пункта 2</text:a> Положения), осуществляется при условии положительного результата проверок, осуществляемых с использованием единой информационной системы, в том числе при постановке бюджетного обязательства на учет в соответствии с <text:a xlink:type="simple" xlink:href="http://ivo.garant.ru/document/redirect/12112604/2">бюджетным законодательством</text:a> Российской Федерации;</text:p>
      <text:p text:style-name="s1"><text:bookmark text:name="anchor5156"/>е) в случае выявления несоответствия источника финансирования при осуществлении проверки в соответствии с <text:a xlink:type="simple" xlink:href="#anchor5189">подпунктом "и" пункта 18</text:a> настоящих Правил направленные информация и документы включаются уполномоченным органом в реестр путем формирования, обновления реестровой записи с формированием отметки о выявленном несоответствии источника финансирования.</text:p>
      <text:p text:style-name="s1"><text:bookmark text:name="anchor5016"/>16. Информация и документы, подлежащие включению в реестр в соответствии с настоящими Правилами, в отношении контракта, заключенного в соответствии с <text:a xlink:type="simple" xlink:href="http://ivo.garant.ru/document/redirect/70353464/931">частью 1 статьи 93</text:a> Федерального закона (за исключением случаев заключения такого контракта с использованием единой информационной системы), направляются для включения в реестр после осуществления контроля, предусмотренного <text:a xlink:type="simple" xlink:href="http://ivo.garant.ru/document/redirect/70353464/995">частями 5</text:a> и <text:a xlink:type="simple" xlink:href="http://ivo.garant.ru/document/redirect/70353464/99510">5<text:span text:style-name="upper"><text:span> 1</text:span></text:span> статьи 99</text:a> Федерального закона, в порядке, установленном <text:a xlink:type="simple" xlink:href="http://ivo.garant.ru/document/redirect/74503725/1000">Правилами</text:a> осуществления контроля, предусмотренного частями 5 и 5<text:span text:style-name="upper"><text:span> 1</text:span></text:span> статьи 99 Федерального закона "О контрактной системе в сфере закупок товаров, работ, услуг для обеспечения государственных и муниципальных нужд", утвержденными <text:a xlink:type="simple" xlink:href="http://ivo.garant.ru/document/redirect/74503725/0">постановлением</text:a> Правительства Российской Федерации от 6 августа 2020 г. № 1193 "О порядке осуществления контроля, предусмотренного частями 5 и 5<text:span text:style-name="upper"><text:span> 1</text:span></text:span> статьи 99 Федерального закона "О контрактной системе в сфере закупок товаров, работ, услуг для обеспечения государственных и муниципальных нужд", и об изменении и признании утратившими силу некоторых актов Правительства Российской Федерации" (далее - Правила осуществления контроля). При этом в случае отсутствия <text:a xlink:type="simple" xlink:href="http://ivo.garant.ru/document/redirect/74503725/15000">уведомления</text:a> о соответствии контролируемой информации Правилам осуществления контроля информация и документы включаются в реестр в соответствии с настоящими Правилами с проставлением отметки об отсутствии такого уведомления.</text:p>
      <text:p text:style-name="s1"><text:bookmark text:name="anchor5017"/>17. Информация и документы, подлежащие включению в реестр, направляются в соответствии с <text:a xlink:type="simple" xlink:href="#anchor5151">подпунктами "а"</text:a> и <text:a xlink:type="simple" xlink:href="#anchor5152">"б" пункта 15</text:a> настоящих Правил в следующие органы для проведения проверок, предусмотренных <text:a xlink:type="simple" xlink:href="#anchor5018">пунктом 18 </text:a>настоящих Правил:</text:p>
      <text:p text:style-name="s1"><text:bookmark text:name="anchor5171"/>а) в федеральный орган исполнительной власти, определенный Правительством Российской Федерации в соответствии с <text:a xlink:type="simple" xlink:href="http://ivo.garant.ru/document/redirect/70353464/406">частью 6 статьи 4</text:a> Федерального закона;</text:p>
      <text:p text:style-name="s22header">Информация об изменениях:</text:p>
      <text:p text:style-name="s22"><text:bookmark text:name="anchor5172"/>Подпункт "б" изменен с 1 января 2025 г. - <text:a xlink:type="simple" xlink:href="http://ivo.garant.ru/document/redirect/411084786/110543">Постановление</text:a> Правительства России от 9 декабря 2024 г. № 1740</text:p>
      <text:p text:style-name="s22"><text:a xlink:type="simple" xlink:href="http://ivo.garant.ru/document/redirect/76845978/5172">См. предыдущую редакцию</text:a></text:p>
      <text:p text:style-name="s1">б) в уполномоченный орган - при направлении информации и документов заказчиками и лицами, указанными в <text:a xlink:type="simple" xlink:href="http://ivo.garant.ru/document/redirect/74503725/1006">пункте 6</text:a> Правил осуществления контроля, а также в <text:a xlink:type="simple" xlink:href="http://ivo.garant.ru/document/redirect/70353464/154">частях 4</text:a> (в случае предоставления субсидий, бюджетных инвестиций из федерального бюджета), <text:a xlink:type="simple" xlink:href="http://ivo.garant.ru/document/redirect/70353464/1542">4<text:span text:style-name="upper"><text:span> 2</text:span></text:span></text:a> и <text:a xlink:type="simple" xlink:href="http://ivo.garant.ru/document/redirect/70353464/1543">4<text:span text:style-name="upper"><text:span> 3</text:span></text:span> статьи 15</text:a> Федерального закона;</text:p>
      <text:p text:style-name="s22header">Информация об изменениях:</text:p>
      <text:p text:style-name="s22"><text:bookmark text:name="anchor5173"/>Подпункт "в" изменен с 1 января 2025 г. - <text:a xlink:type="simple" xlink:href="http://ivo.garant.ru/document/redirect/411084786/110544">Постановление</text:a> Правительства России от 9 декабря 2024 г. № 1740</text:p>
      <text:p text:style-name="s22"><text:a xlink:type="simple" xlink:href="http://ivo.garant.ru/document/redirect/76845978/5173">См. предыдущую редакцию</text:a></text:p>
      <text:p text:style-name="s1">в) в финансовый орган субъекта Российской Федерации или муниципального образования, орган управления государственными внебюджетными фондами - при направлении информации и документов соответствующими заказчиками и лицами, указанными в <text:a xlink:type="simple" xlink:href="http://ivo.garant.ru/document/redirect/74503725/1007">пунктах 7 - 9</text:a> Правил осуществления контроля, а также в <text:a xlink:type="simple" xlink:href="http://ivo.garant.ru/document/redirect/70353464/154">частях 4</text:a> (в случае предоставления субсидий, бюджетных инвестиций из бюджета субъекта Российской Федерации, местного бюджета) и <text:a xlink:type="simple" xlink:href="http://ivo.garant.ru/document/redirect/70353464/1544">4<text:span text:style-name="upper"><text:span> 4</text:span></text:span> статьи 15</text:a> Федерального закона.</text:p>
      <text:p text:style-name="s1"><text:bookmark text:name="anchor5018"/>18. Органы, предусмотренные <text:a xlink:type="simple" xlink:href="#anchor5017">пунктом 17</text:a> настоящих Правил, проводят, в том числе с использованием единой информационной системы, проверки на предмет:</text:p>
      <text:p text:style-name="s1"><text:bookmark text:name="anchor5181"/>а) наличия информации и документов, предусмотренных настоящими Правилами;</text:p>
      <text:p text:style-name="s1"><text:bookmark text:name="anchor5182"/>б) соответствия указанных в направляемых информации и документах, предусмотренных <text:a xlink:type="simple" xlink:href="#anchor5010">пунктами 10</text:a> и <text:a xlink:type="simple" xlink:href="#anchor5012">12</text:a> настоящих Правил, идентификационного кода закупки и цены контракта (в том числе с учетом ее изменения в соответствии с <text:a xlink:type="simple" xlink:href="http://ivo.garant.ru/document/redirect/70353464/0">Федеральным законом</text:a>) идентификационному коду закупки и цене контракта, указанным в контракте, сформированном и подписанном заказчиком с использованием единой информационной системы;</text:p>
      <text:p text:style-name="s22header">Информация об изменениях:</text:p>
      <text:p text:style-name="s22"><text:bookmark text:name="anchor5183"/>Подпункт "в" изменен с 1 января 2025 г. - <text:a xlink:type="simple" xlink:href="http://ivo.garant.ru/document/redirect/411084786/110546">Постановление</text:a> Правительства России от 9 декабря 2024 г. № 1740</text:p>
      <text:p text:style-name="s22"><text:a xlink:type="simple" xlink:href="http://ivo.garant.ru/document/redirect/76845978/5183">См. предыдущую редакцию</text:a></text:p>
      <text:p text:style-name="s1">в) соответствия указанного в направляемых информации и документах, предусмотренных <text:a xlink:type="simple" xlink:href="#anchor5010">пунктами 10</text:a> и <text:a xlink:type="simple" xlink:href="#anchor5012">12</text:a> настоящих Правил, идентификационного кода закупки идентификационному коду закупки, включенному в план-график закупок, а также непревышения указанной в таких направляемых информации и документах цены контракта (в том числе с учетом ее изменения в соответствии с <text:a xlink:type="simple" xlink:href="http://ivo.garant.ru/document/redirect/70353464/0">Федеральным законом</text:a>) над объемом финансового обеспечения (в разрезе планируемых платежей на текущий финансовый год), включенного в план-график закупок, в случае, если контракт, соглашение об изменении условий контракта заключены без использования единой информационной системы;</text:p>
      <text:p text:style-name="s22header">Информация об изменениях:</text:p>
      <text:p text:style-name="s22"><text:bookmark text:name="anchor5184"/>Подпункт "г" изменен с 16 ноября 2022 г. - <text:a xlink:type="simple" xlink:href="http://ivo.garant.ru/document/redirect/405672917/120825">Постановление</text:a> Правительства России от 31 октября 2022 г. № 1946</text:p>
      <text:p text:style-name="s22"><text:a xlink:type="simple" xlink:href="http://ivo.garant.ru/document/redirect/76810030/5184">См. предыдущую редакцию</text:a></text:p>
      <text:p text:style-name="s1">г) соответствия реестровой записи, идентификатора информации о документе о приемке, идентификатора информации об этапе исполнения контракта (в случае авансового платежа), указанных в информации об оплате, полученных с учетом положений <text:a xlink:type="simple" xlink:href="#anchor51410">подпункта "к" пункта 14</text:a> настоящих Правил из информационных систем управления государственными и муниципальными (общественными) финансами, реестровой записи и идентификатору информации о документе о приемке, идентификатору информации об этапе исполнения контракта (в случае авансового платежа), указанных в реестре;</text:p>
      <text:p text:style-name="s22header">Информация об изменениях:</text:p>
      <text:p text:style-name="s22"><text:bookmark text:name="anchor5185"/>Подпункт "д" изменен с 11 сентября 2025 г. - <text:a xlink:type="simple" xlink:href="http://ivo.garant.ru/document/redirect/412632303/1023">Постановление</text:a> Правительства России от 2 сентября 2025 г. № 1353</text:p>
      <text:p text:style-name="s22"><text:a xlink:type="simple" xlink:href="http://ivo.garant.ru/document/redirect/76849739/5185">См. предыдущую редакцию</text:a></text:p>
      <text:p text:style-name="s1">д) соответствия сведений, указанных в информации и документах, направляемых и предусмотренных <text:a xlink:type="simple" xlink:href="#anchor5101">подпунктами "а"</text:a> (за исключением кода организационно-правовой формы, идентификационного кода заказчика, реквизитов открытого в Федеральном казначействе лицевого счета), <text:a xlink:type="simple" xlink:href="#anchor5102">"б"</text:a> (в части наименования, фамилии, имени и отчества (при наличии), реквизитов счета поставщика (подрядчика, исполнителя), идентификационного номера налогоплательщика, кода причины постановки на учет в налоговом органе, кода причины постановки на учет в налоговом органе в качестве крупнейшего налогоплательщика), <text:a xlink:type="simple" xlink:href="#anchor5103">"в"</text:a> (в части указания пункта <text:a xlink:type="simple" xlink:href="http://ivo.garant.ru/document/redirect/70353464/931">части 1 статьи 93</text:a> Федерального закона, в соответствии с которым осуществляется закупка у единственного поставщика (подрядчика, исполнителя), <text:a xlink:type="simple" xlink:href="#anchor5105">"д"</text:a> (в случае заключения контракта в соответствии с частью 1 статьи 93 Федерального закона без использования единой информационной системы), <text:a xlink:type="simple" xlink:href="#anchor5106">"е"</text:a>, <text:a xlink:type="simple" xlink:href="#anchor5107">"ж"</text:a> (за исключением случая включения в реестр в соответствии с <text:a xlink:type="simple" xlink:href="#anchor5122">подпунктом "б" пункта 12</text:a> настоящих Правил информации об изменении кодов, предусмотренных <text:a xlink:type="simple" xlink:href="#anchor51073">абзацами третьим - пятым подпункта "ж" пункта 10</text:a> настоящих Правил, если такие коды подлежат изменению в соответствии с <text:a xlink:type="simple" xlink:href="http://ivo.garant.ru/document/redirect/12112604/2">бюджетным законодательством</text:a> Российской Федерации), <text:a xlink:type="simple" xlink:href="#anchor5108">"з"</text:a> (за исключением места поставки, выполнения работы, оказания услуги по контрактам, заключенным заказчиками, предусмотренными <text:a xlink:type="simple" xlink:href="http://ivo.garant.ru/document/redirect/70353464/2401151">подпунктами "а"</text:a> и <text:a xlink:type="simple" xlink:href="http://ivo.garant.ru/document/redirect/70353464/2401152">"б" пункта 5 части 11 статьи 24</text:a> Федерального закона, по контрактам, заключенным по результатам осуществления закупок в случаях, предусмотренных <text:a xlink:type="simple" xlink:href="http://ivo.garant.ru/document/redirect/70353464/2401153">подпунктами "в" - "д" пункта 5 части 11 статьи 24</text:a> Федерального закона, по контрактам, заключенным с единственным поставщиком (подрядчиком, исполнителем), кода и наименования позиции <text:a xlink:type="simple" xlink:href="http://ivo.garant.ru/document/redirect/70650730/0">общероссийского классификатора</text:a> продукции по видам экономической деятельности в соответствии с наименованием объекта закупки, кода и вида медицинского изделия в соответствии с <text:a xlink:type="simple" xlink:href="http://ivo.garant.ru/document/redirect/70199586/1000">номенклатурной классификацией</text:a> медицинских изделий, которые проверяются при их наличии в контракте, вида (типа) объекта закупки в части закупок работ и услуг, номера реестровой записи из реестра российской промышленной продукции, предусмотренного <text:a xlink:type="simple" xlink:href="http://ivo.garant.ru/document/redirect/70833138/0">Федеральным законом</text:a> "О промышленной политике в Российской Федерации", совокупного количества баллов за выполнение (освоение) на территории Российской Федерации соответствующих операций (условий), номера реестровой записи из <text:a xlink:type="simple" xlink:href="https://goszakupki.eaeunion.org/erpt/ru/registers/products">евразийского реестра</text:a> промышленных товаров, порядок формирования и ведения которого устанавливается правом Евразийского экономического союза, совокупного количества баллов за выполнение (освоение) на территории Евразийского экономического союза соответствующих операций (условий), порядковых номеров реестровых записей из <text:a xlink:type="simple" xlink:href="https://reestr.digital.gov.ru/">единого реестра</text:a> российских программ для электронных вычислительных машин и баз данных, <text:a xlink:type="simple" xlink:href="https://eac-reestr.digital.gov.ru">единого реестра</text:a> программ для электронных вычислительных машин и баз данных из государств - членов Евразийского экономического союза, за исключением Российской Федерации), <text:a xlink:type="simple" xlink:href="#anchor5109">"и"</text:a> (за исключением цены за единицу товара, работы или услуги, которая проверяется при ее наличии в контракте), <text:a xlink:type="simple" xlink:href="#anchor51010">"к"</text:a>, <text:a xlink:type="simple" xlink:href="#anchor51011">"л"</text:a>, <text:a xlink:type="simple" xlink:href="#anchor51014">"о" - "с" пункта 10</text:a>, <text:a xlink:type="simple" xlink:href="#anchor5111">подпункта "а"</text:a> (в части информации о единице измерения поставленного товара, выполненной работы, оказанной услуги, наименовании страны происхождения товара, в том числе поставляемого заказчику при выполнении закупаемых работ, оказании закупаемых услуг) пункта 11, <text:a xlink:type="simple" xlink:href="#anchor5121">подпункта "а"</text:a> (в части изменения условий контракта) пункта 12 настоящих Правил, условиям контракта (в том числе с учетом их изменения в соответствии с Федеральным законом);</text:p>
      <text:p text:style-name="s22header">Информация об изменениях:</text:p>
      <text:p text:style-name="s22"><text:bookmark text:name="anchor5186"/>Подпункт "е" изменен с 16 ноября 2022 г. - <text:a xlink:type="simple" xlink:href="http://ivo.garant.ru/document/redirect/405672917/120827">Постановление</text:a> Правительства России от 31 октября 2022 г. № 1946</text:p>
      <text:p text:style-name="s22"><text:a xlink:type="simple" xlink:href="http://ivo.garant.ru/document/redirect/76810030/5186">См. предыдущую редакцию</text:a></text:p>
      <text:p text:style-name="s1">е) соответствия информации, указанной в <text:a xlink:type="simple" xlink:href="#anchor51112">абзацах втором - восьмом подпункта "а" пункта 11</text:a> настоящих Правил, документу о приемке;</text:p>
      <text:p text:style-name="s22header">Информация об изменениях:</text:p>
      <text:p text:style-name="s22"><text:bookmark text:name="anchor5187"/>Подпункт "ж" изменен с 1 июля 2025 г. - <text:a xlink:type="simple" xlink:href="http://ivo.garant.ru/document/redirect/411084786/110550">Постановление</text:a> Правительства России от 9 декабря 2024 г. № 1740</text:p>
      <text:p text:style-name="s22"><text:a xlink:type="simple" xlink:href="http://ivo.garant.ru/document/redirect/76845979/5187">См. предыдущую редакцию</text:a></text:p>
      <text:p text:style-name="s1">ж) соответствия сведений, указанных в информации, предусмотренной <text:a xlink:type="simple" xlink:href="#anchor5113">подпунктами "в"</text:a>, <text:a xlink:type="simple" xlink:href="#anchor5116">"е"</text:a> и <text:a xlink:type="simple" xlink:href="#anchor5118">"з" пункта 11</text:a>, <text:a xlink:type="simple" xlink:href="#anchor5131">подпунктами "а"</text:a> (за исключением даты расторжения контракта) , <text:a xlink:type="simple" xlink:href="#anchor5133">"в"</text:a> и <text:a xlink:type="simple" xlink:href="#anchor5134">"г"</text:a> (за исключением случаев формирования информации в реестре в соответствии с <text:a xlink:type="simple" xlink:href="#anchor51415">подпунктами "п"</text:a> и <text:a xlink:type="simple" xlink:href="#anchor51416">"р" пункта 14</text:a> настоящих Правил) пункта 13 настоящих Правил, соответствующему документу;</text:p>
      <text:p text:style-name="s1"><text:bookmark text:name="anchor5188"/>з) непротиворечивости содержащихся в указанных в <text:a xlink:type="simple" xlink:href="#anchor5185">подпунктах "д" - "ж"</text:a> настоящего пункта информации и документах данных друг другу;</text:p>
      <text:p text:style-name="s22header">Информация об изменениях:</text:p>
      <text:p text:style-name="s22"><text:bookmark text:name="anchor5189"/>Подпункт "и" изменен с 1 января 2025 г. - <text:a xlink:type="simple" xlink:href="http://ivo.garant.ru/document/redirect/411084786/110551">Постановление</text:a> Правительства России от 9 декабря 2024 г. № 1740</text:p>
      <text:p text:style-name="s22"><text:a xlink:type="simple" xlink:href="http://ivo.garant.ru/document/redirect/76845978/5189">См. предыдущую редакцию</text:a></text:p>
      <text:p text:style-name="s1">и) соответствия предусмотренной <text:a xlink:type="simple" xlink:href="#anchor5107">подпунктом "ж" пункта 10</text:a> настоящих Правил информации об источнике финансирования (кодов видов расходов <text:a xlink:type="simple" xlink:href="http://ivo.garant.ru/document/redirect/404917355/11000">классификации</text:a> расходов бюджетов бюджетной системы) предмету контракта, наименованию объекта закупки (если заказчику в Федеральном казначействе в установленном порядке открыт лицевой счет, указанный в <text:a xlink:type="simple" xlink:href="#anchor510106">абзаце шестом подпункта "а" пункта 10</text:a> настоящих Правил, за исключением заказчиков, указанных в <text:a xlink:type="simple" xlink:href="http://ivo.garant.ru/document/redirect/72826254/1203">подпунктах "в"</text:a> и <text:a xlink:type="simple" xlink:href="http://ivo.garant.ru/document/redirect/72826254/1208">"з" пункта 2</text:a> Положения).</text:p>
      <text:p text:style-name="s1"><text:bookmark text:name="anchor5019"/>19. В случаях, предусмотренных <text:a xlink:type="simple" xlink:href="#anchor51544">абзацем четвертым подпункта "г" пункта 15</text:a> настоящих Правил, заказчик в целях размещения в соответствии с <text:a xlink:type="simple" xlink:href="http://ivo.garant.ru/document/redirect/70353464/0">Федеральным законом</text:a> в реестре не позднее 3-го рабочего дня со дня, следующего за днем направления предусмотренного абзацем четвертым подпункта "г" пункта 15 настоящих Правил протокола, повторно направляет в соответствии с настоящими Правилами информацию и документы для проведения проверок, предусмотренных <text:a xlink:type="simple" xlink:href="#anchor5018">пунктом 18</text:a> настоящих Правил.</text:p>
      <text:p text:style-name="s1"><text:bookmark text:name="anchor5020"/>20. Реестровой записи, сформированной в соответствии с <text:a xlink:type="simple" xlink:href="#anchor5155">подпунктом "д" пункта 15</text:a> настоящих Правил, присваивается уникальный номер, имеющий следующую структуру:</text:p>
      <text:p text:style-name="s1"><text:bookmark text:name="anchor5201"/>а) с 1-го по 11-й разряд - идентификационный код заказчика, присвоенный заказчику в установленном порядке;</text:p>
      <text:p text:style-name="s1"><text:bookmark text:name="anchor5202"/>б) 12-й и 13-й разряды - последние 2 цифры года, в котором запись первоначально внесена в реестр контрактов;</text:p>
      <text:p text:style-name="s1"><text:bookmark text:name="anchor5203"/>в) с 14-го по 19-й разряд - порядковый номер реестровой записи, присваиваемый последовательно в соответствии со сквозной нумерацией, осуществляемой в пределах календарного года по каждому заказчику.</text:p>
      <text:p text:style-name="s22header">Информация об изменениях:</text:p>
      <text:p text:style-name="s22"><text:bookmark text:name="anchor5021"/>Пункт 21 изменен с 16 ноября 2022 г. - <text:a xlink:type="simple" xlink:href="http://ivo.garant.ru/document/redirect/405672917/120829">Постановление</text:a> Правительства России от 31 октября 2022 г. № 1946</text:p>
      <text:p text:style-name="s22"><text:a xlink:type="simple" xlink:href="http://ivo.garant.ru/document/redirect/76810030/5021">См. предыдущую редакцию</text:a></text:p>
      <text:p text:style-name="s9header">ГАРАНТ:</text:p>
      <text:p text:style-name="s9">Положения пункта 21 (в части размещения идентификаторов на официальном сайте ЕИС в информационно-телекоммуникационной сети "Интернет") <text:a xlink:type="simple" xlink:href="#anchor26">применяются</text:a> с 1 января 2023 г.</text:p>
      <text:p text:style-name="s1">21. Информации о документе о приемке поставленного товара, выполненной работы (ее результатов), оказанной услуги, отдельных этапов исполнения контракта, информации об этапе исполнения контракта, включаемой в реестровую запись, присваиваются идентификаторы в соответствии со сквозной нумерацией в пределах реестра, которые размещаются на официальном сайте.</text:p>
      <text:p text:style-name="s1"/>
      <text:p text:style-name="s1_right_fi698"><text:bookmark text:name="anchor6000"/><text:span text:style-name="s10">Утверждены
<text:a xlink:type="simple" xlink:href="#anchor0">постановлением</text:a> Правительства
Российской Федерации
от 27 января 2022 г. № 60</text:span></text:p>
      <text:p text:style-name="s1"/>
      <text:h text:outline-level="1" text:style-name="s3">Единые требования к региональным и муниципальным информационным системам в сфере закупок</text:h>
      <text:p text:style-name="s1"/>
      <text:p text:style-name="s1"><text:bookmark text:name="anchor6001"/>1. Требования, предусмотренные настоящим документом, предъявляются к региональным и муниципальным информационным системам в сфере закупок (далее - региональные и муниципальные информационные системы), созданным субъектами Российской Федерации и муниципальными образованиями в соответствии с <text:a xlink:type="simple" xlink:href="http://ivo.garant.ru/document/redirect/70353464/407">частью 7 статьи 4</text:a> Федерального закона "О контрактной системе в сфере закупок товаров, работ, услуг для обеспечения государственных и муниципальных нужд" (далее - Федеральный закон).</text:p>
      <text:p text:style-name="s1">Понятия, используемые в настоящих требованиях, соответствуют понятиям, принятым в <text:a xlink:type="simple" xlink:href="http://ivo.garant.ru/document/redirect/70353464/3">Федеральном законе</text:a>.</text:p>
      <text:p text:style-name="s1"><text:bookmark text:name="anchor6002"/>2. Порядок функционирования и использования региональных и муниципальных информационных систем и технологические средства, применяемые при создании и эксплуатации таких систем, должны обеспечивать их информационное взаимодействие с единой информационной системой в сфере закупок (далее - единая информационная система) в соответствии с порядком информационного взаимодействия, установление которого предусмотрено <text:a xlink:type="simple" xlink:href="http://ivo.garant.ru/document/redirect/70353464/4002">частью 2 статьи 4</text:a> Федерального закона.</text:p>
      <text:p text:style-name="s1"><text:bookmark text:name="anchor6003"/>3. Региональные и муниципальные информационные системы должны обеспечивать:</text:p>
      <text:p text:style-name="s1"><text:bookmark text:name="anchor6031"/>а) формирование, обработку, хранение и предоставление информации о закупках для обеспечения соответственно нужд субъекта Российской Федерации, нужд муниципального образования, создавших региональную или муниципальную информационную систему;</text:p>
      <text:p text:style-name="s1"><text:bookmark text:name="anchor6032"/>б) использование для подписания электронных документов <text:a xlink:type="simple" xlink:href="http://ivo.garant.ru/document/redirect/12184522/21">электронной подписи</text:a>, вид которой предусмотрен Федеральным законом;</text:p>
      <text:p text:style-name="s1"><text:bookmark text:name="anchor6033"/>в) применение справочников, реестров и классификаторов, используемых в единой информационной системе;</text:p>
      <text:p text:style-name="s1"><text:bookmark text:name="anchor6034"/>г) соответствие установленным в соответствии с <text:a xlink:type="simple" xlink:href="http://ivo.garant.ru/document/redirect/12148555/165">частью 5 статьи 16</text:a> Федерального закона "Об информации, информационных технологиях и о защите информации" требованиям к классу защищенности информационной системы не ниже 3 класса.</text:p>
      <text:p text:style-name="s1"><text:bookmark text:name="anchor6004"/>4. Технологические средства региональных и муниципальных информационных систем должны обеспечивать:</text:p>
      <text:p text:style-name="s1"><text:bookmark text:name="anchor6041"/>а) круглосуточную непрерывную работу региональных и муниципальных информационных систем, за исключением перерывов на регламентные и технологические работы;</text:p>
      <text:p text:style-name="s1"><text:bookmark text:name="anchor6042"/>б) информационное взаимодействие с единой информационной системой, иными информационными системами;</text:p>
      <text:p text:style-name="s1"><text:bookmark text:name="anchor6043"/>в) защиту информации и документов, содержащихся в региональных и муниципальных информационных системах, в соответствии с требованиями <text:a xlink:type="simple" xlink:href="http://ivo.garant.ru/document/redirect/12148555/16">статьи 16</text:a> Федерального закона "Об информации, информационных технологиях и о защите информации";</text:p>
      <text:p text:style-name="s1"><text:bookmark text:name="anchor6044"/>г) ведение электронных журналов учета действий и операций, содержащих информацию о формировании, размещении, изменении, обмене и исключении информации и документов, с указанием времени выполнения таких действий и операций, а также осуществивших их лицах, в том числе при информационном взаимодействии с иными информационными системами (далее - электронный журнал учета);</text:p>
      <text:p text:style-name="s1"><text:bookmark text:name="anchor6045"/>д) формирование выписок из электронных журналов учета;</text:p>
      <text:p text:style-name="s1"><text:bookmark text:name="anchor6046"/>е) возможность определения даты и времени размещения, последнего изменения информации и документов;</text:p>
      <text:p text:style-name="s1"><text:bookmark text:name="anchor6047"/>ж) копирование на резервный материальный носитель, обеспечивающее возможность восстановления информации, документов и электронных журналов учета в региональной или муниципальной информационной системе;</text:p>
      <text:p text:style-name="s1"><text:bookmark text:name="anchor6048"/>з) хранение информации и документов, а также резервных материальных носителей, полученных в результате копирования, не менее срока, предусмотренного <text:a xlink:type="simple" xlink:href="http://ivo.garant.ru/document/redirect/70353464/5008">частью 8 статьи 5</text:a> Федерального закона.</text:p>
      <text:p text:style-name="s1"><text:bookmark text:name="anchor6005"/>5. В случае необходимости проведения плановых регламентных и технологических работ, при осуществлении которых не обеспечивается доступ пользователей региональной или муниципальной информационной системы к информации и документам, размещенным в ней, не менее чем за сутки до начала таких работ в такой системе размещается уведомление об их проведении.</text:p>
      <text:p text:style-name="s1"><text:bookmark text:name="anchor6006"/>6. В случае необеспечения непрерывности функционирования технологических средств региональной или муниципальной информационной системы, повлекшего невозможность доступа к такой системе ее пользователей, не позднее чем через 2 часа с момента возобновления обеспечения непрерывности функционирования таких средств в региональной или муниципальной информационной системе размещается информация о причинах невозможности доступа к ней, дате и времени прекращения и возобновления такого доступа.</text:p>
      <text:p text:style-name="s1"><text:bookmark text:name="anchor6007"/>7. Не допускается размещение на официальном сайте (при наличии) региональной или муниципальной информационной системы в информационно-телекоммуникационной сети "Интернет" информации и документов, в отношении которых Федеральным законом установлено требование об их неразмещении на официальном сайте единой информационной системы в сети "Интернет".</text:p>
      <text:p text:style-name="s1"><text:bookmark text:name="anchor6008"/>8. В случае необходимости получения в соответствии с <text:a xlink:type="simple" xlink:href="#anchor1029">пунктом 29</text:a> Положения о единой информационной системе в сфере закупок, утвержденного <text:a xlink:type="simple" xlink:href="#anchor0">постановлением</text:a> Правительства Российской Федерации от 27 января 2022 г. № 60 "О мерах по информационному обеспечению контрактной системы в сфере закупок товаров, работ, услуг для обеспечения государственных и муниципальных нужд, по организации в ней документооборота, о внесении изменений в некоторые акты Правительства Российской Федерации и признании утратившими силу актов и отдельных положений актов Правительства Российской Федерации" из единой информационной системы информации и документов, не подлежащих размещению на официальном сайте единой информационной системы в сети "Интернет", региональные информационные системы должны обеспечить:</text:p>
      <text:p text:style-name="s9header">ГАРАНТ:</text:p>
      <text:p text:style-name="s9"><text:bookmark text:name="anchor6081"/>Подпункт "а" <text:a xlink:type="simple" xlink:href="#anchor36">вступает в силу</text:a> с 1 июля 2023 г.</text:p>
      <text:p text:style-name="s1">а) соответствие установленным в соответствии с <text:a xlink:type="simple" xlink:href="http://ivo.garant.ru/document/redirect/12148555/165">частью 5 статьи 16</text:a> Федерального закона "Об информации, информационных технологиях и о защите информации" требованиям к классу защищенности информационной системы не ниже 2 класса;</text:p>
      <text:p text:style-name="s1"><text:bookmark text:name="anchor6082"/>б) прохождение регистрации в единой информационной системе;</text:p>
      <text:p text:style-name="s9header">ГАРАНТ:</text:p>
      <text:p text:style-name="s9"><text:bookmark text:name="anchor6083"/>Подпункт "в" <text:a xlink:type="simple" xlink:href="#anchor36">вступает в силу</text:a> с 1 июля 2023 г.</text:p>
      <text:p text:style-name="s1">в) информационное взаимодействие с единой информационной системой, действия (бездействие) при котором фиксируются государственной информационной системой, предусмотренной <text:a xlink:type="simple" xlink:href="http://ivo.garant.ru/document/redirect/70353464/4013">частью 13 статьи 4</text:a> Федерального закона.</text:p>
      <text:p text:style-name="s9header">ГАРАНТ:</text:p>
      <text:p text:style-name="s9"><text:bookmark text:name="anchor6009"/>Пункт 9 <text:a xlink:type="simple" xlink:href="#anchor32">вступает в силу</text:a> с 1 июля 2022 г.</text:p>
      <text:p text:style-name="s1">9. В целях информационного взаимодействия, предусмотренного подпунктом "в" <text:a xlink:type="simple" xlink:href="#anchor6008">пункта 8</text:a> настоящего документа:</text:p>
      <text:p text:style-name="s1"><text:bookmark text:name="anchor6091"/>а) оператор региональной информационной системы, зарегистрированной в единой информационной системе, направляет с использованием единой информационной системы в федеральный орган исполнительной власти, определенный в соответствии с <text:a xlink:type="simple" xlink:href="http://ivo.garant.ru/document/redirect/70353464/406">частью 6 статьи 4</text:a> Федерального закона, обращение о готовности прохождения проверки информационного взаимодействия;</text:p>
      <text:p text:style-name="s1"><text:bookmark text:name="anchor6092"/>б) проверка, предусмотренная <text:a xlink:type="simple" xlink:href="#anchor6091">подпунктом "а"</text:a> настоящего пункта, и информационное взаимодействие, предусмотренное <text:a xlink:type="simple" xlink:href="#anchor6083">подпунктом "в" пункта 8</text:a> настоящего документа, обеспечиваются федеральным органом исполнительной власти, определенным в соответствии с <text:a xlink:type="simple" xlink:href="http://ivo.garant.ru/document/redirect/70353464/406">частью 6 статьи 4</text:a> Федерального закона, не позднее 6 месяцев со дня, следующего за днем получения обращения, направленного в соответствии с <text:a xlink:type="simple" xlink:href="#anchor6091">подпунктом "а"</text:a> настоящего пункта.</text:p>
      <text:p text:style-name="s1"/>
      <text:p text:style-name="s1_right_fi698"><text:bookmark text:name="anchor7000"/><text:span text:style-name="s10">Утверждено
<text:a xlink:type="simple" xlink:href="#anchor0">постановлением</text:a> Правительства
Российской Федерации
от 27 января 2022 г. № 60</text:span></text:p>
      <text:p text:style-name="s1"/>
      <text:h text:outline-level="1" text:style-name="s3">Положение об эксплуатации государственной информационной системы, предусмотренной частью 13 статьи 4 Федерального закона "О контрактной системе в сфере закупок товаров, работ, услуг для обеспечения государственных и муниципальных нужд"</text:h>
      <text:p text:style-name="s52header">С изменениями и дополнениями от:</text:p>
      <text:p text:style-name="s52">31 октября 2022 г., 29 июня, 9 декабря 2024 г.</text:p>
      <text:p text:style-name="s1"/>
      <text:h text:outline-level="1" text:style-name="s3"><text:bookmark text:name="anchor7100"/>I. Общие положения</text:h>
      <text:h text:outline-level="1" text:style-name="s3"/>
      <text:p text:style-name="s22header">Информация об изменениях:</text:p>
      <text:p text:style-name="s22"><text:bookmark text:name="anchor7001"/>Пункт 1 изменен с 1 июля 2026 г. - <text:a xlink:type="simple" xlink:href="http://ivo.garant.ru/document/redirect/413219455/2">Постановление</text:a> Правительства России от 28 ноября 2025 г. № 1933</text:p>
      <text:p text:style-name="s22"><text:a xlink:type="simple" xlink:href="http://ivo.garant.ru/document/redirect/483414608/7001">См. будущую редакцию</text:a></text:p>
      <text:p text:style-name="s22">Пункт 1 изменен с 9 июля 2024 г. - <text:a xlink:type="simple" xlink:href="http://ivo.garant.ru/document/redirect/409280486/10361">Постановление</text:a> Правительства России от 29 июня 2024 г. № 888</text:p>
      <text:p text:style-name="s22"><text:a xlink:type="simple" xlink:href="http://ivo.garant.ru/document/redirect/76840145/7001">См. предыдущую редакцию</text:a></text:p>
      <text:p text:style-name="s1">1. Настоящее Положение устанавливает требования к эксплуатации государственной информационной системы, предусмотренной <text:a xlink:type="simple" xlink:href="http://ivo.garant.ru/document/redirect/70353464/4013">частью 13 статьи 4</text:a> Федерального закона "О контрактной системе в сфере закупок товаров, работ, услуг для обеспечения государственных и муниципальных нужд" (далее - информационная система), порядку формирования, хранения и использования содержащейся в ней информации (включая требования к ее технологическим и лингвистическим средствам, к информационно-технологическому взаимодействию информационной системы с единой информационной системой в сфере закупок (далее - единая информационная система), электронной площадкой, специализированной электронной площадкой (далее - электронные площадки), к порядку и срокам хранения, а также предоставления содержащейся в информационной системе информации, права и обязанности лиц, являющихся получателями содержащейся в информационной системе информации, порядок взаимодействия программно-аппаратных средств участников контрактной системы в сфере закупок с информационной системой, требования к обеспечению конфиденциальности содержащейся в ней информации), порядок мониторинга доступности (работоспособности) единой информационной системы, электронных площадок, порядок фиксации, включая видеофиксацию, в режиме реального времени (далее - фиксация) действий (бездействия) участников контрактной системы в сфере закупок в единой информационной системе, на электронных площадках.</text:p>
      <text:p text:style-name="s1">Понятия, используемые в настоящем Положении, соответствуют принятым в <text:a xlink:type="simple" xlink:href="http://ivo.garant.ru/document/redirect/70353464/3">Федеральном законе</text:a> "О контрактной системе в сфере закупок товаров, работ, услуг для обеспечения государственных и муниципальных нужд" (далее - Федеральный закон).</text:p>
      <text:p text:style-name="s1"><text:bookmark text:name="anchor7002"/>2. Информационное взаимодействие с информационной системой осуществляется с использованием единых форматов электронных документов и открытых форматов для обмена данными на основе расширяемого языка разметки (XML), которые разрабатываются и размещаются на официальном сайте единой информационной системы в информационно-телекоммуникационной сети "Интернет" (далее - официальный сайт) федеральным органом исполнительной власти, определенным в соответствии с <text:a xlink:type="simple" xlink:href="http://ivo.garant.ru/document/redirect/70353464/4141">пунктом 1 части 14 статьи 4</text:a> Федерального закона.</text:p>
      <text:p text:style-name="s1"><text:bookmark text:name="anchor7003"/>3. Программный модуль информационной системы, предусмотренный <text:a xlink:type="simple" xlink:href="#anchor7014">пунктом 14</text:a> настоящего Положения, размещается органом, определенным в соответствии с <text:a xlink:type="simple" xlink:href="http://ivo.garant.ru/document/redirect/70353464/4141">пунктом 1 части 14 статьи 4</text:a> Федерального закона, на официальном сайте и используется в соответствии с настоящим Положением безвозмездно.</text:p>
      <text:p text:style-name="s1"/>
      <text:h text:outline-level="1" text:style-name="s3"><text:bookmark text:name="anchor7200"/>II. Технологические и лингвистические средства информационной системы, эксплуатация информационной системы</text:h>
      <text:p text:style-name="s1"/>
      <text:p text:style-name="s1"><text:bookmark text:name="anchor7004"/>4. Информационная система обеспечивает реализацию функций, предусматривающих:</text:p>
      <text:p text:style-name="s22header">Информация об изменениях:</text:p>
      <text:p text:style-name="s22"><text:bookmark text:name="anchor7041"/>Подпункт "а" изменен с 9 июля 2024 г. - <text:a xlink:type="simple" xlink:href="http://ivo.garant.ru/document/redirect/409280486/10362">Постановление</text:a> Правительства России от 29 июня 2024 г. № 888</text:p>
      <text:p text:style-name="s22"><text:a xlink:type="simple" xlink:href="http://ivo.garant.ru/document/redirect/76840145/7041">См. предыдущую редакцию</text:a></text:p>
      <text:p text:style-name="s1">а) сбор, обработку, хранение и использование информации о действиях (бездействии) участников контрактной системы в сфере закупок в единой информационной системе, на электронных площадках, в том числе информации об электронных документах, формируемых участниками контрактной системы в сфере закупок и подписанных <text:a xlink:type="simple" xlink:href="http://ivo.garant.ru/document/redirect/12184522/21">электронной подписью</text:a>, вид которой предусмотрен <text:a xlink:type="simple" xlink:href="http://ivo.garant.ru/document/redirect/70353464/0">Федеральным законом</text:a>;</text:p>
      <text:p text:style-name="s22header">Информация об изменениях:</text:p>
      <text:p text:style-name="s22"><text:bookmark text:name="anchor7042"/>Подпункт "б" изменен с 9 июля 2024 г. - <text:a xlink:type="simple" xlink:href="http://ivo.garant.ru/document/redirect/409280486/10362">Постановление</text:a> Правительства России от 29 июня 2024 г. № 888</text:p>
      <text:p text:style-name="s22"><text:a xlink:type="simple" xlink:href="http://ivo.garant.ru/document/redirect/76840145/7042">См. предыдущую редакцию</text:a></text:p>
      <text:p text:style-name="s1">б) сбор, обработку, хранение и использование информации об информационном взаимодействии единой информационной системы с электронными площадками, региональной информационной системой в сфере закупок (в случае подключения), корпоративной информационной системой, предусмотренной <text:a xlink:type="simple" xlink:href="http://ivo.garant.ru/document/redirect/12188083/422">частью 22 статьи 4</text:a> Федерального закона "О закупках товаров, работ, услуг отдельными видами юридических лиц" (далее - корпоративная информационная система в сфере закупок) (в случае подключения), информационной системой, обеспечивающей формирование информации и документов, подлежащих регистрации в регистрах бухгалтерского учета (в случае подключения);</text:p>
      <text:p text:style-name="s1"><text:bookmark text:name="anchor7043"/>в) сбор, обработку, хранение и использование информации об информационном взаимодействии с единой информационной системой в соответствии с настоящим Положением;</text:p>
      <text:p text:style-name="s22header">Информация об изменениях:</text:p>
      <text:p text:style-name="s22"><text:bookmark text:name="anchor7044"/>Подпункт "г" изменен с 9 июля 2024 г. - <text:a xlink:type="simple" xlink:href="http://ivo.garant.ru/document/redirect/409280486/10362">Постановление</text:a> Правительства России от 29 июня 2024 г. № 888</text:p>
      <text:p text:style-name="s22"><text:a xlink:type="simple" xlink:href="http://ivo.garant.ru/document/redirect/76840145/7044">См. предыдущую редакцию</text:a></text:p>
      <text:p text:style-name="s1">г) мониторинг доступности (работоспособности) единой информационной системы, электронных площадок;</text:p>
      <text:p text:style-name="s22header">Информация об изменениях:</text:p>
      <text:p text:style-name="s22"><text:bookmark text:name="anchor7045"/>Подпункт "д" изменен с 9 июля 2024 г. - <text:a xlink:type="simple" xlink:href="http://ivo.garant.ru/document/redirect/409280486/10362">Постановление</text:a> Правительства России от 29 июня 2024 г. № 888</text:p>
      <text:p text:style-name="s22"><text:a xlink:type="simple" xlink:href="http://ivo.garant.ru/document/redirect/76840145/7045">См. предыдущую редакцию</text:a></text:p>
      <text:p text:style-name="s1">д) фиксацию действий (бездействия) участников контрактной системы в сфере закупок в единой информационной системе, на электронных площадках.</text:p>
      <text:p text:style-name="s1"><text:bookmark text:name="anchor7005"/>5. Технологические средства информационной системы должны обеспечивать:</text:p>
      <text:p text:style-name="s1"><text:bookmark text:name="anchor7051"/>а) реализацию функций информационной системы;</text:p>
      <text:p text:style-name="s1"><text:bookmark text:name="anchor7052"/>б) круглосуточную непрерывную, за исключением перерывов на регламентные и технологические работы, работу информационной системы и доступность содержащейся в ней информации для ее получения и использования;</text:p>
      <text:p text:style-name="s1"><text:bookmark text:name="anchor7053"/>в) защиту содержащейся в информационной системе информации в соответствии с требованиями <text:a xlink:type="simple" xlink:href="http://ivo.garant.ru/document/redirect/12148555/16">статьи 16</text:a> Федерального закона "Об информации, информационных технологиях и о защите информации";</text:p>
      <text:p text:style-name="s1"><text:bookmark text:name="anchor7054"/>г) использование сертифицированных в соответствии с <text:a xlink:type="simple" xlink:href="http://ivo.garant.ru/document/redirect/102670/1000">законодательством</text:a> Российской Федерации средств защиты информации, шифровальных (криптографических) средств при сборе, хранении, обработке и использовании <text:a xlink:type="simple" xlink:href="http://ivo.garant.ru/document/redirect/57413333/0">информации</text:a>, доступ к которой ограничен в соответствии с законодательством Российской Федерации;</text:p>
      <text:p text:style-name="s1"><text:bookmark text:name="anchor7055"/>д) поиск информации и предоставление результатов поиска получателям информации, содержащейся в информационной системе;</text:p>
      <text:p text:style-name="s1"><text:bookmark text:name="anchor7056"/>е) ведение электронных журналов учета действий и операций, содержащих информацию о формировании, размещении, изменении, обмене и исключении информации, с указанием времени выполнения таких действий и операций, а также об осуществивших их лицах, в том числе при информационном взаимодействии с иными информационными системами.</text:p>
      <text:p text:style-name="s1"><text:bookmark text:name="anchor7006"/>6. Технологические средства программного модуля информационной системы, предусмотренного <text:a xlink:type="simple" xlink:href="#anchor7014">пунктом 14</text:a> настоящего Положения, должны обеспечивать:</text:p>
      <text:p text:style-name="s1"><text:bookmark text:name="anchor7061"/>а) сбор, хранение и обработку информации на автоматизированном рабочем месте лица, указанного в <text:a xlink:type="simple" xlink:href="#anchor7014">пункте 14</text:a> настоящего Положения, в том числе о наличии доступа такого рабочего места к информационно-телекоммуникационной сети "Интернет", о технических характеристиках рабочего места, доступности единой информационной системы, электронной площадки;</text:p>
      <text:p text:style-name="s1"><text:bookmark text:name="anchor7062"/>б) запись экрана автоматизированного рабочего места лица, указанного в <text:a xlink:type="simple" xlink:href="#anchor7014">пункте 14</text:a> настоящего Положения (при условии включения таким лицом функции видеозаписи), с возможностью хранения на таком рабочем месте записи (нескольких записей) в неизменном виде.</text:p>
      <text:p text:style-name="s1"><text:bookmark text:name="anchor7007"/>7. Лингвистические средства информационной системы должны обеспечивать сбор, обработку, хранение и использование информации на русском языке, за исключением наименований иностранных юридических лиц, российских юридических лиц, имеющих наименование на иностранном языке, имен физических лиц, иностранных официальных и общепринятых технических обозначений, которые указаны с использованием букв латинского алфавита.</text:p>
      <text:p text:style-name="s22header">Информация об изменениях:</text:p>
      <text:p text:style-name="s22"><text:bookmark text:name="anchor7008"/>Пункт 8 изменен с 9 июля 2024 г. - <text:a xlink:type="simple" xlink:href="http://ivo.garant.ru/document/redirect/409280486/10362">Постановление</text:a> Правительства России от 29 июня 2024 г. № 888</text:p>
      <text:p text:style-name="s22"><text:a xlink:type="simple" xlink:href="http://ivo.garant.ru/document/redirect/76840145/7008">См. предыдущую редакцию</text:a></text:p>
      <text:p text:style-name="s1">8. Формирование информации о действиях (бездействии) участников контрактной системы в сфере закупок в единой информационной системе, на электронных площадках, при информационном взаимодействии единой информационной системы с электронными площадками, с региональной информационной системой в сфере закупок (в случае подключения), с корпоративной информационной системой в сфере закупок (в случае подключения), с информационной системой, обеспечивающей формирование информации и документов, подлежащих регистрации в регистрах бухгалтерского учета (в случае подключения), осуществляется технологическими средствами соответственно единой информационной системы, электронных площадок, региональной информационной системы в сфере закупок (в случае подключения), корпоративной информационной системы в сфере закупок (в случае подключения), информационной системы, обеспечивающей формирование информации и документов, подлежащих регистрации в регистрах бухгалтерского учета (в случае подключения), при взаимодействии с информационной системой.</text:p>
      <text:p text:style-name="s1"><text:bookmark text:name="anchor7009"/>9. Хранение информации в информационной системе должно обеспечиваться не менее срока, предусмотренного <text:a xlink:type="simple" xlink:href="http://ivo.garant.ru/document/redirect/70353464/5008">частью 8 статьи 5</text:a> Федерального закона.</text:p>
      <text:p text:style-name="s1"><text:bookmark text:name="anchor7010"/>10. При эксплуатации информационной системы органом, определенным в соответствии с <text:a xlink:type="simple" xlink:href="http://ivo.garant.ru/document/redirect/70353464/4141">пунктом 1 части 14 статьи 4</text:a> Федерального закона, должны обеспечиваться:</text:p>
      <text:p text:style-name="s1"><text:bookmark text:name="anchor7101"/>а) достижение значения коэффициента готовности информационной системы, предусмотренного в соответствии с <text:a xlink:type="simple" xlink:href="http://ivo.garant.ru/document/redirect/196351/1000">требованиями</text:a> по обеспечению целостности, устойчивости функционирования и безопасности информационных систем общего пользования, предусмотренными <text:a xlink:type="simple" xlink:href="http://ivo.garant.ru/document/redirect/195593/0">постановлением</text:a> Правительства Российской Федерации от 18 мая 2009 г. № 424 "Об особенностях подключения федеральных государственных информационных систем к информационно-телекоммуникационным сетям", не менее 0,95, за исключением перерывов на регламентные и технологические работы;</text:p>
      <text:p text:style-name="s1"><text:bookmark text:name="anchor7102"/>б) мониторинг работы информационной системы и доступности содержащейся в ней информации;</text:p>
      <text:p text:style-name="s1"><text:bookmark text:name="anchor7103"/>в) выявление и устранение угроз, ограничивающих ее производительность и устойчивость.</text:p>
      <text:p text:style-name="s1"/>
      <text:h text:outline-level="1" text:style-name="s3"><text:bookmark text:name="anchor7300"/>III. Мониторинг доступности (работоспособности) единой информационной системы, электронной площадки</text:h>
      <text:p text:style-name="s1"/>
      <text:p text:style-name="s22header">Информация об изменениях:</text:p>
      <text:p text:style-name="s22"><text:bookmark text:name="anchor7011"/>Пункт 11 изменен с 9 июля 2024 г. - <text:a xlink:type="simple" xlink:href="http://ivo.garant.ru/document/redirect/409280486/10362">Постановление</text:a> Правительства России от 29 июня 2024 г. № 888</text:p>
      <text:p text:style-name="s22"><text:a xlink:type="simple" xlink:href="http://ivo.garant.ru/document/redirect/76840145/7011">См. предыдущую редакцию</text:a></text:p>
      <text:p text:style-name="s1">11. Мониторинг доступности (работоспособности) единой информационной системы, электронных площадок осуществляется информационной системой путем автоматического сбора, протоколирования, хранения, обобщения, систематизации и обработки следующей информации о функционировании единой информационной системы, электронных площадок:</text:p>
      <text:p text:style-name="s22header">Информация об изменениях:</text:p>
      <text:p text:style-name="s22"><text:bookmark text:name="anchor7111"/>Подпункт "а" изменен с 9 июля 2024 г. - <text:a xlink:type="simple" xlink:href="http://ivo.garant.ru/document/redirect/409280486/10362">Постановление</text:a> Правительства России от 29 июня 2024 г. № 888</text:p>
      <text:p text:style-name="s22"><text:a xlink:type="simple" xlink:href="http://ivo.garant.ru/document/redirect/76840145/7111">См. предыдущую редакцию</text:a></text:p>
      <text:p text:style-name="s1">а) наличие (отсутствие) признаков воздействия на технологические средства единой информационной системы, электронных площадок, приводящего к затруднению либо прекращению доступа к единой информационной системе, электронным площадкам;</text:p>
      <text:p text:style-name="s22header">Информация об изменениях:</text:p>
      <text:p text:style-name="s22"><text:bookmark text:name="anchor7112"/>Подпункт "б" изменен с 9 июля 2024 г. - <text:a xlink:type="simple" xlink:href="http://ivo.garant.ru/document/redirect/409280486/10362">Постановление</text:a> Правительства России от 29 июня 2024 г. № 888</text:p>
      <text:p text:style-name="s22"><text:a xlink:type="simple" xlink:href="http://ivo.garant.ru/document/redirect/76840145/7112">См. предыдущую редакцию</text:a></text:p>
      <text:p text:style-name="s1">б) возможность (невозможность) доступа к официальному сайту, в том числе к размещенным на нем информации и документам, к электронным площадкам.</text:p>
      <text:p text:style-name="s22header">Информация об изменениях:</text:p>
      <text:p text:style-name="s22"><text:bookmark text:name="anchor7012"/>Пункт 12 изменен с 9 июля 2024 г. - <text:a xlink:type="simple" xlink:href="http://ivo.garant.ru/document/redirect/409280486/10362">Постановление</text:a> Правительства России от 29 июня 2024 г. № 888</text:p>
      <text:p text:style-name="s22"><text:a xlink:type="simple" xlink:href="http://ivo.garant.ru/document/redirect/76840145/7012">См. предыдущую редакцию</text:a></text:p>
      <text:p text:style-name="s1">12. По результатам мониторинга доступности (работоспособности) единой информационной системы, электронных площадок информационная система автоматически формирует информацию о возможности (невозможности) доступа к официальному сайту, электронным площадкам в конкретное время.</text:p>
      <text:p text:style-name="s1"/>
      <text:p text:style-name="s22header">Информация об изменениях:</text:p>
      <text:p text:style-name="s22"><text:bookmark text:name="anchor7400"/>Наименование изменено с 9 июля 2024 г. - <text:a xlink:type="simple" xlink:href="http://ivo.garant.ru/document/redirect/409280486/10362">Постановление</text:a> Правительства России от 29 июня 2024 г. № 888</text:p>
      <text:p text:style-name="s22"><text:a xlink:type="simple" xlink:href="http://ivo.garant.ru/document/redirect/76840145/7400">См. предыдущую редакцию</text:a></text:p>
      <text:h text:outline-level="1" text:style-name="s3">IV. Фиксация действий (бездействия) участников контрактной системы в сфере закупок в единой информационной системе, на электронных площадках</text:h>
      <text:p text:style-name="s1"/>
      <text:p text:style-name="s22header">Информация об изменениях:</text:p>
      <text:p text:style-name="s22"><text:bookmark text:name="anchor7013"/>Пункт 13 изменен с 9 июля 2024 г. - <text:a xlink:type="simple" xlink:href="http://ivo.garant.ru/document/redirect/409280486/10363">Постановление</text:a> Правительства России от 29 июня 2024 г. № 888</text:p>
      <text:p text:style-name="s22"><text:a xlink:type="simple" xlink:href="http://ivo.garant.ru/document/redirect/76840145/7013">См. предыдущую редакцию</text:a></text:p>
      <text:p text:style-name="s1">13. Фиксация действий (бездействия) участников контрактной системы в сфере закупок в единой информационной системе, на электронных площадках осуществляется путем автоматического сбора, протоколирования, хранения, обобщения, систематизации и обработки информации:</text:p>
      <text:p text:style-name="s22header">Информация об изменениях:</text:p>
      <text:p text:style-name="s22"><text:bookmark text:name="anchor7131"/>Подпункт "а" изменен с 9 июля 2024 г. - <text:a xlink:type="simple" xlink:href="http://ivo.garant.ru/document/redirect/409280486/13631">Постановление</text:a> Правительства России от 29 июня 2024 г. № 888</text:p>
      <text:p text:style-name="s22"><text:a xlink:type="simple" xlink:href="http://ivo.garant.ru/document/redirect/76840145/7131">См. предыдущую редакцию</text:a></text:p>
      <text:p text:style-name="s1">а) о действиях (бездействии), совершаемых на электронных площадках при осуществлении закупок в соответствии с Федеральным законом, при аккредитации на электронных площадках, при направлении запросов о предоставлении документации о закупке (при проведении предусмотренных Федеральным законом закрытых электронных процедур), при направлении запросов о даче разъяснений, информации о предоставлении таких разъяснений, о предоставлении независимой гарантии в качестве обеспечения заявки на участие в закупке, при направлении информации в банк в целях блокирования и прекращения блокирования денежных средств, предоставленных в качестве обеспечения заявки на участие в закупке, при размещении на электронных площадках предварительного предложения, предусмотренного <text:a xlink:type="simple" xlink:href="http://ivo.garant.ru/document/redirect/70353464/930121">пунктом 1 части 12 статьи 93</text:a> Федерального закона, протоколов, составленных при определении поставщика (подрядчика, исполнителя), при подаче, отзыве заявок на участие в закупках, направлении заявок (их частей) заказчику, подаче, отклонении в соответствии с Федеральным законом ценовых предложений, направлении информации и документов в соответствии с <text:a xlink:type="simple" xlink:href="http://ivo.garant.ru/document/redirect/70353464/436002">пунктами 2</text:a> и <text:a xlink:type="simple" xlink:href="http://ivo.garant.ru/document/redirect/70353464/436003">3 части 6 статьи 43</text:a> Федерального закона, подписании проектов контрактов на электронных площадках, размещении протокола разногласий, внесении изменений в предусмотренные настоящим подпунктом информацию и документы;</text:p>
      <text:p text:style-name="s22header">Информация об изменениях:</text:p>
      <text:p text:style-name="s22"><text:bookmark text:name="anchor7132"/>Подпункт "б" изменен с 9 июля 2024 г. - <text:a xlink:type="simple" xlink:href="http://ivo.garant.ru/document/redirect/409280486/13632">Постановление</text:a> Правительства России от 29 июня 2024 г. № 888</text:p>
      <text:p text:style-name="s22"><text:a xlink:type="simple" xlink:href="http://ivo.garant.ru/document/redirect/76840145/7132">См. предыдущую редакцию</text:a></text:p>
      <text:p text:style-name="s1">б) о действиях (бездействии), совершаемых на электронных площадках при осуществлении в соответствии с <text:a xlink:type="simple" xlink:href="http://ivo.garant.ru/document/redirect/12188083/0">Федеральным законом</text:a> "О закупках товаров, работ, услуг отдельными видами юридических лиц" закупок, участниками которых могут быть только субъекты малого и среднего предпринимательства при аккредитации на электронных площадках, при направлении запросов о даче разъяснений, информации о предоставлении таких разъяснений, при направлении информации в банк в целях блокирования и прекращения блокирования денежных средств, предоставленных в качестве обеспечения заявки на участие в закупке, при размещении на электронных площадках протоколов, составленных при определении поставщика (подрядчика, исполнителя), при подаче, отзыве заявок на участие в закупках, направлении заявок (их частей) заказчику, подаче, отклонении ценовых предложений, подписании проектов контрактов на электронных площадках, внесении изменений в предусмотренные настоящим подпунктом информацию и документы;</text:p>
      <text:p text:style-name="s22header">Информация об изменениях:</text:p>
      <text:p text:style-name="s22"><text:bookmark text:name="anchor7133"/>Подпункт "в" изменен с 1 января 2025 г. - <text:a xlink:type="simple" xlink:href="http://ivo.garant.ru/document/redirect/411084786/11062">Постановление</text:a> Правительства России от 9 декабря 2024 г. № 1740</text:p>
      <text:p text:style-name="s22"><text:a xlink:type="simple" xlink:href="http://ivo.garant.ru/document/redirect/76845978/7133">См. предыдущую редакцию</text:a></text:p>
      <text:p text:style-name="s1">в) о действиях (бездействии), совершаемых в единой информационной системе при осуществлении закупок в соответствии с <text:a xlink:type="simple" xlink:href="http://ivo.garant.ru/document/redirect/70353464/0">Федеральным законом</text:a> при:</text:p>
      <text:p text:style-name="s1"><text:bookmark text:name="anchor71332"/>заключении контрактов по результатам проведения открытого конкурса в электронной форме, открытого аукциона в электронной форме, запроса котировок в электронной форме в части размещения проектов контрактов, размещения подписанных контрактов, размещения протоколов об уклонении от заключения контракта, протоколов об отказе от заключения контракта;</text:p>
      <text:p text:style-name="s9header">ГАРАНТ:</text:p>
      <text:p text:style-name="s9"><text:bookmark text:name="anchor71333"/>Абзац третий подпункта "в" <text:a xlink:type="simple" xlink:href="#anchor35">вступает в силу</text:a> с 1 апреля 2023 г.</text:p>
      <text:p text:style-name="s1">заключении контракта с единственным поставщиком (подрядчиком, исполнителем) в случаях, при которых такой контракт заключается с использованием единой информационной системы;</text:p>
      <text:p text:style-name="s9header">ГАРАНТ:</text:p>
      <text:p text:style-name="s9"><text:bookmark text:name="anchor71334"/>Абзац четвертый подпункта "в" <text:a xlink:type="simple" xlink:href="#anchor31">вступает в силу</text:a> с 1 апреля 2022 г.</text:p>
      <text:p text:style-name="s1">обжаловании действий (бездействия) субъектов контроля в части подачи жалобы, отзыва жалобы, размещения информации о принятии жалобы к рассмотрению по существу, размещения информации об отказе в принятии жалобы к рассмотрению по существу, размещения решения, принятого по результатам рассмотрения жалобы, внесения изменений в такие информацию и документы;</text:p>
      <text:p text:style-name="s1"><text:bookmark text:name="anchor71335"/>исполнении контракта в части размещения информации и документов, предусмотренных <text:a xlink:type="simple" xlink:href="http://ivo.garant.ru/document/redirect/70353464/94013">частями 13</text:a> и <text:a xlink:type="simple" xlink:href="http://ivo.garant.ru/document/redirect/70353464/94014">14 статьи 94</text:a> Федерального закона;</text:p>
      <text:p text:style-name="s9header">ГАРАНТ:</text:p>
      <text:p text:style-name="s9"><text:bookmark text:name="anchor71336"/>Абзац шестой подпункта "в" <text:a xlink:type="simple" xlink:href="#anchor36">вступает в силу</text:a> с 1 июля 2023 г.</text:p>
      <text:p text:style-name="s1">исполнении контракта в части заключения соглашений об изменении условий контракта, о расторжении контракта;</text:p>
      <text:p text:style-name="s9header">ГАРАНТ:</text:p>
      <text:p text:style-name="s9"><text:bookmark text:name="anchor71337"/>Абзац седьмой подпункта "в" <text:a xlink:type="simple" xlink:href="#anchor32">вступает в силу</text:a> с 1 июля 2022 г.</text:p>
      <text:p text:style-name="s1">исполнении контракта в части размещения решения об одностороннем отказе от исполнения контракта, извещения об отмене решения об одностороннем отказе от исполнения контракта, обмена документами при применении мер ответственности и совершении иных действий в связи с нарушением поставщиком (подрядчиком, исполнителем) или заказчиком условий контракта, внесения изменений в такие документы;</text:p>
      <text:p text:style-name="s1"><text:bookmark text:name="anchor71338"/>формировании в единой информационной системе информации, в соответствии с которой осуществляется перечисление денежных средств в качестве оплаты поставленного товара, выполненной работы (ее результатов), оказанной услуги, отдельных этапов исполнения контракта;</text:p>
      <text:p text:style-name="s22header">Информация об изменениях:</text:p>
      <text:p text:style-name="s22"><text:bookmark text:name="anchor7134"/>Подпункт "г" изменен с 9 июля 2024 г. - <text:a xlink:type="simple" xlink:href="http://ivo.garant.ru/document/redirect/409280486/13634">Постановление</text:a> Правительства России от 29 июня 2024 г. № 888</text:p>
      <text:p text:style-name="s22"><text:a xlink:type="simple" xlink:href="http://ivo.garant.ru/document/redirect/76840145/7134">См. предыдущую редакцию</text:a></text:p>
      <text:p text:style-name="s1">г) об информационном взаимодействии единой информационной системы с электронными площадками в части обмена информацией и документами при направлении информации из единого реестра участников закупок, размещении извещений об осуществлении закупок, направлении приглашений принять участие в определении поставщика (подрядчика, исполнителя) (при проведении предусмотренных <text:a xlink:type="simple" xlink:href="http://ivo.garant.ru/document/redirect/70353464/0">Федеральным законом</text:a> закрытых электронных процедур), направлении запросов о предоставлении документации о закупке (при проведении предусмотренных Федеральным законом закрытых электронных процедур), направлении запросов о даче разъяснений, предоставлении таких разъяснений, размещении протоколов, составленных при определении поставщика (подрядчика, исполнителя), направлении информации о независимых гарантиях, размещении проекта контракта для его подписания участником закупки, размещении подписанного участником закупки проекта контракта, размещении протокола разногласий, протокола об уклонении от заключения контракта, протокола об отказе от заключения контракта;</text:p>
      <text:p text:style-name="s22header">Информация об изменениях:</text:p>
      <text:p text:style-name="s22"><text:bookmark text:name="anchor7135"/>Подпункт "д" изменен с 16 ноября 2022 г. - <text:a xlink:type="simple" xlink:href="http://ivo.garant.ru/document/redirect/405672917/12096">Постановление</text:a> Правительства России от 31 октября 2022 г. № 1946</text:p>
      <text:p text:style-name="s22"><text:a xlink:type="simple" xlink:href="http://ivo.garant.ru/document/redirect/76810030/7135">См. предыдущую редакцию</text:a></text:p>
      <text:p text:style-name="s9header">ГАРАНТ:</text:p>
      <text:p text:style-name="s9">Положения подпункта "д" (в редакции <text:a xlink:type="simple" xlink:href="http://ivo.garant.ru/document/redirect/405672917/12096">постановления</text:a> Правительства России от 31 октября 2022 г. № 1946), в части фиксации действий (бездействия) при информационном взаимодействии с корпоративной информационной системой в сфере закупок <text:a xlink:type="simple" xlink:href="http://ivo.garant.ru/document/redirect/405672917/46">применяются</text:a> с 1 октября 2023 г.</text:p>
      <text:p text:style-name="s9">Подпункт "д" <text:a xlink:type="simple" xlink:href="#anchor34">вступает в силу</text:a> с 1 января 2023 г.</text:p>
      <text:p text:style-name="s1">д) о действиях (бездействии) в единой информационной системе при ее информационном взаимодействии с региональной информационной системой в сфере закупок, с корпоративной информационной системой в сфере закупок в случае необходимости получения в такие информационные системы из единой информационной системы в соответствии с <text:a xlink:type="simple" xlink:href="http://ivo.garant.ru/document/redirect/76810030/1029">пунктом 29</text:a> Положения о единой информационной системе в сфере закупок, утвержденного <text:a xlink:type="simple" xlink:href="http://ivo.garant.ru/document/redirect/76810030/0">постановлением</text:a> Правительства Российской Федерации от 27 января 2022 г. N 60 "О мерах по информационному обеспечению контрактной системы в сфере закупок товаров, работ, услуг для обеспечения государственных и муниципальных нужд, по организации в ней документооборота, о внесении изменений в некоторые акты Правительства Российской Федерации и признании утратившими силу актов и отдельных положений актов Правительства Российской Федерации", информации и документов, не подлежащих размещению на официальном сайте единой информационной системы;</text:p>
      <text:p text:style-name="s9header">ГАРАНТ:</text:p>
      <text:p text:style-name="s9"><text:bookmark text:name="anchor7136"/>Подпункт "е" <text:a xlink:type="simple" xlink:href="#anchor31">вступает в силу</text:a> с 1 апреля 2022 г.</text:p>
      <text:p text:style-name="s1">е) о действиях (бездействии) в единой информационной системе при ее информационном взаимодействии с информационной системой, предусмотренной <text:a xlink:type="simple" xlink:href="#anchor1278">подпунктом "з" пункта 27</text:a> Положения о единой информационной системе в сфере закупок, утвержденного <text:a xlink:type="simple" xlink:href="#anchor0">постановлением</text:a> Правительства Российской Федерации от 27 января 2022 г. № 60 "О мерах по информационному обеспечению контрактной системы в сфере закупок товаров, работ, услуг для обеспечения государственных и муниципальных нужд, по организации в ней документооборота, о внесении изменений в некоторые акты Правительства Российской Федерации и признании утратившими силу актов и отдельных положений актов Правительства Российской Федерации", в части документов, предусмотренных <text:a xlink:type="simple" xlink:href="http://ivo.garant.ru/document/redirect/70353464/94013">частями 13</text:a> и <text:a xlink:type="simple" xlink:href="http://ivo.garant.ru/document/redirect/70353464/94014">14 статьи 94</text:a> Федерального закона.</text:p>
      <text:p text:style-name="s22header">Информация об изменениях:</text:p>
      <text:p text:style-name="s22"><text:bookmark text:name="anchor7014"/>Пункт 14 изменен с 9 июля 2024 г. - <text:a xlink:type="simple" xlink:href="http://ivo.garant.ru/document/redirect/409280486/13635">Постановление</text:a> Правительства России от 29 июня 2024 г. № 888</text:p>
      <text:p text:style-name="s22"><text:a xlink:type="simple" xlink:href="http://ivo.garant.ru/document/redirect/76840145/7014">См. предыдущую редакцию</text:a></text:p>
      <text:p text:style-name="s1">14. Видеофиксация осуществляется участником закупки, заказчиком, уполномоченным органом, уполномоченным учреждением, специализированной организацией путем ведения с использованием программного модуля информационной системы, установленного на автоматизированном рабочем месте лица, осуществляющего видеофиксацию, видеозаписи его действий (бездействия) в единой информационной системе, на электронных площадках, в региональной информационной системе в сфере закупок, информационной системе, обеспечивающей формирование информации и документов, подлежащих регистрации в регистрах бухгалтерского учета. Ведение видеозаписи осуществляется при условии включения таким лицом функции видеозаписи в программном модуле.</text:p>
      <text:p text:style-name="s1"><text:bookmark text:name="anchor7015"/>15. Для целей настоящего Положения режимом реального времени считается режим сбора и обработки предусмотренной настоящим Положением информации, при котором информация о действиях (бездействии) формируется в информационной системе не позднее чем через 1 час с момента их совершения.</text:p>
      <text:p text:style-name="s1"/>
      <text:h text:outline-level="1" text:style-name="s3"><text:bookmark text:name="anchor7500"/>V. Предоставление информации, содержащейся в информационной системе</text:h>
      <text:p text:style-name="s1"/>
      <text:p text:style-name="s1"><text:bookmark text:name="anchor7016"/>16. Доступ к информации, содержащейся в информационной системе, предоставляется для ее использования:</text:p>
      <text:p text:style-name="s1"><text:bookmark text:name="anchor7161"/>а) федеральному органу исполнительной власти, уполномоченному на осуществление контроля в сфере закупок в целях осуществления контроля в соответствии с <text:a xlink:type="simple" xlink:href="http://ivo.garant.ru/document/redirect/70353464/500">Федеральным законом</text:a>;</text:p>
      <text:p text:style-name="s1"><text:bookmark text:name="anchor7162"/>б) органу, определенному в соответствии с <text:a xlink:type="simple" xlink:href="http://ivo.garant.ru/document/redirect/70353464/406">частью 6 статьи 4</text:a> Федерального закона (в  части информации о предусмотренных настоящим Положением действиях (бездействии) в единой информационной системе, в том числе при ее информационном взаимодействии с иными информационными системами);</text:p>
      <text:p text:style-name="s1"><text:bookmark text:name="anchor7163"/>в) иным участникам контрактной системы в соответствии с <text:a xlink:type="simple" xlink:href="#anchor7017">пунктом 17</text:a> настоящего Положения.</text:p>
      <text:p text:style-name="s1"><text:bookmark text:name="anchor7017"/>17. Орган, указанный в <text:a xlink:type="simple" xlink:href="#anchor7162">подпункте "б" пункта 16</text:a> настоящего Положения, на основании запроса, сформированного с использованием единой информационной системы, предоставляет информацию из информационной системы в соответствии со следующими требованиями:</text:p>
      <text:p text:style-name="s1"><text:bookmark text:name="anchor7171"/>а) участникам контрактной системы в сфере закупок предоставляется информация о действиях (бездействии), предусмотренных <text:a xlink:type="simple" xlink:href="#anchor71333">абзацами третьим</text:a>, <text:a xlink:type="simple" xlink:href="#anchor71335">пятым</text:a> и <text:a xlink:type="simple" xlink:href="#anchor71336">шестым подпункта "в" пункта 13</text:a> настоящего Положения и совершенных при заключении контракта с такими участниками, при исполнении такими участниками контракта;</text:p>
      <text:p text:style-name="s9header">ГАРАНТ:</text:p>
      <text:p text:style-name="s9"><text:bookmark text:name="anchor7172"/>Подпункт "б" <text:a xlink:type="simple" xlink:href="#anchor35">вступает в силу</text:a> с 1 апреля 2023 г.</text:p>
      <text:p text:style-name="s1">б) участникам закупок предоставляется информация о действиях (бездействии), предусмотренных <text:a xlink:type="simple" xlink:href="#anchor71334">абзацем четвертым подпункта  "в" пункта 13</text:a> настоящего Положения и совершенных при обжаловании такими участниками действий (бездействия) субъектов контроля;</text:p>
      <text:p text:style-name="s22header">Информация об изменениях:</text:p>
      <text:p text:style-name="s22"><text:bookmark text:name="anchor7173"/>Подпункт "в" изменен с 16 ноября 2022 г. - <text:a xlink:type="simple" xlink:href="http://ivo.garant.ru/document/redirect/405672917/12098">Постановление</text:a> Правительства России от 31 октября 2022 г. № 1946</text:p>
      <text:p text:style-name="s22"><text:a xlink:type="simple" xlink:href="http://ivo.garant.ru/document/redirect/76810030/7173">См. предыдущую редакцию</text:a></text:p>
      <text:p text:style-name="s9header">ГАРАНТ:</text:p>
      <text:p text:style-name="s9">Подпункт "б" <text:a xlink:type="simple" xlink:href="#anchor35">вступает в силу</text:a> с 1 апреля 2023 г.</text:p>
      <text:p text:style-name="s1">в) заказчикам, участникам закупок, поставщикам (подрядчикам, исполнителям) предоставляется информация о действиях (бездействии), предусмотренных <text:a xlink:type="simple" xlink:href="#anchor71332">абзацами вторым</text:a> и <text:a xlink:type="simple" xlink:href="#anchor71337">седьмым подпункта "в"</text:a>, <text:a xlink:type="simple" xlink:href="#anchor7134">подпунктами "г"</text:a> и <text:a xlink:type="simple" xlink:href="#anchor7136">"е" пункта 13</text:a> настоящего Положения и совершенных такими участниками;</text:p>
      <text:p text:style-name="s22header">Информация об изменениях:</text:p>
      <text:p text:style-name="s22"><text:bookmark text:name="anchor7174"/>Пункт 17 дополнен подпунктом "г" с 1 июля 2023 г. - <text:a xlink:type="simple" xlink:href="http://ivo.garant.ru/document/redirect/405672917/12099">Постановление</text:a> Правительства России от 31 октября 2022 г. № 1946</text:p>
      <text:p text:style-name="s1">г) операторам региональных информационных систем в сфере закупок, корпоративных информационных систем в сфере закупок о действиях (бездействии), предусмотренных <text:a xlink:type="simple" xlink:href="#anchor7135">подпунктом "д" пункта 13</text:a> настоящего Положения;</text:p>
      <text:p text:style-name="s22header">Информация об изменениях:</text:p>
      <text:p text:style-name="s22"><text:bookmark text:name="anchor7175"/>Пункт 17 дополнен подпунктом "д" с 1 июля 2025 г. - <text:a xlink:type="simple" xlink:href="http://ivo.garant.ru/document/redirect/411084786/11064">Постановление</text:a> Правительства России от 9 декабря 2024 г. № 1740</text:p>
      <text:p text:style-name="s1">д) заказчикам предоставляется информация о действиях (бездействии), предусмотренных <text:a xlink:type="simple" xlink:href="#anchor71338">абзацем восьмым подпункта "в" пункта 13</text:a> настоящего Положения и совершенных такими заказчиками.</text:p>
      <text:p text:style-name="s1"><text:bookmark text:name="anchor7018"/>18. Предоставление доступа к информации, содержащейся в информационной системе, в случаях, не предусмотренных настоящим Положением, не допускается.</text:p>
      <text:p text:style-name="s1"/>
      <text:p text:style-name="s1_right_fi698"><text:bookmark text:name="anchor8000"/><text:span text:style-name="s10">Утверждены
<text:a xlink:type="simple" xlink:href="#anchor0">постановлением</text:a> Правительства
Российской Федерации
от 27 января 2022 г. № 60</text:span></text:p>
      <text:p text:style-name="s1"/>
      <text:h text:outline-level="1" text:style-name="s3">Изменения, которые вносятся в акты Правительства Российской Федерации</text:h>
      <text:p text:style-name="s52header">С изменениями и дополнениями от:</text:p>
      <text:p text:style-name="s52">23 декабря 2024 г.</text:p>
      <text:p text:style-name="s1"/>
      <text:p text:style-name="s1"><text:bookmark text:name="anchor8001"/>1. В <text:a xlink:type="simple" xlink:href="http://ivo.garant.ru/document/redirect/70227594/1000">Положении</text:a> о размещении в единой информационной системе информации о закупке, утвержденном <text:a xlink:type="simple" xlink:href="http://ivo.garant.ru/document/redirect/70227594/0">постановлением</text:a> Правительства Российской Федерации от 10 сентября 2012 г. № 908 "Об утверждении Положения о размещении в единой информационной системе информации о закупке" (Собрание законодательства Российской Федерации, 2012, № 38, ст. 5120; 2014, № 31, ст. 4413; 2021, № 24, ст. 4495):</text:p>
      <text:p text:style-name="s1"><text:bookmark text:name="anchor80011"/>а) в <text:a xlink:type="simple" xlink:href="http://ivo.garant.ru/document/redirect/70227594/10455">пункте 45<text:span text:style-name="upper"><text:span> 5</text:span></text:span></text:a>:</text:p>
      <text:p text:style-name="s1"><text:bookmark text:name="anchor80111"/><text:a xlink:type="simple" xlink:href="http://ivo.garant.ru/document/redirect/70227594/10455311">абзацы одиннадцатый - тринадцатый</text:a>, <text:a xlink:type="simple" xlink:href="http://ivo.garant.ru/document/redirect/70227594/10455316">шестнадцатый</text:a> и <text:a xlink:type="simple" xlink:href="http://ivo.garant.ru/document/redirect/77323058/10455317">семнадцатый подпункта "в"</text:a> признать утратившими силу;</text:p>
      <text:p text:style-name="s1"><text:bookmark text:name="anchor80112"/>дополнить <text:a xlink:type="simple" xlink:href="http://ivo.garant.ru/document/redirect/70227594/145551">подпунктом "д<text:span text:style-name="upper"><text:span> 1</text:span></text:span>"</text:a> следующего содержания:</text:p>
      <text:p text:style-name="s1"><text:bookmark text:name="anchor145551"/>"д<text:span text:style-name="upper"><text:span> 1</text:span></text:span>) графа 6 заполняется в случае, предусмотренном пунктом 45<text:span text:style-name="upper"><text:span> 6</text:span></text:span> настоящего Положения, а также по строке "Всего:";</text:p>
      <text:p text:style-name="s1"><text:bookmark text:name="anchor80012"/>б) утратил силу с 1 января 2025 г. - <text:a xlink:type="simple" xlink:href="http://ivo.garant.ru/document/redirect/411197447/7044">Постановление</text:a> Правительства России от 23 декабря 2024 г. № 1875</text:p>
      <text:p text:style-name="s22header">Информация об изменениях:</text:p>
      <text:p text:style-name="s22"><text:a xlink:type="simple" xlink:href="http://ivo.garant.ru/document/redirect/76845978/80012">См. предыдущую редакцию</text:a></text:p>
      <text:p text:style-name="s1"><text:bookmark text:name="anchor80013"/>в) в <text:a xlink:type="simple" xlink:href="http://ivo.garant.ru/document/redirect/70227594/1052">пункте 52</text:a> слова "пунктами 45, 47, 49 и" заменить словом "пунктом".</text:p>
      <text:p text:style-name="s1"><text:bookmark text:name="anchor8002"/>2. В <text:a xlink:type="simple" xlink:href="http://ivo.garant.ru/document/redirect/70520982/0">постановлении</text:a> Правительства Российской Федерации от 28 ноября 2013 г. № 1084 "О порядке ведения реестра контрактов, заключенных заказчиками, и реестра контрактов, содержащего сведения, составляющие государственную тайну" (Собрание законодательства Российской Федерации, 2013, № 49, ст. 6427; 2016, № 50, ст. 7103; 2017, № 44, ст. 6752; 2019, № 31, ст. 4641; № 45, ст. 6357):</text:p>
      <text:p text:style-name="s1"><text:bookmark text:name="anchor8021"/>а) в <text:a xlink:type="simple" xlink:href="http://ivo.garant.ru/document/redirect/70520982/0">наименовании</text:a> слова "реестра контрактов, заключенных заказчиками, и" исключить;</text:p>
      <text:p text:style-name="s1"><text:bookmark text:name="anchor8022"/>б) в <text:a xlink:type="simple" xlink:href="http://ivo.garant.ru/document/redirect/70520982/10">преамбуле</text:a> слова "В соответствии с частями 6 и 7 статьи 103 Федерального закона "О контрактной системе в сфере закупок товаров, работ, услуг для обеспечения государственных и муниципальных нужд" исключить;</text:p>
      <text:p text:style-name="s1"><text:bookmark text:name="anchor8023"/>в) <text:a xlink:type="simple" xlink:href="http://ivo.garant.ru/document/redirect/70520982/12">абзац второй пункта 1</text:a> признать утратившим силу;</text:p>
      <text:p text:style-name="s1"><text:bookmark text:name="anchor8024"/>г) <text:a xlink:type="simple" xlink:href="http://ivo.garant.ru/document/redirect/70520982/6">пункты 6</text:a> и <text:a xlink:type="simple" xlink:href="http://ivo.garant.ru/document/redirect/70520982/7">7</text:a> признать утратившими силу;</text:p>
      <text:p text:style-name="s1"><text:bookmark text:name="anchor8025"/>д) в <text:a xlink:type="simple" xlink:href="http://ivo.garant.ru/document/redirect/70520982/2000">Правилах</text:a> ведения реестра контрактов, содержащего сведения, составляющие государственную тайну, утвержденных указанным <text:a xlink:type="simple" xlink:href="http://ivo.garant.ru/document/redirect/70520982/0">постановлением</text:a>:</text:p>
      <text:p text:style-name="s1"><text:bookmark text:name="anchor80251"/><text:a xlink:type="simple" xlink:href="http://ivo.garant.ru/document/redirect/70520982/2002">пункт 2</text:a> изложить в следующей редакции:</text:p>
      <text:p text:style-name="s1"><text:bookmark text:name="anchor20020"/>"2. Ведение реестра контрактов в части контрактов, заключенных для обеспечения федеральных нужд, нужд субъектов Российской Федерации и муниципальных нужд, осуществляется Федеральным казначейством, уполномоченным органом исполнительной власти субъекта Российской Федерации и уполномоченным органом местного самоуправления (далее - уполномоченный орган) соответственно.";</text:p>
      <text:p text:style-name="s1"><text:bookmark text:name="anchor80252"/>в <text:a xlink:type="simple" xlink:href="http://ivo.garant.ru/document/redirect/70520982/2004">пункте 4</text:a> слова "45, пунктом 46 (в части контрактов, заключаемых с физическими лицами) и пунктом 52" заменить словами "пунктом 46 (в части контрактов, заключаемых с физическими лицами)";</text:p>
      <text:p text:style-name="s1"><text:bookmark text:name="anchor80253"/>в <text:a xlink:type="simple" xlink:href="http://ivo.garant.ru/document/redirect/70520982/2010">пункте 10</text:a> слова "Министерством финансов Российской Федерации" заменить словами "соответствующим уполномоченным органом";</text:p>
      <text:p text:style-name="s1"><text:bookmark text:name="anchor80254"/>в <text:a xlink:type="simple" xlink:href="http://ivo.garant.ru/document/redirect/70520982/20133">подпункте "в" пункта 13</text:a> слова "а также условиям принимаемого (принятого) к учету бюджетного обязательства получателей средств федерального бюджета," исключить;</text:p>
      <text:p text:style-name="s1"><text:bookmark text:name="anchor80255"/>в <text:a xlink:type="simple" xlink:href="http://ivo.garant.ru/document/redirect/70520982/2022">пункте 22</text:a> слова "на бумажном носителе" исключить.</text:p>
      <text:p text:style-name="s1"><text:bookmark text:name="anchor8003"/>3. <text:a xlink:type="simple" xlink:href="http://ivo.garant.ru/document/redirect/70782736/1002">Пункт 2</text:a> Правил ведения реестра договоров, заключенных заказчиками по результатам закупки, утвержденных <text:a xlink:type="simple" xlink:href="http://ivo.garant.ru/document/redirect/70782736/0">постановлением</text:a> Правительства Российской Федерации от 31 октября 2014 г. № 1132 "О порядке ведения реестра договоров, заключенных заказчиками по результатам закупки" (Собрание законодательства Российской Федерации, 2014, № 45, ст. 6225; 2018, № 12, ст. 1699; 2020, № 1, ст. 92; № 46, ст. 7299), дополнить <text:a xlink:type="simple" xlink:href="http://ivo.garant.ru/document/redirect/70782736/1251">подпунктом "д<text:span text:style-name="upper"><text:span> 1</text:span></text:span>"</text:a> следующего содержания:</text:p>
      <text:p text:style-name="s1"><text:bookmark text:name="anchor1251"/>"д<text:span text:style-name="upper"><text:span> 1</text:span></text:span>) информация об объемах оплаты договора в течение каждого календарного года его исполнения, в случае если период исполнения договора превышает один календарный год;".</text:p>
      <text:p text:style-name="s1"><text:bookmark text:name="anchor8004"/>4. В <text:a xlink:type="simple" xlink:href="http://ivo.garant.ru/document/redirect/70898286/0">постановлении</text:a> Правительства Российской Федерации от 17 марта 2015 г. № 238 "О порядке подготовки отчета об объеме закупок у субъектов малого предпринимательства и социально ориентированных некоммерческих организаций, его размещения в единой информационной системе и внесении изменения в Положение о Межведомственной комиссии по отбору инвестиционных проектов, российских кредитных организаций и международных финансовых организаций для участия в Программе поддержки инвестиционных проектов, реализуемых на территории Российской Федерации на основе проектного финансирования" (Собрание законодательства Российской Федерации, 2015, № 12, ст. 1766; 2016, № 7, ст. 987; 2019, № 26, ст. 3459; 2020, № 17, ст. 2765; № 46, ст. 7299):</text:p>
      <text:p text:style-name="s1"><text:bookmark text:name="anchor8041"/>а) в <text:a xlink:type="simple" xlink:href="http://ivo.garant.ru/document/redirect/70898286/11000">приложении</text:a> к Правилам подготовки отчета об объеме закупок у субъектов малого предпринимательства и социально ориентированных некоммерческих организаций, его размещения в единой информационной системе, утвержденным указанным <text:a xlink:type="simple" xlink:href="http://ivo.garant.ru/document/redirect/70898286/0">постановлением</text:a>:</text:p>
      <text:p text:style-name="s1"><text:bookmark text:name="anchor80411"/>в <text:a xlink:type="simple" xlink:href="http://ivo.garant.ru/document/redirect/70898286/11024">подпункте "г" пункта 2</text:a>:</text:p>
      <text:p text:style-name="s1">после слова "обязан" дополнить словами "в соответствии с частью 1 статьи 30 Федерального закона";</text:p>
      <text:p text:style-name="s1">слова "(не менее чем 15 процентов совокупного годового объема закупок, рассчитанного с учетом части 1<text:span text:style-name="upper"><text:span> 1</text:span></text:span> статьи 30 Федерального закона)" исключить;</text:p>
      <text:p text:style-name="s1"><text:bookmark text:name="anchor80412"/>в <text:a xlink:type="simple" xlink:href="http://ivo.garant.ru/document/redirect/70898286/11029">подпункте "и"</text:a> слова "процедур закупок (открытых конкурсов, конкурсов с ограниченным участием, двухэтапных конкурсов, повторных конкурсов, аукционов в электронной форме, запросов котировок, запросов предложений), в" заменить словами "определений поставщика (подрядчика, исполнителя), при проведении";</text:p>
      <text:p text:style-name="s1"><text:bookmark text:name="anchor8042"/>б) в <text:a xlink:type="simple" xlink:href="http://ivo.garant.ru/document/redirect/70898286/20024">позиции 4 раздела II</text:a> формы отчета об объеме закупок у субъектов малого предпринимательства и социально ориентированных некоммерческих организаций, утвержденной указанным <text:a xlink:type="simple" xlink:href="http://ivo.garant.ru/document/redirect/70898286/0">постановлением</text:a>:</text:p>
      <text:p text:style-name="s1">после слова "обязан" дополнить словами "в соответствии с частью 1 статьи 30 Федерального закона";</text:p>
      <text:p text:style-name="s1">слова "(не менее чем 15 процентов совокупного годового объема закупок, рассчитанного с учетом части 1<text:span text:style-name="upper"><text:span> 1</text:span></text:span> статьи 30 Федерального закона)" исключить.</text:p>
      <text:p text:style-name="s1"><text:bookmark text:name="anchor8005"/>5. В <text:a xlink:type="simple" xlink:href="http://ivo.garant.ru/document/redirect/71357490/1000">перечне</text:a> товаров, работ, услуг, в случае осуществления закупок которых заказчик обязан проводить аукцион в электронной форме (электронный аукцион), утвержденном <text:a xlink:type="simple" xlink:href="http://ivo.garant.ru/document/redirect/71357490/0">распоряжением</text:a> Правительства Российской Федерации от 21 марта 2016 г. № 471-р (Собрание законодательства Российской Федерации, 2016, № 13, ст. 1880):</text:p>
      <text:p text:style-name="s1"><text:bookmark text:name="anchor8051"/>а) <text:a xlink:type="simple" xlink:href="http://ivo.garant.ru/document/redirect/71357490/1111">сноску 1</text:a> изложить в следующей редакции:</text:p>
      <text:p text:style-name="s1"><text:bookmark text:name="anchor1111"/>"<text:span text:style-name="upper"><text:span> 1</text:span></text:span> За исключением входящих в указанные коды ОКПД2 услуг, предусмотренных частью 8 статьи 24 Федерального закона "О контрактной системе в сфере закупок товаров, работ, услуг для обеспечения государственных и муниципальных нужд".";</text:p>
      <text:p text:style-name="s1"><text:bookmark text:name="anchor8052"/>б) <text:a xlink:type="simple" xlink:href="http://ivo.garant.ru/document/redirect/71357490/5555">сноску 5</text:a> после слов "(свадеб, банкетов по случаю рождения ребенка, юбилея и др.)" дополнить словами ", услуг общественного питания и (или) поставки пищевых продуктов, закупаемых для организаций, осуществляющих образовательную деятельность, медицинских организаций, организаций социального обслуживания, организаций отдыха детей и их оздоровления".</text:p>
      <text:p text:style-name="s1"><text:bookmark text:name="anchor8006"/>6. <text:a xlink:type="simple" xlink:href="http://ivo.garant.ru/document/redirect/71657654/12">Абзац второй пункта 1</text:a> постановления Правительства Российской Федерации от 13 апреля 2017 г. № 442 "Об определении федерального органа исполнительной власти, уполномоченного на осуществление функций по выработке функциональных требований к единой информационной системе в сфере закупок, по созданию, развитию, ведению и обслуживанию единой информационной системы в сфере закупок, по установлению порядка регистрации в единой информационной системе в сфере закупок и порядка пользования единой информационной системой в сфере закупок, а также на ведение единого реестра участников закупок, и о внесении изменений в некоторые акты Правительства Российской Федерации и признании утратившим силу постановления Правительства Российской Федерации от 30 сентября 2014 г. № 996" (Собрание законодательства Российской Федерации, 2017, № 17, ст. 2565; 2018, № 20, ст. 2842) изложить в следующей редакции:</text:p>
      <text:p text:style-name="s1"><text:bookmark text:name="anchor12"/>"по выработке функциональных требований к единой информационной системе в сфере закупок;".</text:p>
      <text:p text:style-name="s1"><text:bookmark text:name="anchor8007"/>7. В <text:a xlink:type="simple" xlink:href="http://ivo.garant.ru/document/redirect/71968598/0">постановлении</text:a> Правительства Российской Федерации от 8 июня 2018 г. № 656 "О требованиях к операторам электронных площадок, операторам специализированных электронных площадок, электронным площадкам, специализированным электронным площадкам и функционированию электронных площадок, специализированных электронных площадок, подтверждении соответствия таким требованиям, об утрате юридическим лицом статуса оператора электронной площадки, оператора специализированной электронной площадки" (Собрание законодательства Российской Федерации, 2018, № 26, ст. 3843; 2019, № 1, ст. 47; № 7, ст. 669; № 30, ст. 4302; № 32, ст. 4729; № 38, ст. 5315; № 45, ст. 6358; 2020, № 1, ст. 92; № 28, ст. 4421; № 49, ст. 7898):</text:p>
      <text:p text:style-name="s1"><text:bookmark text:name="anchor8071"/>а) дополнить <text:a xlink:type="simple" xlink:href="http://ivo.garant.ru/document/redirect/71968598/42">пунктом 4<text:span text:style-name="upper"><text:span> 2</text:span></text:span></text:a> следующего содержания:</text:p>
      <text:p text:style-name="s1"><text:bookmark text:name="anchor42"/>"4<text:span text:style-name="upper"><text:span> 2</text:span></text:span>. Министерству финансов Российской Федерации:</text:p>
      <text:p text:style-name="s1">до 1 апреля 2022 г. обеспечить размещение в единой информационной системе в сфере закупок перечня документов и порядка их подачи для рассмотрения в целях прохождения проверки соответствия единым требованиям и дополнительным требованиям для обеспечения начала функционирования операторов специализированных электронных площадок;</text:p>
      <text:p text:style-name="s1">до 1 ноября 2022 г. представить информацию о юридических лицах, направивших до 1 октября 2022 г. в Министерство финансов Российской Федерации обращение о включении их в перечень операторов специализированных электронных площадок, содержащее информацию и документы, которые подтверждают соответствие таких лиц положениям настоящего постановления, единым требованиям и дополнительным требованиям;</text:p>
      <text:p text:style-name="s1">обеспечить заключение соглашений о функционировании специализированной электронной площадки с операторами специализированных электронных площадок, подтвердивших соответствие единым требованиям и дополнительным требованиям, после проведения проверки готовности к функционированию в соответствии с Правилами подтверждения соответствия.";</text:p>
      <text:p text:style-name="s1"><text:bookmark text:name="anchor8072"/>б) в <text:a xlink:type="simple" xlink:href="http://ivo.garant.ru/document/redirect/71968598/63">пункте 6<text:span text:style-name="upper"><text:span> 3</text:span></text:span></text:a> цифры "2022" заменить цифрами "2024";</text:p>
      <text:p text:style-name="s1"><text:bookmark text:name="anchor8073"/>в) в <text:a xlink:type="simple" xlink:href="http://ivo.garant.ru/document/redirect/71968598/10072">подпункте "б" пункта 7</text:a> Правил подтверждения соответствия электронной площадки, специализированной электронной площадки, оператора электронной площадки, оператора специализированной электронной площадки единым требованиям к операторам электронных площадок, операторам специализированных электронных площадок, электронным площадкам, специализированным электронным площадкам и функционированию электронных площадок, специализированных электронных площадок и дополнительным требованиям к операторам электронных площадок, операторам специализированных электронных площадок и функционированию электронных площадок, специализированных электронных площадок, утвержденных указанным <text:a xlink:type="simple" xlink:href="http://ivo.garant.ru/document/redirect/71968598/0">постановлением</text:a>, слова "частью 10" заменить словами "подпунктом "а" пункта 1 части 5";</text:p>
      <text:p text:style-name="s1"><text:bookmark text:name="anchor8074"/>г) в <text:a xlink:type="simple" xlink:href="http://ivo.garant.ru/document/redirect/71968598/3000">единых требованиях</text:a> к операторам электронных площадок, операторам специализированных электронных площадок, электронным площадкам, специализированным электронным площадкам и функционированию электронных площадок, специализированных электронных площадок, утвержденных указанным <text:a xlink:type="simple" xlink:href="http://ivo.garant.ru/document/redirect/71968598/0">постановлением</text:a>:</text:p>
      <text:p text:style-name="s1"><text:bookmark text:name="anchor80741"/>в <text:a xlink:type="simple" xlink:href="http://ivo.garant.ru/document/redirect/71968598/3011">пункте 11</text:a> слова "документов. Требования к указанным формам, формированию и размещению информации и документов на электронной площадке, специализированной электронной площадке устанавливаются Министерством финансов Российской Федерации" заменить словами "документов в соответствии с частью 3 статьи 5 Федерального закона";</text:p>
      <text:p text:style-name="s1"><text:bookmark text:name="anchor80742"/>в <text:a xlink:type="simple" xlink:href="http://ivo.garant.ru/document/redirect/71968598/3015">пункте 15</text:a>:</text:p>
      <text:p text:style-name="s1"><text:bookmark text:name="anchor80743"/>в <text:a xlink:type="simple" xlink:href="http://ivo.garant.ru/document/redirect/71968598/30151">подпункте "а"</text:a>:</text:p>
      <text:p text:style-name="s9header">ГАРАНТ:</text:p>
      <text:p text:style-name="s9"><text:bookmark text:name="anchor807431"/>Абзац пятый подпункта "г" <text:a xlink:type="simple" xlink:href="#anchor34">вступает в силу</text:a> с 1 января 2023 г.</text:p>
      <text:p text:style-name="s1">после слов "документации о закупке" дополнить словами "(в случае если Федеральным законом предусмотрена документация о закупке)";</text:p>
      <text:p text:style-name="s1">слова "окончательных предложений," исключить;</text:p>
      <text:p text:style-name="s1"><text:bookmark text:name="anchor80744"/><text:a xlink:type="simple" xlink:href="http://ivo.garant.ru/document/redirect/71968598/30152">подпункт "б"</text:a> дополнить словами ", с формированием метки доверенного времени, предусмотренной Федеральным законом "Об электронной подписи";</text:p>
      <text:p text:style-name="s1"><text:bookmark text:name="anchor80745"/><text:a xlink:type="simple" xlink:href="http://ivo.garant.ru/document/redirect/71968598/30154">подпункт "г"</text:a> после слова "закона" дополнить словами "(за исключением специализированной электронной площадки)";</text:p>
      <text:p text:style-name="s1"><text:bookmark text:name="anchor80746"/>в <text:a xlink:type="simple" xlink:href="http://ivo.garant.ru/document/redirect/71968598/3016">пункте 16</text:a> слова ", а также оборудование, предусмотренное пунктом 17 настоящих единых требований," исключить;</text:p>
      <text:p text:style-name="s1"><text:bookmark text:name="anchor80747"/><text:a xlink:type="simple" xlink:href="http://ivo.garant.ru/document/redirect/71968598/3017">пункт 17</text:a> признать утратившим силу;</text:p>
      <text:p text:style-name="s1"><text:bookmark text:name="anchor80748"/><text:a xlink:type="simple" xlink:href="http://ivo.garant.ru/document/redirect/71968598/3018">пункт 18</text:a> дополнить после предложения первого предложением следующего содержания: "Не допускается размещение в такой открытой части информации и документов, не подлежащих в соответствии с Федеральным законом размещению на официальном сайте единой информационной системы в сети "Интернет".";</text:p>
      <text:p text:style-name="s1"><text:bookmark text:name="anchor80749"/>в <text:a xlink:type="simple" xlink:href="http://ivo.garant.ru/document/redirect/71968598/30299">подпункте "и" пункта 29</text:a> слова "частью 10" заменить словами "подпунктом "а" пункта 1 части 5";</text:p>
      <text:p text:style-name="s1"><text:bookmark text:name="anchor807410"/><text:a xlink:type="simple" xlink:href="http://ivo.garant.ru/document/redirect/71968598/32000">приложение № 2</text:a> к указанным единым требованиям признать утратившим силу;</text:p>
      <text:p text:style-name="s1"><text:bookmark text:name="anchor8075"/>д) в <text:a xlink:type="simple" xlink:href="http://ivo.garant.ru/document/redirect/71968598/4000">дополнительных требованиях</text:a> к операторам электронных площадок, операторам специализированных электронных площадок и функционированию электронных площадок, специализированных электронных площадок, утвержденных указанным <text:a xlink:type="simple" xlink:href="http://ivo.garant.ru/document/redirect/71968598/0">постановлением</text:a>:</text:p>
      <text:p text:style-name="s1"><text:bookmark text:name="anchor80751"/>в <text:a xlink:type="simple" xlink:href="http://ivo.garant.ru/document/redirect/71968598/4006">пункте 6</text:a>:</text:p>
      <text:p text:style-name="s1"><text:bookmark text:name="anchor80752"/><text:a xlink:type="simple" xlink:href="http://ivo.garant.ru/document/redirect/71968598/40064">подпункты "г"</text:a> и <text:a xlink:type="simple" xlink:href="http://ivo.garant.ru/document/redirect/71968598/40065">"д"</text:a> признать утратившими силу;</text:p>
      <text:p text:style-name="s1"><text:bookmark text:name="anchor80753"/>в <text:a xlink:type="simple" xlink:href="http://ivo.garant.ru/document/redirect/71968598/40066">подпункте "е"</text:a> слова "частью 11 статьи 24<text:span text:style-name="upper"><text:span> 1</text:span></text:span>" заменить словами "пунктами 2 и 3 части 6 статьи 43";</text:p>
      <text:p text:style-name="s1"><text:bookmark text:name="anchor80754"/>в <text:a xlink:type="simple" xlink:href="http://ivo.garant.ru/document/redirect/71968598/40083">подпункте "в" пункта 8</text:a> слова "с частью 3 статьи 84<text:span text:style-name="upper"><text:span> 1 </text:span></text:span>Федерального закона" заменить словами "с Федеральным законом";</text:p>
      <text:p text:style-name="s1"><text:bookmark text:name="anchor80755"/><text:a xlink:type="simple" xlink:href="http://ivo.garant.ru/document/redirect/71968598/4011">пункты 11</text:a> и <text:a xlink:type="simple" xlink:href="http://ivo.garant.ru/document/redirect/71968598/4012">12</text:a> признать утратившими силу;</text:p>
      <text:p text:style-name="s1"><text:bookmark text:name="anchor80756"/>в <text:a xlink:type="simple" xlink:href="http://ivo.garant.ru/document/redirect/71968598/40131">пункте 13<text:span text:style-name="upper"><text:span> 1</text:span></text:span></text:a> слова "29 Правил функционирования единой информационной системы в сфере закупок, утвержденных постановлением Правительства Российской Федерации от 23 декабря 2015 г. № 1414 "О порядке функционирования единой информационной системы в сфере закупок" заменить словами "21 Правил ведения реестра жалоб, плановых и внеплановых проверок, принятых по ним решений и выданных предписаний, представлений, предусмотренных Федеральным законом "О контрактной системе в сфере закупок товаров, работ, услуг для обеспечения государственных и муниципальных нужд", утвержденных постановлением Правительства Российской Федерации от 27 января 2022 г. № 60  "О мерах по информационному обеспечению контрактной системы в сфере закупок товаров, работ, услуг для обеспечения государственных и муниципальных нужд, по организации в ней документооборота, о внесении изменений в некоторые акты Правительства Российской Федерации и признании утратившими силу актов и отдельных положений актов Правительства Российской Федерации";</text:p>
      <text:p text:style-name="s1"><text:bookmark text:name="anchor80757"/>в <text:a xlink:type="simple" xlink:href="http://ivo.garant.ru/document/redirect/71968598/4014">пункте 14</text:a>:</text:p>
      <text:p text:style-name="s1">после слов "Проведение электронных процедур" дополнить словами "(за исключением закупок органами, учреждениями и предприятиями, предусмотренными пунктом 5 части 11 статьи  24 Федерального закона, у единственного поставщика на сумму, предусмотренную частью 12 статьи 93 Федерального закона)";</text:p>
      <text:p text:style-name="s1">после слов "документации о закупке" дополнить словами "(в случае если Федеральным законом предусмотрена документация о закупке)";</text:p>
      <text:p text:style-name="s1">слова "окончательных предложений," исключить;</text:p>
      <text:p text:style-name="s1">предложение второе исключить;</text:p>
      <text:p text:style-name="s1"><text:bookmark text:name="anchor80758"/><text:a xlink:type="simple" xlink:href="http://ivo.garant.ru/document/redirect/71968598/4015">пункты 15</text:a>, <text:a xlink:type="simple" xlink:href="http://ivo.garant.ru/document/redirect/71968598/4021">21</text:a> и <text:a xlink:type="simple" xlink:href="http://ivo.garant.ru/document/redirect/71968598/4023">23</text:a> признать утратившими силу;</text:p>
      <text:p text:style-name="s1"><text:bookmark text:name="anchor80759"/>в <text:a xlink:type="simple" xlink:href="http://ivo.garant.ru/document/redirect/71968598/4024">пункте 24</text:a> слова "частью 10" заменить словами "подпунктом "а" пункта 1 части 5";</text:p>
      <text:p text:style-name="s1"><text:bookmark text:name="anchor807510"/><text:a xlink:type="simple" xlink:href="http://ivo.garant.ru/document/redirect/71968598/4025">пункты 25 - 27</text:a> признать утратившими силу;</text:p>
      <text:p text:style-name="s1"><text:bookmark text:name="anchor807511"/>в <text:a xlink:type="simple" xlink:href="http://ivo.garant.ru/document/redirect/71968598/4281">подпункте "а" пункта 28</text:a>:</text:p>
      <text:p text:style-name="s1">слова "частью 11 статьи 24<text:span text:style-name="upper"><text:span> 1</text:span></text:span> Федерального закона, а также" заменить словами "пунктами 2 и 3 части 6 статьи 43 Федерального закона,";</text:p>
      <text:p text:style-name="s1">после слов "(при наличии)," дополнить словами "а также информации о нахождении юридического лица в процессе ликвидации, о ликвидации юридического лица, о признании его несостоятельным (банкротом), об открытии конкурсного производства, о признании физического лица, зарегистрированного в качестве индивидуального предпринимателя, банкротом, о решении о введении процедуры реализации его имущества,";</text:p>
      <text:p text:style-name="s1">слова "пунктом 7 части 11 статьи 24<text:span text:style-name="upper"><text:span> 1</text:span></text:span>" заменить словами "подпунктом "ж" пункта 1 части 1 статьи 43";</text:p>
      <text:p text:style-name="s1"><text:bookmark text:name="anchor807512"/>в <text:a xlink:type="simple" xlink:href="http://ivo.garant.ru/document/redirect/71968598/4029">пункте 29</text:a>:</text:p>
      <text:p text:style-name="s1">в предложении первом слова "3 Правил регистрации участников закупок в единой информационной системе в сфере закупок товаров, работ, услуг для обеспечения государственных и муниципальных нужд и ведения единого реестра участников закупок, утвержденных постановлением Правительства Российской Федерации от 30 декабря 2018 г. № 1752 "О порядке регистрации участников закупок в единой информационной системе в сфере закупок товаров, работ, услуг для обеспечения государственных и муниципальных нужд и ведения единого реестра участников закупок и внесении изменений в постановление Правительства Российской Федерации от 8 июня 2018 г. № 656" заменить словами "5 Правил регистрации участников закупок в единой информационной системе в сфере закупок и ведения единого реестра участников закупок, утвержденных постановлением Правительства Российской Федерации от 27 января 2022 г. № 60 "О мерах по информационному обеспечению контрактной системы в сфере закупок товаров, работ, услуг для обеспечения государственных и муниципальных нужд, по организации в ней документооборота, о внесении изменений в некоторые акты Правительства Российской Федерации и признании утратившими силу актов и отдельных положений актов Правительства Российской Федерации";</text:p>
      <text:p text:style-name="s1">в предложении втором слова "подпунктом "б" пункта 20 Правил функционирования единой информационной системы в сфере закупок, утвержденных постановлением Правительства Российской Федерации от 23 декабря 2015 г. № 1414 "О порядке функционирования единой информационной системы в сфере закупок" заменить словами "абзацем четвертым подпункта "б" пункта 31 Положения о единой информационной системе в сфере закупок, утвержденного постановлением Правительства Российской Федерации от 27 января 2022 г. № 60 "О мерах по информационному обеспечению контрактной системы в сфере закупок товаров, работ, услуг для обеспечения государственных и муниципальных нужд, по организации в ней документооборота, о внесении изменений в некоторые акты Правительства Российской Федерации и признании утратившими силу актов и отдельных положений актов Правительства Российской Федерации";</text:p>
      <text:p text:style-name="s1"><text:bookmark text:name="anchor807513"/><text:a xlink:type="simple" xlink:href="http://ivo.garant.ru/document/redirect/71968598/4030">пункт 30</text:a> изложить в следующей редакции:</text:p>
      <text:p text:style-name="s1"><text:bookmark text:name="anchor4030"/>"30. При осуществлении закупки, в отношении участников которой в извещении об осуществлении закупки установлены дополнительные требования в соответствии с частью 2 или 2<text:span text:style-name="upper"><text:span> 1</text:span></text:span> статьи 31 Федерального закона, оператор электронной площадки возвращает заявку на участие в закупке в соответствии с подпунктом "и" пункта 5 части 6 статьи 43 Федерального закона в случае отсутствия в реестре участников закупок, аккредитованных на электронной площадке, информации и документов, предусмотренных позицией приложения к постановлению Правительства Российской Федерации от 29 декабря 2021 г. № 2571 "О дополнительных требованиях к участникам закупки отдельных видов товаров, работ, услуг для обеспечения государственных и муниципальных нужд, а также об информации и документах, подтверждающих соответствие участников закупки указанным дополнительным требованиям, и признании утратившими силу некоторых актов и отдельных положений актов Правительства Российской Федерации", указанной в извещении об осуществлении такой закупки.".</text:p>
      <text:p text:style-name="s1"><text:bookmark text:name="anchor8008"/>8. В <text:a xlink:type="simple" xlink:href="http://ivo.garant.ru/document/redirect/72190084/0">постановлении</text:a> Правительства Российской Федерации от 28 февраля 2019 г. № 223 "Об особенностях проведения закрытых электронных процедур и порядке аккредитации на специализированных электронных площадках" (Собрание законодательства Российской Федерации, 2019, № 11, ст. 1116; № 25, ст. 3262; 2020, № 1, ст. 92; № 33, ст. 5393; № 46, ст. 7299; 2021, № 28, ст. 5508):</text:p>
      <text:p text:style-name="s1"><text:bookmark text:name="anchor8081"/>а) в <text:a xlink:type="simple" xlink:href="http://ivo.garant.ru/document/redirect/72190084/10">преамбуле</text:a> слова "В соответствии с частями 2 и 3 статьи 84<text:span text:style-name="upper"><text:span> 1</text:span></text:span> Федерального закона "О контрактной системе в сфере закупок товаров, работ, услуг для обеспечения государственных и муниципальных нужд" исключить;</text:p>
      <text:p text:style-name="s1"><text:bookmark text:name="anchor8082"/>б) <text:a xlink:type="simple" xlink:href="http://ivo.garant.ru/document/redirect/72190084/12">абзац третий пункта 1</text:a> признать утратившим силу;</text:p>
      <text:p text:style-name="s1"><text:bookmark text:name="anchor8083"/>в) <text:a xlink:type="simple" xlink:href="http://ivo.garant.ru/document/redirect/72190084/2">пункт 2</text:a> признать утратившим силу;</text:p>
      <text:p text:style-name="s1"><text:bookmark text:name="anchor8084"/>г) в <text:a xlink:type="simple" xlink:href="http://ivo.garant.ru/document/redirect/72190084/1000">Положении</text:a> об особенностях проведения закрытых электронных процедур и порядке аккредитации на специализированных электронных площадках, утвержденном указанным <text:a xlink:type="simple" xlink:href="http://ivo.garant.ru/document/redirect/72190084/0">постановлением</text:a>:</text:p>
      <text:p text:style-name="s1"><text:bookmark text:name="anchor80841"/>в <text:a xlink:type="simple" xlink:href="http://ivo.garant.ru/document/redirect/72190084/1001">пункте 1</text:a> слова ", закрытого конкурса с ограниченным участием, закрытого двухэтапного конкурса" исключить;</text:p>
      <text:p text:style-name="s1"><text:bookmark text:name="anchor80842"/><text:a xlink:type="simple" xlink:href="http://ivo.garant.ru/document/redirect/72190084/1002">пункт 2</text:a> признать утратившим силу;</text:p>
      <text:p text:style-name="s1"><text:bookmark text:name="anchor80843"/>в <text:a xlink:type="simple" xlink:href="http://ivo.garant.ru/document/redirect/72190084/1008">пункте 8</text:a>:</text:p>
      <text:p text:style-name="s1">в <text:a xlink:type="simple" xlink:href="http://ivo.garant.ru/document/redirect/72190084/1008">абзаце первом</text:a> слова ", за исключением извещения о проведении закрытой электронной процедуры, которое размещается заказчиком в  единой информационной системе в соответствии с пунктом  35 настоящего Положения" исключить;</text:p>
      <text:p text:style-name="s1">в <text:a xlink:type="simple" xlink:href="http://ivo.garant.ru/document/redirect/72190084/10082">абзаце втором</text:a> слова "частью 5 статьи 99 Федерального закона, направляются на специализированную электронную площадку и размещаются на ней" заменить словами "частями 5 и 5<text:span text:style-name="upper"><text:span> 1</text:span></text:span> Федерального закона "О контрактной системе в сфере закупок товаров, работ, услуг для обеспечения государственных и муниципальных нужд" (далее - Федеральный закон), размещаются на специализированной электронной площадке";</text:p>
      <text:p text:style-name="s1"><text:bookmark text:name="anchor80844"/>в <text:a xlink:type="simple" xlink:href="http://ivo.garant.ru/document/redirect/72190084/1015">пункте 15</text:a>:</text:p>
      <text:p text:style-name="s1"><text:a xlink:type="simple" xlink:href="http://ivo.garant.ru/document/redirect/72190084/1015">абзац первый</text:a> после слов "зарегистрированного в единой информационной системе" дополнить словами "в сфере закупок (далее - единая информационная система)";</text:p>
      <text:p text:style-name="s1">в <text:a xlink:type="simple" xlink:href="http://ivo.garant.ru/document/redirect/72190084/10153">абзаце третьем</text:a> слова "5 рабочих дней" заменить словами "одного рабочего дня";</text:p>
      <text:p text:style-name="s1"><text:bookmark text:name="anchor80845"/><text:a xlink:type="simple" xlink:href="http://ivo.garant.ru/document/redirect/72190084/400">разделы IV - VIII</text:a> признать утратившими силу.</text:p>
      <text:p text:style-name="s1"><text:bookmark text:name="anchor8009"/>9. В <text:a xlink:type="simple" xlink:href="http://ivo.garant.ru/document/redirect/72237204/0">постановлении</text:a> Правительства Российской Федерации от 26 апреля 2019 г. № 518 "Об определении федерального органа исполнительной власти, уполномоченного на обеспечение эксплуатации и развития государственной информационной системы, указанной в части 13 статьи 4 Федерального закона "О контрактной системе в сфере закупок товаров, работ, услуг для обеспечения государственных и муниципальных нужд", а также на предоставление информации, содержащейся в ней" (Собрание законодательства Российской Федерации, 2019, № 19, ст. 2280):</text:p>
      <text:p text:style-name="s1"><text:bookmark text:name="anchor8091"/>а) в <text:a xlink:type="simple" xlink:href="http://ivo.garant.ru/document/redirect/72237204/0">наименовании</text:a> слова ", а также на предоставление информации, содержащейся в ней" исключить;</text:p>
      <text:p text:style-name="s1"><text:bookmark text:name="anchor8092"/>б) в <text:a xlink:type="simple" xlink:href="http://ivo.garant.ru/document/redirect/72237204/1">пункте 1</text:a> слова "а также на предоставление информации, содержащейся в информационной системе "Независимый регистратор"," исключить.</text:p>
      <text:p text:style-name="s1"><text:bookmark text:name="anchor8010"/>10. В <text:a xlink:type="simple" xlink:href="http://ivo.garant.ru/document/redirect/72731102/0">постановлении</text:a> Правительства Российской Федерации от 14 сентября 2019 г. № 1202 "О порядке взаимодействия участника закупки и оператора электронной площадки" (Собрание законодательства Российской Федерации, 2019, № 38, ст. 5315):</text:p>
      <text:p text:style-name="s1"><text:bookmark text:name="anchor8101"/>а) <text:a xlink:type="simple" xlink:href="http://ivo.garant.ru/document/redirect/72731102/0">наименование</text:a> и <text:a xlink:type="simple" xlink:href="http://ivo.garant.ru/document/redirect/72731102/12">абзац второй пункта 1</text:a> дополнить словами ", оператора специализированной электронной площадки";</text:p>
      <text:p text:style-name="s1"><text:bookmark text:name="anchor8102"/>б) в <text:a xlink:type="simple" xlink:href="http://ivo.garant.ru/document/redirect/72731102/1000">Правилах</text:a> взаимодействия участника закупки и оператора электронной площадки, утвержденных указанным <text:a xlink:type="simple" xlink:href="http://ivo.garant.ru/document/redirect/72731102/0">постановлением</text:a>:</text:p>
      <text:p text:style-name="s1"><text:bookmark text:name="anchor81021"/><text:a xlink:type="simple" xlink:href="http://ivo.garant.ru/document/redirect/72731102/1000">наименование</text:a> дополнить словами ", оператора специализированной электронной площадки";</text:p>
      <text:p text:style-name="s1"><text:bookmark text:name="anchor81022"/>в <text:a xlink:type="simple" xlink:href="http://ivo.garant.ru/document/redirect/72731102/1001">пункте 1</text:a>:</text:p>
      <text:p text:style-name="s1">слова "в том числе" заменить словами "оператора специализированной электронной площадки";</text:p>
      <text:p text:style-name="s1">после слов "электронной площадке" дополнить словами ", специализированной электронной площадке";</text:p>
      <text:p text:style-name="s1">слова "частью 4" заменить словами "частями 4 и 4<text:span text:style-name="upper"><text:span> 3</text:span></text:span>";</text:p>
      <text:p text:style-name="s1">слова "оператору электронной площадки электронных документов (или их копий)" заменить словами "таким операторам информации и документов";</text:p>
      <text:p text:style-name="s1">после слов "оператором электронной площадки" дополнить словами ", оператором специализированной электронной площадки";</text:p>
      <text:p text:style-name="s1"><text:bookmark text:name="anchor81023"/><text:a xlink:type="simple" xlink:href="http://ivo.garant.ru/document/redirect/72731102/1002">пункты 2 - 5</text:a> изложить в следующей редакции:</text:p>
      <text:p text:style-name="s1"><text:bookmark text:name="anchor10020"/>"2. В целях обеспечения доступа к участию в проводимых на электронной площадке, специализированной электронной площадке закупках, в отношении участников которых установлены дополнительные требования в соответствии с частями 2 и 2<text:span text:style-name="upper"><text:span> 1</text:span></text:span> статьи 31 Федерального закона, участник закупки после идентификации и аутентификации на электронной площадке, специализированной электронной площадке направляет оператору соответствующей площадки информацию и документы, предусмотренные перечнем, установленным в соответствии с частью 3 статьи 31 Федерального закона, путем формирования и подписания электронной подписью, вид которой предусмотрен Федеральным законом, информации и документов, предусмотренных пунктом 4 постановления Правительства Российской Федерации от 29 декабря 2021 г. № 2571 "О дополнительных требованиях к участникам закупки отдельных видов товаров, работ, услуг для обеспечения государственных и муниципальных нужд, а также об информации и документах, подтверждающих соответствие участников закупки указанным дополнительным требованиям, и признании утратившими силу некоторых актов и отдельных положений актов Правительства Российской Федерации", а также указанных в графе "Информация и документы, подтверждающие соответствие участников закупки дополнительным требованиям" приложения к указанному постановлению (далее - приложение к дополнительным требованиям). При этом:</text:p>
      <text:p text:style-name="s1"><text:bookmark text:name="anchor10021"/>а) документы формируются в форме электронного документа или образа бумажного документа с указанием даты подписания документа;</text:p>
      <text:p text:style-name="s1"><text:bookmark text:name="anchor10022"/>б) при формировании информации и документов, предусмотренных приложением к дополнительным требованиям в графе "Информация и документы, подтверждающие соответствие участников закупки дополнительным требованиям", участник закупки указывает:</text:p>
      <text:p text:style-name="s1">номера позиции приложения к дополнительным требованиям;</text:p>
      <text:p text:style-name="s1"><text:bookmark text:name="anchor10223"/>цену поставленных товаров, выполненных работ, оказанных услуг по договору (контракту), предусмотренному приложением к дополнительным требованиям в графе "Информация и документы, подтверждающие соответствие участников закупки дополнительным требованиям", определяемую с учетом абзаца четвертого подпункта "б" пункта 3 постановления Правительства Российской Федерации от 29 декабря 2021 г. № 2571 "О дополнительных требованиях к участникам закупки отдельных видов товаров, работ, услуг для обеспечения государственных и муниципальных нужд, а также об информации и документах, подтверждающих соответствие участников закупки указанным дополнительным требованиям, и признании утратившими силу некоторых актов и отдельных положений актов Правительства Российской Федерации";</text:p>
      <text:p text:style-name="s1"><text:bookmark text:name="anchor10023"/>в) в случае наличия правопреемства участник закупки также формирует и подписывает информацию и (или) документы, подтверждающие такое правопреемство.</text:p>
      <text:p text:style-name="s1"><text:bookmark text:name="anchor10030"/>3. В целях обеспечения доступа к участию в закрытых электронных процедурах участник закупки направляет оператору специализированной электронной площадки документы (при наличии), подтверждающие соответствие участника закупки требованиям, предусмотренным пунктом 1 части 1 статьи 31 Федерального закона путем их формирования в форме электронного документа или образа бумажного документа и подписания электронной подписью, вид которой предусмотрен Федеральным законом. В случае наличия правопреемства участник закупки также формирует и подписывает информацию и (или) документы, подтверждающие такое правопреемство.</text:p>
      <text:p text:style-name="s1"><text:bookmark text:name="anchor10040"/>4. Оператор электронной площадки, оператор специализированной электронной площадки рассматривают информацию и документы, предусмотренные пунктами 2 и 3 настоящих Правил, на предмет:</text:p>
      <text:p text:style-name="s1"><text:bookmark text:name="anchor1041"/>а) наличия информации и документов, предусмотренных настоящими Правилами;</text:p>
      <text:p text:style-name="s1"><text:bookmark text:name="anchor1042"/>б) наличия информации об участнике закупки (с учетом информации и документов, предусмотренных подпунктом "в" пункта 2 настоящих Правил) в таких информации и документах, за исключением случаев, если в соответствии с законодательством Российской Федерации указание такой информации не предусмотрено;</text:p>
      <text:p text:style-name="s1"><text:bookmark text:name="anchor1043"/>в) непревышения ценой поставленных товаров, выполненных работ, оказанных услуг по договору (контракту), предусмотренной абзацем третьим подпункта "б" пункта 2 настоящих Правил, цены такого договора (контракта);</text:p>
      <text:p text:style-name="s1"><text:bookmark text:name="anchor1044"/>г) соответствие информации и документов, сформированных и предусмотренных приложением к дополнительным требованиям в графе "Информация и документы, подтверждающие соответствие участников закупки дополнительным требованиям", положениям абзацев пятого, седьмого и десятого подпункта "б" пункта 3 постановления Правительства Российской Федерации от 29 декабря 2021 г. № 2571 "О дополнительных требованиях к участникам закупки отдельных видов товаров, работ, услуг для обеспечения государственных и муниципальных нужд, а также об информации и документах, подтверждающих соответствие участников закупки указанным дополнительным требованиям, и признании утратившими силу некоторых актов и отдельных положений актов Правительства Российской Федерации".</text:p>
      <text:p text:style-name="s1"><text:bookmark text:name="anchor10050"/>5. Оператор электронной площадки, оператор специализированной электронной площадки по результатам рассмотрения информации и документов в соответствии с пунктом 4 настоящих Правил в срок, установленный частью 13 статьи 24<text:span text:style-name="upper"><text:span> 2</text:span></text:span> Федерального закона, принимают решение:</text:p>
      <text:p text:style-name="s1"><text:bookmark text:name="anchor10510"/>а) о размещении, за исключением случаев, предусмотренных подпунктом "б" настоящего пункта, таких информации и документов в реестре участников закупок, аккредитованных на электронной площадке, в реестре участников закупок, аккредитованных на специализированной электронной площадке;</text:p>
      <text:p text:style-name="s1"><text:bookmark text:name="anchor10520"/>б) об отказе в размещении таких информации и документов в реестре участников закупок, аккредитованных на электронной площадке, в реестре участников закупок, аккредитованных на специализированной электронной площадке, в случае:</text:p>
      <text:p text:style-name="s1">формирования информации и документов с нарушением настоящих Правил;</text:p>
      <text:p text:style-name="s1">если предусмотренные приложением к дополнительным требованиям в графе "Информация и документы, подтверждающие соответствие участников закупки дополнительным требованиям" акт выполненных работ, подтверждающий цену выполненных работ и являющийся последним актом, составленным при исполнении такого договора, акт приемки объекта капитального строительства, акт приемки выполненных работ по сохранению объекта культурного наследия и разрешение на ввод объекта капитального строительства в эксплуатацию подписаны ранее чем за 5 лет до даты формирования информации и документов в соответствии с пунктом 2 настоящих Правил;</text:p>
      <text:p text:style-name="s1">если предусмотренные приложением к дополнительным требованиям в графе "Информация и документы, подтверждающие соответствие участников закупки дополнительным требованиям" выписка из Единого государственного реестра недвижимости и справка об отсутствии судимости подписаны ранее чем за 90 дней до даты формирования информации и документов в соответствии с пунктом 2 настоящих Правил.";</text:p>
      <text:p text:style-name="s1"><text:bookmark text:name="anchor81024"/>в <text:a xlink:type="simple" xlink:href="http://ivo.garant.ru/document/redirect/72731102/1006">пункте 6</text:a>:</text:p>
      <text:p text:style-name="s1">после слов "Оператор электронной площадки" дополнить словами ", оператор специализированной электронной площадки", после слова "площадке," дополнить словами "реестре участников закупок, аккредитованных на специализированной электронной площадке,";</text:p>
      <text:p text:style-name="s1">слова "пунктом 2" заменить словами "пунктами 2 и 3";</text:p>
      <text:p text:style-name="s1"><text:bookmark text:name="anchor81025"/><text:a xlink:type="simple" xlink:href="http://ivo.garant.ru/document/redirect/72731102/1007">пункты 7</text:a> и <text:a xlink:type="simple" xlink:href="http://ivo.garant.ru/document/redirect/72731102/1008">8</text:a> изложить в следующей редакции:</text:p>
      <text:p text:style-name="s1"><text:bookmark text:name="anchor10070"/>"7. Участник закупки в случае внесения изменений в информацию и (или) документы, размещенные в соответствии с настоящими Правилами в реестре участников закупок, аккредитованных на электронной площадке, реестре участников закупки, аккредитованных на специализированной электронной площадке, направляет оператору электронной площадки, оператору специализированной электронной площадки новые информацию и (или) документы в порядке, установленном пунктами 2 и 3 настоящих Правил. Оператор электронной площадки, оператор специализированной электронной площадки рассматривают такие документы в порядке, установленном пунктами 4 и 5 настоящих Правил. При этом такие внесенные изменения либо такие новые информация и (или) документы применяются к отношениям, связанным с участием в закупках, заявки на участие в которых поданы таким участником после размещения в соответствии с подпунктом "а" пункта 5 настоящих Правил новых документов в реестре участников закупок, аккредитованных на электронной площадке.</text:p>
      <text:p text:style-name="s1"><text:bookmark text:name="anchor10080"/>8. Ответственность за недостоверность информации и (или) документов, включенных в реестр участников закупки, аккредитованных на электронной площадке, направленных оператору электронной площадки, оператору специализированной электронной площадки в соответствии с настоящими Правилами, за несоответствие указанных информации и (или) документов требованиям, установленным законодательством Российской Федерации, за действия, совершенные на основании указанных информации и (или) документов, несет участник закупки.".</text:p>
      <text:p text:style-name="s1"><text:bookmark text:name="anchor8011"/>11. В <text:a xlink:type="simple" xlink:href="http://ivo.garant.ru/document/redirect/74333476/0">постановлении</text:a> Правительства Российской Федерации от 30 июня 2020 г. № 961 "Об установлении предельного размера (предельных размеров) начальной (максимальной) цены контракта, при превышении которого заключение контракта с единственным поставщиком (подрядчиком, исполнителем) в случае признания конкурса, аукциона несостоявшимися осуществляется по согласованию с контрольным органом в сфере закупок товаров, работ, услуг для обеспечения государственных и муниципальных нужд, об утверждении Правил согласования контрольным органом в сфере закупок товаров, работ, услуг для обеспечения государственных и муниципальных нужд заключения контракта с единственным поставщиком (подрядчиком, исполнителем) и о внесении изменений в некоторые акты Правительства Российской Федерации" (Собрание законодательства Российской Федерации, 2020, № 28, ст. 4421):</text:p>
      <text:p text:style-name="s1"><text:bookmark text:name="anchor8111"/>а) в <text:a xlink:type="simple" xlink:href="http://ivo.garant.ru/document/redirect/74333476/1">пункте 1</text:a>:</text:p>
      <text:p text:style-name="s1"><text:a xlink:type="simple" xlink:href="http://ivo.garant.ru/document/redirect/74333476/12">абзац второй</text:a> дополнить словами ", признанного несостоявшимся в случаях, указанных в абзаце четвертом настоящего пункта";</text:p>
      <text:p text:style-name="s1"><text:a xlink:type="simple" xlink:href="http://ivo.garant.ru/document/redirect/74333476/13">абзац третий</text:a> дополнить словами ", признанного несостоявшимся в случаях, указанных в абзаце четвертом настоящего пункта";</text:p>
      <text:p text:style-name="s1"><text:a xlink:type="simple" xlink:href="http://ivo.garant.ru/document/redirect/74333476/14">абзац четвертый</text:a> дополнить словами ", признанного несостоявшимся в случаях, предусмотренных пунктами 1 (в случаях, предусмотренных подпунктами 3 - 6 части 1 статьи 52 Федерального закона), 2 и 3 части 1 статьи 77 Федерального закона";</text:p>
      <text:p text:style-name="s1"><text:bookmark text:name="anchor8112"/>б) в <text:a xlink:type="simple" xlink:href="http://ivo.garant.ru/document/redirect/74333476/10094">подпункте  "г" пункта  9</text:a> Правил согласования контрольным органом в сфере закупок товаров, работ, услуг для обеспечения государственных и муниципальных нужд заключения контракта с единственным поставщиком (подрядчиком, исполнителем), утвержденных указанным <text:a xlink:type="simple" xlink:href="http://ivo.garant.ru/document/redirect/74333476/0">постановлением</text:a>, слова ", предусмотренная пунктом 12 Правил ведения реестра жалоб, плановых и внеплановых проверок, принятых по ним решений и выданных предписаний, представлений, утвержденных постановлением Правительства Российской Федерации от 27 октября 2015 г. № 1148 "О порядке ведения реестра жалоб, плановых и внеплановых проверок, принятых по ним решений и выданных предписаний, представлений"," заменить словами "о проведении внеплановой проверки".</text:p>
      <text:p text:style-name="s1"><text:bookmark text:name="anchor8012"/>12. В <text:a xlink:type="simple" xlink:href="http://ivo.garant.ru/document/redirect/74503725/0">постановлении</text:a> Правительства Российской Федерации от 6 августа 2020 г. № 1193 "О порядке осуществления контроля, предусмотренного частями 5 и 5<text:span text:style-name="upper"><text:span> 1</text:span></text:span> статьи 99 Федерального закона "О контрактной системе в сфере закупок товаров, работ, услуг для обеспечения государственных и муниципальных нужд", и об изменении и признании утратившими силу некоторых актов Правительства Российской Федерации" (Собрание законодательства Российской Федерации, 2020, № 33, ст. 5393; № 46, ст. 7299; 2021, № 24, ст. 4495):</text:p>
      <text:p text:style-name="s1"><text:bookmark text:name="anchor8121"/>а) в <text:a xlink:type="simple" xlink:href="http://ivo.garant.ru/document/redirect/74503725/1000">Правилах</text:a> осуществления контроля, предусмотренного частями 5 и 5<text:span text:style-name="upper"><text:span> 1</text:span></text:span> статьи 99 Федерального закона "О контрактной системе в сфере закупок товаров, работ, услуг для обеспечения государственных и муниципальных нужд", утвержденных указанным <text:a xlink:type="simple" xlink:href="http://ivo.garant.ru/document/redirect/74503725/0">постановлением</text:a>:</text:p>
      <text:p text:style-name="s1"><text:bookmark text:name="anchor81211"/>в <text:a xlink:type="simple" xlink:href="http://ivo.garant.ru/document/redirect/74503725/1004">пункте 4</text:a>:</text:p>
      <text:p text:style-name="s1"><text:bookmark text:name="anchor81212"/><text:a xlink:type="simple" xlink:href="http://ivo.garant.ru/document/redirect/74503725/1042">подпункт "б"</text:a> изложить в следующей редакции:</text:p>
      <text:p text:style-name="s1"><text:bookmark text:name="anchor10420"/>"б) отдельное приложение к плану-графику, предусмотренное пунктом 25 Положения о порядке формирования, утверждения планов-графиков закупок, внесения изменений в такие планы-графики, размещения планов-графиков закупок в единой информационной системе в сфере закупок, на официальном сайте такой системы в информационно-телекоммуникационной сети "Интернет", об особенностях включения информации в такие планы-графики и планирования закупок заказчиком, осуществляющим деятельность на территории иностранного государства, а также о требованиях к форме планов-графиков закупок, утвержденного постановлением Правительства Российской Федерации от 30 сентября 2019 г. № 1279 "О планах-графиках закупок и о признании утратившими силу отдельных решений Правительства Российской Федерации" (далее соответственно - отдельное приложение к плану-графику, Положение);";</text:p>
      <text:p text:style-name="s1"><text:bookmark text:name="anchor81213"/><text:a xlink:type="simple" xlink:href="http://ivo.garant.ru/document/redirect/74503725/1043">подпункт "в"</text:a> дополнить словами ", приглашение принять участие в определении поставщика (подрядчика, исполнителя) (при проведении закрытого конкурса в электронной форме, закрытого аукциона в электронной форме) (далее - приглашение)";</text:p>
      <text:p text:style-name="s1"><text:bookmark text:name="anchor81214"/>в <text:a xlink:type="simple" xlink:href="http://ivo.garant.ru/document/redirect/74503725/1044">подпункте "г"</text:a>:</text:p>
      <text:p text:style-name="s1">слова "закрытом способе определения" заменить словом "определении";</text:p>
      <text:p text:style-name="s1">после слов "приложению № 1" дополнить словами "(при проведении закрытого конкурса, закрытого аукциона)";</text:p>
      <text:p text:style-name="s1"><text:bookmark text:name="anchor81215"/>в <text:a xlink:type="simple" xlink:href="http://ivo.garant.ru/document/redirect/74503725/1045">подпункте "д"</text:a> слова "протокол рассмотрения и оценки заявок на участие в конкурсе, конкурсе с ограниченным участием, двухэтапном конкурсе, протокол подведения итогов открытого конкурса в электронной форме, конкурса с ограниченным участием в электронной форме, двухэтапного конкурса в электронной форме, протокол подведения итогов электронного аукциона, протокол рассмотрения и оценки заявок на участие в запросе котировок, протокол подведения итогов запроса котировок в электронной форме, итоговый протокол при проведении запроса предложений, запроса предложений в электронной форме," исключить;</text:p>
      <text:p text:style-name="s1"><text:bookmark text:name="anchor81216"/>в <text:a xlink:type="simple" xlink:href="http://ivo.garant.ru/document/redirect/74503725/1047">подпункте "ж"</text:a> слова ", закрытого конкурса с ограниченным участием, закрытого двухэтапного конкурса" и ", закрытых электронных процедур" исключить;</text:p>
      <text:p text:style-name="s1"><text:bookmark text:name="anchor81217"/>в <text:a xlink:type="simple" xlink:href="http://ivo.garant.ru/document/redirect/74503725/1048">подпункте "з"</text:a> слова "при проведении открытого конкурса, конкурса с ограниченным участием, двухэтапного конкурса, запроса котировок, запроса предложений," исключить;</text:p>
      <text:p text:style-name="s1"><text:bookmark text:name="anchor81218"/>дополнить <text:a xlink:type="simple" xlink:href="http://ivo.garant.ru/document/redirect/74503725/1049">подпунктом "и"</text:a> следующего содержания:</text:p>
      <text:p text:style-name="s1"><text:bookmark text:name="anchor1049"/>"и) проект соглашения об изменении условий контракта.";</text:p>
      <text:p text:style-name="s1"><text:bookmark text:name="anchor81219"/><text:a xlink:type="simple" xlink:href="http://ivo.garant.ru/document/redirect/74503725/1011">пункт 11</text:a> дополнить <text:a xlink:type="simple" xlink:href="http://ivo.garant.ru/document/redirect/74503725/1114">подпунктами "г"</text:a> и <text:a xlink:type="simple" xlink:href="http://ivo.garant.ru/document/redirect/74503725/1115">"д"</text:a> следующего содержания:</text:p>
      <text:p text:style-name="s1"><text:bookmark text:name="anchor1114"/>"г) соответствия источника финансирования (кодов видов расходов классификации расходов бюджетов бюджетной системы Российской Федерации), информация о котором содержится в объектах контроля, предусмотренных подпунктами "в", "е", "з" и "и" пункта 4 настоящих Правил, объекту закупки;</text:p>
      <text:p text:style-name="s1"><text:bookmark text:name="anchor1115"/>д) непревышения предельных размеров аванса, определенных в соответствии с нормативными правовыми актами, регулирующими бюджетные правоотношения, информация о которых содержится в объектах контроля, предусмотренных подпунктами "в", "з" и "и" пункта 4 настоящих Правил.";</text:p>
      <text:p text:style-name="s1"><text:bookmark text:name="anchor812110"/>в <text:a xlink:type="simple" xlink:href="http://ivo.garant.ru/document/redirect/74503725/10013">абзаце первом пункта 13</text:a> слова ", подпунктом "в" пункта 27, подпунктом "б" пункта 29" исключить;</text:p>
      <text:p text:style-name="s1"><text:bookmark text:name="anchor812111"/>в <text:a xlink:type="simple" xlink:href="http://ivo.garant.ru/document/redirect/74503725/10143">подпункте "в" пункта 14</text:a> слова "каждому коду вида расходов" заменить словами "году начала закупки";</text:p>
      <text:p text:style-name="s1"><text:bookmark text:name="anchor812112"/><text:a xlink:type="simple" xlink:href="http://ivo.garant.ru/document/redirect/74503725/10172">подпункт "б" пункта 17</text:a> после слов "субъекты контроля" дополнить словами "(за исключением субъектов контроля, являющихся лицами, указанными в подпунктах "б", "г", "ж" и "и" пункта 2 Положения)";</text:p>
      <text:p text:style-name="s1"><text:bookmark text:name="anchor812113"/><text:a xlink:type="simple" xlink:href="http://ivo.garant.ru/document/redirect/74503725/10182">подпункт "б" пункта 18</text:a> после слов "субъекты контроля" дополнить словами "(за исключением субъектов контроля, являющихся лицами, указанными в подпунктах "б", "г", "ж" и "и" пункта 2 Положения)";</text:p>
      <text:p text:style-name="s1"><text:bookmark text:name="anchor812114"/>в <text:a xlink:type="simple" xlink:href="http://ivo.garant.ru/document/redirect/74503725/1019">пункте 19</text:a> слова "принять участие в закрытом способе определения поставщика (подрядчика, исполнителя)" исключить;</text:p>
      <text:p text:style-name="s1"><text:bookmark text:name="anchor812115"/>в <text:a xlink:type="simple" xlink:href="http://ivo.garant.ru/document/redirect/74503725/1020">пункте 20</text:a>:</text:p>
      <text:p text:style-name="s1"><text:bookmark text:name="anchor812116"/><text:a xlink:type="simple" xlink:href="http://ivo.garant.ru/document/redirect/74503725/10201">подпункт "а"</text:a> изложить в следующей редакции:</text:p>
      <text:p text:style-name="s1"><text:bookmark text:name="anchor102010"/>"а) финансового обеспечения, указанного в извещении об осуществлении закупки, приглашении, над объемом финансового обеспечения для осуществления закупки (за исключением закупок, предусмотренных подпунктом "б" пункта 15 настоящих Правил), указанным в плане-графике с учетом финансового обеспечения, указанного в размещенных (в пределах идентификационного кода закупки, предусмотренного в плане-графике в соответствии с подпунктом "а" пункта 16 Положения) в соответствии с Федеральным законом извещениях об осуществлении закупок, приглашениях, а также с учетом финансового обеспечения, указанного в контрактах, заключенных в соответствии с Федеральным законом с единственным поставщиком (подрядчиком, исполнителем) и включенных в реестр контрактов, заключенных заказчиками. При этом проводится проверка соответствия финансового обеспечения в разрезе планируемых платежей на текущий финансовый год, плановый период и последующие годы начальной (максимальной) цене контракта, указанных в извещении об осуществлении закупки, приглашении;";</text:p>
      <text:p text:style-name="s1"><text:bookmark text:name="anchor812117"/>в <text:a xlink:type="simple" xlink:href="http://ivo.garant.ru/document/redirect/74503725/10202">подпункте "б"</text:a>:</text:p>
      <text:p text:style-name="s1"><text:a xlink:type="simple" xlink:href="http://ivo.garant.ru/document/redirect/74503725/102022">абзац второй</text:a> признать утратившим силу;</text:p>
      <text:p text:style-name="s1">в <text:a xlink:type="simple" xlink:href="http://ivo.garant.ru/document/redirect/74503725/102023">абзаце третьем</text:a> слова "принять участие в закрытом способе определения поставщика (подрядчика, исполнителя)" исключить;</text:p>
      <text:p text:style-name="s1"><text:bookmark text:name="anchor812118"/>в <text:a xlink:type="simple" xlink:href="http://ivo.garant.ru/document/redirect/74503725/10204">подпункте "г"</text:a>:</text:p>
      <text:p text:style-name="s1">слова "или "з" (за исключением закупок у единственного поставщика (подрядчика, исполнителя) в случаях, предусмотренных пунктами 2, 3, 6, 7, 10 - 14, 16, 17, 19, 22, 31 - 33, 35, 37 - 39, 47, 48, 54, 55 части 1 статьи 93 Федерального закона)" исключить;</text:p>
      <text:p text:style-name="s1">слова "частью 18 статьи 34" заменить словами "пунктом 2 части 2 статьи 51";</text:p>
      <text:p text:style-name="s1"><text:bookmark text:name="anchor812119"/>в <text:a xlink:type="simple" xlink:href="http://ivo.garant.ru/document/redirect/74503725/10205">подпункте "д"</text:a>:</text:p>
      <text:p text:style-name="s1">слова "частью 18 статьи 34" заменить словами "пунктом 2 части 2 статьи 51";</text:p>
      <text:p text:style-name="s1">слова "в извещении об осуществлении закупки (в случае осуществления закупки, предусмотренной пунктом 2 части 2 статьи 84 Федерального закона) или" исключить;</text:p>
      <text:p text:style-name="s1">слова "1, 3 - 5 части 2 статьи 84" заменить словами "1 и 2 части 11 статьи 24";</text:p>
      <text:p text:style-name="s1"><text:bookmark text:name="anchor812120"/>в <text:a xlink:type="simple" xlink:href="http://ivo.garant.ru/document/redirect/74503725/1021">пункте 21</text:a>:</text:p>
      <text:p text:style-name="s1"><text:bookmark text:name="anchor812121"/>в <text:a xlink:type="simple" xlink:href="http://ivo.garant.ru/document/redirect/74503725/10211">подпункте "а"</text:a>:</text:p>
      <text:p text:style-name="s1">после слов "осуществлении закупки," дополнить словом "приглашении,";</text:p>
      <text:p text:style-name="s1">слова "1, 3 - 5 части 2 статьи 84" заменить словами "1 и 2 части 11 статьи 24";</text:p>
      <text:p text:style-name="s1"><text:bookmark text:name="anchor812122"/><text:a xlink:type="simple" xlink:href="http://ivo.garant.ru/document/redirect/74503725/10212">подпункт "б"</text:a> дополнить словом ", приглашении";</text:p>
      <text:p text:style-name="s1"><text:bookmark text:name="anchor8121221"/>в <text:a xlink:type="simple" xlink:href="http://ivo.garant.ru/document/redirect/74503725/10213">подпункте "в"</text:a> слова "или "з" (за исключением закупок у единственного поставщика (подрядчика, исполнителя) в случаях, предусмотренных пунктами 2, 3, 6, 7, 10 - 14, 16, 17, 19, 22, 31 - 33, 35, 37 - 39, 47, 48, 54, 55 части 1 статьи 93 Федерального закона)" исключить;</text:p>
      <text:p text:style-name="s1"><text:bookmark text:name="anchor812123"/>в <text:a xlink:type="simple" xlink:href="http://ivo.garant.ru/document/redirect/74503725/1022">пункте 22</text:a>:</text:p>
      <text:p text:style-name="s1"><text:a xlink:type="simple" xlink:href="http://ivo.garant.ru/document/redirect/74503725/1022">абзац первый</text:a> после слова "предусмотренные" дополнить словами "подпунктами "г" и "д" пункта 11,";</text:p>
      <text:p text:style-name="s1"><text:bookmark text:name="anchor812124"/>в <text:a xlink:type="simple" xlink:href="http://ivo.garant.ru/document/redirect/74503725/10222">подпункте "б"</text:a>:</text:p>
      <text:p text:style-name="s1">слова "принять участие в закрытом способе определения поставщика (подрядчика, исполнителя)" исключить;</text:p>
      <text:p text:style-name="s1">после слов "указанным в извещении об осуществлении закупки," дополнить словом "приглашении,";</text:p>
      <text:p text:style-name="s1"><text:bookmark text:name="anchor812125"/>в <text:a xlink:type="simple" xlink:href="http://ivo.garant.ru/document/redirect/74503725/10223">подпункте "в"</text:a> слова "электронного аукциона" заменить словами "открытого аукциона в электронной форме, закрытого аукциона в электронной форме";</text:p>
      <text:p text:style-name="s1"><text:bookmark text:name="anchor812126"/>в <text:a xlink:type="simple" xlink:href="http://ivo.garant.ru/document/redirect/74503725/10224">подпункте "г"</text:a>:</text:p>
      <text:p text:style-name="s1"><text:a xlink:type="simple" xlink:href="http://ivo.garant.ru/document/redirect/74503725/102242">абзац второй</text:a> после слов "осуществлении закупки" дополнить словами ", приглашении", после слов "осуществлении закупки," дополнить словом "приглашении,";</text:p>
      <text:p text:style-name="s1"><text:a xlink:type="simple" xlink:href="http://ivo.garant.ru/document/redirect/74503725/102243">абзац третий</text:a> дополнить словом ", приглашении";</text:p>
      <text:p text:style-name="s1"><text:bookmark text:name="anchor812127"/>в <text:a xlink:type="simple" xlink:href="http://ivo.garant.ru/document/redirect/74503725/10225">подпункте "д"</text:a> слова "частью 23 статьи 68" заменить словами "пунктом 9 части 3 статьи 49";</text:p>
      <text:p text:style-name="s1"><text:bookmark text:name="anchor812128"/><text:a xlink:type="simple" xlink:href="http://ivo.garant.ru/document/redirect/74503725/10226">подпункт "е"</text:a> после слов "осуществлении закупок," дополнить словом "приглашении,";</text:p>
      <text:p text:style-name="s1"><text:bookmark text:name="anchor812129"/>дополнить <text:a xlink:type="simple" xlink:href="http://ivo.garant.ru/document/redirect/74503725/10228">подпунктом "з"</text:a> следующего содержания:</text:p>
      <text:p text:style-name="s1"><text:bookmark text:name="anchor10228"/>"з) проверки, предусмотренные подпунктами "г" и "д" пункта 11 настоящих Правил, проводятся в отношении объекта контроля, предусмотренного подпунктом "и" пункта 4 настоящих Правил, если проектом соглашения об изменении условий контракта предусмотрено изменение в части объекта закупки, источника финансирования (кодов видов расходов классификации расходов бюджетов бюджетной системы Российской Федерации), размера аванса.";</text:p>
      <text:p text:style-name="s1"><text:bookmark text:name="anchor812130"/><text:a xlink:type="simple" xlink:href="http://ivo.garant.ru/document/redirect/74503725/1023">пункт 23</text:a> дополнить предложением следующего содержания: "Проверки, предусмотренные подпунктами "г" и "д" пункта 11 настоящих Правил, не проводятся при осуществлении закупок субъектами контроля, являющимися заказчиками, указанными в подпунктах "в" и "з" пункта 2 Положения, а также субъектами контроля, являющимися заказчиками и лицами, указанными в подпунктах "е", "ж", "и" и "к" пункта 2 Положения, в случае отсутствия соглашений, предусмотренных частью 7 статьи 99 Федерального закона.";</text:p>
      <text:p text:style-name="s1"><text:bookmark text:name="anchor812131"/><text:a xlink:type="simple" xlink:href="http://ivo.garant.ru/document/redirect/74503725/1024">пункт 24</text:a> изложить в следующей редакции:</text:p>
      <text:p text:style-name="s1"><text:bookmark text:name="anchor10240"/>"24. В целях проведения проверок, предусмотренных подпунктами "б" - "д" пункта 11 настоящих Правил, при проведении открытого конкурса в электронной форме, открытого аукциона в электронной форме, запроса котировок в электронной форме, при осуществлении закупки у единственного поставщика (подрядчика, исполнителя) на сумму, предусмотренную частью 12 статьи 93 Федерального закона, а также если при осуществлении закупки у единственного поставщика (подрядчика, исполнителя) в случаях, предусмотренных пунктами 2, 6 и 17 части 1 статьи 93 Федерального закона, контракт заключается с использованием единой информационной системы в соответствии с частью 14 статьи 93 Федерального закона:</text:p>
      <text:p text:style-name="s1"><text:bookmark text:name="anchor10241"/>а) извещение об осуществлении закупки (за исключением закупок у единственного поставщика (подрядчика, исполнителя) в случаях, предусмотренных пунктами 2, 6 и 17 части 1 статьи 93 Федерального закона), протокол определения поставщика (подрядчика, исполнителя) (за исключением закупок у единственного поставщика (подрядчика, исполнителя) в случаях, предусмотренных пунктами 2, 6 и 17 части 1 статьи 93 Федерального закона) и проект контракта, предусмотренный подпунктом "е" пункта 4 настоящих Правил, направляются автоматически с использованием единой информационной системы в орган контроля, указанный в подпункте "а" пункта 2 настоящих Правил, при их направлении субъектами контроля, указанными в пункте 5 настоящих Правил, для размещения в соответствии с Федеральным законом в единой информационной системе;</text:p>
      <text:p text:style-name="s1"><text:bookmark text:name="anchor10242"/>б) извещение об осуществлении закупки (за исключением закупок у единственного поставщика (подрядчика, исполнителя) в случаях, предусмотренных пунктами 2, 6 и 17 части 1 статьи 93 Федерального закона), проект контракта, предусмотренный подпунктом "е" пункта 4 настоящих Правил, и проект соглашения об изменении условий контракта направляются автоматически с использованием единой информационной системы в орган контроля, указанный в подпункте "б" пункта 2 настоящих Правил, при их направлении субъектами контроля, являющимися заказчиками и лицами, указанными в подпунктах "а", "б", "г" - "ж", "и" и "к" пункта 2 Положения, для размещения в соответствии с Федеральным законом в единой информационной системе;</text:p>
      <text:p text:style-name="s1"><text:bookmark text:name="anchor10243"/>в) орган контроля, указанный в подпункте "а" пункта 2 настоящих Правил, не позднее одного часа с момента поступления в соответствии с подпунктом "а" настоящего пункта извещения об осуществлении закупки, протокола определения поставщика (подрядчика, исполнителя), проекта контракта, предусмотренного подпунктом "е" пункта 4 настоящих Правил:</text:p>
      <text:p text:style-name="s1">проводит в соответствии с пунктами 20 - 22 настоящих Правил с использованием единой информационной системы предусмотренные подпунктами "б" и "в" пункта 11 настоящих Правил проверки;</text:p>
      <text:p text:style-name="s1"><text:bookmark text:name="anchor102433"/>по результатам проверок, предусмотренных подпунктами "б" и "в" пункта 11 настоящих Правил, формирует с использованием единой информационной системы отметку о соответствии контролируемой информации настоящим Правилам, за исключением случая выявления несоответствия контролируемой информации настоящим Правилам;</text:p>
      <text:p text:style-name="s1"><text:bookmark text:name="anchor12424"/>в случае выявления несоответствия контролируемой информации настоящим Правилам уведомляет с использованием единой информационной системы субъект контроля о таком несоответствии;</text:p>
      <text:p text:style-name="s1"><text:bookmark text:name="anchor10244"/>г) орган контроля, указанный в подпункте "б" пункта 2 настоящих Правил не позднее одного рабочего дня со дня, следующего за днем поступления в соответствии с подпунктом "б" настоящего пункта извещения об осуществлении закупки, проекта контракта, предусмотренного подпунктом "е" пункта 4 настоящих Правил, проекта соглашения об изменении условий контракта:</text:p>
      <text:p text:style-name="s1">проводит предусмотренные подпунктами "г" и "д" пункта 11 настоящих Правил проверки;</text:p>
      <text:p text:style-name="s1"><text:bookmark text:name="anchor102443"/>по результатам проверок, предусмотренных подпунктами "г" и "д" пункта 11 настоящих Правил, формирует с использованием единой информационной системы уведомление о соответствии контролируемой информации настоящим Правилам по форме, предусмотренной приложением № 5, и направляет его субъекту контроля, за исключением случая выявления несоответствия контролируемой информации настоящим Правилам;</text:p>
      <text:p text:style-name="s1">в случае выявления несоответствия контролируемой информации настоящим Правилам формирует с использованием единой информационной системы протокол о несоответствии контролируемой информации настоящим Правилам по форме, предусмотренной приложением № 3 к настоящим Правилам, и направляет его субъекту контроля;</text:p>
      <text:p text:style-name="s1"><text:bookmark text:name="anchor10245"/>д) извещение об осуществлении закупки, проект контракта, предусмотренный подпунктом "е" пункта 4 настоящих Правил, и проект соглашения об изменении условий контракта автоматически размещаются в единой информационной системе не позднее одного часа с момента формирования отметки, предусмотренной абзацем третьим подпункта "в" настоящего пункта, а также уведомления, предусмотренного абзацем третьим подпункта "г" настоящего пункта. В случае отсутствия таких отметки и уведомления извещение об осуществлении закупки, проект контракта, предусмотренный подпунктом "е" пункта 4 настоящих Правил, и проект соглашения об изменении условий контракта в единой информационной системе не размещаются;</text:p>
      <text:p text:style-name="s1"><text:bookmark text:name="anchor10246"/>е) протокол определения поставщика (подрядчика, исполнителя) автоматически размещается в единой информационной системе не позднее одного часа с момента формирования отметки, предусмотренной абзацем третьим подпункта "в" настоящего пункта. В случае отсутствия такой отметки протокол определения поставщика (подрядчика, исполнителя) в единой информационной системе не размещается.";</text:p>
      <text:p text:style-name="s1"><text:bookmark text:name="anchor812132"/>в <text:a xlink:type="simple" xlink:href="http://ivo.garant.ru/document/redirect/74503725/1025">пункте 25</text:a>:</text:p>
      <text:p text:style-name="s1">в <text:a xlink:type="simple" xlink:href="http://ivo.garant.ru/document/redirect/74503725/1025">абзаце первом</text:a> слова "подпунктами "б" и "в" заменить словами "подпунктами "б" - "д";</text:p>
      <text:p text:style-name="s1"><text:bookmark text:name="anchor812133"/><text:a xlink:type="simple" xlink:href="http://ivo.garant.ru/document/redirect/74503725/10251">подпункт "а"</text:a> дополнить словами ", проект соглашения об изменении условий контракта до направления его поставщику (подрядчику, исполнителю)";</text:p>
      <text:p text:style-name="s1"><text:bookmark text:name="anchor812134"/><text:a xlink:type="simple" xlink:href="http://ivo.garant.ru/document/redirect/74503725/12522">абзац второй подпункта "б"</text:a> дополнить предложением следующего содержания: "Орган контроля, предусмотренный подпунктом "б" пункта 2 настоящих Правил, также проводит проверки, предусмотренные подпунктами "г" и "д" пункта 11 настоящих Правил;";</text:p>
      <text:p text:style-name="s1"><text:bookmark text:name="anchor812135"/><text:a xlink:type="simple" xlink:href="http://ivo.garant.ru/document/redirect/74503725/10253">подпункт "в"</text:a> после слова "закупки" дополнить словами ", проект соглашения об изменении условий контракта поставщику (подрядчику, исполнителю)";</text:p>
      <text:p text:style-name="s1"><text:bookmark text:name="anchor812136"/>в <text:a xlink:type="simple" xlink:href="http://ivo.garant.ru/document/redirect/74503725/1026">пункте 26</text:a>:</text:p>
      <text:p text:style-name="s1">в <text:a xlink:type="simple" xlink:href="http://ivo.garant.ru/document/redirect/74503725/1026">абзаце первом</text:a> слова "1, 3 и 4 части 2 статьи 84" заменить словами "1 и 2 части 11 статьи 24";</text:p>
      <text:p text:style-name="s1"><text:bookmark text:name="anchor812137"/>в <text:a xlink:type="simple" xlink:href="http://ivo.garant.ru/document/redirect/74503725/10261">подпункте "а"</text:a>:</text:p>
      <text:p text:style-name="s1">в <text:a xlink:type="simple" xlink:href="http://ivo.garant.ru/document/redirect/74503725/12612">абзаце втором</text:a> слова "принять участие в закрытом способе определения поставщика (подрядчика, исполнителя)" исключить;</text:p>
      <text:p text:style-name="s1">в <text:a xlink:type="simple" xlink:href="http://ivo.garant.ru/document/redirect/74503725/12613">абзаце третьем</text:a> слова "рассмотрения и оценки заявок на участие в закрытом конкурсе, закрытом конкурсе с ограниченным участием, закрытом двухэтапном конкурсе, протокола закрытого аукциона" заменить словами "подведения итогов определения поставщика (подрядчика, исполнителя)";</text:p>
      <text:p text:style-name="s1">в <text:a xlink:type="simple" xlink:href="http://ivo.garant.ru/document/redirect/74503725/12632">абзаце втором подпункта "в"</text:a> слова "принять участие в закрытом способе определения поставщика (подрядчика, исполнителя)" исключить;</text:p>
      <text:p text:style-name="s1"><text:bookmark text:name="anchor812138"/><text:a xlink:type="simple" xlink:href="http://ivo.garant.ru/document/redirect/74503725/1027">пункт 27</text:a> признать утратившим силу;</text:p>
      <text:p text:style-name="s1"><text:bookmark text:name="anchor812139"/><text:a xlink:type="simple" xlink:href="http://ivo.garant.ru/document/redirect/74503725/1028">пункт 28</text:a> изложить в следующей редакции:</text:p>
      <text:p text:style-name="s1"><text:bookmark text:name="anchor10280"/>"28.  В целях проведения проверок, предусмотренных подпунктами "б" - "д" пункта 11 настоящих Правил, при проведении закрытых электронных процедур при осуществлении закупок, предусмотренных пунктами 3 - 7 части 11 и частью 12 статьи 24 Федерального закона:</text:p>
      <text:p text:style-name="s1"><text:bookmark text:name="anchor10281"/>а) приглашение, протокол определения поставщика (подрядчика, исполнителя) и проект контракта направляются автоматически с  использованием единой информационной системы и посредством информационного взаимодействия со специализированной электронной площадкой в орган контроля, указанный в подпункте "а" пункта 2 настоящих Правил, при их направлении субъектами контроля, указанными в пункте 5 настоящих Правил, оператору специализированной электронной площадки;</text:p>
      <text:p text:style-name="s1"><text:bookmark text:name="anchor12822"/>б) приглашение, проект контракта и проект соглашения об изменении условий контракта направляются автоматически с использованием единой информационной системы в орган контроля, указанный в подпункте "б" пункта 2 настоящих Правил, при их направлении субъектами контроля, являющимися заказчиками и лицами, указанными в подпунктах "а", "б", "г" - "ж", "и" и "к" пункта 2 Положения для размещения в соответствии с Федеральным законом в единой информационной системе;</text:p>
      <text:p text:style-name="s1"><text:bookmark text:name="anchor10282"/>в) орган контроля, указанный в подпункте "а" пункта 2 настоящих Правил, не позднее одного часа с момента поступления в соответствии с подпунктом "а" настоящего пункта приглашения, протокола определения поставщика (подрядчика, исполнителя), проекта контракта:</text:p>
      <text:p text:style-name="s1">проводит в соответствии с пунктами 20 - 22 настоящих Правил с использованием единой информационной системы предусмотренные подпунктами "б" и "в" пункта 11 настоящих Правил проверки;</text:p>
      <text:p text:style-name="s1"><text:bookmark text:name="anchor12823"/>по результатам проведения проверок, предусмотренных подпунктами "б" и "в" пункта 11 настоящих Правил, автоматически формирует отметку о соответствии контролируемой информации настоящим Правилам, за исключением случая выявления несоответствия контролируемой информации настоящим Правилам;</text:p>
      <text:p text:style-name="s1"><text:bookmark text:name="anchor12824"/>в случае выявления несоответствия контролируемой информации настоящим Правилам уведомляет посредством информационного взаимодействия с оператором специализированной электронной площадки субъект контроля о таком несоответствии;</text:p>
      <text:p text:style-name="s1"><text:bookmark text:name="anchor10284"/>г) орган контроля, указанный в подпункте "б" пункта 2 настоящих Правил, не позднее 1 рабочего дня со дня, следующего за днем поступления в соответствии с подпунктом "б" настоящего пункта приглашения, проекта контракта, проекта соглашения об изменении условий контракта:</text:p>
      <text:p text:style-name="s1">проводит предусмотренные подпунктами "г" и "д" пункта 11 настоящих Правил проверки;</text:p>
      <text:p text:style-name="s1"><text:bookmark text:name="anchor102843"/>по результатам проверок, предусмотренных подпунктами "г" и "д" пункта 11 настоящих Правил, формирует с использованием единой информационной системы уведомление о соответствии контролируемой информации настоящим Правилам по форме, предусмотренной приложением № 5 к настоящим Правилам, и направляет его субъекту контроля, за исключением случая выявления несоответствия контролируемой информации настоящим Правилам;</text:p>
      <text:p text:style-name="s1">в случае выявления несоответствия контролируемой информации настоящим Правилам формирует с использованием единой информационной системы протокол о несоответствии контролируемой информации настоящим Правилам по форме, предусмотренной приложением № 3 к настоящим Правилам, и направляет его субъекту контроля;</text:p>
      <text:p text:style-name="s1"><text:bookmark text:name="anchor10285"/>д) приглашение, проект контракта и проект соглашения об изменении условий контракта автоматически размещаются в единой информационной системе без размещения на официальном сайте единой информационной системы в информационно-телекоммуникационной сети "Интернет" не позднее одного часа с момента формирования отметки, предусмотренной абзацем третьим подпункта "в" настоящего пункта, а также уведомления, предусмотренного абзацем третьим подпункта "г" настоящего пункта. В случае отсутствия таких отметки и уведомления приглашение, проект контракта и проект соглашения об изменении условий контракта в единой информационной системе не размещаются;</text:p>
      <text:p text:style-name="s1"><text:bookmark text:name="anchor10286"/>е) протокол определения поставщика (подрядчика, исполнителя) автоматически размещается в единой информационной системе без размещения на официальном сайте единой информационной системы в информационно-телекоммуникационной сети "Интернет" не позднее одного часа с момента формирования отметки, предусмотренной абзацем третьим подпункта "в" настоящего пункта. В случае отсутствия такой отметки протокол определения поставщика (подрядчика, исполнителя) в единой информационной системе не размещается.";</text:p>
      <text:p text:style-name="s1"><text:bookmark text:name="anchor812140"/><text:a xlink:type="simple" xlink:href="http://ivo.garant.ru/document/redirect/74503725/1029">пункт 29</text:a> признать утратившим силу;</text:p>
      <text:p text:style-name="s1"><text:bookmark text:name="anchor812141"/><text:a xlink:type="simple" xlink:href="http://ivo.garant.ru/document/redirect/74503725/1030">пункт 30</text:a> изложить в следующей редакции:</text:p>
      <text:p text:style-name="s1"><text:bookmark text:name="anchor10300"/>"30. В случаях, предусмотренных абзацем четвертым подпункта "в" пункта 24, абзацем четвертым подпункта "б" пункта 25, абзацем четвертым подпункта "б" пункта 26 и абзацем четвертым подпункта "в" пункта 28 настоящих Правил, соответствующий субъект контроля в целях размещения в соответствии с Федеральным законом в единой информационной системе или направления в соответствии с Федеральным законом объектов контроля участнику закупки повторно направляет в соответствии с настоящими Правилами объект контроля для проведения проверок, предусмотренных подпунктами "б" - "д" пункта 11 настоящих Правил.";</text:p>
      <text:p text:style-name="s1"><text:bookmark text:name="anchor812142"/><text:a xlink:type="simple" xlink:href="http://ivo.garant.ru/document/redirect/74503725/11000">наименование</text:a> приложения № 1 к указанным Правилам после слова "исполнителя)" дополнить словами "(при проведении закрытого конкурса, закрытого аукциона)";</text:p>
      <text:p text:style-name="s1"><text:bookmark text:name="anchor812143"/>в <text:a xlink:type="simple" xlink:href="http://ivo.garant.ru/document/redirect/74503725/12000">наименовании</text:a> приложения № 2 к указанным Правилам слова "закрытого конкурса с ограниченным участием, закрытого двухэтапного конкурса, закрытого аукциона, закрытых электронных процедур" заменить словами "закрытого аукциона";</text:p>
      <text:p text:style-name="s1"><text:bookmark text:name="anchor812144"/>в <text:a xlink:type="simple" xlink:href="http://ivo.garant.ru/document/redirect/74503725/16000">наименовании</text:a> приложения № 6 к указанным Правилам слова "рассмотрения и оценки заявок на участие в закрытом конкурсе, закрытом конкурсе с ограниченным участием, закрытом двухэтапном конкурсе, протокола закрытого аукциона" заменить словами "подведения итогов определения поставщика (подрядчика, исполнителя) при проведении закрытого конкурса, закрытого аукциона".</text:p>
      <text:p text:style-name="s1"><text:bookmark text:name="anchor8013"/>13. В <text:a xlink:type="simple" xlink:href="http://ivo.garant.ru/document/redirect/401422596/1000">Правилах</text:a> ведения реестра недобросовестных поставщиков (подрядчиков, исполнителей), утвержденных <text:a xlink:type="simple" xlink:href="http://ivo.garant.ru/document/redirect/401422596/0">постановлением</text:a> Правительства Российской Федерации от 30 июня 2021 г. № 1078 "О порядке ведения реестра недобросовестных поставщиков (подрядчиков, исполнителей), о внесении изменений в некоторые акты Правительства Российской Федерации и признании утратившими силу некоторых актов и отдельных положений некоторых актов Правительства Российской Федерации" (Собрание законодательства Российской Федерации, 2021, № 28, ст. 5508):</text:p>
      <text:p text:style-name="s1"><text:bookmark text:name="anchor8131"/>а) в <text:a xlink:type="simple" xlink:href="http://ivo.garant.ru/document/redirect/401422596/1009">пункте 9</text:a>:</text:p>
      <text:p text:style-name="s1"><text:bookmark text:name="anchor81311"/>в <text:a xlink:type="simple" xlink:href="http://ivo.garant.ru/document/redirect/401422596/100904">подпункте "г"</text:a> слова "предусмотренную пунктом 12 Правил ведения реестра жалоб, плановых и внеплановых проверок, принятых по ним решений и выданных предписаний, представлений, утвержденных постановлением Правительства Российской Федерации от 27 октября 2015 г. № 1148 "О порядке ведения реестра жалоб, плановых и внеплановых проверок, принятых по ним решений и выданных предписаний, представлений" (далее - Правила ведения реестра жалоб, плановых и внеплановых проверок), информацию" заменить словами "информацию о проведении внеплановой проверки";</text:p>
      <text:p text:style-name="s1"><text:bookmark text:name="anchor81312"/>в <text:a xlink:type="simple" xlink:href="http://ivo.garant.ru/document/redirect/401422596/100906">подпункте "е"</text:a> слова ", предусмотренная пунктом 12 Правил ведения реестра жалоб, плановых и внеплановых проверок," заменить словами "о проведении внеплановой проверки";</text:p>
      <text:p text:style-name="s1"><text:bookmark text:name="anchor8132"/>б) в <text:a xlink:type="simple" xlink:href="http://ivo.garant.ru/document/redirect/401422596/1011">пункте 11</text:a> слова ", предусмотренная пунктом 12 Правил ведения реестра жалоб, плановых и внеплановых проверок," заменить словами "о проведении внеплановой проверки";</text:p>
      <text:p text:style-name="s1"><text:bookmark text:name="anchor8133"/>в) в <text:a xlink:type="simple" xlink:href="http://ivo.garant.ru/document/redirect/401422596/1013014">абзаце четвертом подпункта "а" пункта 13</text:a> слова "и о внесении изменений в Правила ведения реестра жалоб, плановых и внеплановых проверок, принятых по ним решений и выданных предписаний, представлений" исключить.</text:p>
      <text:p text:style-name="s1"><text:bookmark text:name="anchor8014"/>14. В <text:a xlink:type="simple" xlink:href="http://ivo.garant.ru/document/redirect/403293263/5">пункте 5</text:a> постановления Правительства Российской Федерации от 20 декабря 2021 г. № 2369 "О требованиях к банкам и фондам содействия кредитованию (гарантийным фондам, фондам поручительств) для целей осуществления закупок товаров (работ, услуг) для обеспечения государственных и муниципальных нужд, об изменении и признании утратившими силу некоторых актов и отдельных положений некоторых актов Правительства Российской Федерации" (Официальный интернет-портал правовой информации (<text:a xlink:type="simple" xlink:href="http://www.pravo.gov.ru">www.pravo.gov.ru</text:a>), 2021, 24 декабря, № 0001202112240017) слово "второму" заменить словом "третьему".</text:p>
      <text:p text:style-name="s1"/>
      <text:p text:style-name="s1_right_fi698"><text:bookmark text:name="anchor9000"/><text:span text:style-name="s10">Утвержден
<text:a xlink:type="simple" xlink:href="#anchor0">постановлением</text:a> Правительства
Российской Федерации
от 27 января 2022 г. № 60</text:span></text:p>
      <text:p text:style-name="s1"/>
      <text:h text:outline-level="1" text:style-name="s3">Перечень утративших силу актов и отдельных положений актов Правительства Российской Федерации</text:h>
      <text:p text:style-name="s1"/>
      <text:p text:style-name="s1"><text:bookmark text:name="anchor9001"/>1. <text:a xlink:type="simple" xlink:href="http://ivo.garant.ru/document/redirect/70520988/0">Постановление</text:a> Правительства Российской Федерации от 28 ноября 2013 г. № 1091 "О единых требованиях к региональным и муниципальным информационным системам в сфере закупок товаров, работ, услуг для обеспечения государственных и муниципальных нужд" (Собрание законодательства Российской Федерации, 2013, № 49, ст. 6434).</text:p>
      <text:p text:style-name="s1"><text:bookmark text:name="anchor9002"/>2. <text:a xlink:type="simple" xlink:href="http://ivo.garant.ru/document/redirect/70710078/1002">Пункт 2</text:a> изменений, которые вносятся в постановление Правительства Российской Федерации от 28 ноября 2013 г. № 1084, утвержденных <text:a xlink:type="simple" xlink:href="http://ivo.garant.ru/document/redirect/70710078/0">постановлением</text:a> Правительства Российской Федерации от 31 июля 2014 г. № 752 "О внесении изменений в постановление Правительства Российской Федерации от 28 ноября 2013 г. № 1084" (Собрание законодательства Российской Федерации, 2014, № 32, ст. 4522).</text:p>
      <text:p text:style-name="s1"><text:bookmark text:name="anchor9003"/>3. <text:a xlink:type="simple" xlink:href="http://ivo.garant.ru/document/redirect/70835608/1017">Пункт 17</text:a> изменений, которые вносятся в акты Правительства Российской Федерации в связи с упразднением Федеральной службы по оборонному заказу, утвержденных <text:a xlink:type="simple" xlink:href="http://ivo.garant.ru/document/redirect/70835608/0">постановлением</text:a> Правительства Российской Федерации от 25 декабря 2014 г. № 1489 "Об изменении и признании утратившими силу некоторых актов Правительства Российской Федерации в связи с упразднением Федеральной службы по оборонному заказу" (Собрание законодательства Российской Федерации, 2015, № 1, ст. 279).</text:p>
      <text:p text:style-name="s1"><text:bookmark text:name="anchor9004"/>4. <text:a xlink:type="simple" xlink:href="http://ivo.garant.ru/document/redirect/71077768/1002">Пункт 2</text:a> изменений, которые вносятся в постановление Правительства Российской Федерации от 28 ноября 2013 г. № 1084, утвержденных <text:a xlink:type="simple" xlink:href="http://ivo.garant.ru/document/redirect/71077768/0">постановлением</text:a> Правительства Российской Федерации от 9 июня 2015 г. № 568 "О внесении изменений в постановление Правительства Российской Федерации от 28 ноября 2013 г. № 1084" (Собрание законодательства Российской Федерации, 2015, № 24, ст. 3487).</text:p>
      <text:p text:style-name="s1"><text:bookmark text:name="anchor9005"/>5. <text:a xlink:type="simple" xlink:href="http://ivo.garant.ru/document/redirect/71234602/0">Постановление</text:a> Правительства Российской Федерации от 27 октября 2015 г. № 1148 "О порядке ведения реестра жалоб, плановых и внеплановых проверок, принятых по ним решений и выданных предписаний, представлений" (Собрание законодательства Российской Федерации, 2015, № 45, ст. 6246).</text:p>
      <text:p text:style-name="s1"><text:bookmark text:name="anchor9006"/>6. <text:a xlink:type="simple" xlink:href="http://ivo.garant.ru/document/redirect/71296222/0">Постановление</text:a> Правительства Российской Федерации от 23 декабря 2015 г. № 1414 "О порядке функционирования единой информационной системы в сфере закупок" (Собрание законодательства Российской Федерации, 2016, № 2, ст. 324).</text:p>
      <text:p text:style-name="s1"><text:bookmark text:name="anchor9007"/>7. <text:a xlink:type="simple" xlink:href="http://ivo.garant.ru/document/redirect/71554422/1001">Пункт 1</text:a> изменений, которые вносятся в постановление Правительства Российской Федерации от 28 ноября 2013 г. № 1084, утвержденных <text:a xlink:type="simple" xlink:href="http://ivo.garant.ru/document/redirect/71554422/0">постановлением</text:a> Правительства Российской Федерации от 1 декабря 2016 г. № 1285 "О внесении изменений в постановление Правительства Российской Федерации от 28 ноября 2013 г. № 1084" (Собрание законодательства Российской Федерации, 2016, № 50, ст. 7103).</text:p>
      <text:p text:style-name="s1"><text:bookmark text:name="anchor9008"/>8. <text:a xlink:type="simple" xlink:href="http://ivo.garant.ru/document/redirect/71657654/1001">Пункт 1</text:a> изменений, которые вносятся в акты Правительства Российской Федерации, утвержденных <text:a xlink:type="simple" xlink:href="http://ivo.garant.ru/document/redirect/71657654/0">постановлением</text:a> Правительства Российской Федерации от 13 апреля 2017 г. № 442 "Об определении федерального органа исполнительной власти, уполномоченного на осуществление функций по выработке функциональных требований к единой информационной системе в сфере закупок, по созданию, развитию, ведению и обслуживанию единой информационной системы в сфере закупок, по установлению порядка регистрации в единой информационной системе в сфере закупок и порядка пользования единой информационной системой в сфере закупок, а также на ведение единого реестра участников закупок, и о внесении изменений в некоторые акты Правительства Российской Федерации и признании утратившим силу постановления Правительства Российской Федерации от 30 сентября 2014 г. № 996" (Собрание законодательства Российской Федерации, 2017, № 17, ст. 2565).</text:p>
      <text:p text:style-name="s1"><text:bookmark text:name="anchor9009"/>9. <text:a xlink:type="simple" xlink:href="http://ivo.garant.ru/document/redirect/71655546/0">Постановление</text:a> Правительства Российской Федерации от 13 апреля 2017 г. № 443 "О внесении изменений в постановление Правительства Российской Федерации от 28 ноября 2013 г. № 1084" (Собрание законодательства Российской Федерации, 2017, № 17, ст. 2566).</text:p>
      <text:p text:style-name="s1"><text:bookmark text:name="anchor9010"/>10. <text:a xlink:type="simple" xlink:href="http://ivo.garant.ru/document/redirect/71689754/1004">Пункт 4</text:a> изменений, которые вносятся в акты Правительства Российской Федерации, утвержденных <text:a xlink:type="simple" xlink:href="http://ivo.garant.ru/document/redirect/71689754/0">постановлением</text:a> Правительства Российской Федерации от 30 мая 2017 г. № 663 "О внесении изменений и признании утратившими силу некоторых актов Правительства Российской Федерации" (Собрание законодательства Российской Федерации, 2017, № 23, ст. 3359).</text:p>
      <text:p text:style-name="s1"><text:bookmark text:name="anchor9011"/>11. <text:a xlink:type="simple" xlink:href="http://ivo.garant.ru/document/redirect/71795816/1002">Пункт 2</text:a> изменений, которые вносятся в акты Правительства Российской Федерации, утвержденных <text:a xlink:type="simple" xlink:href="http://ivo.garant.ru/document/redirect/71795816/0">постановлением</text:a> Правительства Российской Федерации от 20 октября 2017 г. № 1280 "О внесении изменений в некоторые акты Правительства Российской Федерации" (Собрание законодательства Российской Федерации, 2017, № 44, ст. 6514).</text:p>
      <text:p text:style-name="s1"><text:bookmark text:name="anchor9012"/>12. <text:a xlink:type="simple" xlink:href="http://ivo.garant.ru/document/redirect/71959192/0">Постановление</text:a> Правительства Российской Федерации от 31 мая 2018 г. № 632 "О внесении изменений в Правила ведения реестра контрактов, заключенных заказчиками" (Собрание законодательства Российской Федерации, 2018, № 24, ст. 3522).</text:p>
      <text:p text:style-name="s1"><text:bookmark text:name="anchor9013"/>13. <text:a xlink:type="simple" xlink:href="http://ivo.garant.ru/document/redirect/71979238/1001">Пункты 1</text:a> и <text:a xlink:type="simple" xlink:href="http://ivo.garant.ru/document/redirect/71979238/1002">2</text:a> изменений, которые вносятся в акты Правительства Российской Федерации, утвержденных <text:a xlink:type="simple" xlink:href="http://ivo.garant.ru/document/redirect/71979238/0">постановлением</text:a> Правительства Российской Федерации от 30 июня 2018 г. № 768 "О внесении изменений в некоторые акты Правительства Российской Федерации" (Собрание законодательства Российской Федерации, 2018, № 28, ст. 4230).</text:p>
      <text:p text:style-name="s1"><text:bookmark text:name="anchor9014"/>14. <text:a xlink:type="simple" xlink:href="http://ivo.garant.ru/document/redirect/72003164/0">Постановление</text:a> Правительства Российской Федерации от 28 июля 2018 г. № 881 "Об установлении требований к эксплуатации государственной информационной системы, указанной в части 13 статьи 4 Федерального закона "О контрактной системе в сфере закупок товаров, работ, услуг для обеспечения государственных и муниципальных нужд", порядку формирования, хранения и использования содержащейся в ней информации" (Собрание законодательства Российской Федерации, 2018, № 32, ст. 5340).</text:p>
      <text:p text:style-name="s1"><text:bookmark text:name="anchor9015"/>15. <text:a xlink:type="simple" xlink:href="http://ivo.garant.ru/document/redirect/72003168/0">Постановление</text:a> Правительства Российской Федерации от 28 июля 2018 г. № 882 "Об утверждении Правил мониторинга доступности (работоспособности) единой информационной системы в сфере закупок, электронной площадки" (Собрание законодательства Российской Федерации, 2018, № 32, ст. 5341).</text:p>
      <text:p text:style-name="s1"><text:bookmark text:name="anchor9016"/>16. <text:a xlink:type="simple" xlink:href="http://ivo.garant.ru/document/redirect/72003162/0">Постановление</text:a> Правительства Российской Федерации от 28 июля 2018 г. № 883 "Об утверждении Правил фиксации, включая видеофиксацию, в режиме реального времени действий, бездействия участников контрактной системы в сфере закупок в единой информационной системе в сфере закупок, на электронной площадке" (Собрание законодательства Российской Федерации, 2018, № 32, ст. 5342).</text:p>
      <text:p text:style-name="s1"><text:bookmark text:name="anchor9017"/>17. <text:a xlink:type="simple" xlink:href="http://ivo.garant.ru/document/redirect/72058474/1002">Пункт 2</text:a> изменений, которые вносятся в акты Правительства Российской Федерации, утвержденных <text:a xlink:type="simple" xlink:href="http://ivo.garant.ru/document/redirect/72058474/0">постановлением</text:a> Правительства Российской Федерации от 15 сентября 2018 г. № 1094 "О внесении изменений в некоторые акты Правительства Российской Федерации" (Собрание законодательства Российской Федерации, 2018, № 40, ст. 6122).</text:p>
      <text:p text:style-name="s1"><text:bookmark text:name="anchor9018"/>18. <text:a xlink:type="simple" xlink:href="http://ivo.garant.ru/document/redirect/72087082/1">Подпункт "а"</text:a> постановления Правительства Российской Федерации от 22 октября 2018 г. № 1257 "О внесении изменений в постановление Правительства Российской Федерации от 28 ноября 2013 г. № 1084" (Собрание законодательства Российской Федерации, 2018, № 44, ст. 6752).</text:p>
      <text:p text:style-name="s1"><text:bookmark text:name="anchor9019"/>19. <text:a xlink:type="simple" xlink:href="http://ivo.garant.ru/document/redirect/72141920/0">Постановление</text:a> Правительства Российской Федерации от 30 декабря 2018 г. № 1752 "О порядке регистрации участников закупок в единой информационной системе в сфере закупок товаров, работ, услуг для обеспечения государственных и муниципальных нужд и ведения единого реестра участников закупок и внесении изменений в постановление Правительства Российской Федерации от 8 июня 2018 г. № 656" (Собрание законодательства Российской Федерации, 2019, № 1, ст. 47).</text:p>
      <text:p text:style-name="s1"><text:bookmark text:name="anchor9020"/>20. <text:a xlink:type="simple" xlink:href="http://ivo.garant.ru/document/redirect/72220920/0">Постановление</text:a> Правительства Российской Федерации от 11 апреля 2019 г. № 424 "О внесении изменений в пункт 17 Правил функционирования единой информационной системы в сфере закупок" (Собрание законодательства Российской Федерации, 2019, № 16, ст. 1932).</text:p>
      <text:p text:style-name="s1"><text:bookmark text:name="anchor9021"/>21. <text:a xlink:type="simple" xlink:href="http://ivo.garant.ru/document/redirect/72270728/2">Пункт 2</text:a> изменений, которые вносятся в акты Правительства Российской Федерации, утвержденных <text:a xlink:type="simple" xlink:href="http://ivo.garant.ru/document/redirect/72270728/0">постановлением</text:a> Правительства Российской Федерации от 14 июня 2019 г. № 763 "О внесении изменений в некоторые акты Правительства Российской Федерации" (Собрание законодательства Российской Федерации, 2019, № 25, ст. 3262).</text:p>
      <text:p text:style-name="s1"><text:bookmark text:name="anchor9022"/>22. <text:a xlink:type="simple" xlink:href="http://ivo.garant.ru/document/redirect/72307664/1002">Пункт 2</text:a> изменений, которые вносятся в акты Правительства Российской Федерации, утвержденных <text:a xlink:type="simple" xlink:href="http://ivo.garant.ru/document/redirect/72307664/0">постановлением</text:a> Правительства Российской Федерации от 18 июля 2019 г. № 917 "О внесении изменений в некоторые акты Правительства Российской Федерации" (Собрание законодательства Российской Федерации, 2019, № 30, ст. 4302).</text:p>
      <text:p text:style-name="s1"><text:bookmark text:name="anchor9023"/>23. <text:a xlink:type="simple" xlink:href="http://ivo.garant.ru/document/redirect/72347188/10011">Подпункт "а" пункта 1</text:a> изменений, которые вносятся в акты Правительства Российской Федерации, утвержденных <text:a xlink:type="simple" xlink:href="http://ivo.garant.ru/document/redirect/72347188/0">постановлением</text:a> Правительства Российской Федерации от 27 июля 2019 г. № 973 "О внесении изменений в некоторые акты Правительства Российской Федерации и признании утратившими силу отдельных решений Правительства Российской Федерации" (Собрание законодательства Российской Федерации, 2019, № 31, ст. 4641).</text:p>
      <text:p text:style-name="s1"><text:bookmark text:name="anchor9024"/>24. <text:a xlink:type="simple" xlink:href="http://ivo.garant.ru/document/redirect/72369356/0">Постановление</text:a> Правительства Российской Федерации от 2 августа 2019 г. № 1009 "О внесении изменений в некоторые акты Правительства Российской Федерации" (Собрание законодательства Российской Федерации, 2019, № 32, ст. 4719).</text:p>
      <text:p text:style-name="s1"><text:bookmark text:name="anchor9025"/>25. <text:a xlink:type="simple" xlink:href="http://ivo.garant.ru/document/redirect/72369424/1001">Пункт 1</text:a> изменений, которые вносятся в акты Правительства Российской Федерации, утвержденных <text:a xlink:type="simple" xlink:href="http://ivo.garant.ru/document/redirect/72369424/0">постановлением</text:a> Правительства Российской Федерации от 3 августа 2019 г. № 1020 "О внесении изменений в некоторые акты Правительства Российской Федерации" (Собрание законодательства Российской Федерации, 2019, № 32, ст. 4729).</text:p>
      <text:p text:style-name="s1"><text:bookmark text:name="anchor9026"/>26. <text:a xlink:type="simple" xlink:href="http://ivo.garant.ru/document/redirect/72731102/2001">Пункт 1</text:a> изменений, которые вносятся в акты Правительства Российской Федерации, утвержденных <text:a xlink:type="simple" xlink:href="http://ivo.garant.ru/document/redirect/72731102/0">постановлением</text:a> Правительства Российской Федерации от 14 сентября 2019 г. № 1202 "О порядке взаимодействия участника закупки и оператора электронной площадки" (Собрание законодательства Российской Федерации, 2019, № 38, ст. 5315).</text:p>
      <text:p text:style-name="s1"><text:bookmark text:name="anchor9027"/>27. <text:a xlink:type="simple" xlink:href="http://ivo.garant.ru/document/redirect/72966276/1001">Пункт 1</text:a> изменений, которые вносятся в постановление Правительства Российской Федерации от 28 ноября 2013 г. № 1084, утвержденных <text:a xlink:type="simple" xlink:href="http://ivo.garant.ru/document/redirect/72966276/0">постановлением</text:a> Правительства Российской Федерации от 5 ноября 2019 г. № 1400 "О внесении изменений в постановление Правительства Российской Федерации от 28 ноября 2013 г. № 1084" (Собрание законодательства Российской Федерации, 2019, № 45, ст. 6357).</text:p>
      <text:p text:style-name="s1"><text:bookmark text:name="anchor9028"/>28. <text:a xlink:type="simple" xlink:href="http://ivo.garant.ru/document/redirect/73364267/1003">Пункты 3</text:a>, <text:a xlink:type="simple" xlink:href="http://ivo.garant.ru/document/redirect/73364267/10004">4</text:a>, <text:a xlink:type="simple" xlink:href="http://ivo.garant.ru/document/redirect/73364267/1010">10</text:a>, <text:a xlink:type="simple" xlink:href="http://ivo.garant.ru/document/redirect/73364267/1016">16</text:a> и <text:a xlink:type="simple" xlink:href="http://ivo.garant.ru/document/redirect/73364267/1017">17</text:a> изменений, которые вносятся в акты Правительства Российской Федерации, утвержденных <text:a xlink:type="simple" xlink:href="http://ivo.garant.ru/document/redirect/73364267/0">постановлением</text:a> Правительства Российской Федерации от 27 декабря 2019 г. № 1906 "О внесении изменений в некоторые акты Правительства Российской Федерации" (Собрание законодательства Российской Федерации, 2020, № 1, ст. 92).</text:p>
      <text:p text:style-name="s1"><text:bookmark text:name="anchor9029"/>29. <text:a xlink:type="simple" xlink:href="http://ivo.garant.ru/document/redirect/73652104/1011">Подпункт "а" пункта 1</text:a> изменений, которые вносятся в акты Правительства Российской Федерации, утвержденных <text:a xlink:type="simple" xlink:href="http://ivo.garant.ru/document/redirect/73652104/0">постановлением</text:a> Правительства Российской Федерации от 19 февраля 2020 г. № 180 "О внесении изменений в некоторые акты Правительства Российской Федерации" (Собрание законодательства Российской Федерации, 2020, № 8, ст. 1040).</text:p>
      <text:p text:style-name="s1"><text:bookmark text:name="anchor9030"/>30. <text:a xlink:type="simple" xlink:href="http://ivo.garant.ru/document/redirect/73930781/10021">Подпункт "а" пункта 2</text:a> и <text:a xlink:type="simple" xlink:href="http://ivo.garant.ru/document/redirect/73930781/1005">пункт 5</text:a> изменений, которые вносятся в акты Правительства Российской Федерации, утвержденных <text:a xlink:type="simple" xlink:href="http://ivo.garant.ru/document/redirect/73930781/0">постановлением</text:a> Правительства Российской Федерации от 16 апреля 2020 г. № 523 "О внесении изменений в некоторые акты Правительства Российской Федерации" (Собрание законодательства Российской Федерации, 2020, № 17, ст. 2765).</text:p>
      <text:p text:style-name="s1"><text:bookmark text:name="anchor9031"/>31. <text:a xlink:type="simple" xlink:href="http://ivo.garant.ru/document/redirect/74333476/2001">Пункты 1</text:a> и <text:a xlink:type="simple" xlink:href="http://ivo.garant.ru/document/redirect/74333476/2006">6</text:a> изменений, которые вносятся в акты Правительства Российской Федерации, утвержденных <text:a xlink:type="simple" xlink:href="http://ivo.garant.ru/document/redirect/74333476/0">постановлением</text:a> Правительства Российской Федерации от 30 июня 2020 г. № 961 "Об установлении предельного размера (предельных размеров) начальной (максимальной) цены контракта, при превышении которого заключение контракта с единственным поставщиком (подрядчиком, исполнителем) в случае признания конкурса или аукциона несостоявшимися осуществляется по согласованию с контрольным органом в сфере закупок товаров, работ, услуг для обеспечения государственных и муниципальных нужд, об утверждении Правил согласования контрольным органом в сфере закупок товаров, работ, услуг для обеспечения государственных и муниципальных нужд заключения контракта с единственным поставщиком (подрядчиком, исполнителем) и о внесении изменений в некоторые акты Правительства Российской Федерации" (Собрание законодательства Российской Федерации, 2020, № 28, ст. 4421).</text:p>
      <text:p text:style-name="s1"><text:bookmark text:name="anchor9032"/>32. <text:a xlink:type="simple" xlink:href="http://ivo.garant.ru/document/redirect/74503725/2001">Пункты 1</text:a> и <text:a xlink:type="simple" xlink:href="http://ivo.garant.ru/document/redirect/74503725/2004">4</text:a> изменений, которые вносятся в акты Правительства Российской Федерации, утвержденных <text:a xlink:type="simple" xlink:href="http://ivo.garant.ru/document/redirect/74503725/0">постановлением</text:a> Правительства Российской Федерации от 6 августа 2020 г. № 1193 "О порядке осуществления контроля, предусмотренного частями 5 и 5<text:span text:style-name="upper"><text:span> 1 </text:span></text:span>статьи 99 Федерального закона "О контрактной системе в сфере закупок товаров, работ, услуг для обеспечения государственных и муниципальных нужд", и об изменении и признании утратившими силу некоторых актов Правительства Российской Федерации" (Собрание законодательства Российской Федерации, 2020, № 33, ст. 5393).</text:p>
      <text:p text:style-name="s1"><text:bookmark text:name="anchor9033"/>33. <text:a xlink:type="simple" xlink:href="http://ivo.garant.ru/document/redirect/74731940/12">Абзац третий пункта 1</text:a> постановления Правительства Российской Федерации от 1 октября 2020 г. № 1576 "Об утверждении Правил осуществления контроля в сфере закупок товаров, работ, услуг в отношении заказчиков, контрактных служб, контрактных управляющих, комиссий по осуществлению закупок товаров, работ, услуг и их членов, уполномоченных органов, уполномоченных учреждений, специализированных организаций, операторов электронных площадок, операторов специализированных электронных площадок, банков, государственной корпорации развития "ВЭБ.РФ", региональных гарантийных организаций и о внесении изменений в Правила ведения реестра жалоб, плановых и внеплановых проверок, принятых по ним решений и выданных предписаний, представлений" (Собрание законодательства Российской Федерации, 2020, № 41, ст. 6420).</text:p>
      <text:p text:style-name="s1"><text:bookmark text:name="anchor9034"/>34. <text:a xlink:type="simple" xlink:href="http://ivo.garant.ru/document/redirect/74900058/10021">Подпункты "а"</text:a> и <text:a xlink:type="simple" xlink:href="http://ivo.garant.ru/document/redirect/74900058/10022">"б" пункта 2</text:a> и <text:a xlink:type="simple" xlink:href="http://ivo.garant.ru/document/redirect/74900058/1005">пункты 5</text:a>, <text:a xlink:type="simple" xlink:href="http://ivo.garant.ru/document/redirect/74900058/1007">7</text:a> и <text:a xlink:type="simple" xlink:href="http://ivo.garant.ru/document/redirect/74900058/1008">8</text:a> изменений, которые вносятся в акты Правительства Российской Федерации по вопросам осуществления закупок товаров, работ, услуг для обеспечения государственных и муниципальных нужд и закупок товаров, работ, услуг отдельными видами юридических лиц, утвержденных <text:a xlink:type="simple" xlink:href="http://ivo.garant.ru/document/redirect/74900058/0">постановлением</text:a> Правительства Российской Федерации от 7 ноября 2020 г. № 1799 "О внесении изменений в некоторые акты Правительства Российской Федерации по вопросам осуществления закупок товаров, работ, услуг для обеспечения государственных и муниципальных нужд и закупок товаров, работ, услуг отдельными видами юридических лиц" (Собрание законодательства Российской Федерации, 2020, № 46, ст. 7299).</text:p>
      <text:p text:style-name="s1"><text:bookmark text:name="anchor9035"/>35. <text:a xlink:type="simple" xlink:href="http://ivo.garant.ru/document/redirect/74962652/1523">Абзац четвертый подпункта "б"</text:a> и <text:a xlink:type="simple" xlink:href="http://ivo.garant.ru/document/redirect/74962652/1534">абзацы шестой - десятый подпункта "в" пункта 5</text:a> изменений, которые вносятся в акты Правительства Российской Федерации по вопросам осуществления закупок товаров, работ, услуг для обеспечения государственных и муниципальных нужд и закупок товаров, работ, услуг отдельными видами юридических лиц, утвержденных <text:a xlink:type="simple" xlink:href="http://ivo.garant.ru/document/redirect/74962652/0">постановлением</text:a> Правительства Российской Федерации от 24 ноября 2020 г. № 1909 "О внесении изменений в некоторые акты Правительства Российской Федерации по вопросам осуществления закупок товаров, работ, услуг для обеспечения государственных и муниципальных нужд и закупок товаров, работ, услуг отдельными видами юридических лиц и признании утратившими силу отдельных положений актов Правительства Российской Федерации" (Собрание законодательства Российской Федерации, 2020, № 49, ст. 7898).</text:p>
      <text:p text:style-name="s1"><text:bookmark text:name="anchor9036"/>36. <text:a xlink:type="simple" xlink:href="http://ivo.garant.ru/document/redirect/400860204/10455334">Абзацы тридцать четвертый - тридцать шестой</text:a>, <text:a xlink:type="simple" xlink:href="http://ivo.garant.ru/document/redirect/400860204/10455339">тридцать девятый</text:a> и <text:a xlink:type="simple" xlink:href="http://ivo.garant.ru/document/redirect/77323094/10455340">сороковой подпункта "в" пункта 1</text:a> изменений, которые вносятся в акты Правительства Российской Федерации, утвержденные <text:a xlink:type="simple" xlink:href="http://ivo.garant.ru/document/redirect/400860204/0">постановлением</text:a> Правительства Российской Федерации от 27 мая 2021 г. № 814 "О мониторинге закупок товаров, работ, услуг для обеспечения государственных и муниципальных нужд и закупок товаров, работ, услуг отдельными видами юридических лиц, а также об оценке эффективности деятельности органов контроля, осуществляющих контроль за соблюдением законодательства Российской Федерации и иных нормативных правовых актов о контрактной системе в сфере закупок товаров, работ, услуг для обеспечения государственных и муниципальных нужд, о внесении изменений в некоторые акты Правительства Российской Федерации и признании утратившими силу некоторых актов Правительства Российской Федерации и отдельных положений некоторых актов Правительства Российской Федерации" (Собрание законодательства Российской Федерации, 2021, № 24, ст. 4495).</text:p>
      <text:p text:style-name="s1"><text:bookmark text:name="anchor9037"/>37. <text:a xlink:type="simple" xlink:href="http://ivo.garant.ru/document/redirect/401422596/2001">Пункты 1</text:a> и <text:a xlink:type="simple" xlink:href="http://ivo.garant.ru/document/redirect/401422596/2004">4</text:a> изменений, которые вносятся в акты Правительства Российской Федерации, утвержденных <text:a xlink:type="simple" xlink:href="http://ivo.garant.ru/document/redirect/401422596/0">постановлением</text:a> Правительства Российской Федерации от 30 июня 2021 г. № 1078 "О порядке ведения реестра недобросовестных поставщиков (подрядчиков, исполнителей), о  внесении изменений в некоторые акты Правительства Российской Федерации и признании утратившими силу некоторых актов и отдельных положений некоторых актов Правительства Российской Федерации" (Собрание законодательства Российской Федерации, 2021, № 28, ст. 5508).</text:p>
      <text:p text:style-name="s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ce style:name="Times New Roman" svg:font-family="Times New Roman"/>
  </office:font-face-decls>
  <office:styles>
    <style:default-style style:family="paragraph">
      <style:paragraph-properties style:tab-stop-distance="1.27cm"/>
    </style:default-style>
    <style:style style:family="paragraph" style:name="Normal">
      <style:paragraph-properties style:writing-mode="lr"/>
      <style:text-properties style:font-name="Times New Roman" fo:font-size="12pt" fo:language="ru" fo:country="RU"/>
    </style:style>
    <style:style style:family="paragraph" style:name="Standard">
      <style:paragraph-properties fo:text-align="justify" fo:text-indent="1.27cm" fo:widows="2" fo:orphans="2" fo:margin-left="0cm" fo:margin-right="0cm" fo:margin-top="0cm" fo:margin-bottom="0cm" style:writing-mode="lr"/>
      <style:text-properties style:font-name="Times New Roman" fo:font-size="12pt"/>
    </style:style>
    <style:style style:name="Preformatted" style:display-name="Preformatted" style:family="paragraph">
      <style:paragraph-properties fo:margin-left="0cm" fo:margin-right="0cm" fo:margin-top="0cm" fo:margin-bottom="0cm" fo:text-align="justify" style:justify-single-word="false" fo:orphans="2" fo:widows="2" fo:hyphenation-ladder-count="no-limit" fo:text-indent="0cm" style:auto-text-indent="false" style:writing-mode="lr-tb"/>
      <style:text-properties style:font-name="Courier New" fo:font-family="'Courier New'" style:font-family-generic="roman" style:font-pitch="fixed" fo:font-size="12pt" style:font-name-asian="Symbol" style:font-family-asian="Symbol" style:font-family-generic-asian="system" style:font-pitch-asian="variable" style:font-size-asian="12pt" style:font-name-complex="Wingdings" style:font-family-complex="Wingdings" style:font-family-generic-complex="system" style:font-pitch-complex="variable" style:font-size-complex="12pt" fo:hyphenate="true" fo:hyphenation-remain-char-count="2" fo:hyphenation-push-char-count="2"/>
    </style:style>
    <style:style style:family="paragraph" style:name="Heading" style:parent-style-name="Standard">
      <style:paragraph-properties fo:text-align="center" fo:margin-top="0.423cm" fo:margin-bottom="0.212cm" fo:keep-with-next="always"/>
      <style:text-properties style:font-name="Times New Roman" fo:font-weight="bold"/>
    </style:style>
    <style:style style:name="s1" style:family="paragraph" style:display-name="Нормальный" style:parent-style-name="Standard"/>
    <style:style style:name="s2" style:family="paragraph" style:display-name="Нормальный (OEM)" style:parent-style-name="Preformatted"/>
    <style:style style:name="s3" style:family="paragraph" style:display-name="Заголовок 1" style:parent-style-name="Heading"/>
    <style:style style:name="s4" style:family="paragraph" style:display-name="Заголовок 2" style:parent-style-name="Heading"/>
    <style:style style:name="s5" style:family="paragraph" style:display-name="Заголовок 3" style:parent-style-name="Heading"/>
    <style:style style:name="s6" style:family="paragraph" style:display-name="Заголовок 4" style:parent-style-name="Heading"/>
    <style:style style:name="s7" style:family="paragraph" style:display-name="Утратил силу" style:parent-style-name="Standard">
      <style:text-properties fo:color="#666600" style:text-line-through-style="solid" style:text-line-through-type="single"/>
    </style:style>
    <!-- Text (reference) -->
    <style:style style:name="Text (reference)" style:family="paragraph" style:parent-style-name="Standard">
      <style:paragraph-properties fo:text-align="justify" fo:text-indent="0cm" fo:margin-left="0cm" fo:margin-right="0cm" fo:margin-top="0.132cm" fo:margin-bottom="0cm"/>
      <style:text-properties fo:font-style="italic" fo:color="#353842" style:font-name="Times New Roman CYR" fo:font-size="12pt"/>
    </style:style>
    <style:style style:name="s9" style:family="paragraph" style:display-name="Комментарий" style:parent-style-name="Text (reference)">
      <style:paragraph-properties fo:text-align="justify" fo:background-color="#f0f0f0"/>
      <style:text-properties fo:background-color="#f0f0f0"/>
    </style:style>
    <style:style style:name="s15" style:family="paragraph" style:display-name="Заголовок статьи" style:parent-style-name="Standard">
      <style:paragraph-properties fo:text-align="justify" fo:text-indent="-1.573cm" fo:margin-left="2.843cm" fo:margin-right="0cm" fo:margin-top="0cm" fo:margin-bottom="0cm"/>
    </style:style>
    <style:style style:name="s16" style:family="paragraph" style:display-name="Прижатый влево" style:parent-style-name="Standard">
      <style:paragraph-properties fo:text-indent="0cm" fo:text-align="start" style:justify-single-word="false" fo:hyphenation-ladder-count="no-limit"/>
    </style:style>
    <style:style style:name="s22" style:family="paragraph" style:display-name="Информация о версии" style:parent-style-name="Text (reference)">
      <style:paragraph-properties fo:text-align="justify" fo:background-color="#f0f0f0"/>
      <style:text-properties fo:background-color="#f0f0f0"/>
    </style:style>
    <style:style style:name="s25" style:family="paragraph" style:display-name="Не вступил в силу" style:parent-style-name="Standard">
      <style:paragraph-properties fo:margin-left="0.245cm" fo:margin-right="0cm" fo:text-indent="-0.245cm"/>
    </style:style>
    <style:style style:name="s52" style:family="paragraph" style:display-name="Информация об изменениях" style:parent-style-name="Text (reference)">
      <style:paragraph-properties fo:background-color="#eaefed"/>
      <style:text-properties fo:font-size="10pt" fo:background-color="#eaefed"/>
    </style:style>
    <style:style style:name="s71" style:family="paragraph" style:display-name="Заголовок ЭР (левое окно)" style:parent-style-name="Heading"/>
    <style:style style:name="s91" style:family="paragraph" style:display-name="Сноска" style:parent-style-name="Standard">
      <style:text-properties fo:font-size="10pt"/>
    </style:style>
    <style:style style:name="s93" style:family="paragraph" style:display-name="Взамен" style:parent-style-name="Text (reference)">
      <style:paragraph-properties fo:auto-text-indent="false" fo:text-indent="0cm" fo:background-color="#FFF5AD" fo:margin-left="0.3in"/>
      <style:text-properties fo:background-color="#FFF5AD"/>
    </style:style>
    <style:style style:name="s94" style:family="paragraph" style:display-name="Сравнение" style:parent-style-name="Text (reference)">
      <style:paragraph-properties fo:auto-text-indent="false" fo:text-indent="0cm" fo:background-color="#f0f0f0" fo:margin-left="0.3in"/>
      <style:text-properties fo:background-color="#f0f0f0"/>
    </style:style>
  </office:styles>
  <office:automatic-styles>
    <!-- header and footer styles -->
    <style:style style:family="paragraph" style:name="header" style:parent-style-name="Standard">
      <style:paragraph-properties fo:text-align="left" fo:text-indent="0cm"/>
      <style:text-properties style:font-name="Times New Roman" fo:font-family="'Times New Roman'" fo:font-size="10"/>
    </style:style>
    <style:style style:family="paragraph" style:name="footer_left" style:parent-style-name="Standard">
      <style:paragraph-properties fo:text-align="left" fo:text-indent="0cm"/>
      <style:text-properties style:font-name="Times New Roman" fo:font-family="'Times New Roman'" fo:font-size="10"/>
    </style:style>
    <style:style style:family="paragraph" style:name="footer_center" style:parent-style-name="Standard">
      <style:paragraph-properties fo:text-align="center" fo:text-indent="0cm"/>
      <style:text-properties style:font-name="Times New Roman" fo:font-family="'Times New Roman'" fo:font-size="10"/>
    </style:style>
    <style:style style:family="paragraph" style:name="footer_right" style:parent-style-name="Standard">
      <style:paragraph-properties fo:text-align="right" fo:text-indent="0cm"/>
      <style:text-properties style:font-name="Times New Roman" fo:font-family="'Times New Roman'" fo:font-size="10"/>
    </style:style>
    <style:page-layout style:name="Standard">
      <style:page-layout-properties fo:page-width="210mm" fo:page-height="297mm" style:num-format="1" style:print-orientation="portrait" fo:margin-top="14mm" fo:margin-bottom="14mm" fo:margin-left="14mm" fo:margin-right="14mm"/>
      <style:header-style>
        <style:header-footer-properties fo:margin-bottom="5mm"/>
      </style:header-style>
      <style:footer-style/>
    </style:page-layout>
    <number:date-style style:name="date" number:automatic-order="true" number:format-source="fixed">
      <number:day number:style="long"/>
      <number:text>.</number:text>
      <number:month number:style="long"/>
      <number:text>.</number:text>
      <number:year number:style="long"/>
    </number:date-style>
  </office:automatic-styles>
  <office:master-styles>
    <style:master-page style:name="Standard" style:page-layout-name="Standard">
      <style:header>
        <text:p text:style-name="header">Постановление Правительства РФ от 27 января 2022 г. № 60 "О мерах по информационному обеспечению ...</text:p>
      </style:header>
      <style:footer>
        <table:table>
          <table:table-column table:number-columns-repeated="3"/>
          <table:table-row>
            <table:table-cell>
              <text:p text:style-name="footer_left">
							<text:date style:data-style-name="date" text:fixed="true" text:date-value="2026-5-11"/>
						</text:p>
            </table:table-cell>
            <table:table-cell>
              <text:p text:style-name="footer_center">Система ГАРАНТ
						</text:p>
            </table:table-cell>
            <table:table-cell>
              <text:p text:style-name="footer_right">
							<text:page-number text:select-page="current"/>/<text:page-count style:num-format="1"/>
						</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initial-creator>НПП "Гарант-Сервис"</meta:initial-creator>
    <dc:description>Документ экспортирован из системы ГАРАНТ</dc:description>
    <meta:generator>Garant</meta:generator>
    <meta:user-defined meta:name="Company">НПП "Гарант-Сервис"</meta:user-defined>
  </office:meta>
</office:document-meta>
</file>